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6B0000022E82756392.png" manifest:media-type="image/png"/>
  <manifest:file-entry manifest:full-path="Pictures/10000000000004E4000002B0046F9D87.png" manifest:media-type="image/png"/>
  <manifest:file-entry manifest:full-path="Pictures/10000000000006A100000293945DAB6C.png" manifest:media-type="image/png"/>
  <manifest:file-entry manifest:full-path="Pictures/1000000000000740000003891A7994D4.png" manifest:media-type="image/png"/>
  <manifest:file-entry manifest:full-path="Pictures/1000000000000540000001F339E8AA10.png" manifest:media-type="image/png"/>
  <manifest:file-entry manifest:full-path="Pictures/10000000000004F8000000E45ACF0420.png" manifest:media-type="image/png"/>
  <manifest:file-entry manifest:full-path="Pictures/100000000000073F000003878904CCE7.png" manifest:media-type="image/png"/>
  <manifest:file-entry manifest:full-path="Pictures/1000000000000722000003B9FB150081.png" manifest:media-type="image/png"/>
  <manifest:file-entry manifest:full-path="Pictures/100000000000053F0000022DF989E2B7.png" manifest:media-type="image/png"/>
  <manifest:file-entry manifest:full-path="Pictures/10000000000003010000023637B05285.png" manifest:media-type="image/png"/>
  <manifest:file-entry manifest:full-path="Pictures/1000000000000254000000CAA4C79CFB.png" manifest:media-type="image/png"/>
  <manifest:file-entry manifest:full-path="Pictures/1000000000000269000000EADB9D0BD2.png" manifest:media-type="image/png"/>
  <manifest:file-entry manifest:full-path="Pictures/10000000000005B9000002FE0D3F4529.png" manifest:media-type="image/png"/>
  <manifest:file-entry manifest:full-path="Pictures/10000000000001F6000000E0D8790946.png" manifest:media-type="image/png"/>
  <manifest:file-entry manifest:full-path="Pictures/100000000000033400000116B82FDC1E.png" manifest:media-type="image/png"/>
  <manifest:file-entry manifest:full-path="Pictures/10000000000001E40000003B870686FD.png" manifest:media-type="image/png"/>
  <manifest:file-entry manifest:full-path="Pictures/1000000000000679000002BE0C32F974.png" manifest:media-type="image/png"/>
  <manifest:file-entry manifest:full-path="Pictures/10000000000000BF0000024573061C88.png" manifest:media-type="image/png"/>
  <manifest:file-entry manifest:full-path="Pictures/1000000000000565000003C3960720B9.png" manifest:media-type="image/png"/>
  <manifest:file-entry manifest:full-path="Pictures/10000000000000790000014C65BD85A2.png" manifest:media-type="image/png"/>
  <manifest:file-entry manifest:full-path="Pictures/1000000000000640000003E8EDA34AF3.jpg" manifest:media-type="image/jpeg"/>
  <manifest:file-entry manifest:full-path="Pictures/10000000000002220000007E76949BF1.png" manifest:media-type="image/png"/>
  <manifest:file-entry manifest:full-path="Pictures/100000000000026E00000364D83F9338.png" manifest:media-type="image/png"/>
  <manifest:file-entry manifest:full-path="Pictures/100000000000038900000182A6A1660B.png" manifest:media-type="image/png"/>
  <manifest:file-entry manifest:full-path="Pictures/10000000000003810000010532B8D3F8.png" manifest:media-type="image/png"/>
  <manifest:file-entry manifest:full-path="Pictures/10000000000000D80000010537D91184.png" manifest:media-type="image/png"/>
  <manifest:file-entry manifest:full-path="Pictures/10000000000001E3000000821616CCC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059" svg:font-family="C059" style:font-pitch="variable"/>
    <style:font-face style:name="CaskaydiaCove Nerd Font" svg:font-family="'CaskaydiaCove Nerd Font'" style:font-pitch="fixed"/>
    <style:font-face style:name="D050000L" svg:font-family="D050000L" style:font-pitch="variable"/>
    <style:font-face style:name="F" svg:font-family=""/>
    <style:font-face style:name="JetBrainsMono NF" svg:font-family="'JetBrainsMono NF'"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HK" svg:font-family="'Noto Sans CJK HK'"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automatic-styles>
    <style:style style:name="P1" style:family="paragraph" style:parent-style-name="Footer">
      <style:paragraph-properties fo:text-align="center" style:justify-single-word="false"/>
      <style:text-properties officeooo:paragraph-rsid="01293d21"/>
    </style:style>
    <style:style style:name="P2" style:family="paragraph" style:parent-style-name="Text_20_body">
      <style:paragraph-properties fo:margin-left="0in" fo:margin-right="0in" fo:margin-top="0in" fo:margin-bottom="0in" style:contextual-spacing="false" fo:text-indent="0in" style:auto-text-indent="false"/>
    </style:style>
    <style:style style:name="P3" style:family="paragraph" style:parent-style-name="Standard">
      <style:text-properties style:font-name="CaskaydiaCove Nerd Font" fo:font-size="14pt" officeooo:rsid="005495d9" officeooo:paragraph-rsid="007c1487" style:font-size-asian="14pt" style:font-size-complex="14pt"/>
    </style:style>
    <style:style style:name="P4" style:family="paragraph" style:parent-style-name="Standard">
      <style:text-properties officeooo:paragraph-rsid="014cd0c8"/>
    </style:style>
    <style:style style:name="P5" style:family="paragraph" style:parent-style-name="Standard">
      <style:text-properties officeooo:paragraph-rsid="0063ebb8"/>
    </style:style>
    <style:style style:name="P6" style:family="paragraph" style:parent-style-name="Standard">
      <style:text-properties officeooo:paragraph-rsid="0064f790"/>
    </style:style>
    <style:style style:name="P7" style:family="paragraph" style:parent-style-name="Standard">
      <style:text-properties officeooo:paragraph-rsid="00693f3c"/>
    </style:style>
    <style:style style:name="P8" style:family="paragraph" style:parent-style-name="Standard">
      <style:text-properties officeooo:paragraph-rsid="006e8005"/>
    </style:style>
    <style:style style:name="P9" style:family="paragraph" style:parent-style-name="Standard">
      <style:text-properties officeooo:paragraph-rsid="007b76e1"/>
    </style:style>
    <style:style style:name="P10" style:family="paragraph" style:parent-style-name="Standard">
      <style:paragraph-properties fo:break-before="page"/>
      <style:text-properties officeooo:paragraph-rsid="00706aae"/>
    </style:style>
    <style:style style:name="P11" style:family="paragraph" style:parent-style-name="Standard">
      <style:text-properties officeooo:paragraph-rsid="00706aae"/>
    </style:style>
    <style:style style:name="P12" style:family="paragraph" style:parent-style-name="Standard">
      <style:text-properties officeooo:paragraph-rsid="00728428"/>
    </style:style>
    <style:style style:name="P13" style:family="paragraph" style:parent-style-name="Standard">
      <style:text-properties officeooo:paragraph-rsid="0079255d"/>
    </style:style>
    <style:style style:name="P14" style:family="paragraph" style:parent-style-name="Standard">
      <style:text-properties officeooo:paragraph-rsid="0081a9f7"/>
    </style:style>
    <style:style style:name="P15" style:family="paragraph" style:parent-style-name="Standard">
      <style:text-properties officeooo:paragraph-rsid="0083320c"/>
    </style:style>
    <style:style style:name="P16" style:family="paragraph" style:parent-style-name="Standard">
      <style:paragraph-properties fo:break-before="page"/>
      <style:text-properties officeooo:paragraph-rsid="007e188b"/>
    </style:style>
    <style:style style:name="P17" style:family="paragraph" style:parent-style-name="Standard">
      <style:text-properties officeooo:paragraph-rsid="007e188b"/>
    </style:style>
    <style:style style:name="P18" style:family="paragraph" style:parent-style-name="Text_20_body">
      <style:paragraph-properties fo:margin-left="0in" fo:margin-right="0in" fo:margin-top="0in" fo:margin-bottom="0in" style:contextual-spacing="false" fo:text-indent="0in" style:auto-text-indent="false"/>
      <style:text-properties officeooo:paragraph-rsid="0141df2e"/>
    </style:style>
    <style:style style:name="P19" style:family="paragraph" style:parent-style-name="Title">
      <style:text-properties style:font-name="CaskaydiaCove Nerd Font" fo:font-size="24pt" officeooo:paragraph-rsid="0141df2e" style:font-size-asian="24pt" style:font-size-complex="24pt"/>
    </style:style>
    <style:style style:name="P20" style:family="paragraph" style:parent-style-name="Title">
      <style:paragraph-properties fo:break-before="page"/>
      <style:text-properties style:font-name="CaskaydiaCove Nerd Font"/>
    </style:style>
    <style:style style:name="P21" style:family="paragraph" style:parent-style-name="Heading">
      <style:paragraph-properties fo:break-before="page"/>
      <style:text-properties style:font-name="CaskaydiaCove Nerd Font"/>
    </style:style>
    <style:style style:name="P22" style:family="paragraph" style:parent-style-name="Heading">
      <style:text-properties style:font-name="CaskaydiaCove Nerd Font"/>
    </style:style>
    <style:style style:name="P23" style:family="paragraph" style:parent-style-name="Heading_20_1" style:list-style-name="">
      <style:text-properties style:font-name="CaskaydiaCove Nerd Font"/>
    </style:style>
    <style:style style:name="P24" style:family="paragraph" style:parent-style-name="Heading_20_1">
      <style:paragraph-properties fo:break-before="page"/>
      <style:text-properties style:font-name="CaskaydiaCove Nerd Font"/>
    </style:style>
    <style:style style:name="P25" style:family="paragraph" style:parent-style-name="Heading_20_1">
      <style:paragraph-properties fo:break-before="page"/>
      <style:text-properties style:font-name="CaskaydiaCove Nerd Font" officeooo:paragraph-rsid="00ad0445"/>
    </style:style>
    <style:style style:name="P26" style:family="paragraph" style:parent-style-name="Standard">
      <style:text-properties fo:color="#abb2bf" loext:opacity="100%" style:font-name="CaskaydiaCove Nerd Font" officeooo:rsid="01fcf49b" officeooo:paragraph-rsid="01fcbd7f" fo:background-color="#ffffff"/>
    </style:style>
    <style:style style:name="P27" style:family="paragraph" style:parent-style-name="Standard">
      <style:text-properties fo:color="#abb2bf" loext:opacity="100%" style:font-name="CaskaydiaCove Nerd Font" officeooo:rsid="01fcf49b" officeooo:paragraph-rsid="01fcbd7f" fo:background-color="#282c34"/>
    </style:style>
    <style:style style:name="P28" style:family="paragraph" style:parent-style-name="Standard">
      <style:text-properties style:font-name="CaskaydiaCove Nerd Font" fo:font-size="12pt" officeooo:paragraph-rsid="01fcf49b" fo:background-color="#ffffff" style:font-size-asian="12pt" style:font-size-complex="12pt"/>
    </style:style>
    <style:style style:name="P29" style:family="paragraph" style:parent-style-name="Standard">
      <style:paragraph-properties fo:margin-left="0in" fo:margin-right="0in" fo:text-indent="0in" style:auto-text-indent="false"/>
      <style:text-properties style:font-name="CaskaydiaCove Nerd Font" fo:font-size="12pt" fo:background-color="#ffffff" style:font-size-asian="12pt" style:font-size-complex="12pt"/>
    </style:style>
    <style:style style:name="P30" style:family="paragraph" style:parent-style-name="Standard">
      <style:text-properties style:font-name="CaskaydiaCove Nerd Font" fo:font-size="12pt" officeooo:paragraph-rsid="01fcbd7f" fo:background-color="#ffffff" style:font-size-asian="12pt" style:font-size-complex="12pt"/>
    </style:style>
    <style:style style:name="P31" style:family="paragraph" style:parent-style-name="Standard">
      <style:paragraph-properties fo:margin-left="0in" fo:margin-right="0in" fo:text-indent="0in" style:auto-text-indent="false"/>
      <style:text-properties style:font-name="CaskaydiaCove Nerd Font" fo:font-size="12pt" officeooo:paragraph-rsid="00caf8ad" fo:background-color="#ffffff" style:font-size-asian="12pt" style:font-size-complex="12pt"/>
    </style:style>
    <style:style style:name="P32" style:family="paragraph" style:parent-style-name="Standard">
      <style:paragraph-properties fo:margin-left="0in" fo:margin-right="0in" fo:text-indent="0in" style:auto-text-indent="false"/>
      <style:text-properties style:font-name="CaskaydiaCove Nerd Font" fo:font-size="12pt" officeooo:rsid="00caf8ad" officeooo:paragraph-rsid="00caf8ad" fo:background-color="#ffffff" style:font-size-asian="12pt" style:font-size-complex="12pt"/>
    </style:style>
    <style:style style:name="P33" style:family="paragraph" style:parent-style-name="Standard">
      <style:paragraph-properties fo:margin-left="0in" fo:margin-right="0in" fo:text-indent="0in" style:auto-text-indent="false"/>
      <style:text-properties style:font-name="CaskaydiaCove Nerd Font" fo:font-size="12pt" officeooo:rsid="00d64aae" officeooo:paragraph-rsid="00d64aae" fo:background-color="#ffffff" style:font-size-asian="12pt" style:font-size-complex="12pt"/>
    </style:style>
    <style:style style:name="P34" style:family="paragraph" style:parent-style-name="Standard">
      <style:paragraph-properties fo:margin-left="0in" fo:margin-right="0in" fo:text-indent="0in" style:auto-text-indent="false"/>
      <style:text-properties style:font-name="CaskaydiaCove Nerd Font" fo:font-size="12pt" officeooo:rsid="00e0ed18" officeooo:paragraph-rsid="00e0ed18" fo:background-color="#ffffff" style:font-size-asian="12pt" style:font-size-complex="12pt"/>
    </style:style>
    <style:style style:name="P35" style:family="paragraph" style:parent-style-name="Standard">
      <style:paragraph-properties fo:margin-left="0in" fo:margin-right="0in" fo:text-indent="0in" style:auto-text-indent="false"/>
      <style:text-properties style:font-name="CaskaydiaCove Nerd Font" fo:font-size="12pt" officeooo:rsid="00e2a8be" officeooo:paragraph-rsid="00e2a8be" fo:background-color="#ffffff" style:font-size-asian="12pt" style:font-size-complex="12pt"/>
    </style:style>
    <style:style style:name="P36" style:family="paragraph" style:parent-style-name="Standard">
      <style:paragraph-properties fo:margin-left="0in" fo:margin-right="0in" fo:text-indent="0in" style:auto-text-indent="false"/>
      <style:text-properties style:font-name="CaskaydiaCove Nerd Font" fo:font-size="12pt" officeooo:rsid="00ebc911" officeooo:paragraph-rsid="00ebc911" fo:background-color="#ffffff" style:font-size-asian="12pt" style:font-size-complex="12pt"/>
    </style:style>
    <style:style style:name="P37" style:family="paragraph" style:parent-style-name="Standard">
      <style:paragraph-properties fo:margin-left="0in" fo:margin-right="0in" fo:text-indent="0in" style:auto-text-indent="false"/>
      <style:text-properties style:font-name="CaskaydiaCove Nerd Font" fo:font-size="12pt" officeooo:rsid="00e5b0f5" officeooo:paragraph-rsid="00ebc911" fo:background-color="#ffffff" style:font-size-asian="12pt" style:font-size-complex="12pt"/>
    </style:style>
    <style:style style:name="P38" style:family="paragraph" style:parent-style-name="Standard">
      <style:text-properties style:font-name="CaskaydiaCove Nerd Font" fo:font-size="12pt" officeooo:rsid="011cbaf0" officeooo:paragraph-rsid="011cbaf0" fo:background-color="#ffffff" style:font-size-asian="12pt" style:font-size-complex="12pt"/>
    </style:style>
    <style:style style:name="P39" style:family="paragraph" style:parent-style-name="Standard">
      <style:text-properties style:font-name="CaskaydiaCove Nerd Font" fo:font-size="12pt" officeooo:rsid="012d6162" officeooo:paragraph-rsid="012d6162" fo:background-color="#ffffff" style:font-size-asian="12pt" style:font-size-complex="12pt"/>
    </style:style>
    <style:style style:name="P40" style:family="paragraph" style:parent-style-name="Standard">
      <style:text-properties style:font-name="CaskaydiaCove Nerd Font" fo:font-size="12pt" officeooo:paragraph-rsid="011cbaf0" fo:background-color="#ffffff" style:font-size-asian="12pt" style:font-size-complex="12pt"/>
    </style:style>
    <style:style style:name="P41" style:family="paragraph" style:parent-style-name="Standard">
      <style:text-properties style:font-name="CaskaydiaCove Nerd Font" fo:font-size="12pt" officeooo:paragraph-rsid="01fcf49b" fo:background-color="#282c34" style:font-size-asian="12pt" style:font-size-complex="12pt"/>
    </style:style>
    <style:style style:name="P42" style:family="paragraph" style:parent-style-name="Standard">
      <style:paragraph-properties fo:margin-left="0in" fo:margin-right="0in" fo:text-indent="0in" style:auto-text-indent="false"/>
      <style:text-properties style:font-name="CaskaydiaCove Nerd Font" fo:font-size="12pt" officeooo:paragraph-rsid="00d24ec6" style:font-size-asian="12pt" style:font-size-complex="12pt"/>
    </style:style>
    <style:style style:name="P43" style:family="paragraph" style:parent-style-name="Standard">
      <style:paragraph-properties fo:margin-left="0in" fo:margin-right="0in" fo:text-indent="0in" style:auto-text-indent="false"/>
      <style:text-properties style:font-name="CaskaydiaCove Nerd Font" fo:font-size="12pt" officeooo:rsid="00d64aae" officeooo:paragraph-rsid="00d64aae" style:font-size-asian="12pt" style:font-size-complex="12pt"/>
    </style:style>
    <style:style style:name="P44" style:family="paragraph" style:parent-style-name="Standard">
      <style:paragraph-properties fo:margin-left="0in" fo:margin-right="0in" fo:text-indent="0in" style:auto-text-indent="false"/>
      <style:text-properties style:font-name="CaskaydiaCove Nerd Font" fo:font-size="12pt" officeooo:rsid="00d81170" officeooo:paragraph-rsid="00d81170" style:font-size-asian="12pt" style:font-size-complex="12pt"/>
    </style:style>
    <style:style style:name="P45" style:family="paragraph" style:parent-style-name="Standard">
      <style:paragraph-properties fo:margin-left="0in" fo:margin-right="0in" fo:text-indent="0in" style:auto-text-indent="false"/>
      <style:text-properties style:font-name="CaskaydiaCove Nerd Font" fo:font-size="12pt" officeooo:rsid="00d81170" officeooo:paragraph-rsid="00da6942" style:font-size-asian="12pt" style:font-size-complex="12pt"/>
    </style:style>
    <style:style style:name="P46" style:family="paragraph" style:parent-style-name="Standard">
      <style:paragraph-properties fo:margin-left="0in" fo:margin-right="0in" fo:text-indent="0in" style:auto-text-indent="false" fo:break-before="page"/>
      <style:text-properties style:font-name="CaskaydiaCove Nerd Font" fo:font-size="12pt" officeooo:rsid="00dd413c" officeooo:paragraph-rsid="00dd413c" style:font-size-asian="12pt" style:font-size-complex="12pt"/>
    </style:style>
    <style:style style:name="P47" style:family="paragraph" style:parent-style-name="Standard">
      <style:paragraph-properties fo:margin-left="0in" fo:margin-right="0in" fo:text-indent="0in" style:auto-text-indent="false"/>
      <style:text-properties style:font-name="CaskaydiaCove Nerd Font" fo:font-size="12pt" officeooo:rsid="00dd413c" officeooo:paragraph-rsid="00dd413c" style:font-size-asian="12pt" style:font-size-complex="12pt"/>
    </style:style>
    <style:style style:name="P48" style:family="paragraph" style:parent-style-name="Standard">
      <style:paragraph-properties fo:margin-left="0in" fo:margin-right="0in" fo:text-indent="0in" style:auto-text-indent="false"/>
      <style:text-properties style:font-name="CaskaydiaCove Nerd Font" fo:font-size="12pt" officeooo:rsid="00dd413c" officeooo:paragraph-rsid="00de5699" style:font-size-asian="12pt" style:font-size-complex="12pt"/>
    </style:style>
    <style:style style:name="P49" style:family="paragraph" style:parent-style-name="Standard">
      <style:paragraph-properties fo:margin-left="0in" fo:margin-right="0in" fo:text-indent="0in" style:auto-text-indent="false"/>
      <style:text-properties style:font-name="CaskaydiaCove Nerd Font" fo:font-size="12pt" officeooo:rsid="00dd413c" officeooo:paragraph-rsid="00deea08" style:font-size-asian="12pt" style:font-size-complex="12pt"/>
    </style:style>
    <style:style style:name="P50" style:family="paragraph" style:parent-style-name="Standard">
      <style:paragraph-properties fo:margin-left="0in" fo:margin-right="0in" fo:text-indent="0in" style:auto-text-indent="false"/>
      <style:text-properties style:font-name="CaskaydiaCove Nerd Font" fo:font-size="12pt" officeooo:rsid="00e0ed18" officeooo:paragraph-rsid="00e0ed18" style:font-size-asian="12pt" style:font-size-complex="12pt"/>
    </style:style>
    <style:style style:name="P51" style:family="paragraph" style:parent-style-name="Standard">
      <style:paragraph-properties fo:margin-left="0in" fo:margin-right="0in" fo:text-indent="0in" style:auto-text-indent="false"/>
      <style:text-properties style:font-name="CaskaydiaCove Nerd Font" fo:font-size="12pt" officeooo:rsid="00e2a8be" officeooo:paragraph-rsid="00e2a8be" style:font-size-asian="12pt" style:font-size-complex="12pt"/>
    </style:style>
    <style:style style:name="P52" style:family="paragraph" style:parent-style-name="Standard">
      <style:paragraph-properties fo:margin-left="0in" fo:margin-right="0in" fo:text-indent="0in" style:auto-text-indent="false"/>
      <style:text-properties style:font-name="CaskaydiaCove Nerd Font" fo:font-size="12pt" style:font-size-asian="12pt" style:font-size-complex="12pt"/>
    </style:style>
    <style:style style:name="P53" style:family="paragraph" style:parent-style-name="Standard">
      <style:text-properties style:font-name="CaskaydiaCove Nerd Font" fo:font-size="12pt" officeooo:rsid="011229bb" officeooo:paragraph-rsid="011229bb" style:font-size-asian="12pt" style:font-size-complex="12pt"/>
    </style:style>
    <style:style style:name="P54" style:family="paragraph" style:parent-style-name="Standard">
      <style:text-properties style:font-name="CaskaydiaCove Nerd Font" fo:font-size="12pt" officeooo:rsid="01286047" officeooo:paragraph-rsid="01286047" style:font-size-asian="12pt" style:font-size-complex="12pt"/>
    </style:style>
    <style:style style:name="P55" style:family="paragraph" style:parent-style-name="Standard">
      <style:text-properties style:font-name="CaskaydiaCove Nerd Font" fo:font-size="12pt" officeooo:paragraph-rsid="012180b4" style:font-size-asian="12pt" style:font-size-complex="12pt"/>
    </style:style>
    <style:style style:name="P56" style:family="paragraph" style:parent-style-name="Standard">
      <style:text-properties style:font-name="CaskaydiaCove Nerd Font" fo:font-size="12pt" style:font-size-asian="12pt" style:font-size-complex="12pt"/>
    </style:style>
    <style:style style:name="P57" style:family="paragraph" style:parent-style-name="Standard">
      <style:paragraph-properties fo:margin-left="0in" fo:margin-right="0in" fo:text-indent="0in" style:auto-text-indent="false"/>
      <style:text-properties style:font-name="CaskaydiaCove Nerd Font" fo:background-color="#ffffff"/>
    </style:style>
    <style:style style:name="P58" style:family="paragraph" style:parent-style-name="Standard">
      <style:paragraph-properties fo:margin-left="0in" fo:margin-right="0in" fo:text-indent="0in" style:auto-text-indent="false"/>
      <style:text-properties style:font-name="CaskaydiaCove Nerd Font" officeooo:paragraph-rsid="019780cd" fo:background-color="#ffffff"/>
    </style:style>
    <style:style style:name="P59" style:family="paragraph" style:parent-style-name="Standard">
      <style:text-properties style:font-name="CaskaydiaCove Nerd Font" officeooo:rsid="01293d21" officeooo:paragraph-rsid="01293d21" fo:background-color="#ffffff"/>
    </style:style>
    <style:style style:name="P60" style:family="paragraph" style:parent-style-name="Standard">
      <style:paragraph-properties fo:margin-left="0in" fo:margin-right="0in" fo:text-indent="0in" style:auto-text-indent="false"/>
      <style:text-properties style:font-name="CaskaydiaCove Nerd Font" officeooo:paragraph-rsid="01596e97" fo:background-color="#ffffff"/>
    </style:style>
    <style:style style:name="P61" style:family="paragraph" style:parent-style-name="Standard">
      <style:text-properties style:font-name="CaskaydiaCove Nerd Font" fo:background-color="#ffffff"/>
    </style:style>
    <style:style style:name="P62" style:family="paragraph" style:parent-style-name="Standard">
      <style:text-properties style:font-name="CaskaydiaCove Nerd Font" officeooo:rsid="01020d14" officeooo:paragraph-rsid="01020d14" fo:background-color="#ffffff"/>
    </style:style>
    <style:style style:name="P63" style:family="paragraph" style:parent-style-name="Standard">
      <style:text-properties style:font-name="CaskaydiaCove Nerd Font" officeooo:paragraph-rsid="011cbaf0" fo:background-color="#ffffff"/>
    </style:style>
    <style:style style:name="P64" style:family="paragraph" style:parent-style-name="Standard">
      <style:text-properties style:font-name="CaskaydiaCove Nerd Font" officeooo:rsid="01342e37" officeooo:paragraph-rsid="01382096" fo:background-color="#ffffff"/>
    </style:style>
    <style:style style:name="P65" style:family="paragraph" style:parent-style-name="Standard">
      <style:text-properties style:font-name="CaskaydiaCove Nerd Font" officeooo:rsid="01390551" officeooo:paragraph-rsid="01390551" fo:background-color="#ffffff"/>
    </style:style>
    <style:style style:name="P66" style:family="paragraph" style:parent-style-name="Standard">
      <style:text-properties style:font-name="CaskaydiaCove Nerd Font" officeooo:paragraph-rsid="0139daf0" fo:background-color="#ffffff"/>
    </style:style>
    <style:style style:name="P67" style:family="paragraph" style:parent-style-name="Standard">
      <style:text-properties style:font-name="CaskaydiaCove Nerd Font" officeooo:rsid="0139daf0" officeooo:paragraph-rsid="0139daf0" fo:background-color="#ffffff"/>
    </style:style>
    <style:style style:name="P68" style:family="paragraph" style:parent-style-name="Standard">
      <style:text-properties style:font-name="CaskaydiaCove Nerd Font" officeooo:rsid="013bbe25" officeooo:paragraph-rsid="013bbe25" fo:background-color="#ffffff"/>
    </style:style>
    <style:style style:name="P69" style:family="paragraph" style:parent-style-name="Standard">
      <style:text-properties style:font-name="CaskaydiaCove Nerd Font" officeooo:rsid="0143b107" officeooo:paragraph-rsid="0143b107" fo:background-color="#ffffff"/>
    </style:style>
    <style:style style:name="P70" style:family="paragraph" style:parent-style-name="Standard">
      <style:text-properties style:font-name="CaskaydiaCove Nerd Font" officeooo:paragraph-rsid="0143b107" fo:background-color="#ffffff"/>
    </style:style>
    <style:style style:name="P71" style:family="paragraph" style:parent-style-name="Standard">
      <style:text-properties style:font-name="CaskaydiaCove Nerd Font" officeooo:rsid="014cd0c8" officeooo:paragraph-rsid="014cd0c8" fo:background-color="#ffffff"/>
    </style:style>
    <style:style style:name="P72" style:family="paragraph" style:parent-style-name="Standard">
      <style:text-properties style:font-name="CaskaydiaCove Nerd Font" officeooo:paragraph-rsid="0152bc47" fo:background-color="#ffffff"/>
    </style:style>
    <style:style style:name="P73" style:family="paragraph" style:parent-style-name="Standard">
      <style:text-properties style:font-name="CaskaydiaCove Nerd Font" officeooo:rsid="0156ab5d" officeooo:paragraph-rsid="0156ab5d" fo:background-color="#ffffff"/>
    </style:style>
    <style:style style:name="P74" style:family="paragraph" style:parent-style-name="Standard">
      <style:text-properties style:font-name="CaskaydiaCove Nerd Font" officeooo:paragraph-rsid="0156ab5d" fo:background-color="#ffffff"/>
    </style:style>
    <style:style style:name="P75" style:family="paragraph" style:parent-style-name="Standard">
      <style:text-properties style:font-name="CaskaydiaCove Nerd Font" officeooo:rsid="01620190" officeooo:paragraph-rsid="01620190" fo:background-color="#ffffff"/>
    </style:style>
    <style:style style:name="P76" style:family="paragraph" style:parent-style-name="Standard">
      <style:text-properties style:font-name="CaskaydiaCove Nerd Font" officeooo:paragraph-rsid="01620190" fo:background-color="#ffffff"/>
    </style:style>
    <style:style style:name="P77" style:family="paragraph" style:parent-style-name="Standard">
      <style:text-properties style:font-name="CaskaydiaCove Nerd Font" officeooo:rsid="01596e97" officeooo:paragraph-rsid="01596e97" fo:background-color="#ffffff"/>
    </style:style>
    <style:style style:name="P78" style:family="paragraph" style:parent-style-name="Standard">
      <style:text-properties style:font-name="CaskaydiaCove Nerd Font" officeooo:rsid="015a71dd" officeooo:paragraph-rsid="015a71dd" fo:background-color="#ffffff"/>
    </style:style>
    <style:style style:name="P79" style:family="paragraph" style:parent-style-name="Standard">
      <style:text-properties style:font-name="CaskaydiaCove Nerd Font" officeooo:rsid="016f54df" officeooo:paragraph-rsid="016f54df" fo:background-color="#ffffff"/>
    </style:style>
    <style:style style:name="P80" style:family="paragraph" style:parent-style-name="Standard">
      <style:paragraph-properties fo:break-before="page"/>
      <style:text-properties style:font-name="CaskaydiaCove Nerd Font" officeooo:rsid="017a6bde" officeooo:paragraph-rsid="017a6bde" fo:background-color="#ffffff"/>
    </style:style>
    <style:style style:name="P81" style:family="paragraph" style:parent-style-name="Standard">
      <style:text-properties style:font-name="CaskaydiaCove Nerd Font" officeooo:paragraph-rsid="016f54df" fo:background-color="#ffffff"/>
    </style:style>
    <style:style style:name="P82" style:family="paragraph" style:parent-style-name="Standard">
      <style:text-properties style:font-name="CaskaydiaCove Nerd Font" officeooo:paragraph-rsid="017c46a5" fo:background-color="#ffffff"/>
    </style:style>
    <style:style style:name="P83" style:family="paragraph" style:parent-style-name="Standard">
      <style:text-properties style:font-name="CaskaydiaCove Nerd Font" officeooo:rsid="01a50b65" officeooo:paragraph-rsid="01a50b65" fo:background-color="#ffffff"/>
    </style:style>
    <style:style style:name="P84" style:family="paragraph" style:parent-style-name="Standard">
      <style:text-properties style:font-name="CaskaydiaCove Nerd Font" officeooo:rsid="01a630e4" officeooo:paragraph-rsid="01a630e4" fo:background-color="#ffffff"/>
    </style:style>
    <style:style style:name="P85" style:family="paragraph" style:parent-style-name="Standard">
      <style:text-properties style:font-name="CaskaydiaCove Nerd Font" officeooo:rsid="01a8c693" officeooo:paragraph-rsid="01a8c693" fo:background-color="#ffffff"/>
    </style:style>
    <style:style style:name="P86" style:family="paragraph" style:parent-style-name="Standard">
      <style:paragraph-properties fo:break-before="page"/>
      <style:text-properties style:font-name="CaskaydiaCove Nerd Font" officeooo:rsid="01aa96ac" officeooo:paragraph-rsid="01aa96ac" fo:background-color="#ffffff"/>
    </style:style>
    <style:style style:name="P87" style:family="paragraph" style:parent-style-name="Standard">
      <style:text-properties style:font-name="CaskaydiaCove Nerd Font" officeooo:rsid="01aa96ac" officeooo:paragraph-rsid="01aa96ac" fo:background-color="#ffffff"/>
    </style:style>
    <style:style style:name="P88" style:family="paragraph" style:parent-style-name="Standard">
      <style:text-properties style:font-name="CaskaydiaCove Nerd Font" officeooo:rsid="01ad2243" officeooo:paragraph-rsid="01ad2243" fo:background-color="#ffffff"/>
    </style:style>
    <style:style style:name="P89" style:family="paragraph" style:parent-style-name="Standard">
      <style:text-properties style:font-name="CaskaydiaCove Nerd Font" officeooo:rsid="01b04180" officeooo:paragraph-rsid="01bed53a" fo:background-color="#ffffff"/>
    </style:style>
    <style:style style:name="P90" style:family="paragraph" style:parent-style-name="Standard">
      <style:text-properties style:font-name="CaskaydiaCove Nerd Font" officeooo:rsid="01b04180" officeooo:paragraph-rsid="01b649dd" fo:background-color="#ffffff"/>
    </style:style>
    <style:style style:name="P91" style:family="paragraph" style:parent-style-name="Standard">
      <style:text-properties style:font-name="CaskaydiaCove Nerd Font" officeooo:rsid="01c0c0e0" officeooo:paragraph-rsid="01c0c0e0" fo:background-color="#ffffff"/>
    </style:style>
    <style:style style:name="P92" style:family="paragraph" style:parent-style-name="Standard">
      <style:paragraph-properties fo:margin-left="0in" fo:margin-right="0in" fo:text-indent="0in" style:auto-text-indent="false"/>
      <style:text-properties style:font-name="CaskaydiaCove Nerd Font" officeooo:paragraph-rsid="01dd0225" fo:background-color="#ffffff"/>
    </style:style>
    <style:style style:name="P93" style:family="paragraph" style:parent-style-name="Standard">
      <style:text-properties style:font-name="CaskaydiaCove Nerd Font" officeooo:rsid="01d84775" officeooo:paragraph-rsid="01dd0225" fo:background-color="#ffffff"/>
    </style:style>
    <style:style style:name="P94" style:family="paragraph" style:parent-style-name="Standard">
      <style:text-properties style:font-name="CaskaydiaCove Nerd Font" officeooo:rsid="01d84775" officeooo:paragraph-rsid="01d84775" fo:background-color="#ffffff"/>
    </style:style>
    <style:style style:name="P95" style:family="paragraph" style:parent-style-name="Standard">
      <style:text-properties style:font-name="CaskaydiaCove Nerd Font" officeooo:paragraph-rsid="01cdddac" fo:background-color="#ffffff"/>
    </style:style>
    <style:style style:name="P96" style:family="paragraph" style:parent-style-name="Standard">
      <style:text-properties style:font-name="CaskaydiaCove Nerd Font" officeooo:rsid="01d001cf" officeooo:paragraph-rsid="01def01d" fo:background-color="#ffffff"/>
    </style:style>
    <style:style style:name="P97" style:family="paragraph" style:parent-style-name="Standard">
      <style:text-properties style:font-name="CaskaydiaCove Nerd Font" officeooo:rsid="01d001cf" officeooo:paragraph-rsid="01d4b3a4" fo:background-color="#ffffff"/>
    </style:style>
    <style:style style:name="P98" style:family="paragraph" style:parent-style-name="Standard">
      <style:text-properties style:font-name="CaskaydiaCove Nerd Font" officeooo:rsid="01dfa1c9" officeooo:paragraph-rsid="01dfa1c9" fo:background-color="#ffffff"/>
    </style:style>
    <style:style style:name="P99" style:family="paragraph" style:parent-style-name="Standard">
      <style:text-properties style:font-name="CaskaydiaCove Nerd Font" officeooo:rsid="01da1d91" officeooo:paragraph-rsid="01da1d91" fo:background-color="#ffffff"/>
    </style:style>
    <style:style style:name="P100" style:family="paragraph" style:parent-style-name="Standard">
      <style:text-properties style:font-name="CaskaydiaCove Nerd Font" officeooo:rsid="01e11525" officeooo:paragraph-rsid="01e11525" fo:background-color="#ffffff"/>
    </style:style>
    <style:style style:name="P101" style:family="paragraph" style:parent-style-name="Standard">
      <style:text-properties style:font-name="CaskaydiaCove Nerd Font" officeooo:paragraph-rsid="01e11525" fo:background-color="#ffffff"/>
    </style:style>
    <style:style style:name="P102" style:family="paragraph" style:parent-style-name="Standard">
      <style:text-properties style:font-name="CaskaydiaCove Nerd Font" officeooo:paragraph-rsid="01e24592" fo:background-color="#ffffff"/>
    </style:style>
    <style:style style:name="P103" style:family="paragraph" style:parent-style-name="Standard">
      <style:text-properties style:font-name="CaskaydiaCove Nerd Font" officeooo:rsid="01e442df" officeooo:paragraph-rsid="01e24592" fo:background-color="#ffffff"/>
    </style:style>
    <style:style style:name="P104" style:family="paragraph" style:parent-style-name="Standard">
      <style:paragraph-properties fo:margin-left="0in" fo:margin-right="0in" fo:text-indent="0in" style:auto-text-indent="false"/>
      <style:text-properties style:font-name="CaskaydiaCove Nerd Font" officeooo:paragraph-rsid="01e442df" fo:background-color="#ffffff"/>
    </style:style>
    <style:style style:name="P105" style:family="paragraph" style:parent-style-name="Standard">
      <style:text-properties style:font-name="CaskaydiaCove Nerd Font" officeooo:rsid="01e8ad14" officeooo:paragraph-rsid="01e8ad14" fo:background-color="#ffffff"/>
    </style:style>
    <style:style style:name="P106" style:family="paragraph" style:parent-style-name="Standard">
      <style:paragraph-properties fo:margin-left="0in" fo:margin-right="0in" fo:text-indent="0in" style:auto-text-indent="false"/>
      <style:text-properties style:font-name="CaskaydiaCove Nerd Font" officeooo:paragraph-rsid="01ea6efc" fo:background-color="#ffffff"/>
    </style:style>
    <style:style style:name="P107" style:family="paragraph" style:parent-style-name="Standard">
      <style:paragraph-properties fo:margin-left="0in" fo:margin-right="0in" fo:text-indent="0in" style:auto-text-indent="false"/>
      <style:text-properties style:font-name="CaskaydiaCove Nerd Font" officeooo:paragraph-rsid="01e8ad14" fo:background-color="#ffffff"/>
    </style:style>
    <style:style style:name="P108" style:family="paragraph" style:parent-style-name="Standard">
      <style:paragraph-properties fo:break-before="page"/>
      <style:text-properties style:font-name="CaskaydiaCove Nerd Font" officeooo:rsid="01ea6efc" officeooo:paragraph-rsid="01e8ad14" fo:background-color="#ffffff"/>
    </style:style>
    <style:style style:name="P109" style:family="paragraph" style:parent-style-name="Standard">
      <style:text-properties style:font-name="CaskaydiaCove Nerd Font" officeooo:rsid="01ea6efc" officeooo:paragraph-rsid="01e8ad14" fo:background-color="#ffffff"/>
    </style:style>
    <style:style style:name="P110" style:family="paragraph" style:parent-style-name="Standard">
      <style:text-properties style:font-name="CaskaydiaCove Nerd Font" officeooo:rsid="01ef0343" officeooo:paragraph-rsid="01ef0343" fo:background-color="#ffffff"/>
    </style:style>
    <style:style style:name="P111" style:family="paragraph" style:parent-style-name="Standard">
      <style:text-properties style:font-name="CaskaydiaCove Nerd Font"/>
    </style:style>
    <style:style style:name="P112" style:family="paragraph" style:parent-style-name="Standard">
      <style:text-properties style:font-name="CaskaydiaCove Nerd Font" officeooo:rsid="0204f9bf" officeooo:paragraph-rsid="0204f9bf"/>
    </style:style>
    <style:style style:name="P113" style:family="paragraph" style:parent-style-name="Standard">
      <style:text-properties style:font-name="CaskaydiaCove Nerd Font" officeooo:rsid="02088c12" officeooo:paragraph-rsid="02088c12"/>
    </style:style>
    <style:style style:name="P114" style:family="paragraph" style:parent-style-name="Standard">
      <style:text-properties style:font-name="CaskaydiaCove Nerd Font" officeooo:rsid="020a4660" officeooo:paragraph-rsid="020a4660"/>
    </style:style>
    <style:style style:name="P115" style:family="paragraph" style:parent-style-name="Standard">
      <style:text-properties style:font-name="CaskaydiaCove Nerd Font" officeooo:rsid="020a4660" officeooo:paragraph-rsid="020a4660" fo:background-color="#0d1117"/>
    </style:style>
    <style:style style:name="P116" style:family="paragraph" style:parent-style-name="Standard">
      <style:text-properties style:font-name="CaskaydiaCove Nerd Font" officeooo:rsid="02179d6b" officeooo:paragraph-rsid="02179d6b" fo:background-color="#0d1117"/>
    </style:style>
    <style:style style:name="P117" style:family="paragraph" style:parent-style-name="Standard">
      <style:paragraph-properties fo:margin-left="0in" fo:margin-right="0in" fo:text-indent="0in" style:auto-text-indent="false"/>
      <style:text-properties style:font-name="CaskaydiaCove Nerd Font" fo:background-color="#0d1117"/>
    </style:style>
    <style:style style:name="P118" style:family="paragraph" style:parent-style-name="Standard">
      <style:paragraph-properties fo:margin-left="0in" fo:margin-right="0in" fo:text-indent="0in" style:auto-text-indent="false"/>
      <style:text-properties style:font-name="CaskaydiaCove Nerd Font" officeooo:paragraph-rsid="021a7dba" fo:background-color="#0d1117"/>
    </style:style>
    <style:style style:name="P119" style:family="paragraph" style:parent-style-name="Standard">
      <style:text-properties style:font-name="CaskaydiaCove Nerd Font" officeooo:rsid="021e10f4" officeooo:paragraph-rsid="021e10f4" fo:background-color="#0d1117"/>
    </style:style>
    <style:style style:name="P120" style:family="paragraph" style:parent-style-name="Standard">
      <style:paragraph-properties fo:margin-left="0in" fo:margin-right="0in" fo:text-indent="0in" style:auto-text-indent="false"/>
      <style:text-properties style:font-name="CaskaydiaCove Nerd Font" officeooo:paragraph-rsid="0221c6c0" fo:background-color="#0d1117"/>
    </style:style>
    <style:style style:name="P121" style:family="paragraph" style:parent-style-name="Standard">
      <style:text-properties style:font-name="CaskaydiaCove Nerd Font" officeooo:paragraph-rsid="021f2f16" fo:background-color="#0d1117"/>
    </style:style>
    <style:style style:name="P122" style:family="paragraph" style:parent-style-name="Standard">
      <style:paragraph-properties fo:margin-left="0in" fo:margin-right="0in" fo:text-indent="0in" style:auto-text-indent="false"/>
      <style:text-properties style:font-name="CaskaydiaCove Nerd Font" officeooo:rsid="0225f673" officeooo:paragraph-rsid="0225f673" fo:background-color="#0d1117"/>
    </style:style>
    <style:style style:name="P123" style:family="paragraph" style:parent-style-name="Standard">
      <style:paragraph-properties fo:margin-left="0in" fo:margin-right="0in" fo:text-indent="0in" style:auto-text-indent="false"/>
      <style:text-properties style:font-name="CaskaydiaCove Nerd Font" officeooo:rsid="02296f86" officeooo:paragraph-rsid="02296f86" fo:background-color="#0d1117"/>
    </style:style>
    <style:style style:name="P124" style:family="paragraph" style:parent-style-name="Standard">
      <style:paragraph-properties fo:margin-left="0in" fo:margin-right="0in" fo:text-indent="0in" style:auto-text-indent="false"/>
      <style:text-properties style:font-name="CaskaydiaCove Nerd Font" officeooo:rsid="0229c6a3" officeooo:paragraph-rsid="0229c6a3" fo:background-color="#0d1117"/>
    </style:style>
    <style:style style:name="P125" style:family="paragraph" style:parent-style-name="Standard">
      <style:paragraph-properties fo:margin-left="0in" fo:margin-right="0in" fo:text-indent="0in" style:auto-text-indent="false"/>
      <style:text-properties style:font-name="CaskaydiaCove Nerd Font" officeooo:rsid="022ab96f" officeooo:paragraph-rsid="022ab96f" fo:background-color="#0d1117"/>
    </style:style>
    <style:style style:name="P126" style:family="paragraph" style:parent-style-name="Standard">
      <style:paragraph-properties fo:margin-left="0in" fo:margin-right="0in" fo:text-indent="0in" style:auto-text-indent="false"/>
      <style:text-properties style:font-name="CaskaydiaCove Nerd Font" officeooo:rsid="022d3f9f" officeooo:paragraph-rsid="022d3f9f" fo:background-color="#0d1117"/>
    </style:style>
    <style:style style:name="P127" style:family="paragraph" style:parent-style-name="Standard">
      <style:paragraph-properties fo:margin-left="0in" fo:margin-right="0in" fo:text-indent="0in" style:auto-text-indent="false"/>
      <style:text-properties style:font-name="CaskaydiaCove Nerd Font" officeooo:rsid="022d3f9f" officeooo:paragraph-rsid="022dd907" fo:background-color="#0d1117"/>
    </style:style>
    <style:style style:name="P128" style:family="paragraph" style:parent-style-name="Standard">
      <style:paragraph-properties fo:margin-left="0in" fo:margin-right="0in" fo:text-indent="0in" style:auto-text-indent="false"/>
      <style:text-properties style:font-name="CaskaydiaCove Nerd Font" officeooo:paragraph-rsid="02247ac8" fo:background-color="#0d1117"/>
    </style:style>
    <style:style style:name="P129" style:family="paragraph" style:parent-style-name="Standard">
      <style:paragraph-properties fo:margin-left="0in" fo:margin-right="0in" fo:text-indent="0in" style:auto-text-indent="false"/>
      <style:text-properties style:font-name="CaskaydiaCove Nerd Font" officeooo:rsid="022dd907" officeooo:paragraph-rsid="022edae5" fo:background-color="#0d1117"/>
    </style:style>
    <style:style style:name="P130" style:family="paragraph" style:parent-style-name="Standard">
      <style:paragraph-properties fo:margin-left="0in" fo:margin-right="0in" fo:text-indent="0in" style:auto-text-indent="false"/>
      <style:text-properties style:font-name="CaskaydiaCove Nerd Font" officeooo:rsid="022f67b6" officeooo:paragraph-rsid="022f67b6" fo:background-color="#0d1117"/>
    </style:style>
    <style:style style:name="P131" style:family="paragraph" style:parent-style-name="Standard">
      <style:text-properties style:font-name="CaskaydiaCove Nerd Font" officeooo:rsid="0212c910" officeooo:paragraph-rsid="0212c910"/>
    </style:style>
    <style:style style:name="P132" style:family="paragraph" style:parent-style-name="Standard">
      <style:text-properties style:font-name="CaskaydiaCove Nerd Font" officeooo:rsid="021340fa" officeooo:paragraph-rsid="021340fa"/>
    </style:style>
    <style:style style:name="P133" style:family="paragraph" style:parent-style-name="Standard">
      <style:text-properties style:font-name="CaskaydiaCove Nerd Font" officeooo:rsid="0215ea9f" officeooo:paragraph-rsid="0215ea9f"/>
    </style:style>
    <style:style style:name="P134" style:family="paragraph" style:parent-style-name="Standard">
      <style:text-properties style:font-name="CaskaydiaCove Nerd Font" officeooo:rsid="02179d6b" officeooo:paragraph-rsid="02179d6b"/>
    </style:style>
    <style:style style:name="P135" style:family="paragraph" style:parent-style-name="Standard">
      <style:text-properties style:font-name="CaskaydiaCove Nerd Font" officeooo:rsid="02179d6b" officeooo:paragraph-rsid="02179d6b" loext:padding="0in" loext:border="none"/>
    </style:style>
    <style:style style:name="P136" style:family="paragraph" style:parent-style-name="Standard">
      <style:text-properties style:font-name="CaskaydiaCove Nerd Font" officeooo:rsid="02188940" officeooo:paragraph-rsid="02188940"/>
    </style:style>
    <style:style style:name="P137" style:family="paragraph" style:parent-style-name="Standard">
      <style:text-properties style:font-name="CaskaydiaCove Nerd Font" officeooo:paragraph-rsid="00124d78"/>
    </style:style>
    <style:style style:name="P138" style:family="paragraph" style:parent-style-name="Standard">
      <style:paragraph-properties fo:break-before="page"/>
      <style:text-properties style:font-name="CaskaydiaCove Nerd Font" officeooo:rsid="01293d21" officeooo:paragraph-rsid="01293d21"/>
    </style:style>
    <style:style style:name="P139" style:family="paragraph" style:parent-style-name="Standard">
      <style:text-properties style:font-name="CaskaydiaCove Nerd Font" officeooo:rsid="01293d21" officeooo:paragraph-rsid="01293d21"/>
    </style:style>
    <style:style style:name="P140" style:family="paragraph" style:parent-style-name="Standard">
      <style:text-properties style:font-name="CaskaydiaCove Nerd Font" officeooo:rsid="013d5ead" officeooo:paragraph-rsid="013d5ead"/>
    </style:style>
    <style:style style:name="P141" style:family="paragraph" style:parent-style-name="Standard">
      <style:paragraph-properties fo:break-before="page"/>
      <style:text-properties style:font-name="CaskaydiaCove Nerd Font"/>
    </style:style>
    <style:style style:name="P142" style:family="paragraph" style:parent-style-name="Standard">
      <style:text-properties style:font-name="CaskaydiaCove Nerd Font" officeooo:rsid="00124d78" officeooo:paragraph-rsid="00124d78"/>
    </style:style>
    <style:style style:name="P143" style:family="paragraph" style:parent-style-name="Standard">
      <style:text-properties style:font-name="CaskaydiaCove Nerd Font" officeooo:rsid="00124d78" officeooo:paragraph-rsid="0015a72f"/>
    </style:style>
    <style:style style:name="P144" style:family="paragraph" style:parent-style-name="Standard">
      <style:text-properties style:font-name="CaskaydiaCove Nerd Font" officeooo:rsid="00124d78" officeooo:paragraph-rsid="0041a0d8"/>
    </style:style>
    <style:style style:name="P145" style:family="paragraph" style:parent-style-name="Standard">
      <style:text-properties style:font-name="CaskaydiaCove Nerd Font" officeooo:rsid="00124d78" officeooo:paragraph-rsid="00124d78" fo:background-color="#ffff00"/>
    </style:style>
    <style:style style:name="P146" style:family="paragraph" style:parent-style-name="Standard">
      <style:text-properties style:font-name="CaskaydiaCove Nerd Font" officeooo:rsid="0015a72f" officeooo:paragraph-rsid="0041a0d8"/>
    </style:style>
    <style:style style:name="P147" style:family="paragraph" style:parent-style-name="Standard">
      <style:text-properties style:font-name="CaskaydiaCove Nerd Font" officeooo:rsid="004fee2a" officeooo:paragraph-rsid="004fee2a"/>
    </style:style>
    <style:style style:name="P148" style:family="paragraph" style:parent-style-name="Standard">
      <style:text-properties style:font-name="CaskaydiaCove Nerd Font" officeooo:rsid="0022b17b" officeooo:paragraph-rsid="0022b17b"/>
    </style:style>
    <style:style style:name="P149" style:family="paragraph" style:parent-style-name="Standard">
      <style:text-properties style:font-name="CaskaydiaCove Nerd Font" officeooo:rsid="0023da99" officeooo:paragraph-rsid="0023da99"/>
    </style:style>
    <style:style style:name="P150" style:family="paragraph" style:parent-style-name="Standard">
      <style:text-properties style:font-name="CaskaydiaCove Nerd Font" officeooo:rsid="002999f9" officeooo:paragraph-rsid="002999f9"/>
    </style:style>
    <style:style style:name="P151" style:family="paragraph" style:parent-style-name="Standard">
      <style:text-properties style:font-name="CaskaydiaCove Nerd Font" officeooo:rsid="002a3f64" officeooo:paragraph-rsid="002a3f64"/>
    </style:style>
    <style:style style:name="P152" style:family="paragraph" style:parent-style-name="Standard">
      <style:paragraph-properties fo:break-before="page"/>
      <style:text-properties style:font-name="CaskaydiaCove Nerd Font" officeooo:rsid="002a3f64" officeooo:paragraph-rsid="002a3f64"/>
    </style:style>
    <style:style style:name="P153" style:family="paragraph" style:parent-style-name="Standard">
      <style:text-properties style:font-name="CaskaydiaCove Nerd Font" officeooo:paragraph-rsid="002a3f64" fo:background-color="#222222"/>
    </style:style>
    <style:style style:name="P154" style:family="paragraph" style:parent-style-name="Standard">
      <style:paragraph-properties fo:margin-left="0in" fo:margin-right="0in" fo:text-indent="0in" style:auto-text-indent="false"/>
      <style:text-properties style:font-name="CaskaydiaCove Nerd Font" fo:background-color="#222222"/>
    </style:style>
    <style:style style:name="P155" style:family="paragraph" style:parent-style-name="Standard">
      <style:text-properties style:font-name="CaskaydiaCove Nerd Font" officeooo:rsid="002a3f64" officeooo:paragraph-rsid="002a3f64" fo:background-color="#222222"/>
    </style:style>
    <style:style style:name="P156" style:family="paragraph" style:parent-style-name="Standard">
      <style:text-properties style:font-name="CaskaydiaCove Nerd Font" officeooo:rsid="0034cdc8" officeooo:paragraph-rsid="0034cdc8" fo:background-color="#222222"/>
    </style:style>
    <style:style style:name="P157" style:family="paragraph" style:parent-style-name="Standard">
      <style:text-properties style:font-name="CaskaydiaCove Nerd Font" officeooo:rsid="00312754" officeooo:paragraph-rsid="002a3f64"/>
    </style:style>
    <style:style style:name="P158" style:family="paragraph" style:parent-style-name="Standard">
      <style:text-properties style:font-name="CaskaydiaCove Nerd Font" officeooo:rsid="00312754" officeooo:paragraph-rsid="0041a0d8"/>
    </style:style>
    <style:style style:name="P159" style:family="paragraph" style:parent-style-name="Standard">
      <style:text-properties style:font-name="CaskaydiaCove Nerd Font" officeooo:rsid="00312754" officeooo:paragraph-rsid="00312754"/>
    </style:style>
    <style:style style:name="P160" style:family="paragraph" style:parent-style-name="Standard">
      <style:paragraph-properties fo:margin-left="0in" fo:margin-right="0in" fo:text-indent="0in" style:auto-text-indent="false"/>
      <style:text-properties style:font-name="CaskaydiaCove Nerd Font" officeooo:rsid="00312754" officeooo:paragraph-rsid="00371837"/>
    </style:style>
    <style:style style:name="P161" style:family="paragraph" style:parent-style-name="Standard">
      <style:paragraph-properties fo:margin-left="0in" fo:margin-right="0in" fo:text-indent="0in" style:auto-text-indent="false"/>
      <style:text-properties style:font-name="CaskaydiaCove Nerd Font" officeooo:paragraph-rsid="00371837"/>
    </style:style>
    <style:style style:name="P162" style:family="paragraph" style:parent-style-name="Standard">
      <style:paragraph-properties fo:margin-left="0in" fo:margin-right="0in" fo:text-indent="0in" style:auto-text-indent="false"/>
      <style:text-properties style:font-name="CaskaydiaCove Nerd Font" officeooo:paragraph-rsid="00312754"/>
    </style:style>
    <style:style style:name="P163" style:family="paragraph" style:parent-style-name="Standard">
      <style:paragraph-properties fo:margin-left="0in" fo:margin-right="0in" fo:text-indent="0in" style:auto-text-indent="false"/>
      <style:text-properties style:font-name="CaskaydiaCove Nerd Font"/>
    </style:style>
    <style:style style:name="P164" style:family="paragraph" style:parent-style-name="Standard">
      <style:text-properties style:font-name="CaskaydiaCove Nerd Font" officeooo:rsid="00324624" officeooo:paragraph-rsid="00324624"/>
    </style:style>
    <style:style style:name="P165" style:family="paragraph" style:parent-style-name="Standard">
      <style:text-properties style:font-name="CaskaydiaCove Nerd Font" officeooo:rsid="00324624" officeooo:paragraph-rsid="00340fe0"/>
    </style:style>
    <style:style style:name="P166" style:family="paragraph" style:parent-style-name="Standard">
      <style:text-properties style:font-name="CaskaydiaCove Nerd Font" officeooo:rsid="0033a18c" officeooo:paragraph-rsid="00340fe0"/>
    </style:style>
    <style:style style:name="P167" style:family="paragraph" style:parent-style-name="Standard">
      <style:text-properties style:font-name="CaskaydiaCove Nerd Font" officeooo:rsid="0034cdc8" officeooo:paragraph-rsid="0034cdc8"/>
    </style:style>
    <style:style style:name="P168" style:family="paragraph" style:parent-style-name="Standard">
      <style:text-properties style:font-name="CaskaydiaCove Nerd Font" officeooo:rsid="00383eed" officeooo:paragraph-rsid="00383eed"/>
    </style:style>
    <style:style style:name="P169" style:family="paragraph" style:parent-style-name="Standard">
      <style:text-properties style:font-name="CaskaydiaCove Nerd Font" officeooo:rsid="0039a42b" officeooo:paragraph-rsid="0039a42b"/>
    </style:style>
    <style:style style:name="P170" style:family="paragraph" style:parent-style-name="Standard">
      <style:paragraph-properties fo:break-before="page"/>
      <style:text-properties style:font-name="CaskaydiaCove Nerd Font" officeooo:rsid="0039a42b" officeooo:paragraph-rsid="0039a42b"/>
    </style:style>
    <style:style style:name="P171" style:family="paragraph" style:parent-style-name="Standard">
      <style:text-properties style:font-name="CaskaydiaCove Nerd Font" fo:font-size="14pt" officeooo:rsid="0039a42b" officeooo:paragraph-rsid="0039a42b" fo:background-color="#ffffff" style:font-size-asian="14pt" style:font-size-complex="14pt"/>
    </style:style>
    <style:style style:name="P172" style:family="paragraph" style:parent-style-name="Standard">
      <style:paragraph-properties fo:margin-left="0in" fo:margin-right="0in" fo:text-indent="0in" style:auto-text-indent="false"/>
      <style:text-properties style:font-name="CaskaydiaCove Nerd Font" fo:font-size="14pt" fo:background-color="#ffffff" style:font-size-asian="14pt" style:font-size-complex="14pt"/>
    </style:style>
    <style:style style:name="P173" style:family="paragraph" style:parent-style-name="Standard">
      <style:text-properties style:font-name="CaskaydiaCove Nerd Font" fo:font-size="14pt" officeooo:rsid="003ab0a3" officeooo:paragraph-rsid="003ab0a3" fo:background-color="#ffffff" style:font-size-asian="14pt" style:font-size-complex="14pt"/>
    </style:style>
    <style:style style:name="P174" style:family="paragraph" style:parent-style-name="Standard">
      <style:text-properties style:font-name="CaskaydiaCove Nerd Font" fo:font-size="14pt" officeooo:paragraph-rsid="003ab0a3" fo:background-color="#ffffff" style:font-size-asian="14pt" style:font-size-complex="14pt"/>
    </style:style>
    <style:style style:name="P175" style:family="paragraph" style:parent-style-name="Standard">
      <style:paragraph-properties fo:margin-left="0in" fo:margin-right="0in" fo:text-indent="0in" style:auto-text-indent="false"/>
      <style:text-properties style:font-name="CaskaydiaCove Nerd Font" fo:font-size="14pt" officeooo:paragraph-rsid="00473a74" fo:background-color="#ffffff" style:font-size-asian="14pt" style:font-size-complex="14pt"/>
    </style:style>
    <style:style style:name="P176" style:family="paragraph" style:parent-style-name="Standard">
      <style:text-properties style:font-name="CaskaydiaCove Nerd Font" fo:font-size="14pt" officeooo:paragraph-rsid="003d6fcc" fo:background-color="#ffffff" style:font-size-asian="14pt" style:font-size-complex="14pt"/>
    </style:style>
    <style:style style:name="P177" style:family="paragraph" style:parent-style-name="Standard">
      <style:text-properties style:font-name="CaskaydiaCove Nerd Font" fo:font-size="14pt" officeooo:rsid="00424e57" officeooo:paragraph-rsid="00424e57" fo:background-color="#ffffff" style:font-size-asian="14pt" style:font-size-complex="14pt"/>
    </style:style>
    <style:style style:name="P178" style:family="paragraph" style:parent-style-name="Standard">
      <style:paragraph-properties fo:margin-left="0in" fo:margin-right="0in" fo:text-indent="0in" style:auto-text-indent="false"/>
      <style:text-properties style:font-name="CaskaydiaCove Nerd Font" fo:font-size="14pt" officeooo:paragraph-rsid="004bd8c0" fo:background-color="#ffffff" style:font-size-asian="14pt" style:font-size-complex="14pt"/>
    </style:style>
    <style:style style:name="P179" style:family="paragraph" style:parent-style-name="Standard">
      <style:paragraph-properties fo:margin-left="0in" fo:margin-right="0in" fo:text-indent="0in" style:auto-text-indent="false"/>
      <style:text-properties style:font-name="CaskaydiaCove Nerd Font" fo:font-size="14pt" officeooo:paragraph-rsid="00490e17" fo:background-color="#ffffff" style:font-size-asian="14pt" style:font-size-complex="14pt"/>
    </style:style>
    <style:style style:name="P180" style:family="paragraph" style:parent-style-name="Standard">
      <style:text-properties style:font-name="CaskaydiaCove Nerd Font" fo:font-size="14pt" officeooo:rsid="005b70e1" officeooo:paragraph-rsid="005b70e1" fo:background-color="#ffffff" style:font-size-asian="14pt" style:font-size-complex="14pt"/>
    </style:style>
    <style:style style:name="P181" style:family="paragraph" style:parent-style-name="Standard">
      <style:text-properties style:font-name="CaskaydiaCove Nerd Font" fo:font-size="14pt" officeooo:rsid="006314e6" officeooo:paragraph-rsid="006314e6" fo:background-color="#ffffff" style:font-size-asian="14pt" style:font-size-complex="14pt"/>
    </style:style>
    <style:style style:name="P182" style:family="paragraph" style:parent-style-name="Standard">
      <style:text-properties style:font-name="CaskaydiaCove Nerd Font" fo:font-size="14pt" officeooo:rsid="009ebb67" officeooo:paragraph-rsid="009ebb67" fo:background-color="#ffffff" style:font-size-asian="14pt" style:font-size-complex="14pt"/>
    </style:style>
    <style:style style:name="P183" style:family="paragraph" style:parent-style-name="Standard">
      <style:paragraph-properties fo:margin-left="0in" fo:margin-right="0in" fo:text-indent="0in" style:auto-text-indent="false"/>
      <style:text-properties style:font-name="CaskaydiaCove Nerd Font" fo:font-size="14pt" officeooo:paragraph-rsid="00a5d36a" fo:background-color="#ffffff" style:font-size-asian="14pt" style:font-size-complex="14pt"/>
    </style:style>
    <style:style style:name="P184" style:family="paragraph" style:parent-style-name="Standard">
      <style:text-properties style:font-name="CaskaydiaCove Nerd Font" fo:font-size="14pt" officeooo:rsid="00a5d36a" officeooo:paragraph-rsid="00a5d36a" fo:background-color="#ffffff" style:font-size-asian="14pt" style:font-size-complex="14pt"/>
    </style:style>
    <style:style style:name="P185" style:family="paragraph" style:parent-style-name="Standard">
      <style:text-properties style:font-name="CaskaydiaCove Nerd Font" fo:font-size="14pt" officeooo:rsid="00afe386" officeooo:paragraph-rsid="00afe386" fo:background-color="#ffffff" style:font-size-asian="14pt" style:font-size-complex="14pt"/>
    </style:style>
    <style:style style:name="P186" style:family="paragraph" style:parent-style-name="Standard">
      <style:text-properties style:font-name="CaskaydiaCove Nerd Font" fo:font-size="14pt" officeooo:rsid="00b0d4ab" officeooo:paragraph-rsid="00b0d4ab" fo:background-color="#ffffff" style:font-size-asian="14pt" style:font-size-complex="14pt"/>
    </style:style>
    <style:style style:name="P187" style:family="paragraph" style:parent-style-name="Standard">
      <style:paragraph-properties fo:margin-left="0in" fo:margin-right="0in" fo:text-indent="0in" style:auto-text-indent="false"/>
      <style:text-properties style:font-name="CaskaydiaCove Nerd Font" fo:font-size="14pt" officeooo:rsid="00d81170" officeooo:paragraph-rsid="00d81170" fo:background-color="#ffffff" style:font-size-asian="14pt" style:font-size-complex="14pt"/>
    </style:style>
    <style:style style:name="P188" style:family="paragraph" style:parent-style-name="Standard">
      <style:paragraph-properties fo:margin-left="0in" fo:margin-right="0in" fo:text-indent="0in" style:auto-text-indent="false"/>
      <style:text-properties style:font-name="CaskaydiaCove Nerd Font" fo:font-size="14pt" officeooo:rsid="00dd413c" officeooo:paragraph-rsid="00dd413c" fo:background-color="#ffffff" style:font-size-asian="14pt" style:font-size-complex="14pt"/>
    </style:style>
    <style:style style:name="P189" style:family="paragraph" style:parent-style-name="Standard">
      <style:paragraph-properties fo:margin-left="0in" fo:margin-right="0in" fo:text-indent="0in" style:auto-text-indent="false"/>
      <style:text-properties style:font-name="CaskaydiaCove Nerd Font" fo:font-size="14pt" officeooo:paragraph-rsid="00e72a21" fo:background-color="#ffffff" style:font-size-asian="14pt" style:font-size-complex="14pt"/>
    </style:style>
    <style:style style:name="P190" style:family="paragraph" style:parent-style-name="Standard">
      <style:paragraph-properties fo:margin-left="0in" fo:margin-right="0in" fo:text-indent="0in" style:auto-text-indent="false"/>
      <style:text-properties style:font-name="CaskaydiaCove Nerd Font" fo:font-size="14pt" officeooo:rsid="00e5b0f5" officeooo:paragraph-rsid="00e5b0f5" fo:background-color="#ffffff" style:font-size-asian="14pt" style:font-size-complex="14pt"/>
    </style:style>
    <style:style style:name="P191" style:family="paragraph" style:parent-style-name="Standard">
      <style:text-properties style:font-name="CaskaydiaCove Nerd Font" fo:font-size="14pt" officeooo:paragraph-rsid="01020d14" fo:background-color="#ffffff" style:font-size-asian="14pt" style:font-size-complex="14pt"/>
    </style:style>
    <style:style style:name="P192" style:family="paragraph" style:parent-style-name="Standard">
      <style:text-properties style:font-name="CaskaydiaCove Nerd Font" fo:font-size="14pt" style:font-size-asian="14pt" style:font-size-complex="14pt"/>
    </style:style>
    <style:style style:name="P193" style:family="paragraph" style:parent-style-name="Standard">
      <style:text-properties style:font-name="CaskaydiaCove Nerd Font" fo:font-size="14pt" officeooo:rsid="003d6fcc" officeooo:paragraph-rsid="003d6fcc" style:font-size-asian="14pt" style:font-size-complex="14pt"/>
    </style:style>
    <style:style style:name="P194" style:family="paragraph" style:parent-style-name="Standard">
      <style:text-properties style:font-name="CaskaydiaCove Nerd Font" fo:font-size="14pt" officeooo:paragraph-rsid="003d6fcc" style:font-size-asian="14pt" style:font-size-complex="14pt"/>
    </style:style>
    <style:style style:name="P195" style:family="paragraph" style:parent-style-name="Standard">
      <style:text-properties style:font-name="CaskaydiaCove Nerd Font" fo:font-size="14pt" officeooo:rsid="003fbba1" officeooo:paragraph-rsid="003fbba1" style:font-size-asian="14pt" style:font-size-complex="14pt"/>
    </style:style>
    <style:style style:name="P196" style:family="paragraph" style:parent-style-name="Standard">
      <style:text-properties style:font-name="CaskaydiaCove Nerd Font" fo:font-size="14pt" officeooo:rsid="00424e57" officeooo:paragraph-rsid="00424e57" style:font-size-asian="14pt" style:font-size-complex="14pt"/>
    </style:style>
    <style:style style:name="P197" style:family="paragraph" style:parent-style-name="Standard">
      <style:paragraph-properties fo:margin-left="0in" fo:margin-right="0in" fo:text-indent="0in" style:auto-text-indent="false"/>
      <style:text-properties style:font-name="CaskaydiaCove Nerd Font" fo:font-size="14pt" style:font-size-asian="14pt" style:font-size-complex="14pt"/>
    </style:style>
    <style:style style:name="P198" style:family="paragraph" style:parent-style-name="Standard">
      <style:text-properties style:font-name="CaskaydiaCove Nerd Font" fo:font-size="14pt" officeooo:rsid="00433ee9" officeooo:paragraph-rsid="00433ee9" style:font-size-asian="14pt" style:font-size-complex="14pt"/>
    </style:style>
    <style:style style:name="P199" style:family="paragraph" style:parent-style-name="Standard">
      <style:paragraph-properties fo:break-before="page"/>
      <style:text-properties style:font-name="CaskaydiaCove Nerd Font" fo:font-size="14pt" officeooo:rsid="00490e17" officeooo:paragraph-rsid="00490e17" style:font-size-asian="14pt" style:font-size-complex="14pt"/>
    </style:style>
    <style:style style:name="P200" style:family="paragraph" style:parent-style-name="Standard">
      <style:text-properties style:font-name="CaskaydiaCove Nerd Font" fo:font-size="14pt" officeooo:rsid="00490e17" officeooo:paragraph-rsid="00490e17" style:font-size-asian="14pt" style:font-size-complex="14pt"/>
    </style:style>
    <style:style style:name="P201" style:family="paragraph" style:parent-style-name="Standard">
      <style:text-properties style:font-name="CaskaydiaCove Nerd Font" fo:font-size="14pt" officeooo:rsid="00490e17" officeooo:paragraph-rsid="004bd8c0" style:font-size-asian="14pt" style:font-size-complex="14pt"/>
    </style:style>
    <style:style style:name="P202" style:family="paragraph" style:parent-style-name="Standard">
      <style:text-properties style:font-name="CaskaydiaCove Nerd Font" fo:font-size="14pt" officeooo:rsid="004bd8c0" officeooo:paragraph-rsid="004bd8c0" style:font-size-asian="14pt" style:font-size-complex="14pt"/>
    </style:style>
    <style:style style:name="P203" style:family="paragraph" style:parent-style-name="Standard">
      <style:text-properties style:font-name="CaskaydiaCove Nerd Font" fo:font-size="14pt" officeooo:paragraph-rsid="00490e17" style:font-size-asian="14pt" style:font-size-complex="14pt"/>
    </style:style>
    <style:style style:name="P204" style:family="paragraph" style:parent-style-name="Standard">
      <style:text-properties style:font-name="CaskaydiaCove Nerd Font" fo:font-size="14pt" officeooo:paragraph-rsid="004fee2a" style:font-size-asian="14pt" style:font-size-complex="14pt"/>
    </style:style>
    <style:style style:name="P205" style:family="paragraph" style:parent-style-name="Standard">
      <style:text-properties style:font-name="CaskaydiaCove Nerd Font" fo:font-size="14pt" officeooo:rsid="004fee2a" officeooo:paragraph-rsid="004fee2a" style:font-size-asian="14pt" style:font-size-complex="14pt"/>
    </style:style>
    <style:style style:name="P206" style:family="paragraph" style:parent-style-name="Standard">
      <style:text-properties style:font-name="CaskaydiaCove Nerd Font" fo:font-size="14pt" officeooo:rsid="005495d9" officeooo:paragraph-rsid="005495d9" style:font-size-asian="14pt" style:font-size-complex="14pt"/>
    </style:style>
    <style:style style:name="P207" style:family="paragraph" style:parent-style-name="Standard">
      <style:text-properties style:font-name="CaskaydiaCove Nerd Font" fo:font-size="14pt" officeooo:rsid="00571135" officeooo:paragraph-rsid="00571135" style:font-size-asian="14pt" style:font-size-complex="14pt"/>
    </style:style>
    <style:style style:name="P208" style:family="paragraph" style:parent-style-name="Standard">
      <style:text-properties style:font-name="CaskaydiaCove Nerd Font" fo:font-size="14pt" officeooo:rsid="0058aee1" officeooo:paragraph-rsid="00571135" style:font-size-asian="14pt" style:font-size-complex="14pt"/>
    </style:style>
    <style:style style:name="P209" style:family="paragraph" style:parent-style-name="Standard">
      <style:text-properties style:font-name="CaskaydiaCove Nerd Font" fo:font-size="14pt" officeooo:rsid="005b70e1" officeooo:paragraph-rsid="005b70e1" style:font-size-asian="14pt" style:font-size-complex="14pt"/>
    </style:style>
    <style:style style:name="P210" style:family="paragraph" style:parent-style-name="Standard">
      <style:text-properties style:font-name="CaskaydiaCove Nerd Font" fo:font-size="14pt" officeooo:rsid="005c6e1c" officeooo:paragraph-rsid="005c6e1c" style:font-size-asian="14pt" style:font-size-complex="14pt"/>
    </style:style>
    <style:style style:name="P211" style:family="paragraph" style:parent-style-name="Standard">
      <style:paragraph-properties fo:margin-left="0in" fo:margin-right="0in" fo:text-indent="0in" style:auto-text-indent="false"/>
      <style:text-properties style:font-name="CaskaydiaCove Nerd Font" fo:font-size="14pt" officeooo:rsid="00dd413c" officeooo:paragraph-rsid="00dd413c" style:font-size-asian="14pt" style:font-size-complex="14pt"/>
    </style:style>
    <style:style style:name="P212" style:family="paragraph" style:parent-style-name="Standard">
      <style:paragraph-properties fo:margin-left="0in" fo:margin-right="0in" fo:text-indent="0in" style:auto-text-indent="false"/>
      <style:text-properties style:font-name="CaskaydiaCove Nerd Font" fo:font-size="14pt" officeooo:paragraph-rsid="00e72a21" style:font-size-asian="14pt" style:font-size-complex="14pt"/>
    </style:style>
    <style:style style:name="P213" style:family="paragraph" style:parent-style-name="Standard">
      <style:text-properties style:font-name="CaskaydiaCove Nerd Font" officeooo:rsid="003ab0a3" officeooo:paragraph-rsid="003ab0a3"/>
    </style:style>
    <style:style style:name="P214" style:family="paragraph" style:parent-style-name="Standard">
      <style:paragraph-properties fo:break-before="page"/>
      <style:text-properties style:font-name="CaskaydiaCove Nerd Font" officeooo:rsid="003d6fcc" officeooo:paragraph-rsid="003d6fcc"/>
    </style:style>
    <style:style style:name="P215" style:family="paragraph" style:parent-style-name="Standard">
      <style:text-properties style:font-name="CaskaydiaCove Nerd Font" fo:font-size="13pt" officeooo:rsid="003d6fcc" officeooo:paragraph-rsid="003d6fcc" fo:background-color="#ffffff" style:font-size-asian="13pt" style:font-size-complex="13pt"/>
    </style:style>
    <style:style style:name="P216" style:family="paragraph" style:parent-style-name="Standard">
      <style:paragraph-properties fo:margin-left="0in" fo:margin-right="0in" fo:text-indent="0in" style:auto-text-indent="false"/>
      <style:text-properties style:font-name="CaskaydiaCove Nerd Font" fo:font-size="13pt" fo:background-color="#ffffff" style:font-size-asian="13pt" style:font-size-complex="13pt"/>
    </style:style>
    <style:style style:name="P217" style:family="paragraph" style:parent-style-name="Standard">
      <style:paragraph-properties fo:margin-left="0in" fo:margin-right="0in" fo:text-indent="0in" style:auto-text-indent="false"/>
      <style:text-properties style:font-name="CaskaydiaCove Nerd Font" fo:font-size="13pt" officeooo:paragraph-rsid="006624b9" fo:background-color="#ffffff" style:font-size-asian="13pt" style:font-size-complex="13pt"/>
    </style:style>
    <style:style style:name="P218" style:family="paragraph" style:parent-style-name="Standard">
      <style:text-properties style:font-name="CaskaydiaCove Nerd Font" fo:font-size="13pt" style:font-size-asian="13pt" style:font-size-complex="13pt"/>
    </style:style>
    <style:style style:name="P219" style:family="paragraph" style:parent-style-name="Standard">
      <style:text-properties style:font-name="CaskaydiaCove Nerd Font" fo:font-size="13pt" officeooo:rsid="005495d9" officeooo:paragraph-rsid="007c1487" style:font-size-asian="13pt" style:font-size-complex="13pt"/>
    </style:style>
    <style:style style:name="P220" style:family="paragraph" style:parent-style-name="Standard">
      <style:text-properties style:font-name="CaskaydiaCove Nerd Font" fo:font-size="13pt" officeooo:rsid="005495d9" officeooo:paragraph-rsid="006624b9" style:font-size-asian="13pt" style:font-size-complex="13pt"/>
    </style:style>
    <style:style style:name="P221" style:family="paragraph" style:parent-style-name="Standard">
      <style:text-properties style:font-name="CaskaydiaCove Nerd Font" fo:font-size="13pt" officeooo:rsid="005495d9" officeooo:paragraph-rsid="005495d9" style:font-size-asian="13pt" style:font-size-complex="13pt"/>
    </style:style>
    <style:style style:name="P222" style:family="paragraph" style:parent-style-name="Standard">
      <style:paragraph-properties fo:margin-left="0in" fo:margin-right="0in" fo:text-indent="0in" style:auto-text-indent="false"/>
      <style:text-properties style:font-name="CaskaydiaCove Nerd Font" fo:font-size="13pt" officeooo:paragraph-rsid="006624b9" fo:background-color="transparent" style:font-size-asian="13pt" style:font-size-complex="13pt"/>
    </style:style>
    <style:style style:name="P223" style:family="paragraph" style:parent-style-name="Standard">
      <style:text-properties style:font-name="CaskaydiaCove Nerd Font" fo:font-size="13pt" officeooo:rsid="005495d9" officeooo:paragraph-rsid="005495d9" fo:background-color="transparent" style:font-size-asian="13pt" style:font-size-complex="13pt"/>
    </style:style>
    <style:style style:name="P224" style:family="paragraph" style:parent-style-name="Standard">
      <style:text-properties style:font-name="CaskaydiaCove Nerd Font" officeooo:paragraph-rsid="00490e17"/>
    </style:style>
    <style:style style:name="P225" style:family="paragraph" style:parent-style-name="Standard">
      <style:text-properties style:font-name="CaskaydiaCove Nerd Font" officeooo:paragraph-rsid="004bd8c0"/>
    </style:style>
    <style:style style:name="P226" style:family="paragraph" style:parent-style-name="Standard">
      <style:text-properties style:font-name="CaskaydiaCove Nerd Font" officeooo:paragraph-rsid="004fee2a"/>
    </style:style>
    <style:style style:name="P227" style:family="paragraph" style:parent-style-name="Standard">
      <style:text-properties style:font-name="CaskaydiaCove Nerd Font" officeooo:paragraph-rsid="00571135"/>
    </style:style>
    <style:style style:name="P228" style:family="paragraph" style:parent-style-name="Standard">
      <style:paragraph-properties fo:margin-left="0in" fo:margin-right="0in" fo:text-indent="0in" style:auto-text-indent="false"/>
      <style:text-properties style:font-name="CaskaydiaCove Nerd Font" officeooo:rsid="00e72a21" officeooo:paragraph-rsid="00e72a21"/>
    </style:style>
    <style:style style:name="P229" style:family="paragraph" style:parent-style-name="Standard">
      <style:paragraph-properties fo:margin-left="0in" fo:margin-right="0in" fo:text-indent="0in" style:auto-text-indent="false"/>
      <style:text-properties style:font-name="CaskaydiaCove Nerd Font" fo:background-color="#0d0f18"/>
    </style:style>
    <style:style style:name="P230" style:family="paragraph" style:parent-style-name="Standard">
      <style:text-properties style:font-name="CaskaydiaCove Nerd Font" officeooo:rsid="00f12799" officeooo:paragraph-rsid="00f12799" fo:background-color="#0d0f18"/>
    </style:style>
    <style:style style:name="P231" style:family="paragraph" style:parent-style-name="Standard">
      <style:text-properties style:font-name="CaskaydiaCove Nerd Font" officeooo:rsid="00f28655" officeooo:paragraph-rsid="00f28655" fo:background-color="#0d0f18"/>
    </style:style>
    <style:style style:name="P232" style:family="paragraph" style:parent-style-name="Standard">
      <style:text-properties style:font-name="CaskaydiaCove Nerd Font" officeooo:rsid="00f43044" officeooo:paragraph-rsid="00f43044" fo:background-color="#0d0f18"/>
    </style:style>
    <style:style style:name="P233" style:family="paragraph" style:parent-style-name="Standard">
      <style:text-properties style:font-name="CaskaydiaCove Nerd Font" officeooo:paragraph-rsid="00fa0d46" fo:background-color="#0d0f18"/>
    </style:style>
    <style:style style:name="P234" style:family="paragraph" style:parent-style-name="Standard">
      <style:text-properties style:font-name="CaskaydiaCove Nerd Font" fo:background-color="#0d0f18"/>
    </style:style>
    <style:style style:name="P235" style:family="paragraph" style:parent-style-name="Standard">
      <style:text-properties style:font-name="CaskaydiaCove Nerd Font" officeooo:rsid="00fb52ca" officeooo:paragraph-rsid="00fb52ca" fo:background-color="#0d0f18"/>
    </style:style>
    <style:style style:name="P236" style:family="paragraph" style:parent-style-name="Standard">
      <style:text-properties style:font-name="CaskaydiaCove Nerd Font" officeooo:rsid="00fb93d3" officeooo:paragraph-rsid="00fb93d3" fo:background-color="#0d0f18"/>
    </style:style>
    <style:style style:name="P237" style:family="paragraph" style:parent-style-name="Standard">
      <style:text-properties style:font-name="CaskaydiaCove Nerd Font" officeooo:rsid="00fb9805" officeooo:paragraph-rsid="00fb9805" fo:background-color="#0d0f18"/>
    </style:style>
    <style:style style:name="P238" style:family="paragraph" style:parent-style-name="Standard">
      <style:text-properties style:font-name="CaskaydiaCove Nerd Font" officeooo:rsid="00fc9a8b" officeooo:paragraph-rsid="00fc9a8b" fo:background-color="#0d0f18"/>
    </style:style>
    <style:style style:name="P239" style:family="paragraph" style:parent-style-name="Standard">
      <style:text-properties style:font-name="CaskaydiaCove Nerd Font" officeooo:rsid="00fe61e1" officeooo:paragraph-rsid="00fe61e1" fo:background-color="#0d0f18"/>
    </style:style>
    <style:style style:name="P240" style:family="paragraph" style:parent-style-name="Standard">
      <style:text-properties style:font-name="CaskaydiaCove Nerd Font" officeooo:rsid="00f12799" officeooo:paragraph-rsid="00f12799"/>
    </style:style>
    <style:style style:name="P241" style:family="paragraph" style:parent-style-name="Standard">
      <style:text-properties style:font-name="CaskaydiaCove Nerd Font" officeooo:rsid="00f28655" officeooo:paragraph-rsid="00f28655"/>
    </style:style>
    <style:style style:name="P242" style:family="paragraph" style:parent-style-name="Standard">
      <style:text-properties style:font-name="CaskaydiaCove Nerd Font" officeooo:rsid="01f6a6f3" officeooo:paragraph-rsid="01f6a6f3"/>
    </style:style>
    <style:style style:name="P243" style:family="paragraph" style:parent-style-name="Standard">
      <style:text-properties style:font-name="CaskaydiaCove Nerd Font" officeooo:rsid="00ffbdbb" officeooo:paragraph-rsid="00ffbdbb" fo:background-color="#1e1e1e"/>
    </style:style>
    <style:style style:name="P244" style:family="paragraph" style:parent-style-name="Standard">
      <style:text-properties style:font-name="CaskaydiaCove Nerd Font" officeooo:rsid="0106c5a3" officeooo:paragraph-rsid="0106c5a3" fo:background-color="#0d1017"/>
    </style:style>
    <style:style style:name="P245" style:family="paragraph" style:parent-style-name="Standard">
      <style:text-properties style:font-name="CaskaydiaCove Nerd Font" fo:background-color="#0d1017"/>
    </style:style>
    <style:style style:name="P246" style:family="paragraph" style:parent-style-name="Standard">
      <style:text-properties style:font-name="CaskaydiaCove Nerd Font" officeooo:paragraph-rsid="010a925a" fo:background-color="#0d1017"/>
    </style:style>
    <style:style style:name="P247" style:family="paragraph" style:parent-style-name="Standard">
      <style:text-properties style:font-name="CaskaydiaCove Nerd Font" officeooo:rsid="010b2e6f" officeooo:paragraph-rsid="010b2e6f" fo:background-color="#0d1017"/>
    </style:style>
    <style:style style:name="P248" style:family="paragraph" style:parent-style-name="Standard">
      <style:paragraph-properties fo:margin-left="0in" fo:margin-right="0in" fo:text-indent="0in" style:auto-text-indent="false"/>
      <style:text-properties style:font-name="CaskaydiaCove Nerd Font" fo:background-color="#0d1017"/>
    </style:style>
    <style:style style:name="P249" style:family="paragraph" style:parent-style-name="Standard">
      <style:text-properties style:font-name="CaskaydiaCove Nerd Font" officeooo:paragraph-rsid="01286047"/>
    </style:style>
    <style:style style:name="P250" style:family="paragraph" style:parent-style-name="Standard">
      <style:paragraph-properties fo:margin-left="0in" fo:margin-right="0in" fo:text-indent="0in" style:auto-text-indent="false"/>
      <style:text-properties style:font-name="CaskaydiaCove Nerd Font" fo:font-size="11pt" fo:background-color="#ffffff" style:font-size-asian="11pt" style:font-size-complex="11pt"/>
    </style:style>
    <style:style style:name="P251" style:family="paragraph" style:parent-style-name="Standard">
      <style:paragraph-properties fo:margin-left="0in" fo:margin-right="0in" fo:text-indent="0in" style:auto-text-indent="false"/>
      <style:text-properties style:font-name="CaskaydiaCove Nerd Font" fo:font-size="11pt" officeooo:paragraph-rsid="0130b70f" fo:background-color="#ffffff" style:font-size-asian="11pt" style:font-size-complex="11pt"/>
    </style:style>
    <style:style style:name="P252" style:family="paragraph" style:parent-style-name="Standard">
      <style:text-properties style:font-name="CaskaydiaCove Nerd Font" fo:font-size="11pt" officeooo:paragraph-rsid="0143b107" fo:background-color="#ffffff" style:font-size-asian="11pt" style:font-size-complex="11pt"/>
    </style:style>
    <style:style style:name="P253" style:family="paragraph" style:parent-style-name="Standard">
      <style:text-properties style:font-name="CaskaydiaCove Nerd Font" fo:font-size="11pt" style:font-size-asian="11pt" style:font-size-complex="11pt"/>
    </style:style>
    <style:style style:name="P254" style:family="paragraph" style:parent-style-name="Standard">
      <style:text-properties style:font-name="CaskaydiaCove Nerd Font" officeooo:rsid="01342e37" officeooo:paragraph-rsid="01342e37"/>
    </style:style>
    <style:style style:name="P255" style:family="paragraph" style:parent-style-name="Standard">
      <style:text-properties style:font-name="CaskaydiaCove Nerd Font" officeooo:rsid="01342e37" officeooo:paragraph-rsid="01382096"/>
    </style:style>
    <style:style style:name="P256" style:family="paragraph" style:parent-style-name="Standard">
      <style:text-properties style:font-name="CaskaydiaCove Nerd Font" officeooo:rsid="01382096" officeooo:paragraph-rsid="0138e9d5"/>
    </style:style>
    <style:style style:name="P257" style:family="paragraph" style:parent-style-name="Standard">
      <style:text-properties style:font-name="CaskaydiaCove Nerd Font" officeooo:rsid="0138e9d5" officeooo:paragraph-rsid="0138e9d5"/>
    </style:style>
    <style:style style:name="P258" style:family="paragraph" style:parent-style-name="Standard">
      <style:text-properties style:font-name="CaskaydiaCove Nerd Font" officeooo:rsid="013bbe25" officeooo:paragraph-rsid="013bbe25"/>
    </style:style>
    <style:style style:name="P259" style:family="paragraph" style:parent-style-name="Standard">
      <style:paragraph-properties fo:break-before="page"/>
      <style:text-properties style:font-name="CaskaydiaCove Nerd Font" officeooo:rsid="0143b107" officeooo:paragraph-rsid="0143b107"/>
    </style:style>
    <style:style style:name="P260" style:family="paragraph" style:parent-style-name="Standard">
      <style:text-properties style:font-name="CaskaydiaCove Nerd Font" officeooo:rsid="0143b107" officeooo:paragraph-rsid="0143b107"/>
    </style:style>
    <style:style style:name="P261" style:family="paragraph" style:parent-style-name="Standard">
      <style:paragraph-properties fo:break-before="page"/>
      <style:text-properties style:font-name="CaskaydiaCove Nerd Font" officeooo:rsid="014cd0c8" officeooo:paragraph-rsid="014cd0c8"/>
    </style:style>
    <style:style style:name="P262" style:family="paragraph" style:parent-style-name="Standard">
      <style:text-properties style:font-name="CaskaydiaCove Nerd Font" officeooo:rsid="014cd0c8" officeooo:paragraph-rsid="014cd0c8"/>
    </style:style>
    <style:style style:name="P263" style:family="paragraph" style:parent-style-name="Standard">
      <style:text-properties style:font-name="CaskaydiaCove Nerd Font" officeooo:rsid="0156ab5d" officeooo:paragraph-rsid="0156ab5d" fo:background-color="#282c34"/>
    </style:style>
    <style:style style:name="P264" style:family="paragraph" style:parent-style-name="Standard">
      <style:text-properties style:font-name="CaskaydiaCove Nerd Font" officeooo:rsid="0156ab5d" officeooo:paragraph-rsid="0156ab5d"/>
    </style:style>
    <style:style style:name="P265" style:family="paragraph" style:parent-style-name="Standard">
      <style:text-properties style:font-name="CaskaydiaCove Nerd Font" officeooo:paragraph-rsid="017c46a5"/>
    </style:style>
    <style:style style:name="P266" style:family="paragraph" style:parent-style-name="Standard">
      <style:text-properties style:font-name="CaskaydiaCove Nerd Font" officeooo:rsid="01a630e4" officeooo:paragraph-rsid="01a630e4"/>
    </style:style>
    <style:style style:name="P267" style:family="paragraph" style:parent-style-name="Standard">
      <style:text-properties style:font-name="CaskaydiaCove Nerd Font" officeooo:rsid="01a8c693" officeooo:paragraph-rsid="01a8c693"/>
    </style:style>
    <style:style style:name="P268" style:family="paragraph" style:parent-style-name="Standard">
      <style:text-properties style:font-name="CaskaydiaCove Nerd Font" officeooo:rsid="01ab9e5b" officeooo:paragraph-rsid="01ab9e5b"/>
    </style:style>
    <style:style style:name="P269" style:family="paragraph" style:parent-style-name="Standard">
      <style:text-properties style:font-name="CaskaydiaCove Nerd Font" officeooo:rsid="01aa96ac" officeooo:paragraph-rsid="01aa96ac"/>
    </style:style>
    <style:style style:name="P270" style:family="paragraph" style:parent-style-name="Standard">
      <style:text-properties style:font-name="CaskaydiaCove Nerd Font" officeooo:rsid="01aa96ac" officeooo:paragraph-rsid="01ab9e5b"/>
    </style:style>
    <style:style style:name="P271" style:family="paragraph" style:parent-style-name="Standard">
      <style:text-properties style:font-name="CaskaydiaCove Nerd Font" officeooo:rsid="01ad2243" officeooo:paragraph-rsid="01ad2243"/>
    </style:style>
    <style:style style:name="P272" style:family="paragraph" style:parent-style-name="Standard">
      <style:text-properties style:font-name="CaskaydiaCove Nerd Font" officeooo:rsid="01cc2e6a" officeooo:paragraph-rsid="01cdddac"/>
    </style:style>
    <style:style style:name="P273" style:family="paragraph" style:parent-style-name="Standard">
      <style:text-properties style:font-name="CaskaydiaCove Nerd Font" fo:font-size="10pt" officeooo:rsid="01ef0343" officeooo:paragraph-rsid="01ef0343" fo:background-color="#ffffff" style:font-size-asian="10pt" style:font-size-complex="10pt"/>
    </style:style>
    <style:style style:name="P274" style:family="paragraph" style:parent-style-name="Standard">
      <style:paragraph-properties fo:margin-left="0in" fo:margin-right="0in" fo:text-indent="0in" style:auto-text-indent="false"/>
      <style:text-properties style:font-name="CaskaydiaCove Nerd Font" fo:font-size="10pt" fo:background-color="#ffffff" style:font-size-asian="10pt" style:font-size-complex="10pt"/>
    </style:style>
    <style:style style:name="P275" style:family="paragraph" style:parent-style-name="Standard">
      <style:text-properties style:font-name="CaskaydiaCove Nerd Font" fo:font-size="10pt" officeooo:paragraph-rsid="01f20a83" fo:background-color="#ffffff" style:font-size-asian="10pt" style:font-size-complex="10pt"/>
    </style:style>
    <style:style style:name="P276" style:family="paragraph" style:parent-style-name="Standard">
      <style:text-properties style:font-name="CaskaydiaCove Nerd Font" fo:font-size="10pt" officeooo:rsid="01f20a83" officeooo:paragraph-rsid="01f20a83" fo:background-color="#ffffff" style:font-size-asian="10pt" style:font-size-complex="10pt"/>
    </style:style>
    <style:style style:name="P277" style:family="paragraph" style:parent-style-name="Standard">
      <style:text-properties style:font-name="CaskaydiaCove Nerd Font" officeooo:paragraph-rsid="020a4660"/>
    </style:style>
    <style:style style:name="P278" style:family="paragraph" style:parent-style-name="Standard">
      <style:paragraph-properties fo:margin-left="0in" fo:margin-right="0in" fo:text-indent="0in" style:auto-text-indent="false"/>
      <style:text-properties style:font-name="CaskaydiaCove Nerd Font" loext:padding="0in" loext:border="none"/>
    </style:style>
    <style:style style:name="P279" style:family="paragraph" style:parent-style-name="Standard">
      <style:paragraph-properties fo:margin-left="0in" fo:margin-right="0.0728in" fo:text-indent="0in" style:auto-text-indent="false"/>
      <style:text-properties style:font-name="CaskaydiaCove Nerd Font" loext:padding="0in" loext:border="none"/>
    </style:style>
    <style:style style:name="P280" style:family="paragraph" style:parent-style-name="Standard">
      <style:text-properties style:font-name="CaskaydiaCove Nerd Font" officeooo:rsid="021e10f4" officeooo:paragraph-rsid="021e10f4"/>
    </style:style>
    <style:style style:name="P281" style:family="paragraph" style:parent-style-name="Standard">
      <style:paragraph-properties fo:break-before="page"/>
      <style:text-properties style:font-name="CaskaydiaCove Nerd Font" officeooo:rsid="021e10f4" officeooo:paragraph-rsid="021e10f4"/>
    </style:style>
    <style:style style:name="P282" style:family="paragraph" style:parent-style-name="Standard">
      <style:text-properties style:font-name="CaskaydiaCove Nerd Font" officeooo:rsid="021f2f16" officeooo:paragraph-rsid="021f2f16"/>
    </style:style>
    <style:style style:name="P283" style:family="paragraph" style:parent-style-name="Standard">
      <style:text-properties style:font-name="CaskaydiaCove Nerd Font" officeooo:rsid="022293f9" officeooo:paragraph-rsid="022293f9"/>
    </style:style>
    <style:style style:name="P284" style:family="paragraph" style:parent-style-name="Standard">
      <style:paragraph-properties fo:margin-left="0in" fo:margin-right="0in" fo:text-indent="0in" style:auto-text-indent="false"/>
      <style:text-properties style:font-name="CaskaydiaCove Nerd Font" officeooo:rsid="02247ac8" officeooo:paragraph-rsid="02247ac8"/>
    </style:style>
    <style:style style:name="P285" style:family="paragraph" style:parent-style-name="Standard">
      <style:paragraph-properties fo:margin-left="0in" fo:margin-right="0in" fo:text-indent="0in" style:auto-text-indent="false" fo:break-before="page"/>
      <style:text-properties style:font-name="CaskaydiaCove Nerd Font" officeooo:rsid="0225f673" officeooo:paragraph-rsid="0225f673"/>
    </style:style>
    <style:style style:name="P286" style:family="paragraph" style:parent-style-name="Standard">
      <style:paragraph-properties fo:margin-left="0in" fo:margin-right="0in" fo:text-indent="0in" style:auto-text-indent="false"/>
      <style:text-properties style:font-name="CaskaydiaCove Nerd Font" officeooo:rsid="0225f673" officeooo:paragraph-rsid="0225f673"/>
    </style:style>
    <style:style style:name="P287" style:family="paragraph" style:parent-style-name="Standard">
      <style:paragraph-properties fo:margin-left="0in" fo:margin-right="0in" fo:text-indent="0in" style:auto-text-indent="false"/>
      <style:text-properties style:font-name="CaskaydiaCove Nerd Font" officeooo:rsid="02296f86" officeooo:paragraph-rsid="02296f86"/>
    </style:style>
    <style:style style:name="P288" style:family="paragraph" style:parent-style-name="Standard">
      <style:paragraph-properties fo:margin-left="0in" fo:margin-right="0in" fo:text-indent="0in" style:auto-text-indent="false"/>
      <style:text-properties style:font-name="CaskaydiaCove Nerd Font" officeooo:rsid="0229c6a3" officeooo:paragraph-rsid="0229c6a3"/>
    </style:style>
    <style:style style:name="P289" style:family="paragraph" style:parent-style-name="Standard">
      <style:paragraph-properties fo:margin-left="0in" fo:margin-right="0in" fo:text-indent="0in" style:auto-text-indent="false"/>
      <style:text-properties style:font-name="CaskaydiaCove Nerd Font" officeooo:rsid="022ab96f" officeooo:paragraph-rsid="022ab96f"/>
    </style:style>
    <style:style style:name="P290" style:family="paragraph" style:parent-style-name="Standard">
      <style:paragraph-properties fo:margin-left="0in" fo:margin-right="0in" fo:text-indent="0in" style:auto-text-indent="false"/>
      <style:text-properties style:font-name="CaskaydiaCove Nerd Font" officeooo:rsid="022d3f9f" officeooo:paragraph-rsid="022d3f9f"/>
    </style:style>
    <style:style style:name="P291" style:family="paragraph" style:parent-style-name="Standard">
      <style:paragraph-properties fo:margin-left="0in" fo:margin-right="0in" fo:text-indent="0in" style:auto-text-indent="false" fo:break-before="page"/>
      <style:text-properties style:font-name="CaskaydiaCove Nerd Font" officeooo:rsid="022d3f9f" officeooo:paragraph-rsid="022d3f9f"/>
    </style:style>
    <style:style style:name="P292" style:family="paragraph" style:parent-style-name="Standard">
      <style:paragraph-properties fo:margin-left="0in" fo:margin-right="0in" fo:text-indent="0in" style:auto-text-indent="false" fo:break-before="page"/>
      <style:text-properties style:font-name="CaskaydiaCove Nerd Font" officeooo:rsid="022dd907" officeooo:paragraph-rsid="022dd907"/>
    </style:style>
    <style:style style:name="P293" style:family="paragraph" style:parent-style-name="Standard">
      <style:paragraph-properties fo:margin-left="0in" fo:margin-right="0in" fo:text-indent="0in" style:auto-text-indent="false"/>
      <style:text-properties style:font-name="CaskaydiaCove Nerd Font" officeooo:rsid="022dd907" officeooo:paragraph-rsid="022dd907"/>
    </style:style>
    <style:style style:name="P294" style:family="paragraph" style:parent-style-name="Standard">
      <style:paragraph-properties fo:margin-left="0in" fo:margin-right="0in" fo:text-indent="0in" style:auto-text-indent="false"/>
      <style:text-properties style:font-name="CaskaydiaCove Nerd Font" officeooo:rsid="022dd907" officeooo:paragraph-rsid="022edae5"/>
    </style:style>
    <style:style style:name="P295" style:family="paragraph" style:parent-style-name="Standard">
      <style:paragraph-properties fo:margin-left="0in" fo:margin-right="0in" fo:text-indent="0in" style:auto-text-indent="false"/>
      <style:text-properties style:font-name="CaskaydiaCove Nerd Font" officeooo:rsid="022f67b6" officeooo:paragraph-rsid="022f67b6"/>
    </style:style>
    <style:style style:name="P296" style:family="paragraph" style:parent-style-name="Standard">
      <style:paragraph-properties fo:margin-left="0in" fo:margin-right="0in" fo:text-indent="0in" style:auto-text-indent="false" fo:break-before="page"/>
      <style:text-properties style:font-name="CaskaydiaCove Nerd Font" officeooo:rsid="022f67b6" officeooo:paragraph-rsid="022f67b6"/>
    </style:style>
    <style:style style:name="P297" style:family="paragraph" style:parent-style-name="Standard">
      <style:paragraph-properties fo:margin-left="0in" fo:margin-right="0in" fo:text-indent="0in" style:auto-text-indent="false"/>
      <style:text-properties style:font-name="CaskaydiaCove Nerd Font" officeooo:rsid="02351f34" officeooo:paragraph-rsid="02351f34"/>
    </style:style>
    <style:style style:name="P298" style:family="paragraph" style:parent-style-name="Standard">
      <style:paragraph-properties fo:margin-left="0in" fo:margin-right="0in" fo:text-indent="0in" style:auto-text-indent="false"/>
      <style:text-properties fo:color="#1a1a1a" loext:opacity="100%" style:font-name="CaskaydiaCove Nerd Font" officeooo:rsid="00124d78" officeooo:paragraph-rsid="019780cd" fo:background-color="#ffffff"/>
    </style:style>
    <style:style style:name="P299" style:family="paragraph" style:parent-style-name="Standard">
      <style:paragraph-properties fo:margin-left="0in" fo:margin-right="0in" fo:text-indent="0in" style:auto-text-indent="false"/>
      <style:text-properties fo:color="#1a1a1a" loext:opacity="100%" style:font-name="CaskaydiaCove Nerd Font" fo:background-color="#ffffff"/>
    </style:style>
    <style:style style:name="P300" style:family="paragraph" style:parent-style-name="Standard">
      <style:text-properties fo:color="#1a1a1a" loext:opacity="100%" style:font-name="CaskaydiaCove Nerd Font" officeooo:paragraph-rsid="01cdddac" fo:background-color="#ffffff"/>
    </style:style>
    <style:style style:name="P301" style:family="paragraph" style:parent-style-name="Standard">
      <style:text-properties fo:color="#1a1a1a" loext:opacity="100%" style:font-name="CaskaydiaCove Nerd Font" officeooo:rsid="01e6216f" officeooo:paragraph-rsid="01e6216f" fo:background-color="#ffffff"/>
    </style:style>
    <style:style style:name="P302" style:family="paragraph" style:parent-style-name="Standard">
      <style:paragraph-properties fo:margin-left="0in" fo:margin-right="0in" fo:text-indent="0in" style:auto-text-indent="false"/>
      <style:text-properties fo:color="#1a1a1a" loext:opacity="100%" style:font-name="CaskaydiaCove Nerd Font" fo:font-size="14pt" fo:background-color="#ffffff" style:font-size-asian="14pt" style:font-size-complex="14pt"/>
    </style:style>
    <style:style style:name="P303" style:family="paragraph" style:parent-style-name="Standard">
      <style:paragraph-properties fo:margin-left="0in" fo:margin-right="0in" fo:text-indent="0in" style:auto-text-indent="false"/>
      <style:text-properties fo:color="#1a1a1a" loext:opacity="100%" style:font-name="CaskaydiaCove Nerd Font" fo:font-size="12pt" officeooo:rsid="00c9881b" fo:background-color="#ffffff" style:font-size-asian="12pt" style:font-size-complex="12pt"/>
    </style:style>
    <style:style style:name="P304" style:family="paragraph" style:parent-style-name="Standard">
      <style:paragraph-properties fo:margin-left="0in" fo:margin-right="0in" fo:text-indent="0in" style:auto-text-indent="false"/>
      <style:text-properties fo:color="#1a1a1a" loext:opacity="100%" style:font-name="CaskaydiaCove Nerd Font" fo:font-size="12pt" officeooo:rsid="00d64aae" officeooo:paragraph-rsid="00d64aae" fo:background-color="#ffffff" style:font-size-asian="12pt" style:font-size-complex="12pt"/>
    </style:style>
    <style:style style:name="P305" style:family="paragraph" style:parent-style-name="Standard">
      <style:paragraph-properties fo:margin-left="0in" fo:margin-right="0in" fo:text-indent="0in" style:auto-text-indent="false"/>
      <style:text-properties fo:color="#1a1a1a" loext:opacity="100%" style:font-name="CaskaydiaCove Nerd Font" fo:font-size="12pt" officeooo:rsid="00d81170" officeooo:paragraph-rsid="00d81170" fo:background-color="#ffffff" style:font-size-asian="12pt" style:font-size-complex="12pt"/>
    </style:style>
    <style:style style:name="P306" style:family="paragraph" style:parent-style-name="Standard">
      <style:paragraph-properties fo:margin-left="0in" fo:margin-right="0in" fo:text-indent="0in" style:auto-text-indent="false"/>
      <style:text-properties fo:color="#1a1a1a" loext:opacity="100%" style:font-name="CaskaydiaCove Nerd Font" fo:font-size="12pt" officeooo:rsid="00dd413c" officeooo:paragraph-rsid="00dd413c" fo:background-color="#ffffff" style:font-size-asian="12pt" style:font-size-complex="12pt"/>
    </style:style>
    <style:style style:name="P307" style:family="paragraph" style:parent-style-name="Standard">
      <style:paragraph-properties fo:margin-left="0in" fo:margin-right="0in" fo:text-indent="0in" style:auto-text-indent="false"/>
      <style:text-properties fo:color="#1a1a1a" loext:opacity="100%" style:font-name="CaskaydiaCove Nerd Font" fo:font-size="12pt" officeooo:rsid="00dd413c" officeooo:paragraph-rsid="00de5699" fo:background-color="#ffffff" style:font-size-asian="12pt" style:font-size-complex="12pt"/>
    </style:style>
    <style:style style:name="P308" style:family="paragraph" style:parent-style-name="Standard">
      <style:paragraph-properties fo:margin-left="0in" fo:margin-right="0in" fo:text-indent="0in" style:auto-text-indent="false"/>
      <style:text-properties fo:color="#1a1a1a" loext:opacity="100%" style:font-name="CaskaydiaCove Nerd Font" fo:font-size="12pt" officeooo:rsid="00ebc911" officeooo:paragraph-rsid="00ebc911" fo:background-color="#ffffff" style:font-size-asian="12pt" style:font-size-complex="12pt"/>
    </style:style>
    <style:style style:name="P309" style:family="paragraph" style:parent-style-name="Standard">
      <style:text-properties fo:color="#1a1a1a" loext:opacity="100%" style:font-name="CaskaydiaCove Nerd Font" officeooo:rsid="01a8c693" officeooo:paragraph-rsid="01a630e4"/>
    </style:style>
    <style:style style:name="P310" style:family="paragraph" style:parent-style-name="Standard">
      <style:text-properties fo:color="#1a1a1a" loext:opacity="100%" style:font-name="CaskaydiaCove Nerd Font" officeooo:rsid="01a8c693" officeooo:paragraph-rsid="01a8c693"/>
    </style:style>
    <style:style style:name="P311" style:family="paragraph" style:parent-style-name="Standard">
      <style:text-properties fo:color="#1a1a1a" loext:opacity="100%" style:font-name="CaskaydiaCove Nerd Font" officeooo:rsid="01ab9e5b" officeooo:paragraph-rsid="01ab9e5b"/>
    </style:style>
    <style:style style:name="P312" style:family="paragraph" style:parent-style-name="Standard">
      <style:text-properties fo:color="#000000" loext:opacity="100%" style:font-name="CaskaydiaCove Nerd Font" officeooo:paragraph-rsid="0199ec5c"/>
    </style:style>
    <style:style style:name="P313" style:family="paragraph" style:parent-style-name="Standard">
      <style:text-properties fo:color="#000000" loext:opacity="100%" style:font-name="CaskaydiaCove Nerd Font" officeooo:rsid="019aa937" officeooo:paragraph-rsid="019aa937"/>
    </style:style>
    <style:style style:name="P314" style:family="paragraph" style:parent-style-name="Standard">
      <style:text-properties fo:color="#000000" loext:opacity="100%" style:font-name="CaskaydiaCove Nerd Font" officeooo:paragraph-rsid="007e188b" fo:background-color="#ffffff"/>
    </style:style>
    <style:style style:name="P315" style:family="paragraph" style:parent-style-name="Standard">
      <style:paragraph-properties fo:margin-left="0in" fo:margin-right="0in" fo:text-indent="0in" style:auto-text-indent="false"/>
      <style:text-properties fo:color="#000000" loext:opacity="100%" style:font-name="CaskaydiaCove Nerd Font" officeooo:rsid="017e15c2" officeooo:paragraph-rsid="017e15c2" fo:background-color="#ffffff"/>
    </style:style>
    <style:style style:name="P316" style:family="paragraph" style:parent-style-name="Standard">
      <style:paragraph-properties fo:margin-left="0in" fo:margin-right="0in" fo:text-indent="0in" style:auto-text-indent="false"/>
      <style:text-properties fo:color="#000000" loext:opacity="100%" style:font-name="CaskaydiaCove Nerd Font" officeooo:rsid="017f7466" officeooo:paragraph-rsid="017e15c2" fo:background-color="#ffffff"/>
    </style:style>
    <style:style style:name="P317" style:family="paragraph" style:parent-style-name="Standard">
      <style:paragraph-properties fo:margin-left="0in" fo:margin-right="0in" fo:text-indent="0in" style:auto-text-indent="false"/>
      <style:text-properties fo:color="#000000" loext:opacity="100%" style:font-name="CaskaydiaCove Nerd Font" officeooo:rsid="017f7466" officeooo:paragraph-rsid="017f7466" fo:background-color="#ffffff"/>
    </style:style>
    <style:style style:name="P318" style:family="paragraph" style:parent-style-name="Standard">
      <style:paragraph-properties fo:margin-left="0in" fo:margin-right="0in" fo:text-indent="0in" style:auto-text-indent="false"/>
      <style:text-properties fo:color="#000000" loext:opacity="100%" style:font-name="CaskaydiaCove Nerd Font" officeooo:rsid="0180f434" officeooo:paragraph-rsid="0182b964" fo:background-color="#ffffff"/>
    </style:style>
    <style:style style:name="P319" style:family="paragraph" style:parent-style-name="Standard">
      <style:paragraph-properties fo:margin-left="0in" fo:margin-right="0in" fo:text-indent="0in" style:auto-text-indent="false"/>
      <style:text-properties fo:color="#000000" loext:opacity="100%" style:font-name="CaskaydiaCove Nerd Font" officeooo:rsid="018298aa" officeooo:paragraph-rsid="018298aa" fo:background-color="#ffffff"/>
    </style:style>
    <style:style style:name="P320" style:family="paragraph" style:parent-style-name="Standard">
      <style:paragraph-properties fo:margin-left="0in" fo:margin-right="0in" fo:text-indent="0in" style:auto-text-indent="false"/>
      <style:text-properties fo:color="#000000" loext:opacity="100%" style:font-name="CaskaydiaCove Nerd Font" officeooo:rsid="0182b964" officeooo:paragraph-rsid="018298aa" fo:background-color="#ffffff"/>
    </style:style>
    <style:style style:name="P321" style:family="paragraph" style:parent-style-name="Standard">
      <style:paragraph-properties fo:margin-left="0in" fo:margin-right="0in" fo:text-indent="0in" style:auto-text-indent="false"/>
      <style:text-properties fo:color="#000000" loext:opacity="100%" style:font-name="CaskaydiaCove Nerd Font" officeooo:rsid="0182b964" officeooo:paragraph-rsid="0182b964" fo:background-color="#ffffff"/>
    </style:style>
    <style:style style:name="P322" style:family="paragraph" style:parent-style-name="Standard">
      <style:paragraph-properties fo:break-before="page"/>
      <style:text-properties fo:color="#000000" loext:opacity="100%" style:font-name="CaskaydiaCove Nerd Font" officeooo:rsid="01c1950e" officeooo:paragraph-rsid="01c1950e" fo:background-color="#ffffff"/>
    </style:style>
    <style:style style:name="P323" style:family="paragraph" style:parent-style-name="Standard">
      <style:text-properties fo:color="#000000" loext:opacity="100%" style:font-name="CaskaydiaCove Nerd Font" officeooo:rsid="01c1950e" officeooo:paragraph-rsid="01dd0225" fo:background-color="#ffffff"/>
    </style:style>
    <style:style style:name="P324" style:family="paragraph" style:parent-style-name="Standard">
      <style:text-properties fo:color="#000000" loext:opacity="100%" style:font-name="CaskaydiaCove Nerd Font" officeooo:rsid="01c6bdff" officeooo:paragraph-rsid="01c6bdff" fo:background-color="#ffffff"/>
    </style:style>
    <style:style style:name="P325" style:family="paragraph" style:parent-style-name="Standard">
      <style:text-properties fo:color="#000000" loext:opacity="100%" style:font-name="CaskaydiaCove Nerd Font" officeooo:rsid="01dd0225" officeooo:paragraph-rsid="01dd0225" fo:background-color="#ffffff"/>
    </style:style>
    <style:style style:name="P326" style:family="paragraph" style:parent-style-name="Standard">
      <style:paragraph-properties fo:margin-left="0in" fo:margin-right="0in" fo:text-indent="0in" style:auto-text-indent="false"/>
      <style:text-properties fo:color="#000000" loext:opacity="100%" style:font-name="CaskaydiaCove Nerd Font" officeooo:rsid="01dd0225" officeooo:paragraph-rsid="01dd0225" fo:background-color="#ffffff"/>
    </style:style>
    <style:style style:name="P327" style:family="paragraph" style:parent-style-name="Standard">
      <style:paragraph-properties fo:margin-left="0in" fo:margin-right="0in" fo:text-indent="0in" style:auto-text-indent="false"/>
      <style:text-properties fo:color="#000000" loext:opacity="100%" style:font-name="CaskaydiaCove Nerd Font" officeooo:paragraph-rsid="01dd0225" fo:background-color="#ffffff"/>
    </style:style>
    <style:style style:name="P328" style:family="paragraph" style:parent-style-name="Standard">
      <style:paragraph-properties fo:break-before="page"/>
      <style:text-properties fo:color="#000000" loext:opacity="100%" style:font-name="CaskaydiaCove Nerd Font" officeooo:rsid="01e11525" officeooo:paragraph-rsid="01e11525" fo:background-color="#ffffff"/>
    </style:style>
    <style:style style:name="P329" style:family="paragraph" style:parent-style-name="Standard">
      <style:text-properties fo:color="#000000" loext:opacity="100%" style:font-name="CaskaydiaCove Nerd Font" officeooo:rsid="01e11525" officeooo:paragraph-rsid="01e11525" fo:background-color="#ffffff"/>
    </style:style>
    <style:style style:name="P330" style:family="paragraph" style:parent-style-name="Standard">
      <style:text-properties fo:color="#000000" loext:opacity="100%" style:font-name="CaskaydiaCove Nerd Font" officeooo:rsid="01d001cf" officeooo:paragraph-rsid="01da1d91" fo:background-color="#ffffff"/>
    </style:style>
    <style:style style:name="P331" style:family="paragraph" style:parent-style-name="Standard">
      <style:text-properties fo:color="#000000" loext:opacity="100%" style:font-name="CaskaydiaCove Nerd Font" officeooo:paragraph-rsid="007e188b"/>
    </style:style>
    <style:style style:name="P332" style:family="paragraph" style:parent-style-name="Standard">
      <style:text-properties fo:color="#000000" loext:opacity="100%" style:font-name="CaskaydiaCove Nerd Font" officeooo:rsid="00862a8c" officeooo:paragraph-rsid="00862a8c"/>
    </style:style>
    <style:style style:name="P333" style:family="paragraph" style:parent-style-name="Standard">
      <style:text-properties fo:color="#000000" loext:opacity="100%" style:font-name="CaskaydiaCove Nerd Font" officeooo:rsid="00887058" officeooo:paragraph-rsid="00887058"/>
    </style:style>
    <style:style style:name="P334" style:family="paragraph" style:parent-style-name="Standard">
      <style:text-properties fo:color="#000000" loext:opacity="100%" style:font-name="CaskaydiaCove Nerd Font" officeooo:rsid="008a4170" officeooo:paragraph-rsid="008a4170"/>
    </style:style>
    <style:style style:name="P335" style:family="paragraph" style:parent-style-name="Standard">
      <style:text-properties fo:color="#000000" loext:opacity="100%" style:font-name="CaskaydiaCove Nerd Font" officeooo:rsid="008c2f6a" officeooo:paragraph-rsid="008c2f6a"/>
    </style:style>
    <style:style style:name="P336" style:family="paragraph" style:parent-style-name="Standard">
      <style:text-properties fo:color="#000000" loext:opacity="100%" style:font-name="CaskaydiaCove Nerd Font" officeooo:rsid="008e0024" officeooo:paragraph-rsid="008e0024"/>
    </style:style>
    <style:style style:name="P337" style:family="paragraph" style:parent-style-name="Standard">
      <style:text-properties fo:color="#000000" loext:opacity="100%" style:font-name="CaskaydiaCove Nerd Font" officeooo:rsid="008e0024" officeooo:paragraph-rsid="009929f9"/>
    </style:style>
    <style:style style:name="P338" style:family="paragraph" style:parent-style-name="Standard">
      <style:text-properties fo:color="#000000" loext:opacity="100%" style:font-name="CaskaydiaCove Nerd Font" officeooo:rsid="00911cb2" officeooo:paragraph-rsid="00930b5c"/>
    </style:style>
    <style:style style:name="P339" style:family="paragraph" style:parent-style-name="Standard">
      <style:paragraph-properties>
        <style:tab-stops>
          <style:tab-stop style:position="2.1484in"/>
        </style:tab-stops>
      </style:paragraph-properties>
      <style:text-properties fo:color="#000000" loext:opacity="100%" style:font-name="CaskaydiaCove Nerd Font" officeooo:rsid="00911cb2" officeooo:paragraph-rsid="00930b5c"/>
    </style:style>
    <style:style style:name="P340" style:family="paragraph" style:parent-style-name="Standard">
      <style:paragraph-properties>
        <style:tab-stops>
          <style:tab-stop style:position="2.1484in"/>
        </style:tab-stops>
      </style:paragraph-properties>
      <style:text-properties fo:color="#000000" loext:opacity="100%" style:font-name="CaskaydiaCove Nerd Font" officeooo:rsid="00911cb2" officeooo:paragraph-rsid="00911cb2"/>
    </style:style>
    <style:style style:name="P341" style:family="paragraph" style:parent-style-name="Standard">
      <style:paragraph-properties>
        <style:tab-stops>
          <style:tab-stop style:position="2.1484in"/>
        </style:tab-stops>
      </style:paragraph-properties>
      <style:text-properties fo:color="#000000" loext:opacity="100%" style:font-name="CaskaydiaCove Nerd Font" officeooo:rsid="0093359b" officeooo:paragraph-rsid="0093359b"/>
    </style:style>
    <style:style style:name="P342" style:family="paragraph" style:parent-style-name="Standard">
      <style:paragraph-properties>
        <style:tab-stops>
          <style:tab-stop style:position="2.1484in"/>
        </style:tab-stops>
      </style:paragraph-properties>
      <style:text-properties fo:color="#000000" loext:opacity="100%" style:font-name="CaskaydiaCove Nerd Font" officeooo:rsid="00958bf4" officeooo:paragraph-rsid="00958bf4"/>
    </style:style>
    <style:style style:name="P343" style:family="paragraph" style:parent-style-name="Standard">
      <style:paragraph-properties>
        <style:tab-stops>
          <style:tab-stop style:position="2.1484in"/>
        </style:tab-stops>
      </style:paragraph-properties>
      <style:text-properties fo:color="#000000" loext:opacity="100%" style:font-name="CaskaydiaCove Nerd Font" officeooo:rsid="00b9ce3c" officeooo:paragraph-rsid="00b9ce3c"/>
    </style:style>
    <style:style style:name="P344" style:family="paragraph" style:parent-style-name="Standard">
      <style:paragraph-properties>
        <style:tab-stops>
          <style:tab-stop style:position="2.1484in"/>
        </style:tab-stops>
      </style:paragraph-properties>
      <style:text-properties fo:color="#000000" loext:opacity="100%" style:font-name="CaskaydiaCove Nerd Font" officeooo:rsid="00b9a982" officeooo:paragraph-rsid="00b9a982"/>
    </style:style>
    <style:style style:name="P345" style:family="paragraph" style:parent-style-name="Standard">
      <style:paragraph-properties>
        <style:tab-stops>
          <style:tab-stop style:position="2.1484in"/>
        </style:tab-stops>
      </style:paragraph-properties>
      <style:text-properties fo:color="#000000" loext:opacity="100%" style:font-name="CaskaydiaCove Nerd Font" fo:font-size="13pt" officeooo:rsid="00b9ce3c" officeooo:paragraph-rsid="00b9ce3c" fo:background-color="#ffffff" style:font-size-asian="13pt" style:font-size-complex="13pt"/>
    </style:style>
    <style:style style:name="P346" style:family="paragraph" style:parent-style-name="Standard">
      <style:paragraph-properties>
        <style:tab-stops>
          <style:tab-stop style:position="2.1484in"/>
        </style:tab-stops>
      </style:paragraph-properties>
      <style:text-properties fo:color="#000000" loext:opacity="100%" style:font-name="CaskaydiaCove Nerd Font" officeooo:rsid="00bad33e" officeooo:paragraph-rsid="00bad33e"/>
    </style:style>
    <style:style style:name="P347" style:family="paragraph" style:parent-style-name="Standard">
      <style:paragraph-properties>
        <style:tab-stops>
          <style:tab-stop style:position="2.1484in"/>
        </style:tab-stops>
      </style:paragraph-properties>
      <style:text-properties fo:color="#000000" loext:opacity="100%" style:font-name="CaskaydiaCove Nerd Font" officeooo:rsid="00bc5acc" officeooo:paragraph-rsid="00bc5acc"/>
    </style:style>
    <style:style style:name="P348" style:family="paragraph" style:parent-style-name="Standard">
      <style:paragraph-properties>
        <style:tab-stops>
          <style:tab-stop style:position="2.1484in"/>
        </style:tab-stops>
      </style:paragraph-properties>
      <style:text-properties fo:color="#000000" loext:opacity="100%" style:font-name="CaskaydiaCove Nerd Font" fo:font-size="14pt" officeooo:rsid="00bc5acc" officeooo:paragraph-rsid="00bc5acc" fo:background-color="#ffffff" style:font-size-asian="14pt" style:font-size-complex="14pt"/>
    </style:style>
    <style:style style:name="P349" style:family="paragraph" style:parent-style-name="Standard">
      <style:paragraph-properties>
        <style:tab-stops>
          <style:tab-stop style:position="2.1484in"/>
        </style:tab-stops>
      </style:paragraph-properties>
      <style:text-properties fo:color="#000000" loext:opacity="100%" style:font-name="CaskaydiaCove Nerd Font" fo:font-size="14pt" officeooo:rsid="00c12bf4" officeooo:paragraph-rsid="00c12bf4" fo:background-color="#ffffff" style:font-size-asian="14pt" style:font-size-complex="14pt"/>
    </style:style>
    <style:style style:name="P350" style:family="paragraph" style:parent-style-name="Standard">
      <style:paragraph-properties>
        <style:tab-stops>
          <style:tab-stop style:position="2.1484in"/>
        </style:tab-stops>
      </style:paragraph-properties>
      <style:text-properties fo:color="#000000" loext:opacity="100%" style:font-name="CaskaydiaCove Nerd Font" officeooo:rsid="00bf9d6d" officeooo:paragraph-rsid="00bf9d6d"/>
    </style:style>
    <style:style style:name="P351" style:family="paragraph" style:parent-style-name="Standard">
      <style:paragraph-properties fo:break-before="page">
        <style:tab-stops>
          <style:tab-stop style:position="2.1484in"/>
        </style:tab-stops>
      </style:paragraph-properties>
      <style:text-properties fo:color="#000000" loext:opacity="100%" style:font-name="CaskaydiaCove Nerd Font" officeooo:rsid="00c12817" officeooo:paragraph-rsid="00c12817"/>
    </style:style>
    <style:style style:name="P352" style:family="paragraph" style:parent-style-name="Standard">
      <style:paragraph-properties>
        <style:tab-stops>
          <style:tab-stop style:position="2.1484in"/>
        </style:tab-stops>
      </style:paragraph-properties>
      <style:text-properties fo:color="#000000" loext:opacity="100%" style:font-name="CaskaydiaCove Nerd Font" officeooo:rsid="00c12817" officeooo:paragraph-rsid="00c12817"/>
    </style:style>
    <style:style style:name="P353" style:family="paragraph" style:parent-style-name="Standard">
      <style:paragraph-properties>
        <style:tab-stops>
          <style:tab-stop style:position="2.1484in"/>
        </style:tab-stops>
      </style:paragraph-properties>
      <style:text-properties fo:color="#000000" loext:opacity="100%" style:font-name="CaskaydiaCove Nerd Font" officeooo:rsid="00c12bf4" officeooo:paragraph-rsid="00c12bf4"/>
    </style:style>
    <style:style style:name="P354" style:family="paragraph" style:parent-style-name="Standard">
      <style:paragraph-properties>
        <style:tab-stops>
          <style:tab-stop style:position="2.1484in"/>
        </style:tab-stops>
      </style:paragraph-properties>
      <style:text-properties fo:color="#000000" loext:opacity="100%" style:font-name="CaskaydiaCove Nerd Font" fo:font-size="12pt" officeooo:rsid="00c12bf4" officeooo:paragraph-rsid="00c12bf4" style:font-size-asian="12pt" style:font-size-complex="12pt"/>
    </style:style>
    <style:style style:name="P355" style:family="paragraph" style:parent-style-name="Standard">
      <style:paragraph-properties>
        <style:tab-stops>
          <style:tab-stop style:position="2.1484in"/>
        </style:tab-stops>
      </style:paragraph-properties>
      <style:text-properties fo:color="#000000" loext:opacity="100%" style:font-name="CaskaydiaCove Nerd Font" fo:font-size="12pt" officeooo:rsid="00c12bf4" officeooo:paragraph-rsid="00c12bf4" fo:background-color="#ffffff" style:font-size-asian="12pt" style:font-size-complex="12pt"/>
    </style:style>
    <style:style style:name="P356" style:family="paragraph" style:parent-style-name="Standard">
      <style:paragraph-properties fo:margin-left="0in" fo:margin-right="0in" fo:text-indent="0in" style:auto-text-indent="false"/>
      <style:text-properties fo:color="#000000" loext:opacity="100%" style:font-name="CaskaydiaCove Nerd Font" fo:font-size="12pt" officeooo:rsid="00d64aae" officeooo:paragraph-rsid="00d64aae" fo:background-color="#ffffff" style:font-size-asian="12pt" style:font-size-complex="12pt"/>
    </style:style>
    <style:style style:name="P357" style:family="paragraph" style:parent-style-name="Standard">
      <style:paragraph-properties fo:margin-left="0in" fo:margin-right="0in" fo:text-indent="0in" style:auto-text-indent="false"/>
      <style:text-properties fo:color="#000000" loext:opacity="100%" style:font-name="CaskaydiaCove Nerd Font" fo:font-size="12pt" fo:background-color="#ffffff" style:font-size-asian="12pt" style:font-size-complex="12pt"/>
    </style:style>
    <style:style style:name="P358" style:family="paragraph" style:parent-style-name="Standard">
      <style:paragraph-properties fo:margin-left="0in" fo:margin-right="0in" fo:text-indent="0in" style:auto-text-indent="false"/>
      <style:text-properties fo:color="#000000" loext:opacity="100%" style:font-name="CaskaydiaCove Nerd Font" fo:font-size="12pt" officeooo:rsid="00e0ed18" officeooo:paragraph-rsid="00e0ed18" fo:background-color="#ffffff" style:font-size-asian="12pt" style:font-size-complex="12pt"/>
    </style:style>
    <style:style style:name="P359" style:family="paragraph" style:parent-style-name="Standard">
      <style:paragraph-properties fo:margin-left="0in" fo:margin-right="0in" fo:text-indent="0in" style:auto-text-indent="false"/>
      <style:text-properties fo:color="#000000" loext:opacity="100%" style:font-name="CaskaydiaCove Nerd Font" fo:font-size="12pt" officeooo:rsid="00e2a8be" officeooo:paragraph-rsid="00e2a8be" fo:background-color="#ffffff" style:font-size-asian="12pt" style:font-size-complex="12pt"/>
    </style:style>
    <style:style style:name="P360" style:family="paragraph" style:parent-style-name="Standard">
      <style:paragraph-properties fo:margin-left="0in" fo:margin-right="0in" fo:text-indent="0in" style:auto-text-indent="false" fo:break-before="page"/>
      <style:text-properties fo:color="#000000" loext:opacity="100%" style:font-name="CaskaydiaCove Nerd Font" fo:font-size="12pt" officeooo:rsid="00e5b0f5" officeooo:paragraph-rsid="00e5b0f5" fo:background-color="#ffffff" style:font-size-asian="12pt" style:font-size-complex="12pt"/>
    </style:style>
    <style:style style:name="P361" style:family="paragraph" style:parent-style-name="Standard">
      <style:paragraph-properties fo:margin-left="0in" fo:margin-right="0in" fo:text-indent="0in" style:auto-text-indent="false"/>
      <style:text-properties fo:color="#000000" loext:opacity="100%" style:font-name="CaskaydiaCove Nerd Font" fo:font-size="12pt" officeooo:rsid="00e72a21" officeooo:paragraph-rsid="00e72a21" fo:background-color="#ffffff" style:font-size-asian="12pt" style:font-size-complex="12pt"/>
    </style:style>
    <style:style style:name="P362" style:family="paragraph" style:parent-style-name="Standard">
      <style:paragraph-properties fo:margin-left="0in" fo:margin-right="0in" fo:text-indent="0in" style:auto-text-indent="false"/>
      <style:text-properties fo:color="#000000" loext:opacity="100%" style:font-name="CaskaydiaCove Nerd Font" fo:font-size="12pt" officeooo:rsid="00eada95" fo:background-color="#ffffff" style:font-size-asian="12pt" style:font-size-complex="12pt"/>
    </style:style>
    <style:style style:name="P363" style:family="paragraph" style:parent-style-name="Standard">
      <style:paragraph-properties fo:margin-left="0in" fo:margin-right="0in" fo:text-indent="0in" style:auto-text-indent="false"/>
      <style:text-properties fo:color="#000000" loext:opacity="100%" style:font-name="CaskaydiaCove Nerd Font" fo:font-size="12pt" officeooo:rsid="00ec0cd2" officeooo:paragraph-rsid="00ec0cd2" fo:background-color="#ffffff" style:font-size-asian="12pt" style:font-size-complex="12pt"/>
    </style:style>
    <style:style style:name="P364" style:family="paragraph" style:parent-style-name="Standard">
      <style:text-properties fo:color="#000000" loext:opacity="100%" style:font-name="CaskaydiaCove Nerd Font" fo:font-size="12pt" officeooo:rsid="012cce14" officeooo:paragraph-rsid="012cce14" fo:background-color="#ffffff" style:font-size-asian="12pt" style:font-size-complex="12pt"/>
    </style:style>
    <style:style style:name="P365" style:family="paragraph" style:parent-style-name="Standard">
      <style:paragraph-properties fo:margin-left="0in" fo:margin-right="0in" fo:text-indent="0in" style:auto-text-indent="false"/>
      <style:text-properties fo:color="#000000" loext:opacity="100%" style:font-name="CaskaydiaCove Nerd Font" officeooo:rsid="014cd0c8" officeooo:paragraph-rsid="014cd0c8"/>
    </style:style>
    <style:style style:name="P366" style:family="paragraph" style:parent-style-name="Standard">
      <style:paragraph-properties fo:margin-left="0in" fo:margin-right="0in" fo:text-indent="0in" style:auto-text-indent="false"/>
      <style:text-properties fo:color="#000000" loext:opacity="100%" style:font-name="CaskaydiaCove Nerd Font" officeooo:rsid="014cd0c8" officeooo:paragraph-rsid="014cd0c8" fo:background-color="#282c34"/>
    </style:style>
    <style:style style:name="P367" style:family="paragraph" style:parent-style-name="Standard">
      <style:paragraph-properties fo:margin-left="0in" fo:margin-right="0in" fo:text-indent="0in" style:auto-text-indent="false"/>
      <style:text-properties fo:color="#000000" loext:opacity="100%" style:font-name="CaskaydiaCove Nerd Font" officeooo:rsid="0156ab5d" officeooo:paragraph-rsid="0156ab5d"/>
    </style:style>
    <style:style style:name="P368" style:family="paragraph" style:parent-style-name="Standard">
      <style:paragraph-properties fo:margin-left="0in" fo:margin-right="0in" fo:text-indent="0in" style:auto-text-indent="false"/>
      <style:text-properties fo:color="#000000" loext:opacity="100%" style:font-name="CaskaydiaCove Nerd Font" fo:font-weight="normal" officeooo:rsid="0189b1be" officeooo:paragraph-rsid="0189b1be" fo:background-color="#ffffff" style:font-weight-asian="normal" style:font-weight-complex="normal"/>
    </style:style>
    <style:style style:name="P369" style:family="paragraph" style:parent-style-name="Standard">
      <style:paragraph-properties fo:margin-left="0in" fo:margin-right="0in" fo:text-indent="0in" style:auto-text-indent="false" fo:break-before="page"/>
      <style:text-properties fo:color="#000000" loext:opacity="100%" style:font-name="CaskaydiaCove Nerd Font" fo:font-weight="normal" officeooo:rsid="018b7a84" officeooo:paragraph-rsid="019058cd" fo:background-color="#ffffff" style:font-weight-asian="normal" style:font-weight-complex="normal"/>
    </style:style>
    <style:style style:name="P370" style:family="paragraph" style:parent-style-name="Standard">
      <style:paragraph-properties fo:margin-left="0in" fo:margin-right="0in" fo:text-indent="0in" style:auto-text-indent="false"/>
      <style:text-properties fo:color="#000000" loext:opacity="100%" style:font-name="CaskaydiaCove Nerd Font" fo:font-weight="normal" officeooo:rsid="018b7a84" officeooo:paragraph-rsid="018d762b" fo:background-color="#ffffff" style:font-weight-asian="normal" style:font-weight-complex="normal"/>
    </style:style>
    <style:style style:name="P371" style:family="paragraph" style:parent-style-name="Standard">
      <style:paragraph-properties fo:margin-left="0in" fo:margin-right="0in" fo:text-indent="0in" style:auto-text-indent="false"/>
      <style:text-properties fo:color="#000000" loext:opacity="100%" style:font-name="CaskaydiaCove Nerd Font" fo:font-weight="normal" officeooo:rsid="019058cd" officeooo:paragraph-rsid="019058cd" fo:background-color="#ffffff" style:font-weight-asian="normal" style:font-weight-complex="normal"/>
    </style:style>
    <style:style style:name="P372" style:family="paragraph" style:parent-style-name="Standard">
      <style:paragraph-properties fo:margin-left="0in" fo:margin-right="0in" fo:text-indent="0in" style:auto-text-indent="false"/>
      <style:text-properties fo:color="#000000" loext:opacity="100%" style:font-name="CaskaydiaCove Nerd Font" fo:font-weight="normal" officeooo:rsid="0191d114" officeooo:paragraph-rsid="0191d114" fo:background-color="#ffffff" style:font-weight-asian="normal" style:font-weight-complex="normal"/>
    </style:style>
    <style:style style:name="P373" style:family="paragraph" style:parent-style-name="Standard">
      <style:paragraph-properties fo:margin-left="0in" fo:margin-right="0in" fo:text-indent="0in" style:auto-text-indent="false"/>
      <style:text-properties fo:color="#000000" loext:opacity="100%" style:font-name="CaskaydiaCove Nerd Font" fo:font-weight="normal" officeooo:rsid="021148a5" officeooo:paragraph-rsid="021148a5" fo:background-color="#ffffff" style:font-weight-asian="normal" style:font-weight-complex="normal"/>
    </style:style>
    <style:style style:name="P374" style:family="paragraph" style:parent-style-name="Standard">
      <style:text-properties fo:color="#000000" loext:opacity="100%" style:font-name="CaskaydiaCove Nerd Font" officeooo:rsid="01b21937" officeooo:paragraph-rsid="01cc2e6a"/>
    </style:style>
    <style:style style:name="P375" style:family="paragraph" style:parent-style-name="Standard">
      <style:text-properties fo:color="#000000" loext:opacity="100%" style:font-name="CaskaydiaCove Nerd Font" officeooo:rsid="01c1950e" officeooo:paragraph-rsid="01c1950e"/>
    </style:style>
    <style:style style:name="P376" style:family="paragraph" style:parent-style-name="Standard">
      <style:text-properties fo:color="#000000" loext:opacity="100%" style:font-name="CaskaydiaCove Nerd Font" officeooo:rsid="01c6bdff" officeooo:paragraph-rsid="01c6bdff"/>
    </style:style>
    <style:style style:name="P377" style:family="paragraph" style:parent-style-name="Standard">
      <style:paragraph-properties fo:margin-left="0in" fo:margin-right="0in" fo:text-indent="0in" style:auto-text-indent="false"/>
      <style:text-properties fo:color="#000000" loext:opacity="100%" style:font-name="CaskaydiaCove Nerd Font" officeooo:rsid="01c9d810"/>
    </style:style>
    <style:style style:name="P378" style:family="paragraph" style:parent-style-name="Standard">
      <style:text-properties fo:color="#000000" loext:opacity="100%" style:font-name="CaskaydiaCove Nerd Font" officeooo:rsid="01c9d810" officeooo:paragraph-rsid="01c9d810"/>
    </style:style>
    <style:style style:name="P379" style:family="paragraph" style:parent-style-name="Standard">
      <style:text-properties fo:color="#000000" loext:opacity="100%" style:font-name="CaskaydiaCove Nerd Font" officeooo:rsid="01dd0225" officeooo:paragraph-rsid="01dd0225"/>
    </style:style>
    <style:style style:name="P380" style:family="paragraph" style:parent-style-name="Standard">
      <style:paragraph-properties fo:break-before="page"/>
      <style:text-properties fo:color="#000000" loext:opacity="100%" style:font-name="CaskaydiaCove Nerd Font" officeooo:rsid="01cdddac" officeooo:paragraph-rsid="01cdddac"/>
    </style:style>
    <style:style style:name="P381" style:family="paragraph" style:parent-style-name="Standard">
      <style:text-properties fo:color="#000000" loext:opacity="100%" style:font-name="CaskaydiaCove Nerd Font" officeooo:rsid="01cdddac" officeooo:paragraph-rsid="01cdddac"/>
    </style:style>
    <style:style style:name="P382" style:family="paragraph" style:parent-style-name="Standard">
      <style:paragraph-properties fo:margin-left="0in" fo:margin-right="0in" fo:text-indent="0in" style:auto-text-indent="false"/>
      <style:text-properties fo:color="#000000" loext:opacity="100%" style:font-name="CaskaydiaCove Nerd Font" officeooo:rsid="0221c6c0" officeooo:paragraph-rsid="0221c6c0"/>
    </style:style>
    <style:style style:name="P383" style:family="paragraph" style:parent-style-name="Standard">
      <style:paragraph-properties fo:margin-left="0in" fo:margin-right="0in" fo:text-indent="0in" style:auto-text-indent="false"/>
      <style:text-properties fo:color="#24292e" loext:opacity="100%" style:font-name="CaskaydiaCove Nerd Font" fo:font-size="14pt" fo:background-color="#ffffff" style:font-size-asian="14pt" style:font-size-complex="14pt"/>
    </style:style>
    <style:style style:name="P384" style:family="paragraph" style:parent-style-name="Standard">
      <style:text-properties fo:color="#24292e" loext:opacity="100%" style:font-name="CaskaydiaCove Nerd Font" fo:font-size="14pt" officeooo:paragraph-rsid="003d6fcc" fo:background-color="#ffffff" style:font-size-asian="14pt" style:font-size-complex="14pt"/>
    </style:style>
    <style:style style:name="P385" style:family="paragraph" style:parent-style-name="Standard">
      <style:paragraph-properties fo:margin-left="0in" fo:margin-right="0in" fo:text-indent="0in" style:auto-text-indent="false"/>
      <style:text-properties fo:color="#24292e" loext:opacity="100%" style:font-name="CaskaydiaCove Nerd Font" fo:font-size="13pt" fo:background-color="#ffffff" style:font-size-asian="13pt" style:font-size-complex="13pt"/>
    </style:style>
    <style:style style:name="P386" style:family="paragraph" style:parent-style-name="Standard">
      <style:text-properties fo:color="#032f62" loext:opacity="100%" style:font-name="CaskaydiaCove Nerd Font" fo:font-size="14pt" officeooo:rsid="00490e17" officeooo:paragraph-rsid="00490e17" fo:background-color="#ffffff" style:font-size-asian="14pt" style:font-size-complex="14pt"/>
    </style:style>
    <style:style style:name="P387" style:family="paragraph" style:parent-style-name="Standard">
      <style:text-properties fo:color="#00a933" loext:opacity="100%" style:font-name="CaskaydiaCove Nerd Font" fo:font-size="14pt" officeooo:rsid="005495d9" officeooo:paragraph-rsid="005495d9" style:font-size-asian="14pt" style:font-size-complex="14pt"/>
    </style:style>
    <style:style style:name="P388" style:family="paragraph" style:parent-style-name="Standard">
      <style:text-properties fo:color="#00a933" loext:opacity="100%" style:font-name="CaskaydiaCove Nerd Font" officeooo:rsid="00911cb2" officeooo:paragraph-rsid="00930b5c"/>
    </style:style>
    <style:style style:name="P389" style:family="paragraph" style:parent-style-name="Standard">
      <style:paragraph-properties fo:margin-left="0in" fo:margin-right="0in" fo:text-indent="0in" style:auto-text-indent="false"/>
      <style:text-properties fo:color="#969696" loext:opacity="100%" style:font-name="CaskaydiaCove Nerd Font" fo:font-size="14pt" fo:background-color="#ffffff" style:font-size-asian="14pt" style:font-size-complex="14pt"/>
    </style:style>
    <style:style style:name="P390" style:family="paragraph" style:parent-style-name="Standard">
      <style:paragraph-properties fo:margin-left="0in" fo:margin-right="0in" fo:text-indent="0in" style:auto-text-indent="false"/>
      <style:text-properties fo:color="#969696" loext:opacity="100%" style:font-name="CaskaydiaCove Nerd Font" fo:font-size="12pt" fo:background-color="#ffffff" style:font-size-asian="12pt" style:font-size-complex="12pt"/>
    </style:style>
    <style:style style:name="P391" style:family="paragraph" style:parent-style-name="Standard">
      <style:paragraph-properties>
        <style:tab-stops>
          <style:tab-stop style:position="2.1484in"/>
        </style:tab-stops>
      </style:paragraph-properties>
      <style:text-properties fo:color="#333333" loext:opacity="100%" style:font-name="CaskaydiaCove Nerd Font" officeooo:rsid="009adc8a" officeooo:paragraph-rsid="009adc8a"/>
    </style:style>
    <style:style style:name="P392" style:family="paragraph" style:parent-style-name="Standard">
      <style:paragraph-properties>
        <style:tab-stops>
          <style:tab-stop style:position="2.1484in"/>
        </style:tab-stops>
      </style:paragraph-properties>
      <style:text-properties fo:color="#333333" loext:opacity="100%" style:font-name="CaskaydiaCove Nerd Font" officeooo:rsid="00911cb2" officeooo:paragraph-rsid="00930b5c"/>
    </style:style>
    <style:style style:name="P393" style:family="paragraph" style:parent-style-name="Standard">
      <style:paragraph-properties fo:margin-left="0in" fo:margin-right="0in" fo:text-indent="0in" style:auto-text-indent="false"/>
      <style:text-properties fo:color="#333333" loext:opacity="100%" style:font-name="CaskaydiaCove Nerd Font" fo:font-size="14pt" fo:background-color="#ffffff" style:font-size-asian="14pt" style:font-size-complex="14pt"/>
    </style:style>
    <style:style style:name="P394" style:family="paragraph" style:parent-style-name="Standard">
      <style:paragraph-properties fo:margin-left="0in" fo:margin-right="0in" fo:text-indent="0in" style:auto-text-indent="false"/>
      <style:text-properties fo:color="#ff8000" loext:opacity="100%" style:font-name="CaskaydiaCove Nerd Font" fo:font-size="12pt" officeooo:rsid="00cb76d0" officeooo:paragraph-rsid="00cb76d0" fo:background-color="#ffffff" style:font-size-asian="12pt" style:font-size-complex="12pt"/>
    </style:style>
    <style:style style:name="P395" style:family="paragraph" style:parent-style-name="Standard">
      <style:paragraph-properties fo:margin-left="0in" fo:margin-right="0in" fo:text-indent="0in" style:auto-text-indent="false"/>
      <style:text-properties fo:color="#666666" loext:opacity="100%" style:font-name="CaskaydiaCove Nerd Font" fo:font-size="12pt" officeooo:rsid="00d7ca23" officeooo:paragraph-rsid="00d7ca23" fo:background-color="#ffffff" style:font-size-asian="12pt" style:font-size-complex="12pt"/>
    </style:style>
    <style:style style:name="P396" style:family="paragraph" style:parent-style-name="Standard">
      <style:text-properties fo:color="#a5b6cf" loext:opacity="100%" style:font-name="CaskaydiaCove Nerd Font" officeooo:paragraph-rsid="00ef3523" fo:background-color="#0d0f18"/>
    </style:style>
    <style:style style:name="P397" style:family="paragraph" style:parent-style-name="Standard">
      <style:paragraph-properties fo:margin-left="0in" fo:margin-right="0in" fo:text-indent="0in" style:auto-text-indent="false"/>
      <style:text-properties fo:color="#a5b6cf" loext:opacity="100%" style:font-name="CaskaydiaCove Nerd Font" fo:background-color="#0d0f18"/>
    </style:style>
    <style:style style:name="P398" style:family="paragraph" style:parent-style-name="Standard">
      <style:text-properties fo:color="#a5b6cf" loext:opacity="100%" style:font-name="CaskaydiaCove Nerd Font" officeooo:rsid="00f28655" officeooo:paragraph-rsid="00f28655" fo:background-color="#0d0f18"/>
    </style:style>
    <style:style style:name="P399" style:family="paragraph" style:parent-style-name="Standard">
      <style:paragraph-properties fo:margin-left="0in" fo:margin-right="0in" fo:text-indent="0in" style:auto-text-indent="false"/>
      <style:text-properties fo:color="#bfbdb6" loext:opacity="100%" style:font-name="CaskaydiaCove Nerd Font" officeooo:rsid="010c6517" officeooo:paragraph-rsid="010c6517" fo:background-color="#0d1017"/>
    </style:style>
    <style:style style:name="P400" style:family="paragraph" style:parent-style-name="Standard">
      <style:paragraph-properties fo:margin-left="0in" fo:margin-right="0in" fo:text-indent="0in" style:auto-text-indent="false"/>
      <style:text-properties fo:color="#bfbdb6" loext:opacity="100%" style:font-name="CaskaydiaCove Nerd Font" fo:background-color="#0d1017"/>
    </style:style>
    <style:style style:name="P401" style:family="paragraph" style:parent-style-name="Standard">
      <style:paragraph-properties fo:margin-left="0in" fo:margin-right="0in" fo:text-indent="0in" style:auto-text-indent="false"/>
      <style:text-properties fo:color="#012339" loext:opacity="100%" style:font-name="CaskaydiaCove Nerd Font" fo:font-size="11pt" fo:background-color="#ffffff" style:font-size-asian="11pt" style:font-size-complex="11pt"/>
    </style:style>
    <style:style style:name="P402" style:family="paragraph" style:parent-style-name="Standard">
      <style:paragraph-properties fo:margin-left="0in" fo:margin-right="0in" fo:text-indent="0in" style:auto-text-indent="false"/>
      <style:text-properties fo:color="#012339" loext:opacity="100%" style:font-name="CaskaydiaCove Nerd Font" fo:font-size="10.5pt" fo:background-color="#ffffff" style:font-size-asian="10.5pt" style:font-size-complex="10.5pt"/>
    </style:style>
    <style:style style:name="P403" style:family="paragraph" style:parent-style-name="Standard">
      <style:paragraph-properties fo:margin-left="0in" fo:margin-right="0in" fo:text-indent="0in" style:auto-text-indent="false"/>
      <style:text-properties fo:color="#012339" loext:opacity="100%" style:font-name="CaskaydiaCove Nerd Font" fo:font-size="12pt" fo:background-color="#ffffff" style:font-size-asian="12pt" style:font-size-complex="12pt"/>
    </style:style>
    <style:style style:name="P404" style:family="paragraph" style:parent-style-name="Standard">
      <style:paragraph-properties fo:margin-left="0in" fo:margin-right="0in" fo:text-indent="0in" style:auto-text-indent="false"/>
      <style:text-properties fo:color="#012339" loext:opacity="100%" style:font-name="CaskaydiaCove Nerd Font" fo:background-color="#ffffff"/>
    </style:style>
    <style:style style:name="P405" style:family="paragraph" style:parent-style-name="Standard">
      <style:paragraph-properties fo:margin-left="0in" fo:margin-right="0in" fo:text-indent="0in" style:auto-text-indent="false"/>
      <style:text-properties fo:color="#3778b7" loext:opacity="100%" style:font-name="CaskaydiaCove Nerd Font" fo:background-color="#ffffff"/>
    </style:style>
    <style:style style:name="P406" style:family="paragraph" style:parent-style-name="Standard">
      <style:text-properties fo:color="#3778b7" loext:opacity="100%" style:font-name="CaskaydiaCove Nerd Font" officeooo:rsid="0157ecc4" officeooo:paragraph-rsid="0156ab5d" fo:background-color="#ffffff"/>
    </style:style>
    <style:style style:name="P407" style:family="paragraph" style:parent-style-name="Standard">
      <style:paragraph-properties fo:margin-left="0in" fo:margin-right="0in" fo:text-indent="0in" style:auto-text-indent="false"/>
      <style:text-properties fo:color="#81d41a" loext:opacity="100%" style:font-name="CaskaydiaCove Nerd Font" officeooo:paragraph-rsid="017c46a5" fo:background-color="#ffffff"/>
    </style:style>
    <style:style style:name="P408" style:family="paragraph" style:parent-style-name="Standard">
      <style:paragraph-properties fo:margin-left="0in" fo:margin-right="0in" fo:text-indent="0in" style:auto-text-indent="false"/>
      <style:text-properties fo:background-color="#0d1117"/>
    </style:style>
    <style:style style:name="P409" style:family="paragraph" style:parent-style-name="Standard">
      <style:paragraph-properties fo:margin-left="0in" fo:margin-right="0in" fo:text-indent="0in" style:auto-text-indent="false"/>
      <style:text-properties fo:color="#e6edf3" loext:opacity="100%" fo:background-color="#0d1117"/>
    </style:style>
    <style:style style:name="P410" style:family="paragraph" style:parent-style-name="Standard">
      <style:paragraph-properties fo:margin-left="0in" fo:margin-right="0in" fo:text-indent="0in" style:auto-text-indent="false"/>
      <style:text-properties fo:color="#e6edf3" loext:opacity="100%" style:font-name="CaskaydiaCove Nerd Font" fo:background-color="#0d1117"/>
    </style:style>
    <style:style style:name="P411" style:family="paragraph" style:parent-style-name="Standard">
      <style:paragraph-properties fo:margin-left="0in" fo:margin-right="0in" fo:text-indent="0in" style:auto-text-indent="false"/>
      <style:text-properties fo:color="#e6edf3" loext:opacity="100%" style:font-name="CaskaydiaCove Nerd Font" officeooo:paragraph-rsid="0221c6c0" fo:background-color="#0d1117"/>
    </style:style>
    <style:style style:name="P412" style:family="paragraph" style:parent-style-name="Subtitle">
      <style:text-properties style:font-name="CaskaydiaCove Nerd Font"/>
    </style:style>
    <style:style style:name="P413" style:family="paragraph" style:parent-style-name="Subtitle">
      <style:paragraph-properties fo:break-before="page"/>
      <style:text-properties style:font-name="CaskaydiaCove Nerd Font" officeooo:paragraph-rsid="0041a0d8"/>
    </style:style>
    <style:style style:name="P414" style:family="paragraph" style:parent-style-name="Subtitle">
      <style:paragraph-properties fo:break-before="page"/>
      <style:text-properties style:font-name="CaskaydiaCove Nerd Font"/>
    </style:style>
    <style:style style:name="P415" style:family="paragraph" style:parent-style-name="Subtitle">
      <style:paragraph-properties fo:break-before="page"/>
      <style:text-properties style:font-name="CaskaydiaCove Nerd Font" officeooo:rsid="007b76e1" officeooo:paragraph-rsid="007b76e1"/>
    </style:style>
    <style:style style:name="P416" style:family="paragraph" style:parent-style-name="Subtitle">
      <style:paragraph-properties fo:break-before="page"/>
      <style:text-properties style:font-name="CaskaydiaCove Nerd Font" fo:font-size="18pt" style:font-size-asian="18pt" style:font-size-complex="18pt"/>
    </style:style>
    <style:style style:name="P417" style:family="paragraph" style:parent-style-name="Subtitle">
      <style:text-properties style:font-name="CaskaydiaCove Nerd Font" fo:font-size="18pt" style:font-size-asian="18pt" style:font-size-complex="18pt"/>
    </style:style>
    <style:style style:name="P418" style:family="paragraph" style:parent-style-name="Text_20_body" style:list-style-name="L1">
      <style:paragraph-properties fo:margin-left="0in" fo:margin-right="0in" fo:margin-top="0in" fo:margin-bottom="0in" style:contextual-spacing="false" fo:text-indent="0in" style:auto-text-indent="false"/>
    </style:style>
    <style:style style:name="P419" style:family="paragraph" style:parent-style-name="Text_20_body" style:list-style-name="L2">
      <style:paragraph-properties fo:margin-left="0in" fo:margin-right="0in" fo:margin-top="0in" fo:margin-bottom="0in" style:contextual-spacing="false" fo:text-indent="0in" style:auto-text-indent="false"/>
    </style:style>
    <style:style style:name="P420" style:family="paragraph" style:parent-style-name="Text_20_body">
      <style:text-properties style:font-name="CaskaydiaCove Nerd Font" fo:font-size="12pt" officeooo:rsid="01fcf49b" officeooo:paragraph-rsid="01fcf49b" style:font-size-asian="12pt" style:font-size-complex="12pt"/>
    </style:style>
    <style:style style:name="P421" style:family="paragraph" style:parent-style-name="Text_20_body">
      <style:text-properties style:font-name="CaskaydiaCove Nerd Font" fo:font-size="12pt" officeooo:rsid="009ebb67" officeooo:paragraph-rsid="009ebb67" style:font-size-asian="12pt" style:font-size-complex="12pt"/>
    </style:style>
    <style:style style:name="P422" style:family="paragraph" style:parent-style-name="Text_20_body">
      <style:text-properties style:font-name="CaskaydiaCove Nerd Font" fo:font-size="12pt" officeooo:rsid="011229bb" officeooo:paragraph-rsid="011229bb" style:font-size-asian="12pt" style:font-size-complex="12pt"/>
    </style:style>
    <style:style style:name="P423" style:family="paragraph" style:parent-style-name="Text_20_body">
      <style:text-properties style:font-name="CaskaydiaCove Nerd Font" fo:font-size="12pt" officeooo:rsid="011229bb" officeooo:paragraph-rsid="01286047" style:font-size-asian="12pt" style:font-size-complex="12pt"/>
    </style:style>
    <style:style style:name="P424" style:family="paragraph" style:parent-style-name="Text_20_body">
      <style:text-properties style:font-name="CaskaydiaCove Nerd Font" fo:font-size="12pt" officeooo:rsid="01249990" officeooo:paragraph-rsid="01249990" style:font-size-asian="12pt" style:font-size-complex="12pt"/>
    </style:style>
    <style:style style:name="P425" style:family="paragraph" style:parent-style-name="Text_20_body">
      <style:text-properties style:font-name="CaskaydiaCove Nerd Font" fo:font-size="12pt" officeooo:rsid="011b6502" officeooo:paragraph-rsid="011b6502" style:font-size-asian="12pt" style:font-size-complex="12pt"/>
    </style:style>
    <style:style style:name="P426" style:family="paragraph" style:parent-style-name="Text_20_body">
      <style:text-properties style:font-name="CaskaydiaCove Nerd Font" fo:font-size="12pt" officeooo:rsid="0117dc3f" officeooo:paragraph-rsid="0117dc3f" style:font-size-asian="12pt" style:font-size-complex="12pt"/>
    </style:style>
    <style:style style:name="P427" style:family="paragraph" style:parent-style-name="Text_20_body">
      <style:text-properties style:font-name="CaskaydiaCove Nerd Font" fo:font-size="12pt" officeooo:rsid="0117757b" officeooo:paragraph-rsid="01286047" style:font-size-asian="12pt" style:font-size-complex="12pt"/>
    </style:style>
    <style:style style:name="P428" style:family="paragraph" style:parent-style-name="Text_20_body">
      <style:text-properties style:font-name="CaskaydiaCove Nerd Font" fo:font-size="12pt" officeooo:rsid="01286047" officeooo:paragraph-rsid="01286047" style:font-size-asian="12pt" style:font-size-complex="12pt"/>
    </style:style>
    <style:style style:name="P429" style:family="paragraph" style:parent-style-name="Text_20_body">
      <style:text-properties style:font-name="CaskaydiaCove Nerd Font" fo:font-size="12pt" officeooo:paragraph-rsid="012cce14" style:font-size-asian="12pt" style:font-size-complex="12pt"/>
    </style:style>
    <style:style style:name="P430" style:family="paragraph" style:parent-style-name="Text_20_body">
      <style:text-properties style:font-name="CaskaydiaCove Nerd Font" fo:font-size="12pt" officeooo:rsid="012d6162" officeooo:paragraph-rsid="012d6162" style:font-size-asian="12pt" style:font-size-complex="12pt"/>
    </style:style>
    <style:style style:name="P431" style:family="paragraph" style:parent-style-name="Text_20_body">
      <style:text-properties style:font-name="CaskaydiaCove Nerd Font" fo:font-size="12pt" officeooo:rsid="012d6162" officeooo:paragraph-rsid="01f88270" style:font-size-asian="12pt" style:font-size-complex="12pt"/>
    </style:style>
    <style:style style:name="P432" style:family="paragraph" style:parent-style-name="Text_20_body">
      <style:text-properties style:font-name="CaskaydiaCove Nerd Font" fo:font-size="12pt" officeooo:rsid="011cbaf0" officeooo:paragraph-rsid="011cbaf0" style:font-size-asian="12pt" style:font-size-complex="12pt"/>
    </style:style>
    <style:style style:name="P433" style:family="paragraph" style:parent-style-name="Text_20_body">
      <style:text-properties style:font-name="CaskaydiaCove Nerd Font" fo:font-size="12pt" officeooo:rsid="01620190" officeooo:paragraph-rsid="01620190" style:font-size-asian="12pt" style:font-size-complex="12pt"/>
    </style:style>
    <style:style style:name="P434" style:family="paragraph" style:parent-style-name="Text_20_body">
      <style:text-properties style:font-name="CaskaydiaCove Nerd Font" fo:font-size="24pt" style:font-size-asian="24pt" style:font-size-complex="24pt"/>
    </style:style>
    <style:style style:name="P435" style:family="paragraph" style:parent-style-name="Text_20_body">
      <style:paragraph-properties fo:margin-left="0in" fo:margin-right="0in" fo:margin-top="0in" fo:margin-bottom="0in" style:contextual-spacing="false" fo:text-indent="0in" style:auto-text-indent="false"/>
      <style:text-properties style:font-name="CaskaydiaCove Nerd Font" officeooo:paragraph-rsid="013fe1d0"/>
    </style:style>
    <style:style style:name="P436" style:family="paragraph" style:parent-style-name="Text_20_body">
      <style:paragraph-properties fo:margin-left="0in" fo:margin-right="0in" fo:margin-top="0in" fo:margin-bottom="0in" style:contextual-spacing="false" fo:text-indent="0in" style:auto-text-indent="false"/>
      <style:text-properties style:font-name="CaskaydiaCove Nerd Font"/>
    </style:style>
    <style:style style:name="P437" style:family="paragraph" style:parent-style-name="Text_20_body" style:list-style-name="L1">
      <style:paragraph-properties fo:margin-left="0in" fo:margin-right="0in" fo:margin-top="0in" fo:margin-bottom="0in" style:contextual-spacing="false" fo:text-indent="0in" style:auto-text-indent="false"/>
      <style:text-properties style:font-name="CaskaydiaCove Nerd Font"/>
    </style:style>
    <style:style style:name="P438" style:family="paragraph" style:parent-style-name="Text_20_body" style:list-style-name="L2">
      <style:paragraph-properties fo:margin-left="0in" fo:margin-right="0in" fo:margin-top="0in" fo:margin-bottom="0in" style:contextual-spacing="false" fo:text-indent="0in" style:auto-text-indent="false"/>
      <style:text-properties style:font-name="CaskaydiaCove Nerd Font"/>
    </style:style>
    <style:style style:name="P439" style:family="paragraph" style:parent-style-name="Text_20_body">
      <style:text-properties style:font-name="CaskaydiaCove Nerd Font"/>
    </style:style>
    <style:style style:name="P440" style:family="paragraph" style:parent-style-name="Text_20_body">
      <style:text-properties style:font-name="CaskaydiaCove Nerd Font" fo:font-size="14pt" officeooo:rsid="005cf8fb" officeooo:paragraph-rsid="005cf8fb" style:font-size-asian="14pt" style:font-size-complex="14pt"/>
    </style:style>
    <style:style style:name="P441" style:family="paragraph" style:parent-style-name="Text_20_body">
      <style:text-properties style:font-name="CaskaydiaCove Nerd Font" fo:font-size="14pt" officeooo:rsid="005cf8fb" officeooo:paragraph-rsid="005e55b4" style:font-size-asian="14pt" style:font-size-complex="14pt"/>
    </style:style>
    <style:style style:name="P442" style:family="paragraph" style:parent-style-name="Text_20_body">
      <style:paragraph-properties fo:break-before="page"/>
      <style:text-properties style:font-name="CaskaydiaCove Nerd Font" fo:font-size="14pt" officeooo:rsid="005d094e" officeooo:paragraph-rsid="005e55b4" style:font-size-asian="14pt" style:font-size-complex="14pt"/>
    </style:style>
    <style:style style:name="P443" style:family="paragraph" style:parent-style-name="Text_20_body">
      <style:text-properties style:font-name="CaskaydiaCove Nerd Font" fo:font-size="14pt" officeooo:rsid="005e55b4" officeooo:paragraph-rsid="005cf8fb" style:font-size-asian="14pt" style:font-size-complex="14pt"/>
    </style:style>
    <style:style style:name="P444" style:family="paragraph" style:parent-style-name="Text_20_body">
      <style:text-properties style:font-name="CaskaydiaCove Nerd Font" fo:font-size="14pt" officeooo:rsid="005e55b4" officeooo:paragraph-rsid="005e55b4" style:font-size-asian="14pt" style:font-size-complex="14pt"/>
    </style:style>
    <style:style style:name="P445" style:family="paragraph" style:parent-style-name="Text_20_body">
      <style:paragraph-properties fo:break-before="page"/>
      <style:text-properties style:font-name="CaskaydiaCove Nerd Font" fo:font-size="14pt" officeooo:rsid="0061f421" officeooo:paragraph-rsid="0061f421" style:font-size-asian="14pt" style:font-size-complex="14pt"/>
    </style:style>
    <style:style style:name="P446" style:family="paragraph" style:parent-style-name="Text_20_body">
      <style:text-properties style:font-name="CaskaydiaCove Nerd Font" fo:font-size="14pt" officeooo:rsid="0061f421" officeooo:paragraph-rsid="0061f421" style:font-size-asian="14pt" style:font-size-complex="14pt"/>
    </style:style>
    <style:style style:name="P447" style:family="paragraph" style:parent-style-name="Text_20_body">
      <style:paragraph-properties fo:break-before="page"/>
      <style:text-properties style:font-name="CaskaydiaCove Nerd Font" fo:font-size="14pt" officeooo:rsid="006314e6" officeooo:paragraph-rsid="006314e6" style:font-size-asian="14pt" style:font-size-complex="14pt"/>
    </style:style>
    <style:style style:name="P448" style:family="paragraph" style:parent-style-name="Text_20_body">
      <style:text-properties style:font-name="CaskaydiaCove Nerd Font" fo:font-size="14pt" officeooo:rsid="006314e6" officeooo:paragraph-rsid="006314e6" style:font-size-asian="14pt" style:font-size-complex="14pt"/>
    </style:style>
    <style:style style:name="P449" style:family="paragraph" style:parent-style-name="Text_20_body">
      <style:text-properties style:font-name="CaskaydiaCove Nerd Font" fo:font-size="14pt" officeooo:rsid="00a5d36a" officeooo:paragraph-rsid="00a5d36a" style:font-size-asian="14pt" style:font-size-complex="14pt"/>
    </style:style>
    <style:style style:name="P450" style:family="paragraph" style:parent-style-name="Text_20_body">
      <style:text-properties style:font-name="CaskaydiaCove Nerd Font" fo:font-size="14pt" officeooo:rsid="00a63bd5" officeooo:paragraph-rsid="00a63bd5" style:font-size-asian="14pt" style:font-size-complex="14pt"/>
    </style:style>
    <style:style style:name="P451" style:family="paragraph" style:parent-style-name="Text_20_body">
      <style:text-properties style:font-name="CaskaydiaCove Nerd Font" fo:font-size="14pt" officeooo:rsid="00afe386" officeooo:paragraph-rsid="00afe386" style:font-size-asian="14pt" style:font-size-complex="14pt"/>
    </style:style>
    <style:style style:name="P452" style:family="paragraph" style:parent-style-name="Text_20_body">
      <style:text-properties style:font-name="CaskaydiaCove Nerd Font" fo:font-size="14pt" officeooo:rsid="00b0d4ab" officeooo:paragraph-rsid="00b0d4ab" style:font-size-asian="14pt" style:font-size-complex="14pt"/>
    </style:style>
    <style:style style:name="P453" style:family="paragraph" style:parent-style-name="Text_20_body">
      <style:paragraph-properties fo:break-before="page"/>
      <style:text-properties style:font-name="CaskaydiaCove Nerd Font" fo:font-size="14pt" officeooo:rsid="00b0d4ab" officeooo:paragraph-rsid="00b0d4ab" style:font-size-asian="14pt" style:font-size-complex="14pt"/>
    </style:style>
    <style:style style:name="P454" style:family="paragraph" style:parent-style-name="Text_20_body">
      <style:text-properties style:font-name="CaskaydiaCove Nerd Font" officeooo:paragraph-rsid="006314e6"/>
    </style:style>
    <style:style style:name="P455" style:family="paragraph" style:parent-style-name="Text_20_body">
      <style:text-properties style:font-name="CaskaydiaCove Nerd Font" officeooo:rsid="00ef3523" officeooo:paragraph-rsid="00ef3523"/>
    </style:style>
    <style:style style:name="P456" style:family="paragraph" style:parent-style-name="Text_20_body">
      <style:text-properties style:font-name="CaskaydiaCove Nerd Font" officeooo:rsid="00f12799" officeooo:paragraph-rsid="00f12799"/>
    </style:style>
    <style:style style:name="P457" style:family="paragraph" style:parent-style-name="Text_20_body">
      <style:text-properties style:font-name="CaskaydiaCove Nerd Font" officeooo:rsid="00f28655" officeooo:paragraph-rsid="00f28655"/>
    </style:style>
    <style:style style:name="P458" style:family="paragraph" style:parent-style-name="Text_20_body">
      <style:text-properties style:font-name="CaskaydiaCove Nerd Font" officeooo:rsid="01f6a6f3" officeooo:paragraph-rsid="01f6a6f3"/>
    </style:style>
    <style:style style:name="P459" style:family="paragraph" style:parent-style-name="Text_20_body">
      <style:text-properties style:font-name="CaskaydiaCove Nerd Font" officeooo:rsid="00f43044" officeooo:paragraph-rsid="00f43044"/>
    </style:style>
    <style:style style:name="P460" style:family="paragraph" style:parent-style-name="Text_20_body">
      <style:text-properties style:font-name="CaskaydiaCove Nerd Font" officeooo:rsid="00f60f2b" officeooo:paragraph-rsid="00f60f2b"/>
    </style:style>
    <style:style style:name="P461" style:family="paragraph" style:parent-style-name="Text_20_body">
      <style:text-properties style:font-name="CaskaydiaCove Nerd Font" officeooo:rsid="00fa0d46" officeooo:paragraph-rsid="00fa0d46"/>
    </style:style>
    <style:style style:name="P462" style:family="paragraph" style:parent-style-name="Text_20_body">
      <style:text-properties style:font-name="CaskaydiaCove Nerd Font" officeooo:rsid="00fb52ca" officeooo:paragraph-rsid="00fb52ca"/>
    </style:style>
    <style:style style:name="P463" style:family="paragraph" style:parent-style-name="Text_20_body">
      <style:text-properties style:font-name="CaskaydiaCove Nerd Font" officeooo:rsid="00fb93d3" officeooo:paragraph-rsid="00fb93d3"/>
    </style:style>
    <style:style style:name="P464" style:family="paragraph" style:parent-style-name="Text_20_body">
      <style:text-properties style:font-name="CaskaydiaCove Nerd Font" officeooo:rsid="00fb9805" officeooo:paragraph-rsid="00fb9805"/>
    </style:style>
    <style:style style:name="P465" style:family="paragraph" style:parent-style-name="Text_20_body">
      <style:paragraph-properties fo:break-before="page"/>
      <style:text-properties style:font-name="CaskaydiaCove Nerd Font" officeooo:rsid="00fb9805" officeooo:paragraph-rsid="00fb9805"/>
    </style:style>
    <style:style style:name="P466" style:family="paragraph" style:parent-style-name="Text_20_body">
      <style:text-properties style:font-name="CaskaydiaCove Nerd Font" officeooo:rsid="00fc9a8b" officeooo:paragraph-rsid="00fc9a8b"/>
    </style:style>
    <style:style style:name="P467" style:family="paragraph" style:parent-style-name="Text_20_body">
      <style:text-properties style:font-name="CaskaydiaCove Nerd Font" officeooo:rsid="00fe61e1" officeooo:paragraph-rsid="00fe61e1"/>
    </style:style>
    <style:style style:name="P468" style:family="paragraph" style:parent-style-name="Text_20_body">
      <style:text-properties style:font-name="CaskaydiaCove Nerd Font" officeooo:rsid="00ffbdbb" officeooo:paragraph-rsid="00ffbdbb"/>
    </style:style>
    <style:style style:name="P469" style:family="paragraph" style:parent-style-name="Text_20_body">
      <style:text-properties style:font-name="CaskaydiaCove Nerd Font" officeooo:rsid="0100bb19" officeooo:paragraph-rsid="0100bb19"/>
    </style:style>
    <style:style style:name="P470" style:family="paragraph" style:parent-style-name="Text_20_body">
      <style:text-properties style:font-name="CaskaydiaCove Nerd Font" officeooo:rsid="01020d14" officeooo:paragraph-rsid="01020d14"/>
    </style:style>
    <style:style style:name="P471" style:family="paragraph" style:parent-style-name="Text_20_body">
      <style:text-properties style:font-name="CaskaydiaCove Nerd Font" officeooo:rsid="0106c5a3" officeooo:paragraph-rsid="0106c5a3"/>
    </style:style>
    <style:style style:name="P472" style:family="paragraph" style:parent-style-name="Text_20_body">
      <style:text-properties style:font-name="CaskaydiaCove Nerd Font" officeooo:rsid="01084fee" officeooo:paragraph-rsid="01084fee"/>
    </style:style>
    <style:style style:name="P473" style:family="paragraph" style:parent-style-name="Text_20_body">
      <style:text-properties style:font-name="CaskaydiaCove Nerd Font" officeooo:paragraph-rsid="010a925a"/>
    </style:style>
    <style:style style:name="P474" style:family="paragraph" style:parent-style-name="Text_20_body">
      <style:text-properties style:font-name="CaskaydiaCove Nerd Font" officeooo:rsid="010a925a" officeooo:paragraph-rsid="010a925a"/>
    </style:style>
    <style:style style:name="P475" style:family="paragraph" style:parent-style-name="Text_20_body">
      <style:text-properties style:font-name="CaskaydiaCove Nerd Font" officeooo:rsid="010b2e6f" officeooo:paragraph-rsid="010b2e6f"/>
    </style:style>
    <style:style style:name="P476" style:family="paragraph" style:parent-style-name="Text_20_body">
      <style:text-properties style:font-name="CaskaydiaCove Nerd Font" officeooo:paragraph-rsid="010c6517"/>
    </style:style>
    <style:style style:name="P477" style:family="paragraph" style:parent-style-name="Text_20_body">
      <style:text-properties style:font-name="CaskaydiaCove Nerd Font" officeooo:paragraph-rsid="010f3347"/>
    </style:style>
    <style:style style:name="P478" style:family="paragraph" style:parent-style-name="Text_20_body">
      <style:text-properties style:font-name="CaskaydiaCove Nerd Font" officeooo:paragraph-rsid="012cce14"/>
    </style:style>
    <style:style style:name="P479" style:family="paragraph" style:parent-style-name="Text_20_body">
      <style:paragraph-properties fo:break-before="page"/>
      <style:text-properties style:font-name="CaskaydiaCove Nerd Font" officeooo:paragraph-rsid="012cce14"/>
    </style:style>
    <style:style style:name="P480" style:family="paragraph" style:parent-style-name="Text_20_body">
      <style:text-properties style:font-name="CaskaydiaCove Nerd Font" officeooo:rsid="0152bc47" officeooo:paragraph-rsid="0152bc47"/>
    </style:style>
    <style:style style:name="P481" style:family="paragraph" style:parent-style-name="Text_20_body">
      <style:text-properties style:font-name="CaskaydiaCove Nerd Font" officeooo:rsid="0156ab5d" officeooo:paragraph-rsid="0152bc47" fo:background-color="#ffffff"/>
    </style:style>
    <style:style style:name="P482" style:family="paragraph" style:parent-style-name="Text_20_body">
      <style:text-properties style:font-name="CaskaydiaCove Nerd Font" officeooo:rsid="0156ab5d" officeooo:paragraph-rsid="0156ab5d"/>
    </style:style>
    <style:style style:name="P483" style:family="paragraph" style:parent-style-name="Text_20_body">
      <style:text-properties style:font-name="CaskaydiaCove Nerd Font" officeooo:rsid="01620190" officeooo:paragraph-rsid="01620190"/>
    </style:style>
    <style:style style:name="P484" style:family="paragraph" style:parent-style-name="Text_20_body">
      <style:paragraph-properties fo:break-before="page"/>
      <style:text-properties style:font-name="CaskaydiaCove Nerd Font" officeooo:rsid="01620190" officeooo:paragraph-rsid="01620190"/>
    </style:style>
    <style:style style:name="P485" style:family="paragraph" style:parent-style-name="Text_20_body">
      <style:text-properties style:font-name="CaskaydiaCove Nerd Font" officeooo:rsid="01596e97" officeooo:paragraph-rsid="01596e97"/>
    </style:style>
    <style:style style:name="P486" style:family="paragraph" style:parent-style-name="Text_20_body">
      <style:text-properties style:font-name="CaskaydiaCove Nerd Font" officeooo:rsid="015a71dd" officeooo:paragraph-rsid="015a71dd"/>
    </style:style>
    <style:style style:name="P487" style:family="paragraph" style:parent-style-name="Text_20_body">
      <style:text-properties style:font-name="CaskaydiaCove Nerd Font" officeooo:rsid="017fa3d7" officeooo:paragraph-rsid="017fa3d7"/>
    </style:style>
    <style:style style:name="P488" style:family="paragraph" style:parent-style-name="Text_20_body">
      <style:text-properties style:font-name="CaskaydiaCove Nerd Font" officeooo:rsid="016f54df" officeooo:paragraph-rsid="016f54df"/>
    </style:style>
    <style:style style:name="P489" style:family="paragraph" style:parent-style-name="Text_20_body">
      <style:text-properties style:font-name="CaskaydiaCove Nerd Font" officeooo:paragraph-rsid="016f54df"/>
    </style:style>
    <style:style style:name="P490" style:family="paragraph" style:parent-style-name="Text_20_body">
      <style:text-properties style:font-name="CaskaydiaCove Nerd Font" officeooo:rsid="017ad3bb" officeooo:paragraph-rsid="017ad3bb"/>
    </style:style>
    <style:style style:name="P491" style:family="paragraph" style:parent-style-name="Text_20_body">
      <style:text-properties style:font-name="CaskaydiaCove Nerd Font" officeooo:rsid="01864e98" officeooo:paragraph-rsid="01864e98"/>
    </style:style>
    <style:style style:name="P492" style:family="paragraph" style:parent-style-name="Text_20_body">
      <style:paragraph-properties fo:break-before="page"/>
      <style:text-properties style:font-name="CaskaydiaCove Nerd Font" officeooo:rsid="017c46a5" officeooo:paragraph-rsid="017c46a5"/>
    </style:style>
    <style:style style:name="P493" style:family="paragraph" style:parent-style-name="Text_20_body">
      <style:text-properties style:font-name="CaskaydiaCove Nerd Font" officeooo:rsid="019ce506" officeooo:paragraph-rsid="019ce506"/>
    </style:style>
    <style:style style:name="P494" style:family="paragraph" style:parent-style-name="Text_20_body">
      <style:text-properties style:font-name="CaskaydiaCove Nerd Font" officeooo:rsid="01a3bb14" officeooo:paragraph-rsid="01a3bb14"/>
    </style:style>
    <style:style style:name="P495" style:family="paragraph" style:parent-style-name="Text_20_body">
      <style:paragraph-properties fo:break-before="page"/>
      <style:text-properties style:font-name="CaskaydiaCove Nerd Font" officeooo:rsid="01a3bb14" officeooo:paragraph-rsid="01a3bb14"/>
    </style:style>
    <style:style style:name="P496" style:family="paragraph" style:parent-style-name="Text_20_body">
      <style:text-properties style:font-name="CaskaydiaCove Nerd Font" officeooo:rsid="01a50b65" officeooo:paragraph-rsid="01a50b65"/>
    </style:style>
    <style:style style:name="P497" style:family="paragraph" style:parent-style-name="Text_20_body">
      <style:text-properties style:font-name="CaskaydiaCove Nerd Font" officeooo:rsid="01a630e4" officeooo:paragraph-rsid="01a630e4"/>
    </style:style>
    <style:style style:name="P498" style:family="paragraph" style:parent-style-name="Text_20_body">
      <style:text-properties style:font-name="CaskaydiaCove Nerd Font" officeooo:rsid="01e6a5b6" officeooo:paragraph-rsid="01e6a5b6"/>
    </style:style>
    <style:style style:name="P499" style:family="paragraph" style:parent-style-name="Text_20_body">
      <style:text-properties style:font-name="CaskaydiaCove Nerd Font" officeooo:rsid="01e6a5b6"/>
    </style:style>
    <style:style style:name="P500" style:family="paragraph" style:parent-style-name="Text_20_body">
      <style:text-properties style:font-name="CaskaydiaCove Nerd Font" officeooo:paragraph-rsid="01e8a055"/>
    </style:style>
    <style:style style:name="P501" style:family="paragraph" style:parent-style-name="Text_20_body">
      <style:text-properties style:font-name="CaskaydiaCove Nerd Font" officeooo:rsid="01e8ad14" officeooo:paragraph-rsid="01e8ad14"/>
    </style:style>
    <style:style style:name="P502" style:family="paragraph" style:parent-style-name="Text_20_body">
      <style:text-properties style:font-name="CaskaydiaCove Nerd Font" officeooo:rsid="01ea6efc" officeooo:paragraph-rsid="01e8ad14"/>
    </style:style>
    <style:style style:name="P503" style:family="paragraph" style:parent-style-name="Text_20_body">
      <style:text-properties style:font-name="CaskaydiaCove Nerd Font" officeooo:rsid="01eadde6" officeooo:paragraph-rsid="01eadde6"/>
    </style:style>
    <style:style style:name="P504" style:family="paragraph" style:parent-style-name="Text_20_body">
      <style:text-properties style:font-name="CaskaydiaCove Nerd Font" officeooo:rsid="01eb213b" officeooo:paragraph-rsid="01eb213b"/>
    </style:style>
    <style:style style:name="P505" style:family="paragraph" style:parent-style-name="Text_20_body">
      <style:text-properties style:font-name="CaskaydiaCove Nerd Font" officeooo:rsid="01ed86e5" officeooo:paragraph-rsid="01ed86e5"/>
    </style:style>
    <style:style style:name="P506" style:family="paragraph" style:parent-style-name="Text_20_body">
      <style:text-properties style:font-name="CaskaydiaCove Nerd Font" officeooo:rsid="01ef0343" officeooo:paragraph-rsid="01ef0343"/>
    </style:style>
    <style:style style:name="P507" style:family="paragraph" style:parent-style-name="Text_20_body">
      <style:text-properties style:font-name="CaskaydiaCove Nerd Font" officeooo:rsid="01f20a83" officeooo:paragraph-rsid="01f20a83"/>
    </style:style>
    <style:style style:name="P508" style:family="paragraph" style:parent-style-name="Text_20_body">
      <style:text-properties style:font-name="CaskaydiaCove Nerd Font" officeooo:rsid="01f41dd3" officeooo:paragraph-rsid="01f41dd3"/>
    </style:style>
    <style:style style:name="P509" style:family="paragraph" style:parent-style-name="Text_20_body">
      <style:text-properties style:font-name="CaskaydiaCove Nerd Font" officeooo:rsid="01fb03a8" officeooo:paragraph-rsid="01fcbd7f"/>
    </style:style>
    <style:style style:name="P510" style:family="paragraph" style:parent-style-name="Text_20_body">
      <style:paragraph-properties fo:break-before="page"/>
      <style:text-properties style:font-name="CaskaydiaCove Nerd Font" officeooo:rsid="01fcbd7f" officeooo:paragraph-rsid="01fcbd7f"/>
    </style:style>
    <style:style style:name="P511" style:family="paragraph" style:parent-style-name="Text_20_body">
      <style:text-properties style:font-name="CaskaydiaCove Nerd Font" officeooo:rsid="01fcbd7f" officeooo:paragraph-rsid="01fcbd7f"/>
    </style:style>
    <style:style style:name="P512" style:family="paragraph" style:parent-style-name="Text_20_body">
      <style:text-properties style:font-name="CaskaydiaCove Nerd Font" officeooo:rsid="01fcf49b" officeooo:paragraph-rsid="01fcf49b"/>
    </style:style>
    <style:style style:name="P513" style:family="paragraph" style:parent-style-name="Text_20_body">
      <style:text-properties style:font-name="CaskaydiaCove Nerd Font" officeooo:rsid="01fcf49b" officeooo:paragraph-rsid="01fcbd7f"/>
    </style:style>
    <style:style style:name="P514" style:family="paragraph" style:parent-style-name="Text_20_body">
      <style:text-properties style:font-name="CaskaydiaCove Nerd Font" officeooo:rsid="01fd58a4" officeooo:paragraph-rsid="01fd58a4"/>
    </style:style>
    <style:style style:name="P515" style:family="paragraph" style:parent-style-name="Text_20_body">
      <style:text-properties style:font-name="CaskaydiaCove Nerd Font" officeooo:rsid="0206fffb" officeooo:paragraph-rsid="0206fffb"/>
    </style:style>
    <style:style style:name="P516" style:family="paragraph" style:parent-style-name="Text_20_body">
      <style:text-properties style:font-name="CaskaydiaCove Nerd Font" officeooo:rsid="02088c12" officeooo:paragraph-rsid="02088c12"/>
    </style:style>
    <style:style style:name="P517" style:family="paragraph" style:parent-style-name="Text_20_body">
      <style:text-properties style:font-name="CaskaydiaCove Nerd Font" officeooo:rsid="0228bc70" officeooo:paragraph-rsid="0228bc70"/>
    </style:style>
    <style:style style:name="P518" style:family="paragraph" style:parent-style-name="Text_20_body">
      <style:text-properties fo:color="#333333" loext:opacity="100%" style:font-name="CaskaydiaCove Nerd Font" fo:font-size="14pt" officeooo:rsid="00a5d36a" officeooo:paragraph-rsid="00a5d36a" style:font-size-asian="14pt" style:font-size-complex="14pt"/>
    </style:style>
    <style:style style:name="T1" style:family="text">
      <style:text-properties fo:color="#acb20c" loext:opacity="100%"/>
    </style:style>
    <style:style style:name="T2" style:family="text">
      <style:text-properties fo:color="#acb20c" loext:opacity="100%" officeooo:rsid="00124d78"/>
    </style:style>
    <style:style style:name="T3" style:family="text">
      <style:text-properties fo:color="#ff8000" loext:opacity="100%"/>
    </style:style>
    <style:style style:name="T4" style:family="text">
      <style:text-properties officeooo:rsid="0015a72f"/>
    </style:style>
    <style:style style:name="T5" style:family="text">
      <style:text-properties officeooo:rsid="001a2bf1"/>
    </style:style>
    <style:style style:name="T6" style:family="text">
      <style:text-properties officeooo:rsid="0021cf5b"/>
    </style:style>
    <style:style style:name="T7" style:family="text">
      <style:text-properties officeooo:rsid="0023da99"/>
    </style:style>
    <style:style style:name="T8" style:family="text">
      <style:text-properties officeooo:rsid="0024bf20"/>
    </style:style>
    <style:style style:name="T9" style:family="text">
      <style:text-properties officeooo:rsid="002bb1f9"/>
    </style:style>
    <style:style style:name="T10" style:family="text">
      <style:text-properties officeooo:rsid="002c3d43"/>
    </style:style>
    <style:style style:name="T11" style:family="text">
      <style:text-properties officeooo:rsid="002d5d70"/>
    </style:style>
    <style:style style:name="T12" style:family="text">
      <style:text-properties officeooo:rsid="002d77ff"/>
    </style:style>
    <style:style style:name="T13" style:family="text">
      <style:text-properties officeooo:rsid="0030afd2"/>
    </style:style>
    <style:style style:name="T14" style:family="text">
      <style:text-properties officeooo:rsid="0030d0a6"/>
    </style:style>
    <style:style style:name="T15" style:family="text">
      <style:text-properties fo:color="#f7f1ff" loext:opacity="100%"/>
    </style:style>
    <style:style style:name="T16" style:family="text">
      <style:text-properties fo:color="#f7f1ff" loext:opacity="100%" fo:background-color="#222222" loext:char-shading-value="0"/>
    </style:style>
    <style:style style:name="T17" style:family="text">
      <style:text-properties fo:color="#f7f1ff" loext:opacity="100%" officeooo:rsid="00312754" fo:background-color="#222222" loext:char-shading-value="0"/>
    </style:style>
    <style:style style:name="T18" style:family="text">
      <style:text-properties fo:color="#f7f1ff" loext:opacity="100%" officeooo:rsid="002a3f64"/>
    </style:style>
    <style:style style:name="T19" style:family="text">
      <style:text-properties fo:color="#f7f1ff" loext:opacity="100%" officeooo:rsid="00312754"/>
    </style:style>
    <style:style style:name="T20" style:family="text">
      <style:text-properties fo:color="#fc618d" loext:opacity="100%"/>
    </style:style>
    <style:style style:name="T21" style:family="text">
      <style:text-properties fo:color="#fc618d" loext:opacity="100%" fo:background-color="#222222" loext:char-shading-value="0"/>
    </style:style>
    <style:style style:name="T22" style:family="text">
      <style:text-properties fo:color="#fc618d" loext:opacity="100%" officeooo:rsid="00312754" fo:background-color="#222222" loext:char-shading-value="0"/>
    </style:style>
    <style:style style:name="T23" style:family="text">
      <style:text-properties fo:color="#fc618d" loext:opacity="100%" officeooo:rsid="002a3f64"/>
    </style:style>
    <style:style style:name="T24" style:family="text">
      <style:text-properties fo:color="#fc618d" loext:opacity="100%" officeooo:rsid="00312754"/>
    </style:style>
    <style:style style:name="T25" style:family="text">
      <style:text-properties fo:color="#8b888f" loext:opacity="100%"/>
    </style:style>
    <style:style style:name="T26" style:family="text">
      <style:text-properties fo:color="#8b888f" loext:opacity="100%" fo:background-color="#222222" loext:char-shading-value="0"/>
    </style:style>
    <style:style style:name="T27" style:family="text">
      <style:text-properties fo:color="#8b888f" loext:opacity="100%" officeooo:rsid="002a3f64"/>
    </style:style>
    <style:style style:name="T28" style:family="text">
      <style:text-properties fo:color="#8b888f" loext:opacity="100%" officeooo:rsid="00312754"/>
    </style:style>
    <style:style style:name="T29" style:family="text">
      <style:text-properties fo:color="#fce566" loext:opacity="100%"/>
    </style:style>
    <style:style style:name="T30" style:family="text">
      <style:text-properties fo:color="#fce566" loext:opacity="100%" fo:background-color="#222222" loext:char-shading-value="0"/>
    </style:style>
    <style:style style:name="T31" style:family="text">
      <style:text-properties fo:color="#fce566" loext:opacity="100%" officeooo:rsid="00312754"/>
    </style:style>
    <style:style style:name="T32" style:family="text">
      <style:text-properties fo:color="#7bd88f" loext:opacity="100%"/>
    </style:style>
    <style:style style:name="T33" style:family="text">
      <style:text-properties fo:color="#7bd88f" loext:opacity="100%" fo:background-color="#222222" loext:char-shading-value="0"/>
    </style:style>
    <style:style style:name="T34" style:family="text">
      <style:text-properties fo:color="#6f42c1" loext:opacity="100%"/>
    </style:style>
    <style:style style:name="T35" style:family="text">
      <style:text-properties fo:color="#6f42c1" loext:opacity="100%" fo:background-color="#ffffff" loext:char-shading-value="0"/>
    </style:style>
    <style:style style:name="T36" style:family="text">
      <style:text-properties fo:color="#6f42c1" loext:opacity="100%" fo:font-size="14pt" fo:background-color="#ffffff" loext:char-shading-value="0" style:font-size-asian="14pt" style:font-size-complex="14pt"/>
    </style:style>
    <style:style style:name="T37" style:family="text">
      <style:text-properties fo:color="#24292e" loext:opacity="100%"/>
    </style:style>
    <style:style style:name="T38" style:family="text">
      <style:text-properties fo:color="#24292e" loext:opacity="100%" fo:background-color="#ffffff" loext:char-shading-value="0"/>
    </style:style>
    <style:style style:name="T39" style:family="text">
      <style:text-properties fo:color="#24292e" loext:opacity="100%" officeooo:rsid="003d6fcc" fo:background-color="#ffffff" loext:char-shading-value="0"/>
    </style:style>
    <style:style style:name="T40" style:family="text">
      <style:text-properties fo:color="#24292e" loext:opacity="100%" officeooo:rsid="00490e17" fo:background-color="#ffffff" loext:char-shading-value="0"/>
    </style:style>
    <style:style style:name="T41" style:family="text">
      <style:text-properties fo:color="#24292e" loext:opacity="100%" officeooo:rsid="00509b29" fo:background-color="#ffffff" loext:char-shading-value="0"/>
    </style:style>
    <style:style style:name="T42" style:family="text">
      <style:text-properties fo:color="#24292e" loext:opacity="100%" officeooo:rsid="00424e57"/>
    </style:style>
    <style:style style:name="T43" style:family="text">
      <style:text-properties fo:color="#24292e" loext:opacity="100%" officeooo:rsid="00466ac2"/>
    </style:style>
    <style:style style:name="T44" style:family="text">
      <style:text-properties fo:color="#24292e" loext:opacity="100%" officeooo:rsid="00509b29"/>
    </style:style>
    <style:style style:name="T45" style:family="text">
      <style:text-properties fo:color="#24292e" loext:opacity="100%" officeooo:rsid="005495d9"/>
    </style:style>
    <style:style style:name="T46" style:family="text">
      <style:text-properties fo:color="#24292e" loext:opacity="100%" fo:font-size="14pt" fo:background-color="#ffffff" loext:char-shading-value="0" style:font-size-asian="14pt" style:font-size-complex="14pt"/>
    </style:style>
    <style:style style:name="T47" style:family="text">
      <style:text-properties fo:color="#d73a49" loext:opacity="100%"/>
    </style:style>
    <style:style style:name="T48" style:family="text">
      <style:text-properties fo:color="#d73a49" loext:opacity="100%" fo:background-color="#ffffff" loext:char-shading-value="0"/>
    </style:style>
    <style:style style:name="T49" style:family="text">
      <style:text-properties fo:color="#d73a49" loext:opacity="100%" fo:font-size="14pt" fo:background-color="#ffffff" loext:char-shading-value="0" style:font-size-asian="14pt" style:font-size-complex="14pt"/>
    </style:style>
    <style:style style:name="T50" style:family="text">
      <style:text-properties fo:color="#22863a" loext:opacity="100%"/>
    </style:style>
    <style:style style:name="T51" style:family="text">
      <style:text-properties fo:color="#22863a" loext:opacity="100%" fo:background-color="#ffffff" loext:char-shading-value="0"/>
    </style:style>
    <style:style style:name="T52" style:family="text">
      <style:text-properties fo:color="#22863a" loext:opacity="100%" officeooo:rsid="003d6fcc" fo:background-color="#ffffff" loext:char-shading-value="0"/>
    </style:style>
    <style:style style:name="T53" style:family="text">
      <style:text-properties fo:color="#e36209" loext:opacity="100%"/>
    </style:style>
    <style:style style:name="T54" style:family="text">
      <style:text-properties fo:color="#e36209" loext:opacity="100%" fo:background-color="#ffffff" loext:char-shading-value="0"/>
    </style:style>
    <style:style style:name="T55" style:family="text">
      <style:text-properties fo:color="#e36209" loext:opacity="100%" fo:font-size="14pt" fo:background-color="#ffffff" loext:char-shading-value="0" style:font-size-asian="14pt" style:font-size-complex="14pt"/>
    </style:style>
    <style:style style:name="T56" style:family="text">
      <style:text-properties fo:color="#032f62" loext:opacity="100%"/>
    </style:style>
    <style:style style:name="T57" style:family="text">
      <style:text-properties fo:color="#032f62" loext:opacity="100%" officeooo:rsid="00454999"/>
    </style:style>
    <style:style style:name="T58" style:family="text">
      <style:text-properties fo:color="#032f62" loext:opacity="100%" fo:background-color="#ffffff" loext:char-shading-value="0"/>
    </style:style>
    <style:style style:name="T59" style:family="text">
      <style:text-properties fo:color="#032f62" loext:opacity="100%" fo:font-size="14pt" fo:background-color="#ffffff" loext:char-shading-value="0" style:font-size-asian="14pt" style:font-size-complex="14pt"/>
    </style:style>
    <style:style style:name="T60" style:family="text">
      <style:text-properties fo:color="#032f62" loext:opacity="100%" fo:font-size="14pt" officeooo:rsid="004bd8c0" fo:background-color="#ffffff" loext:char-shading-value="0" style:font-size-asian="14pt" style:font-size-complex="14pt"/>
    </style:style>
    <style:style style:name="T61" style:family="text">
      <style:text-properties fo:color="#032f62" loext:opacity="100%" fo:font-size="14pt" officeooo:rsid="004cd3f8" fo:background-color="#ffffff" loext:char-shading-value="0" style:font-size-asian="14pt" style:font-size-complex="14pt"/>
    </style:style>
    <style:style style:name="T62" style:family="text">
      <style:text-properties fo:color="#005cc5" loext:opacity="100%"/>
    </style:style>
    <style:style style:name="T63" style:family="text">
      <style:text-properties officeooo:rsid="003dacd3"/>
    </style:style>
    <style:style style:name="T64" style:family="text">
      <style:text-properties officeooo:rsid="003e9a69"/>
    </style:style>
    <style:style style:name="T65" style:family="text">
      <style:text-properties officeooo:rsid="00417e00"/>
    </style:style>
    <style:style style:name="T66" style:family="text">
      <style:text-properties fo:color="#c9211e" loext:opacity="100%"/>
    </style:style>
    <style:style style:name="T67" style:family="text">
      <style:text-properties officeooo:rsid="004260d6"/>
    </style:style>
    <style:style style:name="T68" style:family="text">
      <style:text-properties officeooo:rsid="00450ce8"/>
    </style:style>
    <style:style style:name="T69" style:family="text">
      <style:text-properties officeooo:rsid="00473a74"/>
    </style:style>
    <style:style style:name="T70" style:family="text">
      <style:text-properties officeooo:rsid="00490e17"/>
    </style:style>
    <style:style style:name="T71" style:family="text">
      <style:text-properties officeooo:rsid="004bd8c0"/>
    </style:style>
    <style:style style:name="T72" style:family="text">
      <style:text-properties officeooo:rsid="004fee2a"/>
    </style:style>
    <style:style style:name="T73" style:family="text">
      <style:text-properties officeooo:rsid="00509b29"/>
    </style:style>
    <style:style style:name="T74" style:family="text">
      <style:text-properties officeooo:rsid="00528f45"/>
    </style:style>
    <style:style style:name="T75" style:family="text">
      <style:text-properties officeooo:rsid="00556346"/>
    </style:style>
    <style:style style:name="T76" style:family="text">
      <style:text-properties officeooo:rsid="005572da"/>
    </style:style>
    <style:style style:name="T77" style:family="text">
      <style:text-properties fo:color="#00a933" loext:opacity="100%"/>
    </style:style>
    <style:style style:name="T78" style:family="text">
      <style:text-properties fo:color="#000000" loext:opacity="100%"/>
    </style:style>
    <style:style style:name="T79" style:family="text">
      <style:text-properties fo:color="#000000" loext:opacity="100%" officeooo:rsid="00862a8c"/>
    </style:style>
    <style:style style:name="T80" style:family="text">
      <style:text-properties fo:color="#000000" loext:opacity="100%" fo:background-color="#ffffff" loext:char-shading-value="0"/>
    </style:style>
    <style:style style:name="T81" style:family="text">
      <style:text-properties fo:color="#000000" loext:opacity="100%" officeooo:rsid="00e0ed18" fo:background-color="#ffffff" loext:char-shading-value="0"/>
    </style:style>
    <style:style style:name="T82" style:family="text">
      <style:text-properties fo:color="#000000" loext:opacity="100%" officeooo:rsid="00e72a21" fo:background-color="#ffffff" loext:char-shading-value="0"/>
    </style:style>
    <style:style style:name="T83" style:family="text">
      <style:text-properties fo:color="#000000" loext:opacity="100%" officeooo:rsid="00e87ce7" fo:background-color="#ffffff" loext:char-shading-value="0"/>
    </style:style>
    <style:style style:name="T84" style:family="text">
      <style:text-properties fo:color="#000000" loext:opacity="100%" officeooo:rsid="00eada95" fo:background-color="#ffffff" loext:char-shading-value="0"/>
    </style:style>
    <style:style style:name="T85" style:family="text">
      <style:text-properties fo:color="#000000" loext:opacity="100%" officeooo:rsid="01cdddac" fo:background-color="#ffffff" loext:char-shading-value="0"/>
    </style:style>
    <style:style style:name="T86" style:family="text">
      <style:text-properties fo:color="#000000" loext:opacity="100%" officeooo:rsid="01dd0225" fo:background-color="#ffffff" loext:char-shading-value="0"/>
    </style:style>
    <style:style style:name="T87" style:family="text">
      <style:text-properties fo:color="#000000" loext:opacity="100%" officeooo:rsid="01e8a055" fo:background-color="#ffffff" loext:char-shading-value="0"/>
    </style:style>
    <style:style style:name="T88" style:family="text">
      <style:text-properties fo:color="#000000" loext:opacity="100%" officeooo:rsid="01020d14"/>
    </style:style>
    <style:style style:name="T89" style:family="text">
      <style:text-properties fo:color="#000000" loext:opacity="100%" officeooo:rsid="013bbe25"/>
    </style:style>
    <style:style style:name="T90" style:family="text">
      <style:text-properties fo:color="#000000" loext:opacity="100%" officeooo:rsid="00124d78"/>
    </style:style>
    <style:style style:name="T91" style:family="text">
      <style:text-properties fo:color="#000000" loext:opacity="100%" officeooo:rsid="012bd95f"/>
    </style:style>
    <style:style style:name="T92" style:family="text">
      <style:text-properties fo:color="#000000" loext:opacity="100%" officeooo:rsid="01596e97"/>
    </style:style>
    <style:style style:name="T93" style:family="text">
      <style:text-properties fo:color="#000000" loext:opacity="100%" officeooo:rsid="016d9b93"/>
    </style:style>
    <style:style style:name="T94" style:family="text">
      <style:text-properties fo:color="#000000" loext:opacity="100%" fo:font-size="10pt" officeooo:rsid="016d9b93" style:font-size-asian="10pt" style:font-size-complex="10pt"/>
    </style:style>
    <style:style style:name="T95" style:family="text">
      <style:text-properties fo:color="#000000" loext:opacity="100%" fo:font-size="12pt" fo:background-color="#ffffff" loext:char-shading-value="0" style:font-size-asian="12pt" style:font-size-complex="12pt"/>
    </style:style>
    <style:style style:name="T96" style:family="text">
      <style:text-properties fo:color="#000000" loext:opacity="100%" fo:font-size="12pt" officeooo:rsid="00e87c97" fo:background-color="#ffffff" loext:char-shading-value="0" style:font-size-asian="12pt" style:font-size-complex="12pt"/>
    </style:style>
    <style:style style:name="T97" style:family="text">
      <style:text-properties fo:color="#000000" loext:opacity="100%" officeooo:rsid="01aea1f1"/>
    </style:style>
    <style:style style:name="T98" style:family="text">
      <style:text-properties fo:color="#000000" loext:opacity="100%" officeooo:rsid="01b21937"/>
    </style:style>
    <style:style style:name="T99" style:family="text">
      <style:text-properties fo:color="#000000" loext:opacity="100%" officeooo:rsid="01b2c5c1"/>
    </style:style>
    <style:style style:name="T100" style:family="text">
      <style:text-properties fo:color="#000000" loext:opacity="100%" officeooo:rsid="01b692cd"/>
    </style:style>
    <style:style style:name="T101" style:family="text">
      <style:text-properties fo:color="#000000" loext:opacity="100%" officeooo:rsid="01b9573a"/>
    </style:style>
    <style:style style:name="T102" style:family="text">
      <style:text-properties fo:color="#000000" loext:opacity="100%" officeooo:rsid="01bb319a"/>
    </style:style>
    <style:style style:name="T103" style:family="text">
      <style:text-properties fo:color="#000000" loext:opacity="100%" officeooo:rsid="01bd5b9d"/>
    </style:style>
    <style:style style:name="T104" style:family="text">
      <style:text-properties fo:color="#000000" loext:opacity="100%" officeooo:rsid="01bd5e62"/>
    </style:style>
    <style:style style:name="T105" style:family="text">
      <style:text-properties fo:color="#000000" loext:opacity="100%" officeooo:rsid="01d0be27"/>
    </style:style>
    <style:style style:name="T106" style:family="text">
      <style:text-properties fo:color="#000000" loext:opacity="100%" officeooo:rsid="01d13c86"/>
    </style:style>
    <style:style style:name="T107" style:family="text">
      <style:text-properties fo:color="#000000" loext:opacity="100%" officeooo:rsid="01d4b3a4"/>
    </style:style>
    <style:style style:name="T108" style:family="text">
      <style:text-properties fo:color="#000000" loext:opacity="100%" officeooo:rsid="01d6e0ab"/>
    </style:style>
    <style:style style:name="T109" style:family="text">
      <style:text-properties fo:color="#000000" loext:opacity="100%" officeooo:rsid="01d84775"/>
    </style:style>
    <style:style style:name="T110" style:family="text">
      <style:text-properties fo:color="#000000" loext:opacity="100%" officeooo:rsid="01def01d"/>
    </style:style>
    <style:style style:name="T111" style:family="text">
      <style:text-properties fo:color="#000000" loext:opacity="100%" officeooo:rsid="01dfa1c9"/>
    </style:style>
    <style:style style:name="T112" style:family="text">
      <style:text-properties fo:color="#000000" loext:opacity="100%" officeooo:rsid="01ea6efc"/>
    </style:style>
    <style:style style:name="T113" style:family="text">
      <style:text-properties fo:color="#000000" loext:opacity="100%" style:font-name="CaskaydiaCove Nerd Font" fo:font-size="13pt" officeooo:rsid="007c1487" fo:background-color="#ffffff" loext:char-shading-value="0" style:font-size-asian="13pt" style:font-size-complex="13pt"/>
    </style:style>
    <style:style style:name="T114" style:family="text">
      <style:text-properties officeooo:rsid="0058aee1"/>
    </style:style>
    <style:style style:name="T115" style:family="text">
      <style:text-properties fo:color="#b052a1" loext:opacity="100%"/>
    </style:style>
    <style:style style:name="T116" style:family="text">
      <style:text-properties fo:color="#b052a1" loext:opacity="100%" fo:background-color="#ffffff" loext:char-shading-value="0"/>
    </style:style>
    <style:style style:name="T117" style:family="text">
      <style:text-properties fo:color="#b052a1" loext:opacity="100%" officeooo:rsid="01e8a055" fo:background-color="#ffffff" loext:char-shading-value="0"/>
    </style:style>
    <style:style style:name="T118" style:family="text">
      <style:text-properties fo:color="#b052a1" loext:opacity="100%" fo:font-size="13pt" fo:background-color="#ffffff" loext:char-shading-value="0" style:font-size-asian="13pt" style:font-size-complex="13pt"/>
    </style:style>
    <style:style style:name="T119" style:family="text">
      <style:text-properties fo:color="#b052a1" loext:opacity="100%" officeooo:rsid="00cb76d0"/>
    </style:style>
    <style:style style:name="T120" style:family="text">
      <style:text-properties fo:color="#b052a1" loext:opacity="100%" officeooo:rsid="00ebc911"/>
    </style:style>
    <style:style style:name="T121" style:family="text">
      <style:text-properties fo:color="#b052a1" loext:opacity="100%" officeooo:rsid="0156ab5d"/>
    </style:style>
    <style:style style:name="T122" style:family="text">
      <style:text-properties fo:color="#b052a1" loext:opacity="100%" officeooo:rsid="017ad3bb"/>
    </style:style>
    <style:style style:name="T123" style:family="text">
      <style:text-properties fo:color="#b052a1" loext:opacity="100%" officeooo:rsid="018298aa"/>
    </style:style>
    <style:style style:name="T124" style:family="text">
      <style:text-properties fo:color="#b052a1" loext:opacity="100%" fo:font-size="14pt" fo:background-color="#ffffff" loext:char-shading-value="0" style:font-size-asian="14pt" style:font-size-complex="14pt"/>
    </style:style>
    <style:style style:name="T125" style:family="text">
      <style:text-properties fo:color="#b052a1" loext:opacity="100%" fo:font-size="14pt" officeooo:rsid="00571135" fo:background-color="#ffffff" loext:char-shading-value="0" style:font-size-asian="14pt" style:font-size-complex="14pt"/>
    </style:style>
    <style:style style:name="T126" style:family="text">
      <style:text-properties fo:color="#b052a1" loext:opacity="100%" officeooo:rsid="01c8aa45"/>
    </style:style>
    <style:style style:name="T127" style:family="text">
      <style:text-properties fo:color="#b052a1" loext:opacity="100%" officeooo:rsid="01d001cf"/>
    </style:style>
    <style:style style:name="T128" style:family="text">
      <style:text-properties fo:color="#b052a1" loext:opacity="100%" style:font-name="CaskaydiaCove Nerd Font" fo:font-size="14pt" officeooo:rsid="00728428" fo:background-color="#ffffff" loext:char-shading-value="0" style:font-size-asian="14pt" style:font-size-complex="14pt"/>
    </style:style>
    <style:style style:name="T129" style:family="text">
      <style:text-properties fo:color="#3778b7" loext:opacity="100%"/>
    </style:style>
    <style:style style:name="T130" style:family="text">
      <style:text-properties fo:color="#3778b7" loext:opacity="100%" fo:background-color="#ffffff" loext:char-shading-value="0"/>
    </style:style>
    <style:style style:name="T131" style:family="text">
      <style:text-properties fo:color="#3778b7" loext:opacity="100%" officeooo:rsid="00da6942" fo:background-color="#ffffff" loext:char-shading-value="0"/>
    </style:style>
    <style:style style:name="T132" style:family="text">
      <style:text-properties fo:color="#3778b7" loext:opacity="100%" officeooo:rsid="00deea08" fo:background-color="#ffffff" loext:char-shading-value="0"/>
    </style:style>
    <style:style style:name="T133" style:family="text">
      <style:text-properties fo:color="#3778b7" loext:opacity="100%" officeooo:rsid="01a8c693" fo:background-color="#ffffff" loext:char-shading-value="0"/>
    </style:style>
    <style:style style:name="T134" style:family="text">
      <style:text-properties fo:color="#3778b7" loext:opacity="100%" officeooo:rsid="00c638e9"/>
    </style:style>
    <style:style style:name="T135" style:family="text">
      <style:text-properties fo:color="#3778b7" loext:opacity="100%" officeooo:rsid="00cb76d0"/>
    </style:style>
    <style:style style:name="T136" style:family="text">
      <style:text-properties fo:color="#3778b7" loext:opacity="100%" officeooo:rsid="00ebc911"/>
    </style:style>
    <style:style style:name="T137" style:family="text">
      <style:text-properties fo:color="#3778b7" loext:opacity="100%" officeooo:rsid="01020d14"/>
    </style:style>
    <style:style style:name="T138" style:family="text">
      <style:text-properties fo:color="#3778b7" loext:opacity="100%" officeooo:rsid="012cce14"/>
    </style:style>
    <style:style style:name="T139" style:family="text">
      <style:text-properties fo:color="#3778b7" loext:opacity="100%" officeooo:rsid="013287f5"/>
    </style:style>
    <style:style style:name="T140" style:family="text">
      <style:text-properties fo:color="#3778b7" loext:opacity="100%" officeooo:rsid="0156ab5d"/>
    </style:style>
    <style:style style:name="T141" style:family="text">
      <style:text-properties fo:color="#3778b7" loext:opacity="100%" officeooo:rsid="0157ecc4"/>
    </style:style>
    <style:style style:name="T142" style:family="text">
      <style:text-properties fo:color="#3778b7" loext:opacity="100%" officeooo:rsid="01689bfe"/>
    </style:style>
    <style:style style:name="T143" style:family="text">
      <style:text-properties fo:color="#3778b7" loext:opacity="100%" officeooo:rsid="0173cd2f"/>
    </style:style>
    <style:style style:name="T144" style:family="text">
      <style:text-properties fo:color="#3778b7" loext:opacity="100%" officeooo:rsid="017ad3bb"/>
    </style:style>
    <style:style style:name="T145" style:family="text">
      <style:text-properties fo:color="#3778b7" loext:opacity="100%" officeooo:rsid="00124d78"/>
    </style:style>
    <style:style style:name="T146" style:family="text">
      <style:text-properties fo:color="#3778b7" loext:opacity="100%" officeooo:rsid="012bd95f"/>
    </style:style>
    <style:style style:name="T147" style:family="text">
      <style:text-properties fo:color="#3778b7" loext:opacity="100%" fo:font-size="10pt" officeooo:rsid="016d9b93" style:font-size-asian="10pt" style:font-size-complex="10pt"/>
    </style:style>
    <style:style style:name="T148" style:family="text">
      <style:text-properties fo:color="#3778b7" loext:opacity="100%" fo:font-size="14pt" fo:background-color="#ffffff" loext:char-shading-value="0" style:font-size-asian="14pt" style:font-size-complex="14pt"/>
    </style:style>
    <style:style style:name="T149" style:family="text">
      <style:text-properties fo:color="#3778b7" loext:opacity="100%" fo:font-size="14pt" officeooo:rsid="00571135" fo:background-color="#ffffff" loext:char-shading-value="0" style:font-size-asian="14pt" style:font-size-complex="14pt"/>
    </style:style>
    <style:style style:name="T150" style:family="text">
      <style:text-properties fo:color="#3778b7" loext:opacity="100%" fo:font-size="14pt" officeooo:rsid="005b70e1" fo:background-color="#ffffff" loext:char-shading-value="0" style:font-size-asian="14pt" style:font-size-complex="14pt"/>
    </style:style>
    <style:style style:name="T151" style:family="text">
      <style:text-properties fo:color="#3778b7" loext:opacity="100%" officeooo:rsid="00caf8ad"/>
    </style:style>
    <style:style style:name="T152" style:family="text">
      <style:text-properties fo:color="#3778b7" loext:opacity="100%" fo:font-size="12pt" officeooo:rsid="010a925a" fo:background-color="#ffffff" loext:char-shading-value="0" style:font-size-asian="12pt" style:font-size-complex="12pt"/>
    </style:style>
    <style:style style:name="T153" style:family="text">
      <style:text-properties fo:color="#3778b7" loext:opacity="100%" fo:font-size="12pt" officeooo:rsid="01286047" fo:background-color="#ffffff" loext:char-shading-value="0" style:font-size-asian="12pt" style:font-size-complex="12pt"/>
    </style:style>
    <style:style style:name="T154" style:family="text">
      <style:text-properties fo:color="#3778b7" loext:opacity="100%" officeooo:rsid="01a8c693"/>
    </style:style>
    <style:style style:name="T155" style:family="text">
      <style:text-properties fo:color="#3778b7" loext:opacity="100%" officeooo:rsid="01c8aa45"/>
    </style:style>
    <style:style style:name="T156" style:family="text">
      <style:text-properties fo:color="#3778b7" loext:opacity="100%" officeooo:rsid="01d4b3a4"/>
    </style:style>
    <style:style style:name="T157" style:family="text">
      <style:text-properties fo:color="#3778b7" loext:opacity="100%" officeooo:rsid="01d001cf"/>
    </style:style>
    <style:style style:name="T158" style:family="text">
      <style:text-properties fo:color="#3778b7" loext:opacity="100%" officeooo:rsid="01f20a83"/>
    </style:style>
    <style:style style:name="T159" style:family="text">
      <style:text-properties fo:color="#3778b7" loext:opacity="100%" style:font-name="CaskaydiaCove Nerd Font" fo:font-size="13pt" officeooo:rsid="007c1487" fo:background-color="#ffffff" loext:char-shading-value="0" style:font-size-asian="13pt" style:font-size-complex="13pt"/>
    </style:style>
    <style:style style:name="T160" style:family="text">
      <style:text-properties fo:color="#3778b7" loext:opacity="100%" style:font-name="CaskaydiaCove Nerd Font" fo:font-size="14pt" officeooo:rsid="0064f790" fo:background-color="#ffffff" loext:char-shading-value="0" style:font-size-asian="14pt" style:font-size-complex="14pt"/>
    </style:style>
    <style:style style:name="T161" style:family="text">
      <style:text-properties fo:color="#3778b7" loext:opacity="100%" style:font-name="CaskaydiaCove Nerd Font" fo:font-size="14pt" officeooo:rsid="007c1487" fo:background-color="#ffffff" loext:char-shading-value="0" style:font-size-asian="14pt" style:font-size-complex="14pt"/>
    </style:style>
    <style:style style:name="T162" style:family="text">
      <style:text-properties fo:color="#3778b7" loext:opacity="100%" style:font-name="CaskaydiaCove Nerd Font" fo:font-size="14pt" officeooo:rsid="00728428" fo:background-color="#ffffff" loext:char-shading-value="0" style:font-size-asian="14pt" style:font-size-complex="14pt"/>
    </style:style>
    <style:style style:name="T163" style:family="text">
      <style:text-properties fo:color="#3778b7" loext:opacity="100%" style:font-name="CaskaydiaCove Nerd Font" fo:font-size="14pt" officeooo:rsid="0079255d" fo:background-color="#ffffff" loext:char-shading-value="0" style:font-size-asian="14pt" style:font-size-complex="14pt"/>
    </style:style>
    <style:style style:name="T164" style:family="text">
      <style:text-properties fo:color="#a56416" loext:opacity="100%"/>
    </style:style>
    <style:style style:name="T165" style:family="text">
      <style:text-properties fo:color="#a56416" loext:opacity="100%" fo:background-color="#ffffff" loext:char-shading-value="0"/>
    </style:style>
    <style:style style:name="T166" style:family="text">
      <style:text-properties fo:color="#a56416" loext:opacity="100%" officeooo:rsid="00da6942" fo:background-color="#ffffff" loext:char-shading-value="0"/>
    </style:style>
    <style:style style:name="T167" style:family="text">
      <style:text-properties fo:color="#a56416" loext:opacity="100%" officeooo:rsid="00deea08" fo:background-color="#ffffff" loext:char-shading-value="0"/>
    </style:style>
    <style:style style:name="T168" style:family="text">
      <style:text-properties fo:color="#a56416" loext:opacity="100%" fo:font-size="13pt" fo:background-color="#ffffff" loext:char-shading-value="0" style:font-size-asian="13pt" style:font-size-complex="13pt"/>
    </style:style>
    <style:style style:name="T169" style:family="text">
      <style:text-properties fo:color="#a56416" loext:opacity="100%" officeooo:rsid="00ebc911"/>
    </style:style>
    <style:style style:name="T170" style:family="text">
      <style:text-properties fo:color="#a56416" loext:opacity="100%" officeooo:rsid="01020d14"/>
    </style:style>
    <style:style style:name="T171" style:family="text">
      <style:text-properties fo:color="#a56416" loext:opacity="100%" officeooo:rsid="012cce14"/>
    </style:style>
    <style:style style:name="T172" style:family="text">
      <style:text-properties fo:color="#a56416" loext:opacity="100%" officeooo:rsid="013287f5"/>
    </style:style>
    <style:style style:name="T173" style:family="text">
      <style:text-properties fo:color="#a56416" loext:opacity="100%" officeooo:rsid="0157ecc4"/>
    </style:style>
    <style:style style:name="T174" style:family="text">
      <style:text-properties fo:color="#a56416" loext:opacity="100%" officeooo:rsid="01689bfe"/>
    </style:style>
    <style:style style:name="T175" style:family="text">
      <style:text-properties fo:color="#a56416" loext:opacity="100%" officeooo:rsid="0173cd2f"/>
    </style:style>
    <style:style style:name="T176" style:family="text">
      <style:text-properties fo:color="#a56416" loext:opacity="100%" officeooo:rsid="017ad3bb"/>
    </style:style>
    <style:style style:name="T177" style:family="text">
      <style:text-properties fo:color="#a56416" loext:opacity="100%" officeooo:rsid="00124d78"/>
    </style:style>
    <style:style style:name="T178" style:family="text">
      <style:text-properties fo:color="#a56416" loext:opacity="100%" officeooo:rsid="012bd95f"/>
    </style:style>
    <style:style style:name="T179" style:family="text">
      <style:text-properties fo:color="#a56416" loext:opacity="100%" fo:font-size="14pt" fo:background-color="#ffffff" loext:char-shading-value="0" style:font-size-asian="14pt" style:font-size-complex="14pt"/>
    </style:style>
    <style:style style:name="T180" style:family="text">
      <style:text-properties fo:color="#a56416" loext:opacity="100%" officeooo:rsid="00caf8ad"/>
    </style:style>
    <style:style style:name="T181" style:family="text">
      <style:text-properties fo:color="#a56416" loext:opacity="100%" fo:font-size="12pt" officeooo:rsid="010a925a" fo:background-color="#ffffff" loext:char-shading-value="0" style:font-size-asian="12pt" style:font-size-complex="12pt"/>
    </style:style>
    <style:style style:name="T182" style:family="text">
      <style:text-properties fo:color="#a56416" loext:opacity="100%" fo:font-size="12pt" officeooo:rsid="01286047" fo:background-color="#ffffff" loext:char-shading-value="0" style:font-size-asian="12pt" style:font-size-complex="12pt"/>
    </style:style>
    <style:style style:name="T183" style:family="text">
      <style:text-properties fo:color="#a56416" loext:opacity="100%" officeooo:rsid="01d001cf"/>
    </style:style>
    <style:style style:name="T184" style:family="text">
      <style:text-properties fo:color="#a56416" loext:opacity="100%" officeooo:rsid="01e24592"/>
    </style:style>
    <style:style style:name="T185" style:family="text">
      <style:text-properties fo:color="#a56416" loext:opacity="100%" officeooo:rsid="01e8ad14"/>
    </style:style>
    <style:style style:name="T186" style:family="text">
      <style:text-properties fo:color="#a56416" loext:opacity="100%" officeooo:rsid="01f20a83"/>
    </style:style>
    <style:style style:name="T187" style:family="text">
      <style:text-properties fo:color="#a56416" loext:opacity="100%" style:font-name="CaskaydiaCove Nerd Font" fo:font-size="13pt" officeooo:rsid="007c1487" fo:background-color="#ffffff" loext:char-shading-value="0" style:font-size-asian="13pt" style:font-size-complex="13pt"/>
    </style:style>
    <style:style style:name="T188" style:family="text">
      <style:text-properties fo:color="#a56416" loext:opacity="100%" style:font-name="CaskaydiaCove Nerd Font" fo:font-size="14pt" officeooo:rsid="0064f790" fo:background-color="#ffffff" loext:char-shading-value="0" style:font-size-asian="14pt" style:font-size-complex="14pt"/>
    </style:style>
    <style:style style:name="T189" style:family="text">
      <style:text-properties fo:color="#a56416" loext:opacity="100%" style:font-name="CaskaydiaCove Nerd Font" fo:font-size="14pt" officeooo:rsid="007c1487" fo:background-color="#ffffff" loext:char-shading-value="0" style:font-size-asian="14pt" style:font-size-complex="14pt"/>
    </style:style>
    <style:style style:name="T190" style:family="text">
      <style:text-properties fo:color="#a56416" loext:opacity="100%" style:font-name="CaskaydiaCove Nerd Font" fo:font-size="14pt" officeooo:rsid="00728428" fo:background-color="#ffffff" loext:char-shading-value="0" style:font-size-asian="14pt" style:font-size-complex="14pt"/>
    </style:style>
    <style:style style:name="T191" style:family="text">
      <style:text-properties fo:color="#a56416" loext:opacity="100%" style:font-name="CaskaydiaCove Nerd Font" fo:font-size="14pt" officeooo:rsid="0079255d" fo:background-color="#ffffff" loext:char-shading-value="0" style:font-size-asian="14pt" style:font-size-complex="14pt"/>
    </style:style>
    <style:style style:name="T192" style:family="text">
      <style:text-properties fo:color="#1a1a1a" loext:opacity="100%"/>
    </style:style>
    <style:style style:name="T193" style:family="text">
      <style:text-properties fo:color="#1a1a1a" loext:opacity="100%" fo:background-color="#ffffff" loext:char-shading-value="0"/>
    </style:style>
    <style:style style:name="T194" style:family="text">
      <style:text-properties fo:color="#1a1a1a" loext:opacity="100%" officeooo:rsid="00c9881b" fo:background-color="#ffffff" loext:char-shading-value="0"/>
    </style:style>
    <style:style style:name="T195" style:family="text">
      <style:text-properties fo:color="#1a1a1a" loext:opacity="100%" officeooo:rsid="00caf8ad" fo:background-color="#ffffff" loext:char-shading-value="0"/>
    </style:style>
    <style:style style:name="T196" style:family="text">
      <style:text-properties fo:color="#1a1a1a" loext:opacity="100%" officeooo:rsid="00da6942" fo:background-color="#ffffff" loext:char-shading-value="0"/>
    </style:style>
    <style:style style:name="T197" style:family="text">
      <style:text-properties fo:color="#1a1a1a" loext:opacity="100%" officeooo:rsid="00db4c67" fo:background-color="#ffffff" loext:char-shading-value="0"/>
    </style:style>
    <style:style style:name="T198" style:family="text">
      <style:text-properties fo:color="#1a1a1a" loext:opacity="100%" officeooo:rsid="00dba6d9" fo:background-color="#ffffff" loext:char-shading-value="0"/>
    </style:style>
    <style:style style:name="T199" style:family="text">
      <style:text-properties fo:color="#1a1a1a" loext:opacity="100%" officeooo:rsid="00dbba47" fo:background-color="#ffffff" loext:char-shading-value="0"/>
    </style:style>
    <style:style style:name="T200" style:family="text">
      <style:text-properties fo:color="#1a1a1a" loext:opacity="100%" officeooo:rsid="00de5699" fo:background-color="#ffffff" loext:char-shading-value="0"/>
    </style:style>
    <style:style style:name="T201" style:family="text">
      <style:text-properties fo:color="#1a1a1a" loext:opacity="100%" officeooo:rsid="00deea08" fo:background-color="#ffffff" loext:char-shading-value="0"/>
    </style:style>
    <style:style style:name="T202" style:family="text">
      <style:text-properties fo:color="#1a1a1a" loext:opacity="100%" officeooo:rsid="00df4dea" fo:background-color="#ffffff" loext:char-shading-value="0"/>
    </style:style>
    <style:style style:name="T203" style:family="text">
      <style:text-properties fo:color="#1a1a1a" loext:opacity="100%" officeooo:rsid="01a8c693" fo:background-color="#ffffff" loext:char-shading-value="0"/>
    </style:style>
    <style:style style:name="T204" style:family="text">
      <style:text-properties fo:color="#1a1a1a" loext:opacity="100%" officeooo:rsid="0067ba88"/>
    </style:style>
    <style:style style:name="T205" style:family="text">
      <style:text-properties fo:color="#1a1a1a" loext:opacity="100%" officeooo:rsid="007cf0d7"/>
    </style:style>
    <style:style style:name="T206" style:family="text">
      <style:text-properties fo:color="#1a1a1a" loext:opacity="100%" officeooo:rsid="007d8d67"/>
    </style:style>
    <style:style style:name="T207" style:family="text">
      <style:text-properties fo:color="#1a1a1a" loext:opacity="100%" officeooo:rsid="00a0b89c"/>
    </style:style>
    <style:style style:name="T208" style:family="text">
      <style:text-properties fo:color="#1a1a1a" loext:opacity="100%" officeooo:rsid="00a1336c"/>
    </style:style>
    <style:style style:name="T209" style:family="text">
      <style:text-properties fo:color="#1a1a1a" loext:opacity="100%" officeooo:rsid="00a5d36a"/>
    </style:style>
    <style:style style:name="T210" style:family="text">
      <style:text-properties fo:color="#1a1a1a" loext:opacity="100%" officeooo:rsid="00a7a704"/>
    </style:style>
    <style:style style:name="T211" style:family="text">
      <style:text-properties fo:color="#1a1a1a" loext:opacity="100%" officeooo:rsid="00b3611c"/>
    </style:style>
    <style:style style:name="T212" style:family="text">
      <style:text-properties fo:color="#1a1a1a" loext:opacity="100%" officeooo:rsid="00eada95"/>
    </style:style>
    <style:style style:name="T213" style:family="text">
      <style:text-properties fo:color="#1a1a1a" loext:opacity="100%" officeooo:rsid="00ebc911"/>
    </style:style>
    <style:style style:name="T214" style:family="text">
      <style:text-properties fo:color="#1a1a1a" loext:opacity="100%" officeooo:rsid="0156ab5d"/>
    </style:style>
    <style:style style:name="T215" style:family="text">
      <style:text-properties fo:color="#1a1a1a" loext:opacity="100%" officeooo:rsid="01689bfe"/>
    </style:style>
    <style:style style:name="T216" style:family="text">
      <style:text-properties fo:color="#1a1a1a" loext:opacity="100%" officeooo:rsid="0168a3b6"/>
    </style:style>
    <style:style style:name="T217" style:family="text">
      <style:text-properties fo:color="#1a1a1a" loext:opacity="100%" officeooo:rsid="016a369f"/>
    </style:style>
    <style:style style:name="T218" style:family="text">
      <style:text-properties fo:color="#1a1a1a" loext:opacity="100%" officeooo:rsid="016b5a8b"/>
    </style:style>
    <style:style style:name="T219" style:family="text">
      <style:text-properties fo:color="#1a1a1a" loext:opacity="100%" officeooo:rsid="0173cd2f"/>
    </style:style>
    <style:style style:name="T220" style:family="text">
      <style:text-properties fo:color="#1a1a1a" loext:opacity="100%" officeooo:rsid="017ad3bb"/>
    </style:style>
    <style:style style:name="T221" style:family="text">
      <style:text-properties fo:color="#1a1a1a" loext:opacity="100%" officeooo:rsid="00124d78"/>
    </style:style>
    <style:style style:name="T222" style:family="text">
      <style:text-properties fo:color="#1a1a1a" loext:opacity="100%" officeooo:rsid="01a8c693"/>
    </style:style>
    <style:style style:name="T223" style:family="text">
      <style:text-properties fo:color="#1a1a1a" loext:opacity="100%" officeooo:rsid="01ab9e5b"/>
    </style:style>
    <style:style style:name="T224" style:family="text">
      <style:text-properties fo:color="#1a1a1a" loext:opacity="100%" officeooo:rsid="01acc2fc"/>
    </style:style>
    <style:style style:name="T225" style:family="text">
      <style:text-properties fo:color="#1a1a1a" loext:opacity="100%" officeooo:rsid="01c9d810"/>
    </style:style>
    <style:style style:name="T226" style:family="text">
      <style:text-properties fo:color="#1a1a1a" loext:opacity="100%" officeooo:rsid="01ca7213"/>
    </style:style>
    <style:style style:name="T227" style:family="text">
      <style:text-properties fo:color="#1a1a1a" loext:opacity="100%" officeooo:rsid="01e24592"/>
    </style:style>
    <style:style style:name="T228" style:family="text">
      <style:text-properties fo:color="#1a1a1a" loext:opacity="100%" officeooo:rsid="01e39543"/>
    </style:style>
    <style:style style:name="T229" style:family="text">
      <style:text-properties fo:color="#1a1a1a" loext:opacity="100%" officeooo:rsid="01e442df"/>
    </style:style>
    <style:style style:name="T230" style:family="text">
      <style:text-properties fo:color="#1a1a1a" loext:opacity="100%" officeooo:rsid="01f20a83"/>
    </style:style>
    <style:style style:name="T231" style:family="text">
      <style:text-properties fo:color="#1a1a1a" loext:opacity="100%" style:font-name="CaskaydiaCove Nerd Font" fo:font-size="14pt" officeooo:rsid="007c1487" fo:background-color="#ffffff" loext:char-shading-value="0" style:font-size-asian="14pt" style:font-size-complex="14pt"/>
    </style:style>
    <style:style style:name="T232" style:family="text">
      <style:text-properties fo:color="#1a1a1a" loext:opacity="100%" style:font-name="CaskaydiaCove Nerd Font" fo:font-size="14pt" officeooo:rsid="007d8d67" fo:background-color="#ffffff" loext:char-shading-value="0" style:font-size-asian="14pt" style:font-size-complex="14pt"/>
    </style:style>
    <style:style style:name="T233" style:family="text">
      <style:text-properties fo:color="#1a1a1a" loext:opacity="100%" style:font-name="CaskaydiaCove Nerd Font" fo:font-size="14pt" officeooo:rsid="007cf0d7" fo:background-color="#ffffff" loext:char-shading-value="0" style:font-size-asian="14pt" style:font-size-complex="14pt"/>
    </style:style>
    <style:style style:name="T234" style:family="text">
      <style:text-properties fo:color="#1a1a1a" loext:opacity="100%" style:font-name="CaskaydiaCove Nerd Font" fo:font-size="14pt" officeooo:rsid="0079255d" fo:background-color="#ffffff" loext:char-shading-value="0" style:font-size-asian="14pt" style:font-size-complex="14pt"/>
    </style:style>
    <style:style style:name="T235" style:family="text">
      <style:text-properties fo:color="#1a1a1a" loext:opacity="100%" style:font-name="CaskaydiaCove Nerd Font" fo:font-size="14pt" officeooo:rsid="007b76e1" fo:background-color="#ffffff" loext:char-shading-value="0" style:font-size-asian="14pt" style:font-size-complex="14pt"/>
    </style:style>
    <style:style style:name="T236" style:family="text">
      <style:text-properties officeooo:rsid="005c6e1c"/>
    </style:style>
    <style:style style:name="T237" style:family="text">
      <style:text-properties fo:color="#428226" loext:opacity="100%"/>
    </style:style>
    <style:style style:name="T238" style:family="text">
      <style:text-properties fo:color="#428226" loext:opacity="100%" fo:background-color="#ffffff" loext:char-shading-value="0"/>
    </style:style>
    <style:style style:name="T239" style:family="text">
      <style:text-properties fo:color="#428226" loext:opacity="100%" officeooo:rsid="00deea08" fo:background-color="#ffffff" loext:char-shading-value="0"/>
    </style:style>
    <style:style style:name="T240" style:family="text">
      <style:text-properties fo:color="#428226" loext:opacity="100%" officeooo:rsid="00124d78" fo:background-color="#ffffff" loext:char-shading-value="0"/>
    </style:style>
    <style:style style:name="T241" style:family="text">
      <style:text-properties fo:color="#428226" loext:opacity="100%" fo:font-size="13pt" fo:background-color="#ffffff" loext:char-shading-value="0" style:font-size-asian="13pt" style:font-size-complex="13pt"/>
    </style:style>
    <style:style style:name="T242" style:family="text">
      <style:text-properties fo:color="#428226" loext:opacity="100%" officeooo:rsid="00ebc911"/>
    </style:style>
    <style:style style:name="T243" style:family="text">
      <style:text-properties fo:color="#428226" loext:opacity="100%" officeooo:rsid="01020d14"/>
    </style:style>
    <style:style style:name="T244" style:family="text">
      <style:text-properties fo:color="#428226" loext:opacity="100%" officeooo:rsid="012cce14"/>
    </style:style>
    <style:style style:name="T245" style:family="text">
      <style:text-properties fo:color="#428226" loext:opacity="100%" officeooo:rsid="01689bfe"/>
    </style:style>
    <style:style style:name="T246" style:family="text">
      <style:text-properties fo:color="#428226" loext:opacity="100%" officeooo:rsid="0173cd2f"/>
    </style:style>
    <style:style style:name="T247" style:family="text">
      <style:text-properties fo:color="#428226" loext:opacity="100%" officeooo:rsid="00124d78"/>
    </style:style>
    <style:style style:name="T248" style:family="text">
      <style:text-properties fo:color="#428226" loext:opacity="100%" officeooo:rsid="012bd95f"/>
    </style:style>
    <style:style style:name="T249" style:family="text">
      <style:text-properties fo:color="#428226" loext:opacity="100%" fo:font-size="10pt" officeooo:rsid="016d9b93" style:font-size-asian="10pt" style:font-size-complex="10pt"/>
    </style:style>
    <style:style style:name="T250" style:family="text">
      <style:text-properties fo:color="#428226" loext:opacity="100%" fo:font-size="12pt" officeooo:rsid="010a925a" fo:background-color="#ffffff" loext:char-shading-value="0" style:font-size-asian="12pt" style:font-size-complex="12pt"/>
    </style:style>
    <style:style style:name="T251" style:family="text">
      <style:text-properties fo:color="#428226" loext:opacity="100%" fo:font-size="12pt" officeooo:rsid="01020d14" fo:background-color="#ffffff" loext:char-shading-value="0" style:font-size-asian="12pt" style:font-size-complex="12pt"/>
    </style:style>
    <style:style style:name="T252" style:family="text">
      <style:text-properties fo:color="#428226" loext:opacity="100%" officeooo:rsid="01c8afe4"/>
    </style:style>
    <style:style style:name="T253" style:family="text">
      <style:text-properties fo:color="#428226" loext:opacity="100%" officeooo:rsid="01e24592"/>
    </style:style>
    <style:style style:name="T254" style:family="text">
      <style:text-properties fo:color="#428226" loext:opacity="100%" officeooo:rsid="01ea6efc"/>
    </style:style>
    <style:style style:name="T255" style:family="text">
      <style:text-properties fo:color="#428226" loext:opacity="100%" officeooo:rsid="01ec12e6"/>
    </style:style>
    <style:style style:name="T256" style:family="text">
      <style:text-properties fo:color="#428226" loext:opacity="100%" officeooo:rsid="01f20a83"/>
    </style:style>
    <style:style style:name="T257" style:family="text">
      <style:text-properties fo:color="#428226" loext:opacity="100%" style:font-name="CaskaydiaCove Nerd Font" fo:font-size="14pt" officeooo:rsid="0063ebb8" fo:background-color="#ffffff" loext:char-shading-value="0" style:font-size-asian="14pt" style:font-size-complex="14pt"/>
    </style:style>
    <style:style style:name="T258" style:family="text">
      <style:text-properties fo:color="#428226" loext:opacity="100%" style:font-name="CaskaydiaCove Nerd Font" fo:font-size="14pt" officeooo:rsid="0064f790" fo:background-color="#ffffff" loext:char-shading-value="0" style:font-size-asian="14pt" style:font-size-complex="14pt"/>
    </style:style>
    <style:style style:name="T259" style:family="text">
      <style:text-properties fo:color="#428226" loext:opacity="100%" style:font-name="CaskaydiaCove Nerd Font" fo:font-size="14pt" officeooo:rsid="007c1487" fo:background-color="#ffffff" loext:char-shading-value="0" style:font-size-asian="14pt" style:font-size-complex="14pt"/>
    </style:style>
    <style:style style:name="T260" style:family="text">
      <style:text-properties fo:color="#428226" loext:opacity="100%" style:font-name="CaskaydiaCove Nerd Font" fo:font-size="14pt" officeooo:rsid="0079255d" fo:background-color="#ffffff" loext:char-shading-value="0" style:font-size-asian="14pt" style:font-size-complex="14pt"/>
    </style:style>
    <style:style style:name="T261" style:family="text">
      <style:text-properties officeooo:rsid="0067ba88"/>
    </style:style>
    <style:style style:name="T262" style:family="text">
      <style:text-properties officeooo:rsid="008a4170"/>
    </style:style>
    <style:style style:name="T263" style:family="text">
      <style:text-properties officeooo:rsid="008ae08d"/>
    </style:style>
    <style:style style:name="T264" style:family="text">
      <style:text-properties officeooo:rsid="008c2f6a"/>
    </style:style>
    <style:style style:name="T265" style:family="text">
      <style:text-properties officeooo:rsid="00930b5c"/>
    </style:style>
    <style:style style:name="T266" style:family="text">
      <style:text-properties officeooo:rsid="0093359b"/>
    </style:style>
    <style:style style:name="T267" style:family="text">
      <style:text-properties fo:color="#333333" loext:opacity="100%"/>
    </style:style>
    <style:style style:name="T268" style:family="text">
      <style:text-properties fo:color="#333333" loext:opacity="100%" fo:background-color="#ffffff" loext:char-shading-value="0"/>
    </style:style>
    <style:style style:name="T269" style:family="text">
      <style:text-properties fo:color="#333333" loext:opacity="100%" officeooo:rsid="012cce14" fo:background-color="#ffffff" loext:char-shading-value="0"/>
    </style:style>
    <style:style style:name="T270" style:family="text">
      <style:text-properties fo:color="#333333" loext:opacity="100%" officeooo:rsid="00caf8ad"/>
    </style:style>
    <style:style style:name="T271" style:family="text">
      <style:text-properties fo:color="#333333" loext:opacity="100%" officeooo:rsid="00cb76d0"/>
    </style:style>
    <style:style style:name="T272" style:family="text">
      <style:text-properties fo:color="#333333" loext:opacity="100%" officeooo:rsid="00ebc911"/>
    </style:style>
    <style:style style:name="T273" style:family="text">
      <style:text-properties fo:color="#333333" loext:opacity="100%" officeooo:rsid="012acd92"/>
    </style:style>
    <style:style style:name="T274" style:family="text">
      <style:text-properties fo:color="#333333" loext:opacity="100%" officeooo:rsid="012bd95f"/>
    </style:style>
    <style:style style:name="T275" style:family="text">
      <style:text-properties fo:color="#333333" loext:opacity="100%" officeooo:rsid="012cce14"/>
    </style:style>
    <style:style style:name="T276" style:family="text">
      <style:text-properties fo:color="#333333" loext:opacity="100%" officeooo:rsid="0157ecc4"/>
    </style:style>
    <style:style style:name="T277" style:family="text">
      <style:text-properties fo:color="#333333" loext:opacity="100%" officeooo:rsid="01689bfe"/>
    </style:style>
    <style:style style:name="T278" style:family="text">
      <style:text-properties fo:color="#333333" loext:opacity="100%" fo:font-size="10pt" officeooo:rsid="016d9b93" style:font-size-asian="10pt" style:font-size-complex="10pt"/>
    </style:style>
    <style:style style:name="T279" style:family="text">
      <style:text-properties fo:color="#333333" loext:opacity="100%" officeooo:rsid="01e11525"/>
    </style:style>
    <style:style style:name="T280" style:family="text">
      <style:text-properties fo:color="#333333" loext:opacity="100%" officeooo:rsid="01e24592"/>
    </style:style>
    <style:style style:name="T281" style:family="text">
      <style:text-properties fo:color="#333333" loext:opacity="100%" officeooo:rsid="01e8ad14"/>
    </style:style>
    <style:style style:name="T282" style:family="text">
      <style:text-properties fo:color="#333333" loext:opacity="100%" officeooo:rsid="01e8e625"/>
    </style:style>
    <style:style style:name="T283" style:family="text">
      <style:text-properties fo:color="#333333" loext:opacity="100%" officeooo:rsid="01ea6efc"/>
    </style:style>
    <style:style style:name="T284" style:family="text">
      <style:text-properties fo:color="#333333" loext:opacity="100%" fo:font-size="12pt" fo:background-color="#ffffff" loext:char-shading-value="0" style:font-size-asian="12pt" style:font-size-complex="12pt"/>
    </style:style>
    <style:style style:name="T285" style:family="text">
      <style:text-properties fo:color="#333333" loext:opacity="100%" officeooo:rsid="01f67143"/>
    </style:style>
    <style:style style:name="T286" style:family="text">
      <style:text-properties officeooo:rsid="00978554"/>
    </style:style>
    <style:style style:name="T287" style:family="text">
      <style:text-properties officeooo:rsid="009929f9"/>
    </style:style>
    <style:style style:name="T288" style:family="text">
      <style:text-properties officeooo:rsid="00a8ace5"/>
    </style:style>
    <style:style style:name="T289" style:family="text">
      <style:text-properties officeooo:rsid="00a999e2"/>
    </style:style>
    <style:style style:name="T290" style:family="text">
      <style:text-properties officeooo:rsid="00ae0d66"/>
    </style:style>
    <style:style style:name="T291" style:family="text">
      <style:text-properties officeooo:rsid="00b1003e"/>
    </style:style>
    <style:style style:name="T292" style:family="text">
      <style:text-properties officeooo:rsid="00b24c32"/>
    </style:style>
    <style:style style:name="T293" style:family="text">
      <style:text-properties fo:color="#666666" loext:opacity="100%"/>
    </style:style>
    <style:style style:name="T294" style:family="text">
      <style:text-properties fo:color="#666666" loext:opacity="100%" officeooo:rsid="00b3611c"/>
    </style:style>
    <style:style style:name="T295" style:family="text">
      <style:text-properties fo:color="#666666" loext:opacity="100%" officeooo:rsid="00b50dec"/>
    </style:style>
    <style:style style:name="T296" style:family="text">
      <style:text-properties fo:color="#666666" loext:opacity="100%" loext:padding="0in" loext:border="none"/>
    </style:style>
    <style:style style:name="T297" style:family="text">
      <style:text-properties officeooo:rsid="00bbe6aa"/>
    </style:style>
    <style:style style:name="T298" style:family="text">
      <style:text-properties officeooo:rsid="00bcf661"/>
    </style:style>
    <style:style style:name="T299" style:family="text">
      <style:text-properties officeooo:rsid="00be2f5b"/>
    </style:style>
    <style:style style:name="T300" style:family="text">
      <style:text-properties fo:color="#969696" loext:opacity="100%"/>
    </style:style>
    <style:style style:name="T301" style:family="text">
      <style:text-properties fo:color="#969696" loext:opacity="100%" officeooo:rsid="02296f86"/>
    </style:style>
    <style:style style:name="T302" style:family="text">
      <style:text-properties officeooo:rsid="00c13c2d"/>
    </style:style>
    <style:style style:name="T303" style:family="text">
      <style:text-properties officeooo:rsid="00c1984c"/>
    </style:style>
    <style:style style:name="T304" style:family="text">
      <style:text-properties officeooo:rsid="00c30560"/>
    </style:style>
    <style:style style:name="T305" style:family="text">
      <style:text-properties officeooo:rsid="00c3c2a7"/>
    </style:style>
    <style:style style:name="T306" style:family="text">
      <style:text-properties officeooo:rsid="00c638e9"/>
    </style:style>
    <style:style style:name="T307" style:family="text">
      <style:text-properties officeooo:rsid="00c74004"/>
    </style:style>
    <style:style style:name="T308" style:family="text">
      <style:text-properties officeooo:rsid="00c867b8"/>
    </style:style>
    <style:style style:name="T309" style:family="text">
      <style:text-properties officeooo:rsid="00d3da3b"/>
    </style:style>
    <style:style style:name="T310" style:family="text">
      <style:text-properties officeooo:rsid="00ef3523"/>
    </style:style>
    <style:style style:name="T311" style:family="text">
      <style:text-properties fo:color="#a5b6cf" loext:opacity="100%"/>
    </style:style>
    <style:style style:name="T312" style:family="text">
      <style:text-properties fo:color="#a5b6cf" loext:opacity="100%" fo:background-color="#0d0f18" loext:char-shading-value="0"/>
    </style:style>
    <style:style style:name="T313" style:family="text">
      <style:text-properties fo:color="#a5b6cf" loext:opacity="100%" officeooo:rsid="00fa0d46"/>
    </style:style>
    <style:style style:name="T314" style:family="text">
      <style:text-properties fo:color="#93cee9" loext:opacity="100%"/>
    </style:style>
    <style:style style:name="T315" style:family="text">
      <style:text-properties fo:color="#93cee9" loext:opacity="100%" fo:background-color="#0d0f18" loext:char-shading-value="0"/>
    </style:style>
    <style:style style:name="T316" style:family="text">
      <style:text-properties fo:color="#93cee9" loext:opacity="100%" officeooo:rsid="00fa0d46"/>
    </style:style>
    <style:style style:name="T317" style:family="text">
      <style:text-properties fo:color="#86aaec" loext:opacity="100%"/>
    </style:style>
    <style:style style:name="T318" style:family="text">
      <style:text-properties fo:color="#86aaec" loext:opacity="100%" fo:background-color="#0d0f18" loext:char-shading-value="0"/>
    </style:style>
    <style:style style:name="T319" style:family="text">
      <style:text-properties fo:color="#cbced3" loext:opacity="100%"/>
    </style:style>
    <style:style style:name="T320" style:family="text">
      <style:text-properties fo:color="#cbced3" loext:opacity="100%" fo:background-color="#0d0f18" loext:char-shading-value="0"/>
    </style:style>
    <style:style style:name="T321" style:family="text">
      <style:text-properties fo:color="#90ceaa" loext:opacity="100%"/>
    </style:style>
    <style:style style:name="T322" style:family="text">
      <style:text-properties fo:color="#dd6777" loext:opacity="100%"/>
    </style:style>
    <style:style style:name="T323" style:family="text">
      <style:text-properties fo:color="#c296eb" loext:opacity="100%"/>
    </style:style>
    <style:style style:name="T324" style:family="text">
      <style:text-properties fo:color="#c296eb" loext:opacity="100%" fo:background-color="#0d0f18" loext:char-shading-value="0"/>
    </style:style>
    <style:style style:name="T325" style:family="text">
      <style:text-properties officeooo:rsid="00f28655"/>
    </style:style>
    <style:style style:name="T326" style:family="text">
      <style:text-properties officeooo:rsid="00f43044"/>
    </style:style>
    <style:style style:name="T327" style:family="text">
      <style:text-properties fo:color="#ecd3a0" loext:opacity="100%"/>
    </style:style>
    <style:style style:name="T328" style:family="text">
      <style:text-properties officeooo:rsid="00f47bb0"/>
    </style:style>
    <style:style style:name="T329" style:family="text">
      <style:text-properties officeooo:rsid="00f5cc2c"/>
    </style:style>
    <style:style style:name="T330" style:family="text">
      <style:text-properties officeooo:rsid="00f60f2b"/>
    </style:style>
    <style:style style:name="T331" style:family="text">
      <style:text-properties officeooo:rsid="00f7346f"/>
    </style:style>
    <style:style style:name="T332" style:family="text">
      <style:text-properties fo:background-color="#0d0f18" loext:char-shading-value="0"/>
    </style:style>
    <style:style style:name="T333" style:family="text">
      <style:text-properties officeooo:rsid="00fc9a8b"/>
    </style:style>
    <style:style style:name="T334" style:family="text">
      <style:text-properties officeooo:rsid="00fe2236"/>
    </style:style>
    <style:style style:name="T335" style:family="text">
      <style:text-properties officeooo:rsid="00fe61e1"/>
    </style:style>
    <style:style style:name="T336" style:family="text">
      <style:text-properties fo:color="#9cdcfe" loext:opacity="100%"/>
    </style:style>
    <style:style style:name="T337" style:family="text">
      <style:text-properties fo:color="#d4d4d4" loext:opacity="100%"/>
    </style:style>
    <style:style style:name="T338" style:family="text">
      <style:text-properties fo:color="#4ec9b0" loext:opacity="100%"/>
    </style:style>
    <style:style style:name="T339" style:family="text">
      <style:text-properties style:text-position="super 58%"/>
    </style:style>
    <style:style style:name="T340" style:family="text">
      <style:text-properties style:text-position="super 58%" officeooo:rsid="01098e84"/>
    </style:style>
    <style:style style:name="T341" style:family="text">
      <style:text-properties style:text-position="super 58%" officeooo:rsid="010c6517"/>
    </style:style>
    <style:style style:name="T342" style:family="text">
      <style:text-properties style:text-position="super 58%" fo:font-size="12pt" officeooo:rsid="010d1a09" style:font-size-asian="12pt" style:font-size-complex="12pt"/>
    </style:style>
    <style:style style:name="T343" style:family="text">
      <style:text-properties officeooo:rsid="01011b4b"/>
    </style:style>
    <style:style style:name="T344" style:family="text">
      <style:text-properties officeooo:rsid="01030ca5"/>
    </style:style>
    <style:style style:name="T345" style:family="text">
      <style:text-properties fo:color="#95e6cb" loext:opacity="100%"/>
    </style:style>
    <style:style style:name="T346" style:family="text">
      <style:text-properties fo:color="#95e6cb" loext:opacity="100%" officeooo:rsid="010a925a"/>
    </style:style>
    <style:style style:name="T347" style:family="text">
      <style:text-properties fo:color="#95e6cb" loext:opacity="100%" fo:font-size="12pt" fo:background-color="#0d1017" loext:char-shading-value="0" style:font-size-asian="12pt" style:font-size-complex="12pt"/>
    </style:style>
    <style:style style:name="T348" style:family="text">
      <style:text-properties fo:color="#bfbdb6" loext:opacity="100%"/>
    </style:style>
    <style:style style:name="T349" style:family="text">
      <style:text-properties fo:color="#bfbdb6" loext:opacity="100%" officeooo:rsid="010a925a"/>
    </style:style>
    <style:style style:name="T350" style:family="text">
      <style:text-properties fo:color="#bfbdb6" loext:opacity="100%" fo:font-size="12pt" fo:background-color="#0d1017" loext:char-shading-value="0" style:font-size-asian="12pt" style:font-size-complex="12pt"/>
    </style:style>
    <style:style style:name="T351" style:family="text">
      <style:text-properties fo:color="#f29668" loext:opacity="100%"/>
    </style:style>
    <style:style style:name="T352" style:family="text">
      <style:text-properties fo:color="#f29668" loext:opacity="100%" officeooo:rsid="010a925a"/>
    </style:style>
    <style:style style:name="T353" style:family="text">
      <style:text-properties fo:color="#f29668" loext:opacity="100%" fo:font-size="12pt" fo:background-color="#0d1017" loext:char-shading-value="0" style:font-size-asian="12pt" style:font-size-complex="12pt"/>
    </style:style>
    <style:style style:name="T354" style:family="text">
      <style:text-properties fo:color="#ffb454" loext:opacity="100%"/>
    </style:style>
    <style:style style:name="T355" style:family="text">
      <style:text-properties fo:color="#aad94c" loext:opacity="100%"/>
    </style:style>
    <style:style style:name="T356" style:family="text">
      <style:text-properties fo:color="#aad94c" loext:opacity="100%" officeooo:rsid="010a925a"/>
    </style:style>
    <style:style style:name="T357" style:family="text">
      <style:text-properties fo:color="#aad94c" loext:opacity="100%" officeooo:rsid="011c8cfd" fo:background-color="#ffffff" loext:char-shading-value="0"/>
    </style:style>
    <style:style style:name="T358" style:family="text">
      <style:text-properties fo:color="#aad94c" loext:opacity="100%" officeooo:rsid="011cbaf0" fo:background-color="#ffffff" loext:char-shading-value="0"/>
    </style:style>
    <style:style style:name="T359" style:family="text">
      <style:text-properties fo:color="#d2a6ff" loext:opacity="100%" fo:font-size="12pt" fo:background-color="#0d1017" loext:char-shading-value="0" style:font-size-asian="12pt" style:font-size-complex="12pt"/>
    </style:style>
    <style:style style:name="T360" style:family="text">
      <style:text-properties officeooo:rsid="010d9e8e"/>
    </style:style>
    <style:style style:name="T361" style:family="text">
      <style:text-properties officeooo:rsid="01286047"/>
    </style:style>
    <style:style style:name="T362" style:family="text">
      <style:text-properties fo:color="#367b42" loext:opacity="100%"/>
    </style:style>
    <style:style style:name="T363" style:family="text">
      <style:text-properties fo:color="#367b42" loext:opacity="100%" officeooo:rsid="012cce14" fo:background-color="#ffffff" loext:char-shading-value="0"/>
    </style:style>
    <style:style style:name="T364" style:family="text">
      <style:text-properties fo:color="#367b42" loext:opacity="100%" officeooo:rsid="01f67143"/>
    </style:style>
    <style:style style:name="T365" style:family="text">
      <style:text-properties fo:color="#3d9189" loext:opacity="100%"/>
    </style:style>
    <style:style style:name="T366" style:family="text">
      <style:text-properties fo:color="#3d9189" loext:opacity="100%" fo:font-size="11pt" fo:background-color="#ffffff" loext:char-shading-value="0" style:font-size-asian="11pt" style:font-size-complex="11pt"/>
    </style:style>
    <style:style style:name="T367" style:family="text">
      <style:text-properties fo:background-color="#ffffff" loext:char-shading-value="0"/>
    </style:style>
    <style:style style:name="T368" style:family="text">
      <style:text-properties officeooo:rsid="012cce14" fo:background-color="#ffffff" loext:char-shading-value="0"/>
    </style:style>
    <style:style style:name="T369" style:family="text">
      <style:text-properties officeooo:rsid="014e2a48" fo:background-color="#ffffff" loext:char-shading-value="0"/>
    </style:style>
    <style:style style:name="T370" style:family="text">
      <style:text-properties officeooo:rsid="014f9c50" fo:background-color="#ffffff" loext:char-shading-value="0"/>
    </style:style>
    <style:style style:name="T371" style:family="text">
      <style:text-properties officeooo:rsid="0152bc47" fo:background-color="#ffffff" loext:char-shading-value="0"/>
    </style:style>
    <style:style style:name="T372" style:family="text">
      <style:text-properties officeooo:rsid="0153bdf3" fo:background-color="#ffffff" loext:char-shading-value="0"/>
    </style:style>
    <style:style style:name="T373" style:family="text">
      <style:text-properties officeooo:rsid="0154f924" fo:background-color="#ffffff" loext:char-shading-value="0"/>
    </style:style>
    <style:style style:name="T374" style:family="text">
      <style:text-properties officeooo:rsid="0156ab5d" fo:background-color="#ffffff" loext:char-shading-value="0"/>
    </style:style>
    <style:style style:name="T375" style:family="text">
      <style:text-properties officeooo:rsid="01631792" fo:background-color="#ffffff" loext:char-shading-value="0"/>
    </style:style>
    <style:style style:name="T376" style:family="text">
      <style:text-properties officeooo:rsid="01730f54" fo:background-color="#ffffff" loext:char-shading-value="0"/>
    </style:style>
    <style:style style:name="T377" style:family="text">
      <style:text-properties officeooo:rsid="0173cd2f" fo:background-color="#ffffff" loext:char-shading-value="0"/>
    </style:style>
    <style:style style:name="T378" style:family="text">
      <style:text-properties officeooo:rsid="01746a5b" fo:background-color="#ffffff" loext:char-shading-value="0"/>
    </style:style>
    <style:style style:name="T379" style:family="text">
      <style:text-properties officeooo:rsid="0175f4a7" fo:background-color="#ffffff" loext:char-shading-value="0"/>
    </style:style>
    <style:style style:name="T380" style:family="text">
      <style:text-properties officeooo:rsid="0176cf32" fo:background-color="#ffffff" loext:char-shading-value="0"/>
    </style:style>
    <style:style style:name="T381" style:family="text">
      <style:text-properties officeooo:rsid="017ad3bb" fo:background-color="#ffffff" loext:char-shading-value="0"/>
    </style:style>
    <style:style style:name="T382" style:family="text">
      <style:text-properties officeooo:rsid="018385a4" fo:background-color="#ffffff" loext:char-shading-value="0"/>
    </style:style>
    <style:style style:name="T383" style:family="text">
      <style:text-properties officeooo:rsid="0187fd2f" fo:background-color="#ffffff" loext:char-shading-value="0"/>
    </style:style>
    <style:style style:name="T384" style:family="text">
      <style:text-properties officeooo:rsid="01dd0225" fo:background-color="#ffffff" loext:char-shading-value="0"/>
    </style:style>
    <style:style style:name="T385" style:family="text">
      <style:text-properties officeooo:rsid="012d6162"/>
    </style:style>
    <style:style style:name="T386" style:family="text">
      <style:text-properties fo:color="#012339" loext:opacity="100%"/>
    </style:style>
    <style:style style:name="T387" style:family="text">
      <style:text-properties fo:color="#012339" loext:opacity="100%" officeooo:rsid="013287f5"/>
    </style:style>
    <style:style style:name="T388" style:family="text">
      <style:text-properties fo:color="#012339" loext:opacity="100%" fo:background-color="#ffffff" loext:char-shading-value="0"/>
    </style:style>
    <style:style style:name="T389" style:family="text">
      <style:text-properties fo:color="#012339" loext:opacity="100%" fo:font-size="11pt" fo:background-color="#ffffff" loext:char-shading-value="0" style:font-size-asian="11pt" style:font-size-complex="11pt"/>
    </style:style>
    <style:style style:name="T390" style:family="text">
      <style:text-properties fo:color="#2770c0" loext:opacity="100%"/>
    </style:style>
    <style:style style:name="T391" style:family="text">
      <style:text-properties fo:color="#2770c0" loext:opacity="100%" officeooo:rsid="013287f5"/>
    </style:style>
    <style:style style:name="T392" style:family="text">
      <style:text-properties fo:color="#2770c0" loext:opacity="100%" fo:background-color="#ffffff" loext:char-shading-value="0"/>
    </style:style>
    <style:style style:name="T393" style:family="text">
      <style:text-properties officeooo:rsid="01341bcd"/>
    </style:style>
    <style:style style:name="T394" style:family="text">
      <style:text-properties officeooo:rsid="013758d2"/>
    </style:style>
    <style:style style:name="T395" style:family="text">
      <style:text-properties officeooo:rsid="0138e9d5"/>
    </style:style>
    <style:style style:name="T396" style:family="text">
      <style:text-properties officeooo:rsid="01390551"/>
    </style:style>
    <style:style style:name="T397" style:family="text">
      <style:text-properties officeooo:rsid="0139daf0"/>
    </style:style>
    <style:style style:name="T398" style:family="text">
      <style:text-properties officeooo:rsid="013c2675"/>
    </style:style>
    <style:style style:name="T399" style:family="text">
      <style:text-properties officeooo:rsid="013ce7f7"/>
    </style:style>
    <style:style style:name="T400" style:family="text">
      <style:text-properties fo:font-size="12pt" style:font-size-asian="12pt" style:font-size-complex="12pt"/>
    </style:style>
    <style:style style:name="T401" style:family="text">
      <style:text-properties fo:font-size="12pt" officeooo:rsid="0141bb41" style:font-size-asian="12pt" style:font-size-complex="12pt"/>
    </style:style>
    <style:style style:name="T402" style:family="text">
      <style:text-properties fo:font-size="12pt" officeooo:rsid="010d1a09" style:font-size-asian="12pt" style:font-size-complex="12pt"/>
    </style:style>
    <style:style style:name="T403" style:family="text">
      <style:text-properties fo:font-size="12pt" officeooo:rsid="010d9e8e" style:font-size-asian="12pt" style:font-size-complex="12pt"/>
    </style:style>
    <style:style style:name="T404" style:family="text">
      <style:text-properties fo:font-size="12pt" officeooo:rsid="01286047" style:font-size-asian="12pt" style:font-size-complex="12pt"/>
    </style:style>
    <style:style style:name="T405" style:family="text">
      <style:text-properties fo:font-size="12pt" officeooo:rsid="011cbaf0" style:font-size-asian="12pt" style:font-size-complex="12pt"/>
    </style:style>
    <style:style style:name="T406" style:family="text">
      <style:text-properties fo:font-size="12pt" officeooo:rsid="012cce14" style:font-size-asian="12pt" style:font-size-complex="12pt"/>
    </style:style>
    <style:style style:name="T407" style:family="text">
      <style:text-properties fo:font-size="12pt" fo:background-color="#ffffff" loext:char-shading-value="0" style:font-size-asian="12pt" style:font-size-complex="12pt"/>
    </style:style>
    <style:style style:name="T408" style:family="text">
      <style:text-properties officeooo:rsid="01472b5f"/>
    </style:style>
    <style:style style:name="T409" style:family="text">
      <style:text-properties officeooo:rsid="014776c7"/>
    </style:style>
    <style:style style:name="T410" style:family="text">
      <style:text-properties officeooo:rsid="01479435"/>
    </style:style>
    <style:style style:name="T411" style:family="text">
      <style:text-properties officeooo:rsid="01493b02"/>
    </style:style>
    <style:style style:name="T412" style:family="text">
      <style:text-properties officeooo:rsid="014a5c20"/>
    </style:style>
    <style:style style:name="T413" style:family="text">
      <style:text-properties officeooo:rsid="014a6c25"/>
    </style:style>
    <style:style style:name="T414" style:family="text">
      <style:text-properties officeooo:rsid="014c5aea"/>
    </style:style>
    <style:style style:name="T415" style:family="text">
      <style:text-properties officeooo:rsid="0156ab5d"/>
    </style:style>
    <style:style style:name="T416" style:family="text">
      <style:text-properties fo:color="#abb2bf" loext:opacity="100%"/>
    </style:style>
    <style:style style:name="T417" style:family="text">
      <style:text-properties fo:color="#abb2bf" loext:opacity="100%" officeooo:rsid="0156ab5d" fo:background-color="#ffffff" loext:char-shading-value="0"/>
    </style:style>
    <style:style style:name="T418" style:family="text">
      <style:text-properties fo:color="#abb2bf" loext:opacity="100%" fo:background-color="#282c34" loext:char-shading-value="0"/>
    </style:style>
    <style:style style:name="T419" style:family="text">
      <style:text-properties fo:color="#abb2bf" loext:opacity="100%" officeooo:rsid="01f67143"/>
    </style:style>
    <style:style style:name="T420" style:family="text">
      <style:text-properties fo:color="#e06c75" loext:opacity="100%" officeooo:rsid="0156ab5d" fo:background-color="#ffffff" loext:char-shading-value="0"/>
    </style:style>
    <style:style style:name="T421" style:family="text">
      <style:text-properties officeooo:rsid="015d8b2e"/>
    </style:style>
    <style:style style:name="T422" style:family="text">
      <style:text-properties officeooo:rsid="0160f105"/>
    </style:style>
    <style:style style:name="T423" style:family="text">
      <style:text-properties officeooo:rsid="01620190"/>
    </style:style>
    <style:style style:name="T424" style:family="text">
      <style:text-properties officeooo:rsid="01631792"/>
    </style:style>
    <style:style style:name="T425" style:family="text">
      <style:text-properties officeooo:rsid="016431ca"/>
    </style:style>
    <style:style style:name="T426" style:family="text">
      <style:text-properties officeooo:rsid="01644b32"/>
    </style:style>
    <style:style style:name="T427" style:family="text">
      <style:text-properties officeooo:rsid="01662f52"/>
    </style:style>
    <style:style style:name="T428" style:family="text">
      <style:text-properties officeooo:rsid="01689bfe"/>
    </style:style>
    <style:style style:name="T429" style:family="text">
      <style:text-properties officeooo:rsid="016d22a9"/>
    </style:style>
    <style:style style:name="T430" style:family="text">
      <style:text-properties officeooo:rsid="017087a1"/>
    </style:style>
    <style:style style:name="T431" style:family="text">
      <style:text-properties officeooo:rsid="016f54df"/>
    </style:style>
    <style:style style:name="T432" style:family="text">
      <style:text-properties officeooo:rsid="017a6bde"/>
    </style:style>
    <style:style style:name="T433" style:family="text">
      <style:text-properties officeooo:rsid="017ad3bb"/>
    </style:style>
    <style:style style:name="T434" style:family="text">
      <style:text-properties officeooo:rsid="017dfe31"/>
    </style:style>
    <style:style style:name="T435" style:family="text">
      <style:text-properties officeooo:rsid="0180f434"/>
    </style:style>
    <style:style style:name="T436" style:family="text">
      <style:text-properties officeooo:rsid="018298aa"/>
    </style:style>
    <style:style style:name="T437" style:family="text">
      <style:text-properties officeooo:rsid="0182b964"/>
    </style:style>
    <style:style style:name="T438" style:family="text">
      <style:text-properties officeooo:rsid="018d762b"/>
    </style:style>
    <style:style style:name="T439" style:family="text">
      <style:text-properties officeooo:rsid="019058cd"/>
    </style:style>
    <style:style style:name="T440" style:family="text">
      <style:text-properties officeooo:rsid="01914016"/>
    </style:style>
    <style:style style:name="T441" style:family="text">
      <style:text-properties officeooo:rsid="01939db4"/>
    </style:style>
    <style:style style:name="T442" style:family="text">
      <style:text-properties officeooo:rsid="01950b38"/>
    </style:style>
    <style:style style:name="T443" style:family="text">
      <style:text-properties officeooo:rsid="01953ab8"/>
    </style:style>
    <style:style style:name="T444" style:family="text">
      <style:text-properties officeooo:rsid="01971596"/>
    </style:style>
    <style:style style:name="T445" style:family="text">
      <style:text-properties officeooo:rsid="019780cd"/>
    </style:style>
    <style:style style:name="T446" style:family="text">
      <style:text-properties officeooo:rsid="019d4a4e"/>
    </style:style>
    <style:style style:name="T447" style:family="text">
      <style:text-properties officeooo:rsid="019ebace"/>
    </style:style>
    <style:style style:name="T448" style:family="text">
      <style:text-properties officeooo:rsid="019f9531"/>
    </style:style>
    <style:style style:name="T449" style:family="text">
      <style:text-properties officeooo:rsid="00124d78"/>
    </style:style>
    <style:style style:name="T450" style:family="text">
      <style:text-properties officeooo:rsid="01982a84"/>
    </style:style>
    <style:style style:name="T451" style:family="text">
      <style:text-properties officeooo:rsid="00312754"/>
    </style:style>
    <style:style style:name="T452" style:family="text">
      <style:text-properties officeooo:rsid="00321b9d"/>
    </style:style>
    <style:style style:name="T453" style:family="text">
      <style:text-properties officeooo:rsid="00340fe0"/>
    </style:style>
    <style:style style:name="T454" style:family="text">
      <style:text-properties officeooo:rsid="0033a18c"/>
    </style:style>
    <style:style style:name="T455" style:family="text">
      <style:text-properties officeooo:rsid="0037defa"/>
    </style:style>
    <style:style style:name="T456" style:family="text">
      <style:text-properties officeooo:rsid="003ab0a3"/>
    </style:style>
    <style:style style:name="T457" style:family="text">
      <style:text-properties fo:font-size="14pt" officeooo:rsid="00490e17" style:font-size-asian="14pt" style:font-size-complex="14pt"/>
    </style:style>
    <style:style style:name="T458" style:family="text">
      <style:text-properties fo:font-size="14pt" officeooo:rsid="00571135" style:font-size-asian="14pt" style:font-size-complex="14pt"/>
    </style:style>
    <style:style style:name="T459" style:family="text">
      <style:text-properties fo:font-size="14pt" officeooo:rsid="0058aee1" style:font-size-asian="14pt" style:font-size-complex="14pt"/>
    </style:style>
    <style:style style:name="T460" style:family="text">
      <style:text-properties fo:font-size="14pt" officeooo:rsid="006314e6" style:font-size-asian="14pt" style:font-size-complex="14pt"/>
    </style:style>
    <style:style style:name="T461" style:family="text">
      <style:text-properties officeooo:rsid="00ced60e"/>
    </style:style>
    <style:style style:name="T462" style:family="text">
      <style:text-properties officeooo:rsid="00ce4448"/>
    </style:style>
    <style:style style:name="T463" style:family="text">
      <style:text-properties officeooo:rsid="01084fee"/>
    </style:style>
    <style:style style:name="T464" style:family="text">
      <style:text-properties officeooo:rsid="010892d6"/>
    </style:style>
    <style:style style:name="T465" style:family="text">
      <style:text-properties officeooo:rsid="0109081b"/>
    </style:style>
    <style:style style:name="T466" style:family="text">
      <style:text-properties officeooo:rsid="01098e84"/>
    </style:style>
    <style:style style:name="T467" style:family="text">
      <style:text-properties officeooo:rsid="010a925a"/>
    </style:style>
    <style:style style:name="T468" style:family="text">
      <style:text-properties officeooo:rsid="010a9ce8"/>
    </style:style>
    <style:style style:name="T469" style:family="text">
      <style:text-properties officeooo:rsid="010c6517"/>
    </style:style>
    <style:style style:name="T470" style:family="text">
      <style:text-properties loext:padding="0in" loext:border="none"/>
    </style:style>
    <style:style style:name="T471" style:family="text">
      <style:text-properties officeooo:rsid="01241329"/>
    </style:style>
    <style:style style:name="T472" style:family="text">
      <style:text-properties officeooo:rsid="01148277"/>
    </style:style>
    <style:style style:name="T473" style:family="text">
      <style:text-properties officeooo:rsid="01249990"/>
    </style:style>
    <style:style style:name="T474" style:family="text">
      <style:text-properties officeooo:rsid="0118a3a8"/>
    </style:style>
    <style:style style:name="T475" style:family="text">
      <style:text-properties officeooo:rsid="01251fdb"/>
    </style:style>
    <style:style style:name="T476" style:family="text">
      <style:text-properties officeooo:rsid="011a344e"/>
    </style:style>
    <style:style style:name="T477" style:family="text">
      <style:text-properties officeooo:rsid="0126765c"/>
    </style:style>
    <style:style style:name="T478" style:family="text">
      <style:text-properties officeooo:rsid="012cce14"/>
    </style:style>
    <style:style style:name="T479" style:family="text">
      <style:text-properties officeooo:rsid="0130b70f"/>
    </style:style>
    <style:style style:name="T480" style:family="text">
      <style:text-properties officeooo:rsid="013287f5"/>
    </style:style>
    <style:style style:name="T481" style:family="text">
      <style:text-properties officeooo:rsid="01a65ba9"/>
    </style:style>
    <style:style style:name="T482" style:family="text">
      <style:text-properties officeooo:rsid="01a71769"/>
    </style:style>
    <style:style style:name="T483" style:family="text">
      <style:text-properties officeooo:rsid="01e8a055"/>
    </style:style>
    <style:style style:name="T484" style:family="text">
      <style:text-properties officeooo:rsid="01ea6efc"/>
    </style:style>
    <style:style style:name="T485" style:family="text">
      <style:text-properties officeooo:rsid="01eb213b"/>
    </style:style>
    <style:style style:name="T486" style:family="text">
      <style:text-properties officeooo:rsid="01f08e71"/>
    </style:style>
    <style:style style:name="T487" style:family="text">
      <style:text-properties officeooo:rsid="01f67143"/>
    </style:style>
    <style:style style:name="T488" style:family="text">
      <style:text-properties fo:color="#56b6c2" loext:opacity="100%" fo:background-color="#282c34" loext:char-shading-value="0"/>
    </style:style>
    <style:style style:name="T489" style:family="text">
      <style:text-properties officeooo:rsid="01f7b198"/>
    </style:style>
    <style:style style:name="T490" style:family="text">
      <style:text-properties officeooo:rsid="01f88270"/>
    </style:style>
    <style:style style:name="T491" style:family="text">
      <style:text-properties officeooo:rsid="01f93580"/>
    </style:style>
    <style:style style:name="T492" style:family="text">
      <style:text-properties officeooo:rsid="01faa155"/>
    </style:style>
    <style:style style:name="T493" style:family="text">
      <style:text-properties officeooo:rsid="01f538d0"/>
    </style:style>
    <style:style style:name="T494" style:family="text">
      <style:text-properties officeooo:rsid="01fcf49b"/>
    </style:style>
    <style:style style:name="T495" style:family="text">
      <style:text-properties officeooo:rsid="0206b0fa"/>
    </style:style>
    <style:style style:name="T496" style:family="text">
      <style:text-properties style:font-name="CaskaydiaCove Nerd Font"/>
    </style:style>
    <style:style style:name="T497" style:family="text">
      <style:text-properties style:font-name="CaskaydiaCove Nerd Font" fo:font-size="11pt" style:font-size-asian="11pt" style:font-size-complex="11pt"/>
    </style:style>
    <style:style style:name="T498" style:family="text">
      <style:text-properties style:font-name="CaskaydiaCove Nerd Font" fo:font-size="12pt" fo:font-weight="normal" style:font-size-asian="12pt" style:font-weight-asian="normal" style:font-size-complex="12pt" style:font-weight-complex="normal"/>
    </style:style>
    <style:style style:name="T499" style:family="text">
      <style:text-properties style:font-name="CaskaydiaCove Nerd Font" fo:font-size="14pt" style:font-size-asian="14pt" style:font-size-complex="14pt"/>
    </style:style>
    <style:style style:name="T500" style:family="text">
      <style:text-properties style:font-name="CaskaydiaCove Nerd Font" fo:font-size="14pt" officeooo:rsid="0063ebb8" style:font-size-asian="14pt" style:font-size-complex="14pt"/>
    </style:style>
    <style:style style:name="T501" style:family="text">
      <style:text-properties style:font-name="CaskaydiaCove Nerd Font" fo:font-size="14pt" officeooo:rsid="0064f790" style:font-size-asian="14pt" style:font-size-complex="14pt"/>
    </style:style>
    <style:style style:name="T502" style:family="text">
      <style:text-properties style:font-name="CaskaydiaCove Nerd Font" fo:font-size="14pt" officeooo:rsid="006cddff" style:font-size-asian="14pt" style:font-size-complex="14pt"/>
    </style:style>
    <style:style style:name="T503" style:family="text">
      <style:text-properties style:font-name="CaskaydiaCove Nerd Font" fo:font-size="14pt" officeooo:rsid="00693f3c" style:font-size-asian="14pt" style:font-size-complex="14pt"/>
    </style:style>
    <style:style style:name="T504" style:family="text">
      <style:text-properties style:font-name="CaskaydiaCove Nerd Font" fo:font-size="14pt" officeooo:rsid="006e8005" style:font-size-asian="14pt" style:font-size-complex="14pt"/>
    </style:style>
    <style:style style:name="T505" style:family="text">
      <style:text-properties style:font-name="CaskaydiaCove Nerd Font" fo:font-size="14pt" officeooo:rsid="01455a83" style:font-size-asian="14pt" style:font-size-complex="14pt"/>
    </style:style>
    <style:style style:name="T506" style:family="text">
      <style:text-properties style:font-name="CaskaydiaCove Nerd Font" fo:font-size="14pt" officeooo:rsid="007b76e1" style:font-size-asian="14pt" style:font-size-complex="14pt"/>
    </style:style>
    <style:style style:name="T507" style:family="text">
      <style:text-properties style:font-name="CaskaydiaCove Nerd Font" fo:font-size="14pt" officeooo:rsid="007c1487" style:font-size-asian="14pt" style:font-size-complex="14pt"/>
    </style:style>
    <style:style style:name="T508" style:family="text">
      <style:text-properties style:font-name="CaskaydiaCove Nerd Font" fo:font-size="14pt" officeooo:rsid="00706aae" style:font-size-asian="14pt" style:font-size-complex="14pt"/>
    </style:style>
    <style:style style:name="T509" style:family="text">
      <style:text-properties style:font-name="CaskaydiaCove Nerd Font" fo:font-size="14pt" officeooo:rsid="00721704" style:font-size-asian="14pt" style:font-size-complex="14pt"/>
    </style:style>
    <style:style style:name="T510" style:family="text">
      <style:text-properties style:font-name="CaskaydiaCove Nerd Font" fo:font-size="14pt" officeooo:rsid="00728428" style:font-size-asian="14pt" style:font-size-complex="14pt"/>
    </style:style>
    <style:style style:name="T511" style:family="text">
      <style:text-properties style:font-name="CaskaydiaCove Nerd Font" fo:font-size="14pt" officeooo:rsid="00748400" style:font-size-asian="14pt" style:font-size-complex="14pt"/>
    </style:style>
    <style:style style:name="T512" style:family="text">
      <style:text-properties style:font-name="CaskaydiaCove Nerd Font" fo:font-size="14pt" officeooo:rsid="00762886" style:font-size-asian="14pt" style:font-size-complex="14pt"/>
    </style:style>
    <style:style style:name="T513" style:family="text">
      <style:text-properties style:font-name="CaskaydiaCove Nerd Font" fo:font-size="14pt" officeooo:rsid="0079255d" style:font-size-asian="14pt" style:font-size-complex="14pt"/>
    </style:style>
    <style:style style:name="T514" style:family="text">
      <style:text-properties style:font-name="CaskaydiaCove Nerd Font" fo:font-size="14pt" officeooo:rsid="0081a9f7" style:font-size-asian="14pt" style:font-size-complex="14pt"/>
    </style:style>
    <style:style style:name="T515" style:family="text">
      <style:text-properties style:font-name="CaskaydiaCove Nerd Font" fo:font-size="14pt" officeooo:rsid="008243bf" style:font-size-asian="14pt" style:font-size-complex="14pt"/>
    </style:style>
    <style:style style:name="T516" style:family="text">
      <style:text-properties style:font-name="CaskaydiaCove Nerd Font" fo:font-size="14pt" officeooo:rsid="0083320c" style:font-size-asian="14pt" style:font-size-complex="14pt"/>
    </style:style>
    <style:style style:name="T517" style:family="text">
      <style:text-properties style:font-name="CaskaydiaCove Nerd Font" fo:font-size="14pt" officeooo:rsid="0085198a" style:font-size-asian="14pt" style:font-size-complex="14pt"/>
    </style:style>
    <style:style style:name="T518" style:family="text">
      <style:text-properties style:font-name="CaskaydiaCove Nerd Font" fo:font-size="14pt" officeooo:rsid="007e188b" style:font-size-asian="14pt" style:font-size-complex="14pt"/>
    </style:style>
    <style:style style:name="T519" style:family="text">
      <style:text-properties style:font-name="CaskaydiaCove Nerd Font" fo:font-size="14pt" officeooo:rsid="007fbfe1" style:font-size-asian="14pt" style:font-size-complex="14pt"/>
    </style:style>
    <style:style style:name="T520" style:family="text">
      <style:text-properties style:font-name="CaskaydiaCove Nerd Font" fo:font-size="14pt" fo:font-weight="bold" officeooo:rsid="0064f790" style:font-size-asian="14pt" style:font-weight-asian="bold" style:font-size-complex="14pt" style:font-weight-complex="bold"/>
    </style:style>
    <style:style style:name="T521" style:family="text">
      <style:text-properties style:font-name="CaskaydiaCove Nerd Font" fo:font-size="14pt" fo:font-weight="bold" officeooo:rsid="014cd0c8" style:font-size-asian="14pt" style:font-weight-asian="bold" style:font-size-complex="14pt" style:font-weight-complex="bold"/>
    </style:style>
    <style:style style:name="T522" style:family="text">
      <style:text-properties officeooo:rsid="020859e3"/>
    </style:style>
    <style:style style:name="T523" style:family="text">
      <style:text-properties officeooo:rsid="020a4660"/>
    </style:style>
    <style:style style:name="T524" style:family="text">
      <style:text-properties officeooo:rsid="020bfdde"/>
    </style:style>
    <style:style style:name="T525" style:family="text">
      <style:text-properties officeooo:rsid="020d2ff4"/>
    </style:style>
    <style:style style:name="T526" style:family="text">
      <style:text-properties officeooo:rsid="020ed29e"/>
    </style:style>
    <style:style style:name="T527" style:family="text">
      <style:text-properties fo:color="#e6edf3" loext:opacity="100%"/>
    </style:style>
    <style:style style:name="T528" style:family="text">
      <style:text-properties fo:color="#e6edf3" loext:opacity="100%" fo:background-color="#0d1117" loext:char-shading-value="0"/>
    </style:style>
    <style:style style:name="T529" style:family="text">
      <style:text-properties fo:color="#e6edf3" loext:opacity="100%" officeooo:rsid="0221c6c0"/>
    </style:style>
    <style:style style:name="T530" style:family="text">
      <style:text-properties fo:color="#e6edf3" loext:opacity="100%" officeooo:rsid="02247ac8"/>
    </style:style>
    <style:style style:name="T531" style:family="text">
      <style:text-properties fo:color="#ffa657" loext:opacity="100%"/>
    </style:style>
    <style:style style:name="T532" style:family="text">
      <style:text-properties fo:color="#ffa657" loext:opacity="100%" fo:background-color="#0d1117" loext:char-shading-value="0"/>
    </style:style>
    <style:style style:name="T533" style:family="text">
      <style:text-properties fo:color="#79c0ff" loext:opacity="100%"/>
    </style:style>
    <style:style style:name="T534" style:family="text">
      <style:text-properties fo:color="#79c0ff" loext:opacity="100%" fo:background-color="#0d1117" loext:char-shading-value="0"/>
    </style:style>
    <style:style style:name="T535" style:family="text">
      <style:text-properties fo:color="#ff7b72" loext:opacity="100%"/>
    </style:style>
    <style:style style:name="T536" style:family="text">
      <style:text-properties fo:color="#ff7b72" loext:opacity="100%" officeooo:rsid="0221c6c0"/>
    </style:style>
    <style:style style:name="T537" style:family="text">
      <style:text-properties fo:color="#ff7b72" loext:opacity="100%" fo:background-color="#0d1117" loext:char-shading-value="0"/>
    </style:style>
    <style:style style:name="T538" style:family="text">
      <style:text-properties fo:color="#a5d6ff" loext:opacity="100%"/>
    </style:style>
    <style:style style:name="T539" style:family="text">
      <style:text-properties fo:color="#a5d6ff" loext:opacity="100%" fo:background-color="#0d1117" loext:char-shading-value="0"/>
    </style:style>
    <style:style style:name="T540" style:family="text">
      <style:text-properties fo:background-color="#0d1117" loext:char-shading-value="0"/>
    </style:style>
    <style:style style:name="T541" style:family="text">
      <style:text-properties officeooo:rsid="02119717"/>
    </style:style>
    <style:style style:name="T542" style:family="text">
      <style:text-properties officeooo:rsid="02153ca7"/>
    </style:style>
    <style:style style:name="T543" style:family="text">
      <style:text-properties fo:color="#d2a8ff" loext:opacity="100%"/>
    </style:style>
    <style:style style:name="T544" style:family="text">
      <style:text-properties fo:color="#7ee787" loext:opacity="100%"/>
    </style:style>
    <style:style style:name="T545" style:family="text">
      <style:text-properties fo:background-color="#010409" loext:char-shading-value="0"/>
    </style:style>
    <style:style style:name="T546" style:family="text">
      <style:text-properties officeooo:rsid="021fff14"/>
    </style:style>
    <style:style style:name="T547" style:family="text">
      <style:text-properties officeooo:rsid="0220a9cc"/>
    </style:style>
    <style:style style:name="T548" style:family="text">
      <style:text-properties officeooo:rsid="0221c6c0"/>
    </style:style>
    <style:style style:name="T549" style:family="text">
      <style:text-properties officeooo:rsid="0224a9ad"/>
    </style:style>
    <style:style style:name="T550" style:family="text">
      <style:text-properties officeooo:rsid="02263124"/>
    </style:style>
    <style:style style:name="T551" style:family="text">
      <style:text-properties officeooo:rsid="022710ce"/>
    </style:style>
    <style:style style:name="T552" style:family="text">
      <style:text-properties officeooo:rsid="02293d7e"/>
    </style:style>
    <style:style style:name="T553" style:family="text">
      <style:text-properties officeooo:rsid="022b487d"/>
    </style:style>
    <style:style style:name="T554" style:family="text">
      <style:text-properties officeooo:rsid="022c5782"/>
    </style:style>
    <style:style style:name="T555" style:family="text">
      <style:text-properties officeooo:rsid="022c7ae5"/>
    </style:style>
    <style:style style:name="T556" style:family="text">
      <style:text-properties officeooo:rsid="022d4ff7"/>
    </style:style>
    <style:style style:name="T557" style:family="text">
      <style:text-properties officeooo:rsid="022dd907"/>
    </style:style>
    <style:style style:name="T558" style:family="text">
      <style:text-properties officeooo:rsid="022edae5"/>
    </style:style>
    <style:style style:name="T559" style:family="text">
      <style:text-properties officeooo:rsid="02330b29"/>
    </style:style>
    <style:style style:name="T560" style:family="text">
      <style:text-properties officeooo:rsid="02340f4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3138in, 0in, 0in, 0.5811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1465in, 0in, 1.2874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1.8465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2362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8425in, 0.2102in, 1.902in, 0.1854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fo:padding="0.0193in" fo:border="0.74pt solid #00000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Dive into Django Web Development: </text:p>
      <text:p text:style-name="P19">A Streamlined Guide</text:p>
      <text:p text:style-name="P434"/>
      <text:p text:style-name="P435"><text:span text:style-name="T400">Ever feel frustrated returning to Django after a break, only to be confronted by mountains of documentation? Or perhaps you're switching from another framework and feeling overwhelmed? This book cuts through the clutter to provide you with a concise and practical guide to </text:span><text:span text:style-name="T401">basic</text:span><text:span text:style-name="T400"> Django development.</text:span></text:p>
      <text:p text:style-name="P435"><text:span text:style-name="T400"/></text:p>
      <text:p text:style-name="P436">Forget spending hours deciphering complex documentation or wading through irrelevant information. This book is your on-the-go companion, offering a quick reference for any stage of your project. Need a refresher on views? Flip to that section. Stuck on user authentication? A dedicated chapter provides a clear overview.</text:p>
      <text:p text:style-name="P436">This book is designed to complement, not replace, your existing resources. Utilize AI assistants, comprehensive documentation, and online communities like Stack Overflow to delve deeper into specific topics. But for a high-level overview and instant refreshers, this book is your go-to guide.</text:p>
      <text:p text:style-name="P436"/>
      <text:p text:style-name="P2"><text:span text:style-name="Strong_20_Emphasis"><text:span text:style-name="T496">Target Audience:</text:span></text:span></text:p>
      <text:list text:style-name="L1">
        <text:list-item>
          <text:p text:style-name="P418"><text:span text:style-name="Strong_20_Emphasis"><text:span text:style-name="T497">Seasoned Developers:</text:span></text:span><text:span text:style-name="T497"> Switching frameworks and need a quick Django refresher? This book provides the perfect starting point.</text:span></text:p>
        </text:list-item>
        <text:list-item>
          <text:p text:style-name="P418"><text:span text:style-name="Strong_20_Emphasis"><text:span text:style-name="T497">Django Learners:</text:span></text:span><text:span text:style-name="T497"> Enhance your knowledge with constant refreshers, ensuring information stays at your fingertips.</text:span></text:p>
        </text:list-item>
        <text:list-item>
          <text:p text:style-name="P418"><text:span text:style-name="Strong_20_Emphasis"><text:span text:style-name="T497">Returning Developers:</text:span></text:span><text:span text:style-name="T497"> Get back up to speed after a hiatus with this comprehensive yet concise guide.</text:span></text:p>
          <text:p text:style-name="P437"/>
        </text:list-item>
      </text:list>
      <text:p text:style-name="P2"><text:span text:style-name="Strong_20_Emphasis"><text:span text:style-name="T496">Key Benefits:</text:span></text:span></text:p>
      <text:list text:style-name="L2">
        <text:list-item>
          <text:p text:style-name="P419"><text:span text:style-name="Strong_20_Emphasis"><text:span text:style-name="T497">Focus on Building:</text:span></text:span><text:span text:style-name="T497"> Minimize re-learning and maximize your development time.</text:span></text:p>
        </text:list-item>
        <text:list-item>
          <text:p text:style-name="P419"><text:span text:style-name="Strong_20_Emphasis"><text:span text:style-name="T497">Information at Your Fingertips:</text:span></text:span><text:span text:style-name="T497"> Leverage the book alongside AI assistants, documentation, and online forums for in-depth exploration.</text:span></text:p>
        </text:list-item>
        <text:list-item>
          <text:p text:style-name="P419"><text:span text:style-name="Strong_20_Emphasis"><text:span text:style-name="T497">Quick Reference:</text:span></text:span><text:span text:style-name="T497"> Find the information you need, exactly when you need it.</text:span></text:p>
          <text:p text:style-name="P438"/>
        </text:list-item>
      </text:list>
      <text:p text:style-name="P18"><text:span text:style-name="Strong_20_Emphasis"><text:span text:style-name="T498">With this book as your constant companion, you'll navigate Django development with confidence and efficiency. Let's get started!</text:span></text:span></text:p>
      <text:p text:style-name="P20"><text:span text:style-name="T310">­</text:span>Django Basics:</text:p>
      <text:p text:style-name="P111"/>
      <text:p text:style-name="P412">1. <text:span text:style-name="T6">Views and Urls</text:span>:</text:p>
      <text:p text:style-name="P111">- set up virtual environment <text:span text:style-name="T5">for project</text:span></text:p>
      <text:p text:style-name="P111">- start <text:span text:style-name="T1">project</text:span> (project name)</text:p>
      <text:p text:style-name="P137"><text:s text:c="4"/><text:span text:style-name="T1">settings.py</text:span> - main app configuration for project - configure apps,</text:p>
      <text:p text:style-name="P137"><text:s text:c="4"/><text:tab/>middleware, templates, database setup...</text:p>
      <text:p text:style-name="P111"><text:s text:c="4"/><text:span text:style-name="T1">urls</text:span> - url navigation for website</text:p>
      <text:p text:style-name="P111"><text:s text:c="4"/><text:span text:style-name="T1">wsgi</text:span> - web server gateway interface</text:p>
      <text:p text:style-name="P111"><text:s text:c="4"/><text:span text:style-name="T1">asgi</text:span> - async server gateway interface</text:p>
      <text:p text:style-name="P111">- start <text:span text:style-name="T3">app</text:span> (app name)</text:p>
      <text:p text:style-name="P111"><text:s text:c="4"/><text:span text:style-name="T3">admin</text:span> - admin interface menagment</text:p>
      <text:p text:style-name="P111"><text:s text:c="4"/><text:span text:style-name="T3">models</text:span> - database tables</text:p>
      <text:p text:style-name="P111"><text:s text:c="4"/><text:span text:style-name="T3">views</text:span> - logic for urls</text:p>
      <text:p text:style-name="P111"/>
      <text:p text:style-name="P111">- link <text:span text:style-name="T3">app</text:span> in <text:span text:style-name="T1">settings.</text:span><text:span text:style-name="T2">py</text:span><text:span text:style-name="T90">:</text:span></text:p>
      <text:p text:style-name="P111"><text:span text:style-name="T2"/></text:p>
      <text:p text:style-name="P58"><text:span text:style-name="T247">INSTALLED_APPS</text:span><text:span text:style-name="T145"> </text:span><text:span text:style-name="T177">=</text:span><text:span text:style-name="T145"> </text:span><text:span text:style-name="T221">[</text:span></text:p>
      <text:p text:style-name="P298"><text:tab/>...</text:p>
      <text:p text:style-name="P58"><text:span text:style-name="T221"><text:tab/></text:span><text:span text:style-name="T247">'projects.apps.ProjectsConfig'</text:span><text:span text:style-name="T221">,</text:span></text:p>
      <text:p text:style-name="P298">]</text:p>
      <text:p text:style-name="P312"><text:span text:style-name="T449">- </text:span><text:span text:style-name="T450">will explain later on why we don’t just linj app name </text:span><text:span text:style-name="T240">'projects'.</text:span></text:p>
      <text:p text:style-name="P313"><text:span text:style-name="T240">(</text:span><text:span text:style-name="T238">page xy)</text:span></text:p>
      <text:p text:style-name="P111"><text:span text:style-name="T2"/></text:p>
      <text:p text:style-name="P111">- inside project <text:span text:style-name="T1">urls</text:span> you can create urls and define functions (note: <draw:frame draw:style-name="fr1" draw:name="Image1" text:anchor-type="char" svg:x="0in" svg:y="0.7429in" svg:width="5.2917in" svg:height="3.8945in" draw:z-index="0"><draw:image xlink:href="Pictures/10000000000003010000023637B05285.png" xlink:type="simple" xlink:show="embed" xlink:actuate="onLoad" draw:mime-type="image/png"/></draw:frame>by default functions take routes as first parameter)</text:p>
      <text:p text:style-name="P111"/>
      <text:p text:style-name="P111"/>
      <text:p text:style-name="P111"/>
      <text:p text:style-name="P111"/>
      <text:p text:style-name="P138">INERESTING SHIT IGNORE FOR NOW:</text:p>
      <text:p text:style-name="P139"/>
      <text:p text:style-name="P59"><text:span text:style-name="T267">Vote{{</text:span><text:span text:style-name="T362">project</text:span><text:span text:style-name="T267">.</text:span><text:span text:style-name="T362">vote_total</text:span><text:span text:style-name="T267">|</text:span><text:span text:style-name="T362">pluralize</text:span><text:span text:style-name="T267">:</text:span><text:span text:style-name="T365">"s"</text:span><text:span text:style-name="T267">}}) – </text:span><text:span text:style-name="T273">if vote number &gt; 1 add s to word Vote – </text:span><text:span text:style-name="T274">Vote(s)</text:span></text:p>
      <text:p text:style-name="P59"><text:span text:style-name="T274"/></text:p>
      <text:p text:style-name="P60"><text:span text:style-name="T146">&lt;</text:span><text:span text:style-name="T178">h5</text:span><text:span text:style-name="T146">&gt;</text:span><text:span text:style-name="T274">{{</text:span><text:span text:style-name="T146">profile</text:span><text:span text:style-name="T274">.</text:span><text:span text:style-name="T146">short_intro</text:span><text:span text:style-name="T274">|</text:span><text:span text:style-name="T146">slice</text:span><text:span text:style-name="T274">:</text:span><text:span text:style-name="T248">"60"</text:span><text:span text:style-name="T274">}}</text:span><text:span text:style-name="T146">&lt;/</text:span><text:span text:style-name="T178">h5</text:span><text:span text:style-name="T146">&gt; </text:span><text:span text:style-name="T91">- </text:span><text:span text:style-name="T92">if we have some kind of card or some element that can contain user input text we usually want to limit its size to prevent too much text from breaking the page. Full text should be displayed either on another page or in a popup box. </text:span><text:span text:style-name="T93">Works on loops too: </text:span><text:span text:style-name="T278">{% </text:span><text:span text:style-name="T94">for</text:span><text:span text:style-name="T278"> </text:span><text:span text:style-name="T147">skill</text:span><text:span text:style-name="T278"> </text:span><text:span text:style-name="T94">in</text:span><text:span text:style-name="T278"> </text:span><text:span text:style-name="T147">profile</text:span><text:span text:style-name="T278">.</text:span><text:span text:style-name="T147">skill_set</text:span><text:span text:style-name="T278">.</text:span><text:span text:style-name="T147">all</text:span><text:span text:style-name="T278">|</text:span><text:span text:style-name="T147">slice</text:span><text:span text:style-name="T278">:</text:span><text:span text:style-name="T249">"5"</text:span><text:span text:style-name="T278"> %}</text:span></text:p>
      <text:p text:style-name="P140"/>
      <text:p text:style-name="P140">in the time of ai dominating the information gathering system books like these tend to get unecessarily long and a waste of time for readers so instead of detailed instructions and docummentation this books aims to serve as a simple guide and reminder of most important parts of creating a Django web project. It is not meant to be datailed or to go into any uneccesery depth it is purely meant to be a quick reminder by guiding a reader trough simple project creation and allowing him to open the book at any page at any part of development process and take a quick reminder/guide on how to do the desired part of the process which is something ai is struggling to assist with nowdays. This book dosent aim to make AI information gathering obsolete instead it is meant to be used with AI thechnology in mind and allow users to check certain topics in more depth either by looking stuff up/asking AI/reading docummentation. It is a huge time save to have a point of reference at every point of website development instead of having to learn and relearn read and re-read the entire process time and time again every part you get stuck at some point in development.</text:p>
      <text:p text:style-name="P141">- for cleaner code go inside app and create urls.py to store urls and views.py to store function definitions, link app views and url's and link project urls with app urls</text:p>
      <text:p text:style-name="P111"/>
      <text:p text:style-name="P111"><draw:frame draw:style-name="fr1" draw:name="Image2" text:anchor-type="char" svg:x="0.1453in" svg:y="0.1354in" svg:width="1.2602in" svg:height="3.4583in" draw:z-index="1"><draw:image xlink:href="Pictures/10000000000000790000014C65BD85A2.png" xlink:type="simple" xlink:show="embed" xlink:actuate="onLoad" draw:mime-type="image/png"/></draw:frame><text:s/><draw:frame draw:style-name="fr1" draw:name="Image3" text:anchor-type="char" svg:x="1.4626in" svg:y="0.0898in" svg:width="6.2083in" svg:height="2.1043in" draw:z-index="2"><draw:image xlink:href="Pictures/1000000000000254000000CAA4C79CFB.png" xlink:type="simple" xlink:show="embed" xlink:actuate="onLoad" draw:mime-type="image/png"/></draw:frame></text:p>
      <text:p text:style-name="P111"><draw:frame draw:style-name="fr1" draw:name="Image4" text:anchor-type="char" svg:x="1.4626in" svg:y="1.9992in" svg:width="6.2083in" svg:height="2.1465in" draw:z-index="3"><draw:image xlink:href="Pictures/1000000000000269000000EADB9D0BD2.png" xlink:type="simple" xlink:show="embed" xlink:actuate="onLoad" draw:mime-type="image/png"/></draw:frame><text:s/></text:p>
      <text:p text:style-name="P111"/>
      <text:p text:style-name="P111"/>
      <text:p text:style-name="P111"/>
      <text:p text:style-name="P111"/>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3"/>
      <text:p text:style-name="P145"/>
      <text:p text:style-name="P145"/>
      <text:p text:style-name="P145"/>
      <text:p text:style-name="P145"/>
      <text:p text:style-name="P145"><draw:frame draw:style-name="fr9" draw:name="Image5" text:anchor-type="char" svg:x="0.0154in" svg:y="0.1417in" svg:width="5.2291in" svg:height="2.3335in" draw:z-index="4"><draw:image xlink:href="Pictures/10000000000001F6000000E0D8790946.png" xlink:type="simple" xlink:show="embed" xlink:actuate="onLoad" draw:mime-type="image/png"/></draw:frame></text:p>
      <text:p text:style-name="P145"/>
      <text:p text:style-name="P145"/>
      <text:p text:style-name="P142"/>
      <text:p text:style-name="P142"/>
      <text:p text:style-name="P142"/>
      <text:p text:style-name="P146"/>
      <text:p text:style-name="P146"/>
      <text:p text:style-name="P146"/>
      <text:p text:style-name="P146"/>
      <text:p text:style-name="P146"/>
      <text:p text:style-name="P146"/>
      <text:p text:style-name="P146">in short:</text:p>
      <text:p text:style-name="P144"><text:s/>urls file created</text:p>
      <text:p text:style-name="P144"><text:s/>urls li<text:span text:style-name="T4">n</text:span>ked to views</text:p>
      <text:p text:style-name="P144"><text:s/>and written</text:p>
      <text:p text:style-name="P144"><text:s/>views is written</text:p>
      <text:p text:style-name="P144"><text:s/>urls (p) is linked to</text:p>
      <text:p text:style-name="P144"><text:s/>urls (app)</text:p>
      <text:p text:style-name="P147"><draw:frame draw:style-name="fr8" draw:name="Image6" text:anchor-type="char" svg:x="0.0638in" svg:y="0.0181in" svg:width="6.1201in" svg:height="2.8854in" draw:z-index="5"><draw:image xlink:href="Pictures/1000000000000640000003E8EDA34AF3.jpg" xlink:type="simple" xlink:show="embed" xlink:actuate="onLoad" draw:mime-type="image/jpeg"/></draw:frame><text:soft-page-break/></text:p>
      <text:p text:style-name="P147"/>
      <text:p text:style-name="P147"/>
      <text:p text:style-name="P147"/>
      <text:p text:style-name="P147"/>
      <text:p text:style-name="P147"/>
      <text:p text:style-name="P413">2. Templates</text:p>
      <text:p text:style-name="P148"/>
      <text:p text:style-name="P148">- Create new folder named “Templates” in root dir<draw:frame draw:style-name="fr1" draw:name="Image7" text:anchor-type="char" svg:x="5.4835in" svg:y="0.0063in" svg:width="1.9575in" svg:height="2.7189in" draw:z-index="6"><draw:image xlink:href="Pictures/10000000000000D80000010537D91184.png" xlink:type="simple" xlink:show="embed" xlink:actuate="onLoad" draw:mime-type="image/png"/></draw:frame><text:span text:style-name="T12">ectory</text:span></text:p>
      <text:p text:style-name="P148">- Inside of templates create html files</text:p>
      <text:p text:style-name="P148">- <text:span text:style-name="T7">Link templates to project by going to settings and addig import os (not necessary in new django)</text:span></text:p>
      <text:p text:style-name="P149">and inside TEPLATES = [{}] inside ‘DIRS’: [] add </text:p>
      <text:p text:style-name="P149">os.path.join(<text:span text:style-name="T8">BASE_DIR, ‘templates’), </text:span></text:p>
      <text:p text:style-name="P150">Point to root folder (BASE_DIR) and folder named</text:p>
      <text:p text:style-name="P150">templates</text:p>
      <text:p text:style-name="P150">- return template by linking it to a route in views.py</text:p>
      <text:p text:style-name="P150"><draw:frame draw:style-name="fr1" draw:name="Image8" text:anchor-type="char" svg:x="-0.0272in" svg:y="0.0165in" svg:width="5.0417in" svg:height="0.6146in" draw:z-index="7"><draw:image xlink:href="Pictures/10000000000001E40000003B870686FD.png" xlink:type="simple" xlink:show="embed" xlink:actuate="onLoad" draw:mime-type="image/png"/></draw:frame></text:p>
      <text:p text:style-name="P150"/>
      <text:p text:style-name="P150"/>
      <text:p text:style-name="P150"/>
      <text:p text:style-name="P151">2.1 Extending templates:</text:p>
      <text:p text:style-name="P151">- Django uses Jinja as templating languge that allows writing code inside of html. Common use (layout/<text:span text:style-name="T10">main</text:span>/navbar.<text:span text:style-name="T10">htm</text:span> and <text:span text:style-name="T10">extend</text:span> pages)</text:p>
      <text:p text:style-name="P151">-<draw:frame draw:style-name="fr7" draw:name="Image9" text:anchor-type="char" svg:x="0.1665in" svg:y="0.4161in" svg:width="6.7335in" svg:height="2.1646in" draw:z-index="8"><draw:image xlink:href="Pictures/100000000000033400000116B82FDC1E.png" xlink:type="simple" xlink:show="embed" xlink:actuate="onLoad" draw:mime-type="image/png"/></draw:frame> Create new file navbar.html and include it into projects.html to extend one html with anothe<text:span text:style-name="T9">r.</text:span></text:p>
      <text:p text:style-name="P151"/>
      <text:p text:style-name="P152">- <text:span text:style-name="T11">To utilize this the best create main.html/layout.html that will contain the common website theme (navbar/sidebar and all other elements) we will extend this main website </text:span><text:span text:style-name="T14">skeleton </text:span><text:span text:style-name="T13">with content</text:span></text:p>
      <text:p text:style-name="P153"><text:span text:style-name="T27">&lt;!</text:span><text:span text:style-name="T23">DOCTYPE</text:span><text:span text:style-name="T18"> html</text:span><text:span text:style-name="T27">&gt;</text:span></text:p>
      <text:p text:style-name="P154"><text:span text:style-name="T25">&lt;</text:span><text:span text:style-name="T20">html</text:span><text:span text:style-name="T15"> </text:span>lang<text:span text:style-name="T25">="</text:span><text:span text:style-name="T29">en</text:span><text:span text:style-name="T25">"&gt;</text:span></text:p>
      <text:p text:style-name="P154"><text:span text:style-name="T25">&lt;</text:span><text:span text:style-name="T20">head</text:span><text:span text:style-name="T25">&gt;</text:span></text:p>
      <text:p text:style-name="P154"><text:span text:style-name="T25">&lt;</text:span><text:span text:style-name="T20">meta</text:span><text:span text:style-name="T15"> </text:span>charset<text:span text:style-name="T25">="</text:span><text:span text:style-name="T29">UTF-8</text:span><text:span text:style-name="T25">"</text:span><text:span text:style-name="T15"> </text:span><text:span text:style-name="T25">/&gt;</text:span></text:p>
      <text:p text:style-name="P154"><text:span text:style-name="T25">&lt;</text:span><text:span text:style-name="T20">meta </text:span>name<text:span text:style-name="T25">="</text:span><text:span text:style-name="T29">viewport</text:span><text:span text:style-name="T25">" </text:span>content<text:span text:style-name="T25">="</text:span><text:span text:style-name="T29">width=device-width, initial-scale=1.0</text:span><text:span text:style-name="T25">" /&gt;</text:span></text:p>
      <text:p text:style-name="P154"><text:span text:style-name="T25">&lt;</text:span><text:span text:style-name="T20">title</text:span><text:span text:style-name="T25">&gt;</text:span><text:span text:style-name="T15">DevSearch</text:span><text:span text:style-name="T25">&lt;/</text:span><text:span text:style-name="T20">title</text:span><text:span text:style-name="T25">&gt;</text:span></text:p>
      <text:p text:style-name="P154"><text:span text:style-name="T25">&lt;/</text:span><text:span text:style-name="T20">head</text:span><text:span text:style-name="T25">&gt;</text:span></text:p>
      <text:p text:style-name="P154"><text:span text:style-name="T25">&lt;</text:span><text:span text:style-name="T20">body</text:span><text:span text:style-name="T25">&gt;</text:span></text:p>
      <text:p text:style-name="P154"><text:span text:style-name="T25">&lt;</text:span><text:span text:style-name="T20">h1</text:span><text:span text:style-name="T25">&gt;</text:span><text:span text:style-name="T15">This is the main template</text:span><text:span text:style-name="T25">&lt;/</text:span><text:span text:style-name="T20">h1</text:span><text:span text:style-name="T25">&gt;</text:span></text:p>
      <text:p text:style-name="P154"><text:span text:style-name="T25">&lt;/</text:span><text:span text:style-name="T20">body</text:span><text:span text:style-name="T25">&gt;</text:span></text:p>
      <text:p text:style-name="P154"><text:span text:style-name="T25">&lt;/</text:span><text:span text:style-name="T20">html</text:span><text:span text:style-name="T25">&gt;</text:span></text:p>
      <text:p text:style-name="P157"/>
      <text:p text:style-name="P158">main.html will contain basic html structure. <draw:frame draw:style-name="fr1" draw:name="Image10" text:anchor-type="char" svg:x="5.722in" svg:y="0.0299in" svg:width="1.9898in" svg:height="5.7839in" draw:z-index="9"><draw:image xlink:href="Pictures/10000000000000BF0000024573061C88.png" xlink:type="simple" xlink:show="embed" xlink:actuate="onLoad" draw:mime-type="image/png"/></draw:frame></text:p>
      <text:p text:style-name="P158">To extend it we can use:</text:p>
      <text:p text:style-name="P159"/>
      <text:p text:style-name="P161"><text:span text:style-name="T16">{% </text:span><text:span text:style-name="T21">include</text:span><text:span text:style-name="T16"> </text:span><text:span text:style-name="T26">'</text:span><text:span text:style-name="T30">navbar.html</text:span><text:span text:style-name="T26">'</text:span><text:span text:style-name="T16"> %}</text:span><text:span text:style-name="T451"> </text:span></text:p>
      <text:p text:style-name="P160">- this will insert code from another html document or</text:p>
      <text:p text:style-name="P161"/>
      <text:p text:style-name="P162"><text:span text:style-name="T17">{% </text:span><text:span text:style-name="T22">block</text:span><text:span text:style-name="T17"> content %} </text:span><text:span text:style-name="T451"><text:s/></text:span><text:span text:style-name="T16">{% </text:span><text:span text:style-name="T21">endblock</text:span><text:span text:style-name="T16"> content %}</text:span></text:p>
      <text:p text:style-name="P157">- this marks area where different files should extend the page and we need to put tags in those files as well</text:p>
      <text:p text:style-name="P151"/>
      <text:p text:style-name="P155"><text:span text:style-name="T19">{% </text:span><text:span text:style-name="T24">extends</text:span><text:span text:style-name="T19"> </text:span><text:span text:style-name="T28">'</text:span><text:span text:style-name="T31">main.html</text:span><text:span text:style-name="T28">'</text:span><text:span text:style-name="T19"> %} </text:span></text:p>
      <text:p text:style-name="P163"><text:span text:style-name="T16">{% </text:span><text:span text:style-name="T21">block</text:span><text:span text:style-name="T16"> content %}</text:span></text:p>
      <text:p text:style-name="P163"><text:span text:style-name="T16">{% </text:span><text:span text:style-name="T21">endblock</text:span><text:span text:style-name="T16"> content %}</text:span></text:p>
      <text:p text:style-name="P163"><text:span text:style-name="T16"/></text:p>
      <text:p text:style-name="P159">- this tells our content file to extend the main file <text:span text:style-name="T452">content</text:span></text:p>
      <text:p text:style-name="P164"/>
      <text:p text:style-name="P164"><text:span text:style-name="T452">2.</text:span>2 Seperate templates into different apps</text:p>
      <text:p text:style-name="P165">Inside app folder create another templates folder </text:p>
      <text:p text:style-name="P165">and <text:span text:style-name="T453">inside of that temolates folder create another </text:span></text:p>
      <text:p text:style-name="P165"><text:span text:style-name="T453">folder with same name as your app and </text:span>move </text:p>
      <text:p text:style-name="P165">profiles.html and single-profile.html inside <text:span text:style-name="T453">that folder</text:span></text:p>
      <text:p text:style-name="P165">(all files related to that specific app) </text:p>
      <text:p text:style-name="P166">so that final structure looks like this ----------------&gt;</text:p>
      <text:p text:style-name="P167"><text:span text:style-name="T454">N</text:span>ow inside views we need to modify return statements</text:p>
      <text:p text:style-name="P167">so that they point to new templates folder now.</text:p>
      <text:p text:style-name="P167"/>
      <text:p text:style-name="P156">def<text:span text:style-name="T15"> </text:span><text:span text:style-name="T32">projects</text:span><text:span text:style-name="T25">(</text:span>request<text:span text:style-name="T25">):</text:span></text:p>
      <text:p text:style-name="P163"><text:span text:style-name="T21">return</text:span><text:span text:style-name="T16"> </text:span><text:span text:style-name="T33">render</text:span><text:span text:style-name="T26">(</text:span><text:span text:style-name="T16">request</text:span><text:span text:style-name="T26">,</text:span><text:span text:style-name="T16"> </text:span><text:span text:style-name="T26">'</text:span><text:span text:style-name="T30">projects/projects.html</text:span><text:span text:style-name="T26">')</text:span></text:p>
      <text:p text:style-name="P167"/>
      <text:p text:style-name="P167"><text:soft-page-break/>Just add p<text:span text:style-name="T455">rojects</text:span>/ to the beginning of route</text:p>
      <text:p text:style-name="P414"><text:s/>3. Rendering Data to Templates</text:p>
      <text:p text:style-name="P439"/>
      <text:p text:style-name="P168"><text:span text:style-name="T454">D</text:span>jango website has doccumentation explaining each {} template marker.</text:p>
      <text:p text:style-name="P168"/>
      <text:p text:style-name="P168">To pass the data to our .html we need to go into views.py define the data that we want to pass inside of a function and return it together with the page that is returned with that function</text:p>
      <text:p text:style-name="P168"><draw:frame draw:style-name="fr1" draw:name="Image11" text:anchor-type="char" svg:x="0.0457in" svg:y="0.102in" svg:width="5.6874in" svg:height="1.3126in" draw:z-index="10"><draw:image xlink:href="Pictures/10000000000002220000007E76949BF1.png" xlink:type="simple" xlink:show="embed" xlink:actuate="onLoad" draw:mime-type="image/png"/></draw:frame></text:p>
      <text:p text:style-name="P168"/>
      <text:p text:style-name="P168"/>
      <text:p text:style-name="P168"/>
      <text:p text:style-name="P168"/>
      <text:p text:style-name="P168"/>
      <text:p text:style-name="P168"/>
      <text:p text:style-name="P168"/>
      <text:p text:style-name="P168">We are now passing vairable msg as ‘msg’ to the page and we can include it in that page: </text:p>
      <text:p text:style-name="P168"><draw:frame draw:style-name="fr6" draw:name="Image12" text:anchor-type="char" svg:x="0.0646in" svg:y="0.0161in" svg:width="6.9252in" svg:height="1.5965in" draw:z-index="11"><draw:image xlink:href="Pictures/100000000000038900000182A6A1660B.png" xlink:type="simple" xlink:show="embed" xlink:actuate="onLoad" draw:mime-type="image/png"/></draw:frame><draw:frame draw:style-name="fr1" draw:name="Image13" text:anchor-type="char" svg:x="0.1138in" svg:y="1.702in" svg:width="5.0311in" svg:height="1.3543in" draw:z-index="12"><draw:image xlink:href="Pictures/10000000000001E3000000821616CCC2.png" xlink:type="simple" xlink:show="embed" xlink:actuate="onLoad" draw:mime-type="image/png"/></draw:frame></text:p>
      <text:p text:style-name="P169"/>
      <text:p text:style-name="P169"/>
      <text:p text:style-name="P169"/>
      <text:p text:style-name="P169"/>
      <text:p text:style-name="P169"/>
      <text:p text:style-name="P169"/>
      <text:p text:style-name="P169"/>
      <text:p text:style-name="P169"/>
      <text:p text:style-name="P169">As seen above msg variable is now displayed on the page</text:p>
      <text:p text:style-name="P169"/>
      <text:p text:style-name="P169"/>
      <text:p text:style-name="P170">- <text:span text:style-name="T456">Lets say we have multiple variables that we want to display on page we can either send multiple pariables inside of return or we can store them all inside one variable (context) and send that one variable:</text:span></text:p>
      <text:p text:style-name="P169"/>
      <text:p text:style-name="P171"><text:span text:style-name="T47">def</text:span><text:span text:style-name="T37"> </text:span><text:span text:style-name="T34">projects</text:span><text:span text:style-name="T37">(</text:span><text:span text:style-name="T53">request</text:span><text:span text:style-name="T37">):</text:span></text:p>
      <text:p text:style-name="P172"><text:span text:style-name="T37">page </text:span><text:span text:style-name="T47">=</text:span><text:span text:style-name="T37"> </text:span><text:span text:style-name="T56">'page text'</text:span></text:p>
      <text:p text:style-name="P172"><text:span text:style-name="T37">number </text:span><text:span text:style-name="T47">=</text:span><text:span text:style-name="T37"> </text:span><text:span text:style-name="T62">11</text:span></text:p>
      <text:p text:style-name="P172"><text:span text:style-name="T37">context </text:span><text:span text:style-name="T47">=</text:span><text:span text:style-name="T37"> {</text:span><text:span text:style-name="T56">'page'</text:span><text:span text:style-name="T37">:page, </text:span><text:span text:style-name="T56">'number'</text:span><text:span text:style-name="T37">:number }</text:span></text:p>
      <text:p text:style-name="P172"><text:span text:style-name="T47">return</text:span><text:span text:style-name="T37"> </text:span><text:span text:style-name="T34">render</text:span><text:span text:style-name="T37">(</text:span><text:span text:style-name="T53">request</text:span><text:span text:style-name="T37">, </text:span><text:span text:style-name="T56">'projects/projects.html'</text:span><text:span text:style-name="T37">, context)</text:span></text:p>
      <text:p text:style-name="P169"/>
      <text:p text:style-name="P213">or</text:p>
      <text:p text:style-name="P213"/>
      <text:p text:style-name="P173"><text:span text:style-name="T47">def</text:span><text:span text:style-name="T37"> </text:span><text:span text:style-name="T34">projects</text:span><text:span text:style-name="T37">(</text:span><text:span text:style-name="T53">request</text:span><text:span text:style-name="T37">):</text:span></text:p>
      <text:p text:style-name="P172"><text:span text:style-name="T37">page </text:span><text:span text:style-name="T47">=</text:span><text:span text:style-name="T37"> </text:span><text:span text:style-name="T56">'page text'</text:span></text:p>
      <text:p text:style-name="P172"><text:span text:style-name="T37">number </text:span><text:span text:style-name="T47">=</text:span><text:span text:style-name="T37"> </text:span><text:span text:style-name="T62">11</text:span></text:p>
      <text:p text:style-name="P172"><text:span text:style-name="T47">return</text:span><text:span text:style-name="T37"> </text:span><text:span text:style-name="T34">render</text:span><text:span text:style-name="T37">(</text:span><text:span text:style-name="T53">request</text:span><text:span text:style-name="T37">, </text:span><text:span text:style-name="T56">'projects/projects.html'</text:span><text:span text:style-name="T37">, {</text:span></text:p>
      <text:p text:style-name="P172"><text:span text:style-name="T56"><text:tab/>'page'</text:span><text:span text:style-name="T37">: page,</text:span></text:p>
      <text:p text:style-name="P172"><text:span text:style-name="T56"><text:tab/>'number'</text:span><text:span text:style-name="T37">: number,</text:span></text:p>
      <text:p text:style-name="P383">})</text:p>
      <text:p text:style-name="P213"/>
      <text:p text:style-name="P213">both will work the same.</text:p>
      <text:p text:style-name="P213"/>
      <text:p text:style-name="P213">- We can use if else statements inside html thanks to django templating, usually we want to check for code changes</text:p>
      <text:p text:style-name="P213"/>
      <text:p text:style-name="P174"><text:span text:style-name="T34">{%</text:span><text:span text:style-name="T37"> </text:span><text:span text:style-name="T47">if</text:span><text:span text:style-name="T37"> number </text:span><text:span text:style-name="T47">&gt;</text:span><text:span text:style-name="T37"> 10 </text:span><text:span text:style-name="T34">%}</text:span></text:p>
      <text:p text:style-name="P172"><text:span text:style-name="T37">&lt;</text:span><text:span text:style-name="T50">p</text:span><text:span text:style-name="T37">&gt;Number is greater than 10&lt;/</text:span><text:span text:style-name="T50">p</text:span><text:span text:style-name="T37">&gt;</text:span></text:p>
      <text:p text:style-name="P192"/>
      <text:p text:style-name="P172"><text:span text:style-name="T34">{%</text:span><text:span text:style-name="T37"> </text:span><text:span text:style-name="T47">elif</text:span><text:span text:style-name="T37"> number </text:span><text:span text:style-name="T47">==</text:span><text:span text:style-name="T37"> 10 </text:span><text:span text:style-name="T34">%}</text:span></text:p>
      <text:p text:style-name="P172"><text:span text:style-name="T37">&lt;</text:span><text:span text:style-name="T50">p</text:span><text:span text:style-name="T37">&gt;Numver is equal to 10&lt;/</text:span><text:span text:style-name="T50">p</text:span><text:span text:style-name="T37">&gt;</text:span></text:p>
      <text:p text:style-name="P172"><text:span text:style-name="T34">{%</text:span><text:span text:style-name="T37"> </text:span><text:span text:style-name="T47">else</text:span><text:span text:style-name="T37"> </text:span><text:span text:style-name="T34">%}</text:span></text:p>
      <text:p text:style-name="P172"><text:span text:style-name="T37">&lt;</text:span><text:span text:style-name="T50">p</text:span><text:span text:style-name="T37">&gt;Number is less than 10&lt;/</text:span><text:span text:style-name="T50">p</text:span><text:span text:style-name="T37">&gt;</text:span></text:p>
      <text:p text:style-name="P172"><text:span text:style-name="T34">{%</text:span><text:span text:style-name="T37"> </text:span><text:span text:style-name="T47">endif</text:span><text:span text:style-name="T37"> </text:span><text:span text:style-name="T34">%}</text:span></text:p>
      <text:p text:style-name="P213"/>
      <text:p text:style-name="P213">- We can check the number that we passed earlier and depending on its value display different content on the page</text:p>
      <text:p text:style-name="P213"/>
      <text:p text:style-name="P213"/>
      <text:p text:style-name="P214">3.1 Display more dinamic data</text:p>
      <text:p text:style-name="P384"/>
      <text:p text:style-name="P215"><text:span text:style-name="T37">projectsList </text:span><text:span text:style-name="T47">=</text:span><text:span text:style-name="T37"> [</text:span></text:p>
      <text:p text:style-name="P385"><text:tab/>{</text:p>
      <text:p text:style-name="P216"><text:span text:style-name="T56"><text:tab/><text:tab/>'id'</text:span><text:span text:style-name="T37">: </text:span><text:span text:style-name="T56">'1'</text:span><text:span text:style-name="T37">,</text:span></text:p>
      <text:p text:style-name="P216"><text:span text:style-name="T56"><text:tab/><text:tab/>'title'</text:span><text:span text:style-name="T37">: </text:span><text:span text:style-name="T56">'Ecommerce Website'</text:span><text:span text:style-name="T37">,</text:span></text:p>
      <text:p text:style-name="P216"><text:span text:style-name="T56"><text:tab/><text:tab/>'description'</text:span><text:span text:style-name="T37">: </text:span><text:span text:style-name="T56">'Fully functional ecommerce website'</text:span></text:p>
      <text:p text:style-name="P385"><text:tab/>},</text:p>
      <text:p text:style-name="P385"><text:tab/>{</text:p>
      <text:p text:style-name="P216"><text:span text:style-name="T56"><text:tab/><text:tab/>'id'</text:span><text:span text:style-name="T37">: </text:span><text:span text:style-name="T56">'2'</text:span><text:span text:style-name="T37">,</text:span></text:p>
      <text:p text:style-name="P216"><text:span text:style-name="T56"><text:tab/><text:tab/>'title'</text:span><text:span text:style-name="T37">: </text:span><text:span text:style-name="T56">'Portfolio Website'</text:span><text:span text:style-name="T37">,</text:span></text:p>
      <text:p text:style-name="P216"><text:span text:style-name="T56"><text:tab/><text:tab/>'description'</text:span><text:span text:style-name="T37">: </text:span><text:span text:style-name="T56">'A personal website to write articles <text:tab/><text:tab/> an</text:span><text:span text:style-name="T57">d </text:span><text:span text:style-name="T56">display work'</text:span></text:p>
      <text:p text:style-name="P385"><text:tab/>},</text:p>
      <text:p text:style-name="P385"><text:tab/>{</text:p>
      <text:p text:style-name="P216"><text:span text:style-name="T56"><text:tab/><text:tab/>'id'</text:span><text:span text:style-name="T37">: </text:span><text:span text:style-name="T56">'3'</text:span><text:span text:style-name="T37">,</text:span></text:p>
      <text:p text:style-name="P216"><text:span text:style-name="T56"><text:tab/><text:tab/>'title'</text:span><text:span text:style-name="T37">: </text:span><text:span text:style-name="T56">'Social Network'</text:span><text:span text:style-name="T37">,</text:span></text:p>
      <text:p text:style-name="P216"><text:span text:style-name="T56"><text:tab/><text:tab/>'description'</text:span><text:span text:style-name="T37">: </text:span><text:span text:style-name="T56">'An open source project built by the <text:tab/><text:tab/>community'</text:span></text:p>
      <text:p text:style-name="P385"><text:tab/>}</text:p>
      <text:p text:style-name="P385">]</text:p>
      <text:p text:style-name="P218"/>
      <text:p text:style-name="P216"><text:span text:style-name="T47">def</text:span><text:span text:style-name="T37"> </text:span><text:span text:style-name="T34">projects</text:span><text:span text:style-name="T37">(</text:span><text:span text:style-name="T53">request</text:span><text:span text:style-name="T37">):</text:span></text:p>
      <text:p text:style-name="P216"><text:span text:style-name="T37">page </text:span><text:span text:style-name="T47">=</text:span><text:span text:style-name="T37"> </text:span><text:span text:style-name="T56">'page text'</text:span></text:p>
      <text:p text:style-name="P216"><text:span text:style-name="T37">number </text:span><text:span text:style-name="T47">=</text:span><text:span text:style-name="T37"> </text:span><text:span text:style-name="T62">11</text:span></text:p>
      <text:p text:style-name="P216"><text:span text:style-name="T62"/></text:p>
      <text:p text:style-name="P216"><text:span text:style-name="T37">context </text:span><text:span text:style-name="T47">=</text:span><text:span text:style-name="T37"> {</text:span><text:span text:style-name="T56">'page'</text:span><text:span text:style-name="T37">:page, </text:span><text:span text:style-name="T56">'number'</text:span><text:span text:style-name="T37">:number, </text:span><text:span text:style-name="T56">'projects'</text:span><text:span text:style-name="T37">:projectsList }</text:span></text:p>
      <text:p text:style-name="P216"><text:span text:style-name="T37"/></text:p>
      <text:p text:style-name="P216"><text:span text:style-name="T47">return</text:span><text:span text:style-name="T37"> </text:span><text:span text:style-name="T34">render</text:span><text:span text:style-name="T37">(</text:span><text:span text:style-name="T53">request</text:span><text:span text:style-name="T37">, </text:span><text:span text:style-name="T56">'projects/projects.html'</text:span><text:span text:style-name="T37">, context)</text:span></text:p>
      <text:p text:style-name="P193"/>
      <text:p text:style-name="P193">- Lets <text:span text:style-name="T63">put </text:span><text:span text:style-name="T64">some list into our views.py and pass it to our website.</text:span></text:p>
      <text:p text:style-name="P193"/>
      <text:p text:style-name="P194"><text:span text:style-name="T39">&lt;</text:span><text:span text:style-name="T52">h1</text:span><text:span text:style-name="T39">&gt;Projects&lt;/</text:span><text:span text:style-name="T52">h1</text:span><text:span text:style-name="T39">&gt;</text:span></text:p>
      <text:p text:style-name="P172"><text:span text:style-name="T37">&lt;</text:span><text:span text:style-name="T50">ul</text:span><text:span text:style-name="T37">&gt;</text:span></text:p>
      <text:p text:style-name="P172"><text:span text:style-name="T34">{%</text:span><text:span text:style-name="T37"> </text:span><text:span text:style-name="T47">for</text:span><text:span text:style-name="T37"> project </text:span><text:span text:style-name="T47">in</text:span><text:span text:style-name="T37"> projects </text:span><text:span text:style-name="T34">%}</text:span></text:p>
      <text:p text:style-name="P175"><text:span text:style-name="T37"><text:tab/>&lt;</text:span><text:span text:style-name="T50">li</text:span><text:span text:style-name="T37">&gt;</text:span><text:span text:style-name="T43">Title: <text:tab/><text:tab/><text:tab/><text:tab/><text:tab/></text:span><text:span text:style-name="T37">&lt;</text:span><text:span text:style-name="T50">a</text:span><text:span text:style-name="T34">href</text:span><text:span text:style-name="T37">=</text:span><text:span text:style-name="T56">"/project/{{project.id}}"</text:span><text:span text:style-name="T37">&gt;</text:span><text:span text:style-name="T34">{{</text:span><text:span text:style-name="T37">project.title</text:span><text:span text:style-name="T34">}}</text:span><text:span text:style-name="T37">&lt;/</text:span><text:span text:style-name="T50">a</text:span><text:span text:style-name="T37">&gt;</text:span></text:p>
      <text:p text:style-name="P175"><text:span text:style-name="T37"><text:tab/>&lt;/</text:span><text:span text:style-name="T50">li</text:span><text:span text:style-name="T37">&gt;</text:span></text:p>
      <text:p text:style-name="P172"><text:span text:style-name="T34">{%</text:span><text:span text:style-name="T37"> </text:span><text:span text:style-name="T47">endfor</text:span><text:span text:style-name="T37"> </text:span><text:span text:style-name="T34">%}</text:span></text:p>
      <text:p text:style-name="P172"><text:span text:style-name="T37">&lt;/</text:span><text:span text:style-name="T50">ul</text:span><text:span text:style-name="T37">&gt;</text:span></text:p>
      <text:p text:style-name="P176"><text:soft-page-break/><text:span text:style-name="T39"/></text:p>
      <text:p text:style-name="P193"/>
      <text:p text:style-name="P195">Using for loop we are creating new list element for each projectList <text:span text:style-name="T65">value </text:span><text:span text:style-name="T69">displaying its title and linking it to single-page.html of that project.</text:span></text:p>
      <text:p text:style-name="P195"/>
      <text:p text:style-name="P196">- Lets say we visit <text:span text:style-name="T70">link for</text:span> /project/<text:span text:style-name="T66">2</text:span> <text:span text:style-name="T70">where</text:span> we want display<text:span text:style-name="T70">ed</text:span> data about <text:span text:style-name="T66">project 2</text:span><text:span text:style-name="T68"> </text:span>from <text:span text:style-name="T70">list above:</text:span></text:p>
      <text:p text:style-name="P196"/>
      <text:p text:style-name="P196">first in views.py we want to check if passed <text:span text:style-name="T66">primary key</text:span> matches element from list:</text:p>
      <text:p text:style-name="P196"/>
      <text:p text:style-name="P177"><text:span text:style-name="T47">def</text:span><text:span text:style-name="T37"> </text:span><text:span text:style-name="T34">project</text:span><text:span text:style-name="T37">(</text:span><text:span text:style-name="T53">request</text:span><text:span text:style-name="T37">, </text:span><text:span text:style-name="T53">pk</text:span><text:span text:style-name="T37">):</text:span></text:p>
      <text:p text:style-name="P172"><text:span text:style-name="T37"><text:tab/>projectObj </text:span><text:span text:style-name="T47">=</text:span><text:span text:style-name="T37"> </text:span><text:span text:style-name="T62">None</text:span></text:p>
      <text:p text:style-name="P172"><text:span text:style-name="T47"><text:tab/>for</text:span><text:span text:style-name="T37"> i </text:span><text:span text:style-name="T47">in</text:span><text:span text:style-name="T37"> projectsList:</text:span></text:p>
      <text:p text:style-name="P172"><text:span text:style-name="T47"><text:tab/><text:tab/>if</text:span><text:span text:style-name="T37"> i[</text:span><text:span text:style-name="T56">'id'</text:span><text:span text:style-name="T37">] </text:span><text:span text:style-name="T47">==</text:span><text:span text:style-name="T37"> </text:span><text:span text:style-name="T53">pk</text:span><text:span text:style-name="T37">:</text:span></text:p>
      <text:p text:style-name="P172"><text:span text:style-name="T37"><text:tab/><text:tab/><text:tab/>projectObj </text:span><text:span text:style-name="T47">=</text:span><text:span text:style-name="T37"> </text:span><text:span text:style-name="T42">i</text:span></text:p>
      <text:p text:style-name="P172"><text:span text:style-name="T37"/></text:p>
      <text:p text:style-name="P172"><text:span text:style-name="T47"><text:tab/>return</text:span><text:span text:style-name="T37"> </text:span><text:span text:style-name="T34">render</text:span><text:span text:style-name="T37">(</text:span><text:span text:style-name="T53">request</text:span><text:span text:style-name="T37">, </text:span><text:span text:style-name="T56">'projects/single-project.html'</text:span><text:span text:style-name="T37">, {</text:span></text:p>
      <text:p text:style-name="P172"><text:span text:style-name="T56"><text:tab/><text:tab/>"project"</text:span><text:span text:style-name="T37">: projectObj</text:span></text:p>
      <text:p text:style-name="P383"><text:tab/>})</text:p>
      <text:p text:style-name="P196"/>
      <text:p text:style-name="P196">Here we are running trough the list and comparing pk with each list item id. If we find the match we set that whole object as our projectObj <text:span text:style-name="T67">and pass it to website.</text:span></text:p>
      <text:p text:style-name="P196"/>
      <text:p text:style-name="P177"><text:span text:style-name="T34">{%</text:span><text:span text:style-name="T37"> </text:span><text:span text:style-name="T47">extends</text:span><text:span text:style-name="T37"> </text:span><text:span text:style-name="T56">'main.html'</text:span><text:span text:style-name="T37"> </text:span><text:span text:style-name="T34">%}</text:span><text:span text:style-name="T37"> </text:span></text:p>
      <text:p text:style-name="P172"><text:span text:style-name="T34">{%</text:span><text:span text:style-name="T37"> </text:span><text:span text:style-name="T47">block</text:span><text:span text:style-name="T37"> content </text:span><text:span text:style-name="T34">%}</text:span></text:p>
      <text:p text:style-name="P197"><text:span text:style-name="T38"><text:tab/>&lt;</text:span><text:span text:style-name="T51">h1</text:span><text:span text:style-name="T38">&gt;</text:span><text:span text:style-name="T35">{{</text:span><text:span text:style-name="T38">project.title</text:span><text:span text:style-name="T35">}}</text:span><text:span text:style-name="T38">&lt;/</text:span><text:span text:style-name="T51">h1</text:span><text:span text:style-name="T38">&gt;</text:span></text:p>
      <text:p text:style-name="P172"><text:span text:style-name="T37"><text:tab/>&lt;</text:span><text:span text:style-name="T50">br</text:span><text:span text:style-name="T37">&gt;</text:span></text:p>
      <text:p text:style-name="P172"><text:span text:style-name="T37"><text:tab/>&lt;</text:span><text:span text:style-name="T50">p</text:span><text:span text:style-name="T37">&gt;</text:span><text:span text:style-name="T34">{{</text:span><text:span text:style-name="T37">project.description</text:span><text:span text:style-name="T34">}}</text:span><text:span text:style-name="T37">&lt;/</text:span><text:span text:style-name="T50">p</text:span><text:span text:style-name="T37">&gt;</text:span></text:p>
      <text:p text:style-name="P172"><text:span text:style-name="T34">{%</text:span><text:span text:style-name="T37"> </text:span><text:span text:style-name="T47">endblock</text:span><text:span text:style-name="T37"> content </text:span><text:span text:style-name="T34">%}</text:span></text:p>
      <text:p text:style-name="P61"/>
      <text:p text:style-name="P198">Now in our html we are displaying elements from that object and filling our website dynamically with data from that object.</text:p>
      <text:p text:style-name="P199">This is a good time to mention name parameter of url in urls.py:</text:p>
      <text:p text:style-name="P224"><text:span text:style-name="T457"><text:line-break/></text:span><text:span text:style-name="T36">path</text:span><text:span text:style-name="T46">(</text:span><text:span text:style-name="T59">'project/&lt;str:pk&gt;'</text:span><text:span text:style-name="T46">, </text:span><text:span text:style-name="T36">views</text:span><text:span text:style-name="T46">.</text:span><text:span text:style-name="T36">project</text:span><text:span text:style-name="T46">, </text:span><text:span text:style-name="T55">name</text:span><text:span text:style-name="T49">=</text:span><text:span text:style-name="T59">"project"</text:span><text:span text:style-name="T46">)</text:span></text:p>
      <text:p text:style-name="P200"/>
      <text:p text:style-name="P200">let say we want to change </text:p>
      <text:p text:style-name="P200"/>
      <text:p text:style-name="P386">'project/&lt;str:pk&gt;' to 'project-obj/&lt;str:pk&gt;'</text:p>
      <text:p text:style-name="P200"><text:span text:style-name="T58"/></text:p>
      <text:p text:style-name="P201">Logic dictates that we would have to go to each file containgin adress to ‘project/id’ <text:span text:style-name="T71">ex:</text:span></text:p>
      <text:p text:style-name="P178"><text:span text:style-name="T37">&lt;</text:span><text:span text:style-name="T50">a </text:span><text:span text:style-name="T34">href</text:span><text:span text:style-name="T37">=</text:span><text:span text:style-name="T56">"/project/{{project.id}}"</text:span><text:span text:style-name="T37">&gt;</text:span><text:span text:style-name="T34">{{</text:span><text:span text:style-name="T37">project.title</text:span><text:span text:style-name="T34">}}</text:span><text:span text:style-name="T37">&lt;/</text:span><text:span text:style-name="T50">a</text:span><text:span text:style-name="T37">&gt;</text:span></text:p>
      <text:p text:style-name="P201">and change project/ part manually</text:p>
      <text:p text:style-name="P201"/>
      <text:p text:style-name="P202">However we can utilize <text:span text:style-name="T54">name</text:span><text:span text:style-name="T48">=</text:span><text:span text:style-name="T58">"project" </text:span>and replace:</text:p>
      <text:p text:style-name="P202"/>
      <text:p text:style-name="P178"><text:span text:style-name="T34">href</text:span><text:span text:style-name="T37">=</text:span><text:span text:style-name="T56">"/project/{{project.id}}"</text:span></text:p>
      <text:p text:style-name="P202">with</text:p>
      <text:p text:style-name="P225"><text:span text:style-name="T36">href</text:span><text:span text:style-name="T46">=</text:span><text:span text:style-name="T59">"</text:span><text:span text:style-name="T60">{% </text:span><text:span text:style-name="T59">url 'project' </text:span><text:span text:style-name="T61">project.id </text:span><text:span text:style-name="T59">%</text:span><text:span text:style-name="T60">}</text:span><text:span text:style-name="T59">"</text:span></text:p>
      <text:p text:style-name="P201"/>
      <text:p text:style-name="P202">and now even if we were to change path to:</text:p>
      <text:p text:style-name="P201"/>
      <text:p text:style-name="P203"><text:span text:style-name="T35">path</text:span><text:span text:style-name="T38">(</text:span><text:span text:style-name="T58">'fdgdfgdfgfd/&lt;str:pk&gt;'</text:span><text:span text:style-name="T38">, </text:span><text:span text:style-name="T35">views</text:span><text:span text:style-name="T38">.</text:span><text:span text:style-name="T35">project</text:span><text:span text:style-name="T38">, </text:span><text:span text:style-name="T54">name</text:span><text:span text:style-name="T48">=</text:span><text:span text:style-name="T58">"project"</text:span><text:span text:style-name="T38">)</text:span></text:p>
      <text:p text:style-name="P200"/>
      <text:p text:style-name="P204"><text:span text:style-name="T70">and our link will still be funcional because our name is still “porject” </text:span><text:span text:style-name="T71">and url targets the name of a path</text:span><text:span text:style-name="T70">. </text:span></text:p>
      <text:p text:style-name="P226"/>
      <text:p text:style-name="P414">3. Database <text:span text:style-name="T72">and Models</text:span></text:p>
      <text:p text:style-name="P205"/>
      <text:p text:style-name="P179"><text:span text:style-name="T37">- </text:span><text:span text:style-name="T45">I</text:span><text:span text:style-name="T44">nitially django comes with empty db.sqlite3</text:span></text:p>
      <text:p text:style-name="P179"><text:span text:style-name="T44"/></text:p>
      <text:p text:style-name="P203"><text:span text:style-name="T73">- By default </text:span><text:span text:style-name="T74">database is</text:span><text:span text:style-name="T73"> linked to project in</text:span><text:span text:style-name="T70"> settings</text:span><text:span text:style-name="T40"> </text:span><text:span text:style-name="T41">inside DATABASES object</text:span></text:p>
      <text:p text:style-name="P203"><text:span text:style-name="T41"/></text:p>
      <text:p text:style-name="P192">- <text:span text:style-name="T74">Django has some default tables already prepared for this database like sessions, user, model, etc.</text:span></text:p>
      <text:p text:style-name="P192"/>
      <text:p text:style-name="P206">- To apply these defaults and start working we need to run:</text:p>
      <text:p text:style-name="P387">python manage.py migrate</text:p>
      <text:p text:style-name="P206"/>
      <text:p text:style-name="P206">- Now we have access to admin panel but we need to create a user with top level permissions/<text:span text:style-name="T447">authorization</text:span> (admin) <text:span text:style-name="T446">(page xy authentication for more details)</text:span> so we run:</text:p>
      <text:p text:style-name="P387">python manage.py createsuperuser</text:p>
      <text:p text:style-name="P206"/>
      <text:p text:style-name="P206">- By default admin panel is linked to /admin, one we log into the panel we can see graphical representation of data from our db.sqlite3. We can create update and delete from here.</text:p>
      <text:p text:style-name="P206"/>
      <text:p text:style-name="P206">- We can create new tables for database using djangos models.py that lets us define <text:span text:style-name="T75">django </text:span>models that django will turn into database tables. As seen on image below:</text:p>
      <text:p text:style-name="P206"><draw:frame draw:style-name="fr5" draw:name="Image14" text:anchor-type="char" svg:x="0.0646in" svg:y="0.1516in" svg:width="6.9252in" svg:height="2.3575in" draw:z-index="13"><draw:image xlink:href="Pictures/1000000000000679000002BE0C32F974.png" xlink:type="simple" xlink:show="embed" xlink:actuate="onLoad" draw:mime-type="image/png"/></draw:frame></text:p>
      <text:p text:style-name="P206"><text:soft-page-break/>- <text:span text:style-name="T76">Create your database model. Class name will be turned into tabele name and class atributes will turn into columns/fields. Inside () we can define rules for each field. Each entry will become new row. Basic field rule</text:span><text:span text:style-name="T261">s</text:span><text:span text:style-name="T76">:</text:span></text:p>
      <text:p text:style-name="P206"/>
      <text:p text:style-name="P219">- <text:span text:style-name="T130">null</text:span><text:span text:style-name="T165">=</text:span><text:span text:style-name="T238">True</text:span> telling sqlite that entry can be created even with this field empty</text:p>
      <text:p text:style-name="P3"><text:span text:style-name="Source_20_Text"><text:span text:style-name="T113">-</text:span></text:span><text:span text:style-name="Source_20_Text"><text:span text:style-name="T159"> default</text:span></text:span><text:span text:style-name="Source_20_Text"><text:span text:style-name="T187">=</text:span></text:span><text:span text:style-name="Source_20_Text"><text:span text:style-name="T159">0 </text:span></text:span><text:span text:style-name="Source_20_Text"><text:span text:style-name="T113">– set default value of a field</text:span></text:span></text:p>
      <text:p text:style-name="P3"><text:span text:style-name="Source_20_Text"><text:span text:style-name="T113"/></text:span></text:p>
      <text:p text:style-name="P220">- <text:span text:style-name="T130">blank</text:span><text:span text:style-name="T165">=</text:span><text:span text:style-name="T238">True</text:span> telling django that form is allowed to be submitted with this field empty</text:p>
      <text:p text:style-name="P220"/>
      <text:p text:style-name="P220">- <text:span text:style-name="T130">max_length</text:span><text:span text:style-name="T165">=</text:span> max length of text inside of this field</text:p>
      <text:p text:style-name="P221"/>
      <text:p text:style-name="P217"><text:span text:style-name="T78">- </text:span><text:span text:style-name="T129">created </text:span><text:span text:style-name="T164">=</text:span><text:span text:style-name="T129"> models.</text:span><text:span text:style-name="T164">DateTimeField</text:span><text:span text:style-name="T192">(</text:span><text:span text:style-name="T129">auto_now_add</text:span><text:span text:style-name="T164">=</text:span><text:span text:style-name="T237">True</text:span><text:span text:style-name="T192">) – </text:span><text:span text:style-name="T204">saves time at which model was created</text:span></text:p>
      <text:p text:style-name="P217"><text:span text:style-name="T192"/></text:p>
      <text:p text:style-name="P222"><text:span text:style-name="T78">-</text:span><text:span text:style-name="T164"> id</text:span><text:span text:style-name="T129"> </text:span><text:span text:style-name="T164">=</text:span><text:span text:style-name="T129"> models.</text:span><text:span text:style-name="T164">UUIDField</text:span><text:span text:style-name="T192">(</text:span><text:span text:style-name="T129">default</text:span><text:span text:style-name="T164">=</text:span><text:span text:style-name="T129">uuid.uuid4</text:span><text:span text:style-name="T192">,</text:span><text:span text:style-name="T129"> unique</text:span><text:span text:style-name="T164">=</text:span><text:span text:style-name="T237">True</text:span><text:span text:style-name="T192">,</text:span><text:span text:style-name="T129"> <text:tab/><text:tab/><text:tab/>primary_key</text:span><text:span text:style-name="T164">=</text:span><text:span text:style-name="T237">True</text:span><text:span text:style-name="T192">,</text:span><text:span text:style-name="T129"> editable</text:span><text:span text:style-name="T164">=</text:span><text:span text:style-name="T237">False</text:span><text:span text:style-name="T192">) – </text:span><text:span text:style-name="T204">better id </text:span><text:span text:style-name="T211">will turn link from </text:span><text:span text:style-name="T294">/project/</text:span><text:span text:style-name="T295">1</text:span><text:span text:style-name="T211"> to </text:span><text:span text:style-name="T294">/project/7ad1a3db-e581-4adc-97f3-e85038217da7</text:span></text:p>
      <text:p text:style-name="P223"/>
      <text:p text:style-name="P207">After we create new model we need to write it to database:</text:p>
      <text:p text:style-name="P207"/>
      <text:p text:style-name="P207"><text:span text:style-name="T77">python manage.py makemigrations </text:span>- when we run this command django creates new file inide migrations folder containging all changes that will be made to database</text:p>
      <text:p text:style-name="P207"/>
      <text:p text:style-name="P207"><text:span text:style-name="T77">python manage.py migrate </text:span><text:span text:style-name="T78">– </text:span>this will <text:span text:style-name="T293">migrate</text:span> changes <text:span text:style-name="T114">to db</text:span></text:p>
      <text:p text:style-name="P207"/>
      <text:p text:style-name="P208">Now to see new tables inside admin panel we have to register new models inside admin.py</text:p>
      <text:p text:style-name="P207"/>
      <text:p text:style-name="P207"><text:span text:style-name="T116">from</text:span><text:span text:style-name="T130"> django.contrib </text:span><text:span text:style-name="T116">import</text:span><text:span text:style-name="T130"> admin</text:span></text:p>
      <text:p text:style-name="P227"><text:span text:style-name="T125">from</text:span><text:span text:style-name="T149"> .models </text:span><text:span text:style-name="T125">import</text:span><text:span text:style-name="T149"> Project</text:span><text:span text:style-name="T458"> – </text:span><text:span text:style-name="T459">import model to file</text:span></text:p>
      <text:p text:style-name="P207"/>
      <text:p text:style-name="P207"><text:span text:style-name="T130">admin.site.</text:span><text:span text:style-name="T165">register</text:span><text:span text:style-name="T193">(</text:span><text:span text:style-name="T130">Project</text:span><text:span text:style-name="T193">)</text:span> – <text:span text:style-name="T114">register model</text:span></text:p>
      <text:p text:style-name="P207"/>
      <text:p text:style-name="P209">We can also format how model is displayed in admin pane<text:span text:style-name="T236">l</text:span></text:p>
      <text:p text:style-name="P210">in this example only title field will be shown in panel:</text:p>
      <text:p text:style-name="P180"><text:span text:style-name="T164">def</text:span><text:span text:style-name="T129"> </text:span><text:span text:style-name="T164">__str__</text:span><text:span text:style-name="T192">(</text:span><text:span text:style-name="T129">self</text:span><text:span text:style-name="T192">):</text:span></text:p>
      <text:p text:style-name="P163"><text:span text:style-name="T124"><text:tab/>return</text:span><text:span text:style-name="T148"> self.</text:span><text:span text:style-name="T150">title</text:span></text:p>
      <text:p text:style-name="P415">3.1 Database Relations</text:p>
      <text:p text:style-name="P440"><draw:frame draw:style-name="fr1" draw:name="Image15" text:anchor-type="char" svg:x="0.0783in" svg:y="-0.0728in" svg:width="6.9252in" svg:height="3.6138in" draw:z-index="14"><draw:image xlink:href="Pictures/1000000000000722000003B9FB150081.png" xlink:type="simple" xlink:show="embed" xlink:actuate="onLoad" draw:mime-type="image/png"/></draw:frame></text:p>
      <text:p text:style-name="P441">Above is the image of database planned and drawn on drawSQl website. This is graphical representation of our future database. </text:p>
      <text:p text:style-name="P442">Tables can have multiple types of relations:</text:p>
      <text:p text:style-name="P441"/>
      <text:p text:style-name="P443"><draw:frame draw:style-name="fr1" draw:name="Image16" text:anchor-type="char" svg:x="0.0256in" svg:y="-0.0957in" svg:width="6.9252in" svg:height="1.2409in" draw:z-index="15"><draw:image xlink:href="Pictures/10000000000004F8000000E45ACF0420.png" xlink:type="simple" xlink:show="embed" xlink:actuate="onLoad" draw:mime-type="image/png"/></draw:frame><draw:frame draw:style-name="fr1" draw:name="Image17" text:anchor-type="char" svg:x="0.0256in" svg:y="1.1445in" svg:width="6.9252in" svg:height="2.8717in" draw:z-index="16"><draw:image xlink:href="Pictures/100000000000053F0000022DF989E2B7.png" xlink:type="simple" xlink:show="embed" xlink:actuate="onLoad" draw:mime-type="image/png"/></draw:frame><draw:frame draw:style-name="fr1" draw:name="Image18" text:anchor-type="char" svg:x="0.0256in" svg:y="4.0154in" svg:width="6.9252in" svg:height="2.5709in" draw:z-index="17"><draw:image xlink:href="Pictures/1000000000000540000001F339E8AA10.png" xlink:type="simple" xlink:show="embed" xlink:actuate="onLoad" draw:mime-type="image/png"/></draw:frame></text:p>
      <text:p text:style-name="P440"/>
      <text:p text:style-name="P440"/>
      <text:p text:style-name="P440"/>
      <text:p text:style-name="P440"/>
      <text:p text:style-name="P444"><draw:frame draw:style-name="fr1" draw:name="Image19" text:anchor-type="char" svg:x="0in" svg:y="0.0547in" svg:width="6.9252in" svg:height="3.3709in" draw:z-index="18"><draw:image xlink:href="Pictures/100000000000073F000003878904CCE7.png" xlink:type="simple" xlink:show="embed" xlink:actuate="onLoad" draw:mime-type="image/png"/></draw:frame><text:soft-page-break/>One project table row can be connected to multiple review rows. One project has many reviews.</text:p>
      <text:p text:style-name="P440"/>
      <text:p text:style-name="P440"/>
      <text:p text:style-name="P440"/>
      <text:p text:style-name="P445">Many to many example:</text:p>
      <text:p text:style-name="P446"><draw:frame draw:style-name="fr1" draw:name="Image20" text:anchor-type="char" svg:x="0in" svg:y="-0.0882in" svg:width="6.9252in" svg:height="3.3764in" draw:z-index="19"><draw:image xlink:href="Pictures/1000000000000740000003891A7994D4.png" xlink:type="simple" xlink:show="embed" xlink:actuate="onLoad" draw:mime-type="image/png"/></draw:frame></text:p>
      <text:p text:style-name="P446">If we want to have many to many relationship between Projects Table and Tags Table we need an Intermidiary Table that is automatically created and that stores the relations of those 2 tables.</text:p>
      <text:p text:style-name="P446"/>
      <text:p text:style-name="P446"/>
      <text:p text:style-name="P447">Now lets create one to many Project and Review relationship in our models:</text:p>
      <text:p text:style-name="P454"><text:span text:style-name="T460">First lets upgrade our Projects model:<text:line-break/></text:span><text:span text:style-name="T179">class</text:span><text:span text:style-name="T148"> </text:span><text:span text:style-name="T124">Project</text:span><text:span text:style-name="T148">(</text:span><text:span text:style-name="T124">models</text:span><text:span text:style-name="T148">.</text:span><text:span text:style-name="T124">Model</text:span><text:span text:style-name="T148">):</text:span></text:p>
      <text:p text:style-name="P172"><text:span text:style-name="T129"><text:tab/>title </text:span><text:span text:style-name="T164">=</text:span><text:span text:style-name="T129"> models.</text:span><text:span text:style-name="T164">CharField</text:span><text:span text:style-name="T192">(</text:span><text:span text:style-name="T129">max_length</text:span><text:span text:style-name="T164">=</text:span><text:span text:style-name="T129">200</text:span><text:span text:style-name="T192">)</text:span></text:p>
      <text:p text:style-name="P172"><text:span text:style-name="T129"><text:tab/>description </text:span><text:span text:style-name="T164">=</text:span><text:span text:style-name="T129"> models.</text:span><text:span text:style-name="T164">TextField</text:span><text:span text:style-name="T192">(</text:span><text:span text:style-name="T129">null</text:span><text:span text:style-name="T164">=</text:span><text:span text:style-name="T237">True</text:span><text:span text:style-name="T192">,</text:span><text:span text:style-name="T129"> blank</text:span><text:span text:style-name="T164">=</text:span><text:span text:style-name="T237">True</text:span><text:span text:style-name="T192">)</text:span></text:p>
      <text:p text:style-name="P172"><text:span text:style-name="T129"><text:tab/>demo_link </text:span><text:span text:style-name="T164">=</text:span><text:span text:style-name="T129"> models.</text:span><text:span text:style-name="T164">CharField</text:span><text:span text:style-name="T192">(</text:span><text:span text:style-name="T129">max_length</text:span><text:span text:style-name="T164">=</text:span><text:span text:style-name="T129">2000</text:span><text:span text:style-name="T192">,</text:span><text:span text:style-name="T129"> null</text:span><text:span text:style-name="T164">=</text:span><text:span text:style-name="T237">True</text:span><text:span text:style-name="T192">,</text:span><text:span text:style-name="T129"> <text:tab/><text:tab/><text:tab/>blank</text:span><text:span text:style-name="T164">=</text:span><text:span text:style-name="T237">True</text:span><text:span text:style-name="T192">)</text:span></text:p>
      <text:p text:style-name="P172"><text:span text:style-name="T129"><text:tab/>source_link </text:span><text:span text:style-name="T164">=</text:span><text:span text:style-name="T129"> models.</text:span><text:span text:style-name="T164">CharField</text:span><text:span text:style-name="T192">(</text:span><text:span text:style-name="T129">max_length</text:span><text:span text:style-name="T164">=</text:span><text:span text:style-name="T129">2000</text:span><text:span text:style-name="T192">,</text:span><text:span text:style-name="T129"> <text:tab/><text:tab/><text:tab/><text:tab/>null</text:span><text:span text:style-name="T164">=</text:span><text:span text:style-name="T237">True</text:span><text:span text:style-name="T192">,</text:span><text:span text:style-name="T129"> blank</text:span><text:span text:style-name="T164">=</text:span><text:span text:style-name="T237">True</text:span><text:span text:style-name="T192">)</text:span></text:p>
      <text:p text:style-name="P172"><text:span text:style-name="T129"><text:tab/>created </text:span><text:span text:style-name="T164">=</text:span><text:span text:style-name="T129"> models.</text:span><text:span text:style-name="T164">DateTimeField</text:span><text:span text:style-name="T192">(</text:span><text:span text:style-name="T129">auto_now_add</text:span><text:span text:style-name="T164">=</text:span><text:span text:style-name="T237">True</text:span><text:span text:style-name="T192">)</text:span></text:p>
      <text:p text:style-name="P172"><text:span text:style-name="T164"><text:tab/>id</text:span><text:span text:style-name="T129"> </text:span><text:span text:style-name="T164">=</text:span><text:span text:style-name="T129"> models.</text:span><text:span text:style-name="T164">UUIDField</text:span><text:span text:style-name="T192">(</text:span><text:span text:style-name="T129">default</text:span><text:span text:style-name="T164">=</text:span><text:span text:style-name="T129">uuid.uuid4</text:span><text:span text:style-name="T192">,</text:span><text:span text:style-name="T129"> unique</text:span><text:span text:style-name="T164">=</text:span><text:span text:style-name="T237">True</text:span><text:span text:style-name="T192">,</text:span><text:span text:style-name="T129"> <text:tab/><text:tab/><text:tab/>primary_key</text:span><text:span text:style-name="T164">=</text:span><text:span text:style-name="T237">True</text:span><text:span text:style-name="T192">,</text:span><text:span text:style-name="T129"> editable</text:span><text:span text:style-name="T164">=</text:span><text:span text:style-name="T237">False</text:span><text:span text:style-name="T192">)</text:span></text:p>
      <text:p text:style-name="P172"><text:span text:style-name="T164"><text:tab/>def</text:span><text:span text:style-name="T129"> </text:span><text:span text:style-name="T164">__str__</text:span><text:span text:style-name="T192">(</text:span><text:span text:style-name="T129">self</text:span><text:span text:style-name="T192">):</text:span></text:p>
      <text:p text:style-name="P172"><text:span text:style-name="T115"><text:tab/><text:tab/>return</text:span><text:span text:style-name="T129"> self.title</text:span></text:p>
      <text:p text:style-name="P448">Now our Project has title, description, demo_link, soure_link, date of creation and our improved id field </text:p>
      <text:p text:style-name="P448">(date of creation and improved id fields should be copied to pretty much any model)</text:p>
      <text:p text:style-name="P181"><text:span text:style-name="T164">class</text:span><text:span text:style-name="T129"> </text:span><text:span text:style-name="T115">Review</text:span><text:span text:style-name="T129">(</text:span><text:span text:style-name="T115">models</text:span><text:span text:style-name="T129">.</text:span><text:span text:style-name="T115">Model</text:span><text:span text:style-name="T129">):</text:span></text:p>
      <text:p text:style-name="P172"><text:span text:style-name="T237"><text:tab/>VOTE_TYPE</text:span><text:span text:style-name="T129"> </text:span><text:span text:style-name="T164">=</text:span><text:span text:style-name="T129"> </text:span><text:span text:style-name="T192">(</text:span></text:p>
      <text:p text:style-name="P172"><text:span text:style-name="T192"><text:tab/><text:tab/>(</text:span><text:span text:style-name="T237">'up'</text:span><text:span text:style-name="T192">,</text:span><text:span text:style-name="T237">'Up Vote'</text:span><text:span text:style-name="T192">),</text:span></text:p>
      <text:p text:style-name="P172"><text:span text:style-name="T192"><text:tab/><text:tab/>(</text:span><text:span text:style-name="T237">'down'</text:span><text:span text:style-name="T192">,</text:span><text:span text:style-name="T129"> </text:span><text:span text:style-name="T237">'Down Vote'</text:span><text:span text:style-name="T192">),</text:span><text:span text:style-name="T129"> </text:span></text:p>
      <text:p text:style-name="P302"><text:tab/>)</text:p>
      <text:p text:style-name="P389"><text:tab/>#owner = </text:p>
      <text:p text:style-name="P172"><text:span text:style-name="T129"><text:tab/>project </text:span><text:span text:style-name="T164">=</text:span><text:span text:style-name="T129"> models.</text:span><text:span text:style-name="T164">ForeignKey</text:span><text:span text:style-name="T192">(</text:span><text:span text:style-name="T129">Project</text:span><text:span text:style-name="T192">,</text:span><text:span text:style-name="T129"> <text:tab/><text:tab/><text:tab/><text:tab/><text:tab/><text:tab/> <text:s text:c="3"/>on_delete</text:span><text:span text:style-name="T164">=</text:span><text:span text:style-name="T129">models.</text:span><text:span text:style-name="T237">CASCADE</text:span><text:span text:style-name="T192">)</text:span></text:p>
      <text:p text:style-name="P172"><text:span text:style-name="T129"><text:tab/>body </text:span><text:span text:style-name="T164">=</text:span><text:span text:style-name="T129"> models.</text:span><text:span text:style-name="T164">TextField</text:span><text:span text:style-name="T192">(</text:span><text:span text:style-name="T129">null</text:span><text:span text:style-name="T164">=</text:span><text:span text:style-name="T237">True</text:span><text:span text:style-name="T192">,</text:span><text:span text:style-name="T129"> blank</text:span><text:span text:style-name="T164">=</text:span><text:span text:style-name="T237">True</text:span><text:span text:style-name="T192">)</text:span></text:p>
      <text:p text:style-name="P172"><text:span text:style-name="T129"><text:tab/>value </text:span><text:span text:style-name="T164">=</text:span><text:span text:style-name="T129"> models.</text:span><text:span text:style-name="T164">CharField</text:span><text:span text:style-name="T192">(</text:span><text:span text:style-name="T129">max_length</text:span><text:span text:style-name="T164">=</text:span><text:span text:style-name="T129">200</text:span><text:span text:style-name="T192">,</text:span><text:span text:style-name="T129"> <text:tab/><text:tab/><text:tab/><text:tab/><text:tab/><text:tab/>choices</text:span><text:span text:style-name="T164">=</text:span><text:span text:style-name="T237">VOTE_TYPE</text:span><text:span text:style-name="T192">)</text:span></text:p>
      <text:p text:style-name="P172"><text:span text:style-name="T129"><text:tab/>created </text:span><text:span text:style-name="T164">=</text:span><text:span text:style-name="T129"> models.</text:span><text:span text:style-name="T164">DateTimeField</text:span><text:span text:style-name="T192">(</text:span><text:span text:style-name="T129">auto_now_add</text:span><text:span text:style-name="T164">=</text:span><text:span text:style-name="T237">True</text:span><text:span text:style-name="T192">)</text:span></text:p>
      <text:p text:style-name="P172"><text:span text:style-name="T164"><text:tab/>id</text:span><text:span text:style-name="T129"> </text:span><text:span text:style-name="T164">=</text:span><text:span text:style-name="T129"> models.</text:span><text:span text:style-name="T164">UUIDField</text:span><text:span text:style-name="T192">(</text:span><text:span text:style-name="T129">default</text:span><text:span text:style-name="T164">=</text:span><text:span text:style-name="T129">uuid.uuid4</text:span><text:span text:style-name="T192">,</text:span><text:span text:style-name="T129"> unique</text:span><text:span text:style-name="T164">=</text:span><text:span text:style-name="T237">True</text:span><text:span text:style-name="T192">,</text:span><text:span text:style-name="T129"> <text:tab/><text:tab/><text:tab/>primary_key</text:span><text:span text:style-name="T164">=</text:span><text:span text:style-name="T237">True</text:span><text:span text:style-name="T192">,</text:span><text:span text:style-name="T129"> editable</text:span><text:span text:style-name="T164">=</text:span><text:span text:style-name="T237">False</text:span><text:span text:style-name="T192">)</text:span></text:p>
      <text:p text:style-name="P192"/>
      <text:p text:style-name="P172"><text:span text:style-name="T164"><text:tab/>def</text:span><text:span text:style-name="T129"> </text:span><text:span text:style-name="T164">__str__</text:span><text:span text:style-name="T192">(</text:span><text:span text:style-name="T129">self</text:span><text:span text:style-name="T192">):</text:span></text:p>
      <text:p text:style-name="P172"><text:span text:style-name="T115"><text:tab/><text:tab/>return</text:span><text:span text:style-name="T129"> self.value</text:span></text:p>
      <text:p text:style-name="P448"/>
      <text:p text:style-name="P4"><text:soft-page-break/><text:span text:style-name="T500">Review tabele has a </text:span><text:span text:style-name="T257">VOTE_TYPE</text:span><text:span text:style-name="T500"> </text:span><text:span text:style-name="Source_20_Text"><text:span text:style-name="T499">field represents the different types of votes that can be associated with a Review.</text:span></text:span></text:p>
      <text:p text:style-name="P5"><text:span text:style-name="Source_20_Text"><text:span text:style-name="T500"/></text:span></text:p>
      <text:p text:style-name="P4"><text:span text:style-name="Source_20_Text"><text:span text:style-name="T500">value field is turned into multiple choice field with choices of </text:span></text:span><text:span text:style-name="Source_20_Text"><text:span text:style-name="T257">VOTE_TYPE</text:span></text:span><text:span text:style-name="Source_20_Text"><text:span text:style-name="T500"> meaning you can either </text:span></text:span><text:span text:style-name="Source_20_Text"><text:span text:style-name="T501">select </text:span></text:span><text:span text:style-name="Source_20_Text"><text:span text:style-name="T500">vote </text:span></text:span><text:span text:style-name="Source_20_Text"><text:span text:style-name="T257">'up'</text:span></text:span><text:span text:style-name="Source_20_Text"><text:span text:style-name="T500"> or </text:span></text:span><text:span text:style-name="Source_20_Text"><text:span text:style-name="T257">'down'</text:span></text:span><text:span text:style-name="Source_20_Text"><text:span text:style-name="T500">.</text:span></text:span></text:p>
      <text:p text:style-name="P5"><text:span text:style-name="Source_20_Text"><text:span text:style-name="T501"/></text:span></text:p>
      <text:p text:style-name="P4"><text:span text:style-name="Source_20_Text"><text:span text:style-name="T160">project</text:span></text:span><text:span text:style-name="Source_20_Text"><text:span text:style-name="T501"> field </text:span></text:span><text:span text:style-name="Source_20_Text"><text:span text:style-name="T520">creates </text:span></text:span><text:span text:style-name="Source_20_Text"><text:span text:style-name="T521">one to many </text:span></text:span><text:span text:style-name="Source_20_Text"><text:span text:style-name="T520">relationship</text:span></text:span><text:span text:style-name="Source_20_Text"><text:span text:style-name="T501"> between Review and Project by </text:span></text:span><text:span text:style-name="Source_20_Text"><text:span text:style-name="T520">utilizing ForeignKey</text:span></text:span><text:span text:style-name="Source_20_Text"><text:span text:style-name="T501"> that points to Project and has </text:span></text:span><text:span text:style-name="Source_20_Text"><text:span text:style-name="T160">on_delete</text:span></text:span><text:span text:style-name="Source_20_Text"><text:span text:style-name="T188">=</text:span></text:span><text:span text:style-name="Source_20_Text"><text:span text:style-name="T160">models.</text:span></text:span><text:span text:style-name="Source_20_Text"><text:span text:style-name="T258">CASCADE</text:span></text:span><text:span text:style-name="Source_20_Text"><text:span text:style-name="T501"> that in case of project deletion removes all children (Reviews) related to that Project from database we can also use </text:span></text:span><text:span text:style-name="Source_20_Text"><text:span text:style-name="T188">=</text:span></text:span><text:span text:style-name="Source_20_Text"><text:span text:style-name="T160">models.</text:span></text:span><text:span text:style-name="Source_20_Text"><text:span text:style-name="T258">SET_NULL</text:span></text:span><text:span text:style-name="Source_20_Text"><text:span text:style-name="T501"> so that all Reviews will be left alone and projects field will be set to NULL (not usefull in this care but good to know)</text:span></text:span></text:p>
      <text:p text:style-name="P6"><text:span text:style-name="Source_20_Text"><text:span text:style-name="T501"/></text:span></text:p>
      <text:p text:style-name="P7"><text:span text:style-name="Source_20_Text"><text:span text:style-name="T502">we also have </text:span></text:span><text:span text:style-name="Source_20_Text"><text:span text:style-name="T503">body, created and id fields </text:span></text:span><text:span text:style-name="Source_20_Text"><text:span text:style-name="T504">and we will fill owner field in one to one relatinship part </text:span></text:span><text:span text:style-name="Source_20_Text"><text:span text:style-name="T505">when we create a user model (page xy)</text:span></text:span></text:p>
      <text:p text:style-name="P6"><text:span text:style-name="Source_20_Text"><text:span text:style-name="T501"/></text:span></text:p>
      <text:p text:style-name="P8"><text:span text:style-name="Source_20_Text"><text:span text:style-name="T504">Now we have 2 tables with one to many relationship.</text:span></text:span></text:p>
      <text:p text:style-name="P8"><text:span text:style-name="Source_20_Text"><text:span text:style-name="T504"/></text:span></text:p>
      <text:p text:style-name="P9"><text:span text:style-name="Source_20_Text"><text:span text:style-name="T506">Since </text:span></text:span><text:span text:style-name="Source_20_Text"><text:span text:style-name="T507">we have this relationship now we can add more fields to Projects model like:</text:span></text:span></text:p>
      <text:p text:style-name="P9"><text:span text:style-name="Source_20_Text"><text:span text:style-name="T507"/></text:span></text:p>
      <text:p text:style-name="P9"><text:span text:style-name="Source_20_Text"><text:span text:style-name="T161">vote_total </text:span></text:span><text:span text:style-name="Source_20_Text"><text:span text:style-name="T189">=</text:span></text:span><text:span text:style-name="Source_20_Text"><text:span text:style-name="T161"> models.</text:span></text:span><text:span text:style-name="Source_20_Text"><text:span text:style-name="T189">IntegerField</text:span></text:span><text:span text:style-name="Source_20_Text"><text:span text:style-name="T231">(</text:span></text:span><text:span text:style-name="Source_20_Text"><text:span text:style-name="T161">default</text:span></text:span><text:span text:style-name="Source_20_Text"><text:span text:style-name="T189">=</text:span></text:span><text:span text:style-name="Source_20_Text"><text:span text:style-name="T161">0</text:span></text:span><text:span text:style-name="Source_20_Text"><text:span text:style-name="T231">,</text:span></text:span><text:span text:style-name="Source_20_Text"><text:span text:style-name="T161"> null</text:span></text:span><text:span text:style-name="Source_20_Text"><text:span text:style-name="T189">=</text:span></text:span><text:span text:style-name="Source_20_Text"><text:span text:style-name="T259">True</text:span></text:span><text:span text:style-name="Source_20_Text"><text:span text:style-name="T231">,</text:span></text:span><text:span text:style-name="Source_20_Text"><text:span text:style-name="T161"> blank</text:span></text:span><text:span text:style-name="Source_20_Text"><text:span text:style-name="T189">=</text:span></text:span><text:span text:style-name="Source_20_Text"><text:span text:style-name="T259">True</text:span></text:span><text:span text:style-name="Source_20_Text"><text:span text:style-name="T231">) – </text:span></text:span><text:span text:style-name="Source_20_Text"><text:span text:style-name="T232">later </text:span></text:span><text:span text:style-name="Source_20_Text"><text:span text:style-name="T233">we will </text:span></text:span><text:span text:style-name="Source_20_Text"><text:span text:style-name="T232">use this field to </text:span></text:span><text:span text:style-name="Source_20_Text"><text:span text:style-name="T233">track ammount of Reviews project has</text:span></text:span><text:span text:style-name="Source_20_Text"><text:span text:style-name="T231"> (initially 0)</text:span></text:span></text:p>
      <text:p text:style-name="P9"><text:span text:style-name="Source_20_Text"><text:span text:style-name="T231"/></text:span></text:p>
      <text:p text:style-name="P172"><text:span text:style-name="T129">vote_ratio </text:span><text:span text:style-name="T164">=</text:span><text:span text:style-name="T129"> models.</text:span><text:span text:style-name="T164">IntegerField</text:span><text:span text:style-name="T192">(</text:span><text:span text:style-name="T129">default</text:span><text:span text:style-name="T164">=</text:span><text:span text:style-name="T129">0</text:span><text:span text:style-name="T192">,</text:span><text:span text:style-name="T129"> null</text:span><text:span text:style-name="T164">=</text:span><text:span text:style-name="T237">True</text:span><text:span text:style-name="T192">,</text:span><text:span text:style-name="T129"> blank</text:span><text:span text:style-name="T164">=</text:span><text:span text:style-name="T237">True</text:span><text:span text:style-name="T192">) – </text:span><text:span text:style-name="T206">later </text:span><text:span text:style-name="T205">we will use this </text:span><text:span text:style-name="T206">field</text:span><text:span text:style-name="T205"> to track the ratio between upvotes and downvotes</text:span></text:p>
      <text:p text:style-name="P9"><text:span text:style-name="Source_20_Text"><text:span text:style-name="T507"/></text:span></text:p>
      <text:p text:style-name="P8"><text:span text:style-name="Source_20_Text"><text:span text:style-name="T504"/></text:span></text:p>
      <text:p text:style-name="P10"><text:span text:style-name="Source_20_Text"><text:span text:style-name="T508">Lets create many to many relationship between tag</text:span></text:span><text:span text:style-name="Source_20_Text"><text:span text:style-name="T509">s</text:span></text:span><text:span text:style-name="Source_20_Text"><text:span text:style-name="T508"> and project</text:span></text:span><text:span text:style-name="Source_20_Text"><text:span text:style-name="T509">s</text:span></text:span><text:span text:style-name="Source_20_Text"><text:span text:style-name="T508"> table:</text:span></text:span></text:p>
      <text:p text:style-name="P11"><text:span text:style-name="Source_20_Text"><text:span text:style-name="T508"/></text:span></text:p>
      <text:p text:style-name="P12"><text:span text:style-name="Source_20_Text"><text:span text:style-name="T510">lets write Tag model that will </text:span></text:span><text:span text:style-name="Source_20_Text"><text:span text:style-name="T511">represent</text:span></text:span><text:span text:style-name="Source_20_Text"><text:span text:style-name="T510"> type</text:span></text:span><text:span text:style-name="Source_20_Text"><text:span text:style-name="T512">s</text:span></text:span><text:span text:style-name="Source_20_Text"><text:span text:style-name="T510"> of project</text:span></text:span><text:span text:style-name="Source_20_Text"><text:span text:style-name="T512">s</text:span></text:span><text:span text:style-name="Source_20_Text"><text:span text:style-name="T510">:</text:span></text:span></text:p>
      <text:p text:style-name="P12"><text:span text:style-name="Source_20_Text"><text:span text:style-name="T510"/></text:span></text:p>
      <text:p text:style-name="P12"><text:span text:style-name="Source_20_Text"><text:span text:style-name="T190">class</text:span></text:span><text:span text:style-name="Source_20_Text"><text:span text:style-name="T162"> </text:span></text:span><text:span text:style-name="Source_20_Text"><text:span text:style-name="T128">Tag</text:span></text:span><text:span text:style-name="Source_20_Text"><text:span text:style-name="T162">(</text:span></text:span><text:span text:style-name="Source_20_Text"><text:span text:style-name="T128">models</text:span></text:span><text:span text:style-name="Source_20_Text"><text:span text:style-name="T162">.</text:span></text:span><text:span text:style-name="Source_20_Text"><text:span text:style-name="T128">Model</text:span></text:span><text:span text:style-name="Source_20_Text"><text:span text:style-name="T162">):</text:span></text:span></text:p>
      <text:p text:style-name="P172"><text:span text:style-name="T129"><text:tab/>name </text:span><text:span text:style-name="T164">=</text:span><text:span text:style-name="T129"> models.</text:span><text:span text:style-name="T164">CharField</text:span><text:span text:style-name="T192">(</text:span><text:span text:style-name="T129">max_length</text:span><text:span text:style-name="T164">=</text:span><text:span text:style-name="T129">200</text:span><text:span text:style-name="T192">)</text:span></text:p>
      <text:p text:style-name="P172"><text:span text:style-name="T129"><text:tab/>created </text:span><text:span text:style-name="T164">=</text:span><text:span text:style-name="T129"> models.</text:span><text:span text:style-name="T164">DateTimeField</text:span><text:span text:style-name="T192">(</text:span><text:span text:style-name="T129">auto_now_add</text:span><text:span text:style-name="T164">=</text:span><text:span text:style-name="T237">True</text:span><text:span text:style-name="T192">)</text:span></text:p>
      <text:p text:style-name="P172"><text:span text:style-name="T164"><text:tab/>id</text:span><text:span text:style-name="T129"> </text:span><text:span text:style-name="T164">=</text:span><text:span text:style-name="T129"> models.</text:span><text:span text:style-name="T164">UUIDField</text:span><text:span text:style-name="T192">(</text:span><text:span text:style-name="T129">default</text:span><text:span text:style-name="T164">=</text:span><text:span text:style-name="T129">uuid.uuid4</text:span><text:span text:style-name="T192">,</text:span><text:span text:style-name="T129"> unique</text:span><text:span text:style-name="T164">=</text:span><text:span text:style-name="T237">True</text:span><text:span text:style-name="T192">,</text:span><text:span text:style-name="T129"> <text:tab/>primary_key</text:span><text:span text:style-name="T164">=</text:span><text:span text:style-name="T237">True</text:span><text:span text:style-name="T192">,</text:span><text:span text:style-name="T129"> editable</text:span><text:span text:style-name="T164">=</text:span><text:span text:style-name="T237">False</text:span><text:span text:style-name="T192">)</text:span><text:span text:style-name="T129"> </text:span></text:p>
      <text:p text:style-name="P172"><text:span text:style-name="T129"/></text:p>
      <text:p text:style-name="P172"><text:span text:style-name="T164"><text:tab/>def</text:span><text:span text:style-name="T129"> </text:span><text:span text:style-name="T164">__str__</text:span><text:span text:style-name="T192">(</text:span><text:span text:style-name="T129">self</text:span><text:span text:style-name="T192">):</text:span></text:p>
      <text:p text:style-name="P172"><text:span text:style-name="T115"><text:tab/><text:tab/>return</text:span><text:span text:style-name="T129"> self.name</text:span></text:p>
      <text:p text:style-name="P12"><text:span text:style-name="Source_20_Text"><text:span text:style-name="T510"/></text:span></text:p>
      <text:p text:style-name="P13"><text:span text:style-name="Source_20_Text"><text:span text:style-name="T513">Just a tag name and basic date and id fields.</text:span></text:span></text:p>
      <text:p text:style-name="P9"><text:span text:style-name="Source_20_Text"><text:span text:style-name="T506">To establis a many to many relationship we only need to add many to many field to model that is going to contain that relationship (in this case Project model):</text:span></text:span></text:p>
      <text:p text:style-name="P13"><text:span text:style-name="Source_20_Text"><text:span text:style-name="T513"/></text:span></text:p>
      <text:p text:style-name="P13"><text:span text:style-name="Source_20_Text"><text:span text:style-name="T163">tags </text:span></text:span><text:span text:style-name="Source_20_Text"><text:span text:style-name="T191">=</text:span></text:span><text:span text:style-name="Source_20_Text"><text:span text:style-name="T163"> models.</text:span></text:span><text:span text:style-name="Source_20_Text"><text:span text:style-name="T191">ManyToManyField</text:span></text:span><text:span text:style-name="Source_20_Text"><text:span text:style-name="T234">(</text:span></text:span><text:span text:style-name="Source_20_Text"><text:span text:style-name="T260">'Tag'</text:span></text:span><text:span text:style-name="Source_20_Text"><text:span text:style-name="T234">,</text:span></text:span><text:span text:style-name="Source_20_Text"><text:span text:style-name="T163"> blank</text:span></text:span><text:span text:style-name="Source_20_Text"><text:span text:style-name="T191">=</text:span></text:span><text:span text:style-name="Source_20_Text"><text:span text:style-name="T260">True</text:span></text:span><text:span text:style-name="Source_20_Text"><text:span text:style-name="T234">) – </text:span></text:span><text:span text:style-name="Source_20_Text"><text:span text:style-name="T235">since Tag model is located below Project model inside models.py we need to tell django to wait for all models to load and than search for Tag model by adding single quotes (‘’).</text:span></text:span></text:p>
      <text:p text:style-name="P13"><text:span text:style-name="Source_20_Text"><text:span text:style-name="T513"/></text:span></text:p>
      <text:p text:style-name="P13"><text:span text:style-name="Source_20_Text"><text:span text:style-name="T513"/></text:span></text:p>
      <text:p text:style-name="P14"><text:span text:style-name="Source_20_Text"><text:span text:style-name="T514">REGISTER ALL THE MODELS IN ADMIN PANEL AND </text:span></text:span><text:span text:style-name="Source_20_Text"><text:span text:style-name="T515">CHECK THEM ON: /admin</text:span></text:span></text:p>
      <text:p text:style-name="P14"><text:span text:style-name="Source_20_Text"><text:span text:style-name="T515"/></text:span></text:p>
      <text:p text:style-name="P15"><text:span text:style-name="Source_20_Text"><text:span text:style-name="T516">Inisde projects you will be able to </text:span></text:span><text:span text:style-name="Source_20_Text"><text:span text:style-name="T517">create projects and </text:span></text:span><text:span text:style-name="Source_20_Text"><text:span text:style-name="T516">select all the tags </text:span></text:span><text:span text:style-name="Source_20_Text"><text:span text:style-name="T517">you want</text:span></text:span><text:span text:style-name="Source_20_Text"><text:span text:style-name="T516"> for that project, inside reviews you will be able to attack review to a project, inside tags you will be able to create tags.</text:span></text:span></text:p>
      <text:p text:style-name="P16"><text:span text:style-name="Source_20_Text"><text:span text:style-name="T518">In the end </text:span></text:span><text:span text:style-name="Source_20_Text"><text:span text:style-name="T519">models.py should have:</text:span></text:span></text:p>
      <text:p text:style-name="P17"><text:span text:style-name="Source_20_Text"><text:span text:style-name="T518"/></text:span></text:p>
      <text:p text:style-name="P314">class Project(models.Model):</text:p>
      <text:p text:style-name="P314"><text:s text:c="4"/>title = models.CharField(max_length=200)</text:p>
      <text:p text:style-name="P314"><text:s text:c="4"/>description = models.TextField(null=True, blank=True)</text:p>
      <text:p text:style-name="P314"><text:s text:c="4"/>demo_link = models.CharField(max_length=2000, null=True, <text:tab/><text:tab/><text:tab/><text:tab/>blank=True)</text:p>
      <text:p text:style-name="P314"><text:s text:c="4"/>source_link = models.CharField(max_length=2000, null=True, <text:tab/><text:tab/><text:tab/><text:tab/>blank=True)</text:p>
      <text:p text:style-name="P314"><text:s text:c="4"/>tags = models.ManyToManyField('Tag', blank=True)</text:p>
      <text:p text:style-name="P314"><text:s text:c="4"/>vote_total = models.IntegerField(default=0, null=True, blank=True)</text:p>
      <text:p text:style-name="P314"><text:s text:c="4"/>vote_ratio = models.IntegerField(default=0, null=True, blank=True)</text:p>
      <text:p text:style-name="P314"><text:s text:c="4"/><text:tab/><text:tab/>created = models.DateTimeField(auto_now_add=True)</text:p>
      <text:p text:style-name="P314"><text:s text:c="4"/>id = models.UUIDField(default=uuid.uuid4, unique=True, <text:tab/><text:tab/><text:tab/><text:tab/><text:tab/>primary_key=True, editable=False)</text:p>
      <text:p text:style-name="P314"><text:s text:c="4"/></text:p>
      <text:p text:style-name="P314"><text:s text:c="4"/>def __str__(self):</text:p>
      <text:p text:style-name="P314"><text:s text:c="8"/>return self.title</text:p>
      <text:p text:style-name="P314"/>
      <text:p text:style-name="P314">class Review(models.Model):</text:p>
      <text:p text:style-name="P314"><text:s text:c="4"/>VOTE_TYPE = (</text:p>
      <text:p text:style-name="P314"><text:s text:c="8"/>('up','Up Vote'),</text:p>
      <text:p text:style-name="P314"><text:s text:c="8"/>('down', 'Down Vote'), </text:p>
      <text:p text:style-name="P314"><text:s text:c="4"/>)</text:p>
      <text:p text:style-name="P314"><text:s text:c="4"/>#owner = </text:p>
      <text:p text:style-name="P314"><text:s text:c="4"/>project = models.ForeignKey(Project, on_delete=models.CASCADE)</text:p>
      <text:p text:style-name="P314"><text:s text:c="4"/>body = models.TextField(null=True, blank=True)</text:p>
      <text:p text:style-name="P314"><text:s text:c="4"/>value = models.CharField(max_length=200, choices=VOTE_TYPE)</text:p>
      <text:p text:style-name="P314"><text:s text:c="4"/>created = models.DateTimeField(auto_now_add=True)</text:p>
      <text:p text:style-name="P314"><text:s text:c="4"/>id = models.UUIDField(default=uuid.uuid4, unique=True, <text:tab/><text:tab/><text:tab/><text:tab/><text:tab/>primary_key=True, editable=False)</text:p>
      <text:p text:style-name="P314"/>
      <text:p text:style-name="P314"><text:s text:c="4"/>def __str__(self):</text:p>
      <text:p text:style-name="P314"><text:s text:c="8"/>return self.value</text:p>
      <text:p text:style-name="P314"><text:s text:c="4"/></text:p>
      <text:p text:style-name="P314">class Tag(models.Model):</text:p>
      <text:p text:style-name="P314"><text:s text:c="4"/>name = models.CharField(max_length=200)</text:p>
      <text:p text:style-name="P314"><text:s text:c="4"/><text:tab/><text:tab/>created = models.DateTimeField(auto_now_add=True)</text:p>
      <text:p text:style-name="P314"><text:s text:c="4"/>id = models.UUIDField(default=uuid.uuid4, unique=True, <text:tab/><text:tab/><text:tab/><text:tab/><text:tab/>primary_key=True, editable=False) <text:s text:c="2"/></text:p>
      <text:p text:style-name="P314"><text:s text:c="4"/></text:p>
      <text:p text:style-name="P314"><text:s text:c="4"/>def __str__(self):</text:p>
      <text:p text:style-name="P314"><text:s text:c="8"/>return self.name</text:p>
      <text:p text:style-name="P331"/>
      <text:p text:style-name="P414"><text:span text:style-name="T79">5. </text:span>Database Queries</text:p>
      <text:p text:style-name="P332"><draw:frame draw:style-name="fr1" draw:name="Image21" text:anchor-type="char" svg:x="0.1173in" svg:y="0.0866in" svg:width="6.9252in" svg:height="2.689in" draw:z-index="20"><draw:image xlink:href="Pictures/10000000000006A100000293945DAB6C.png" xlink:type="simple" xlink:show="embed" xlink:actuate="onLoad" draw:mime-type="image/png"/></draw:frame></text:p>
      <text:p text:style-name="P333">How standard query works?</text:p>
      <text:p text:style-name="P333"/>
      <text:p text:style-name="P334">queryzet – variable that will keep response usually list of objects (queryset) or a single object</text:p>
      <text:p text:style-name="P333"/>
      <text:p text:style-name="P333">.<text:span text:style-name="T262">all</text:span><text:span text:style-name="T264">()</text:span><text:span text:style-name="T262"> returns all objects from </text:span><text:span text:style-name="T263">specified model in </text:span><text:span text:style-name="T262">database</text:span></text:p>
      <text:p text:style-name="P333"/>
      <text:p text:style-name="P335">.get() returns a single object based on passed attribute</text:p>
      <text:p text:style-name="P335"/>
      <text:p text:style-name="P335">.filer() returns same as all() but we can pas attributes to specify which objects we want to get</text:p>
      <text:p text:style-name="P332"/>
      <text:p text:style-name="P332">.<text:span text:style-name="T264">exclude() similar to filer except we specify which objects we don’t want returned</text:span></text:p>
      <text:p text:style-name="P332"/>
      <text:p text:style-name="P336"/>
      <text:p text:style-name="P336"/>
      <text:h text:style-name="P23" text:outline-level="1"/>
      <text:h text:style-name="P24" text:outline-level="1">Query database from shell:</text:h>
      <text:p text:style-name="P338"/>
      <text:p text:style-name="P337">Check querysets image for <text:span text:style-name="T265">details on different queries. </text:span><text:span text:style-name="T287">Here are some examples:</text:span></text:p>
      <text:p text:style-name="P338"/>
      <text:p text:style-name="P388">python manage.py shell</text:p>
      <text:p text:style-name="P388"/>
      <text:p text:style-name="P339">from projects.models import Project</text:p>
      <text:p text:style-name="P339"/>
      <text:p text:style-name="P391">projects = Project.objects.all()</text:p>
      <text:p text:style-name="P339"/>
      <text:p text:style-name="P392">project = Project.objects.<text:span text:style-name="T266">get</text:span>(<text:span text:style-name="T266">title=”Ecommerce Website”</text:span>)</text:p>
      <text:p text:style-name="P392"/>
      <text:p text:style-name="P392">print(project)</text:p>
      <text:p text:style-name="P392"/>
      <text:p text:style-name="P341"><text:span text:style-name="T267">print(project.review_set.all())</text:span> - more complicated (projereview has to be lowercase) but this returns all children of project</text:p>
      <text:p text:style-name="P339"/>
      <text:p text:style-name="P342"><text:span text:style-name="T267">print(project.tags.all()) </text:span>- <text:span text:style-name="T286">many to many, to get all the connections we need to query the name of the field that contains many to many relationship.</text:span></text:p>
      <text:p text:style-name="P342"/>
      <text:h text:style-name="P23" text:outline-level="1"/>
      <text:h text:style-name="P24" text:outline-level="1">Query from views.py</text:h>
      <text:p text:style-name="P439"/>
      <text:p text:style-name="P421">We can query our database from our views.py and pass that information into our html and display it on a website. Lets rewrite our project and projects views:</text:p>
      <text:p text:style-name="P182"><text:span text:style-name="T164">def</text:span><text:span text:style-name="T129"> </text:span><text:span text:style-name="T115">projects</text:span><text:span text:style-name="T192">(</text:span><text:span text:style-name="T129">request</text:span><text:span text:style-name="T192">):</text:span></text:p>
      <text:p text:style-name="P172"><text:span text:style-name="T129"><text:tab/>projects </text:span><text:span text:style-name="T164">=</text:span><text:span text:style-name="T129"> Project.objects.</text:span><text:span text:style-name="T164">all</text:span><text:span text:style-name="T192">()</text:span></text:p>
      <text:p text:style-name="P172"><text:span text:style-name="T129"><text:tab/>context </text:span><text:span text:style-name="T164">=</text:span><text:span text:style-name="T129"> </text:span><text:span text:style-name="T192">{</text:span><text:span text:style-name="T237">'projects'</text:span><text:span text:style-name="T192">:</text:span><text:span text:style-name="T129">projects</text:span><text:span text:style-name="T192">}</text:span></text:p>
      <text:p text:style-name="P172"><text:span text:style-name="T115"><text:tab/>return</text:span><text:span text:style-name="T129"> </text:span><text:span text:style-name="T164">render</text:span><text:span text:style-name="T192">(</text:span><text:span text:style-name="T129">request</text:span><text:span text:style-name="T192">,</text:span><text:span text:style-name="T129"> </text:span><text:span text:style-name="T237">'projects/projects.html'</text:span><text:span text:style-name="T192">,</text:span><text:span text:style-name="T129"> <text:tab/><text:tab/><text:tab/><text:tab/>context</text:span><text:span text:style-name="T192">) – </text:span><text:span text:style-name="T207">returns all projects</text:span></text:p>
      <text:p text:style-name="P192"/>
      <text:p text:style-name="P172"><text:span text:style-name="T164">def</text:span><text:span text:style-name="T129"> </text:span><text:span text:style-name="T115">project</text:span><text:span text:style-name="T192">(</text:span><text:span text:style-name="T129">request, pk</text:span><text:span text:style-name="T192">):</text:span></text:p>
      <text:p text:style-name="P172"><text:span text:style-name="T129"><text:tab/>projectObj </text:span><text:span text:style-name="T164">=</text:span><text:span text:style-name="T129"> Project.objects.</text:span><text:span text:style-name="T164">get</text:span><text:span text:style-name="T192">(</text:span><text:span text:style-name="T129">id</text:span><text:span text:style-name="T164">=</text:span><text:span text:style-name="T129">pk</text:span><text:span text:style-name="T192">)</text:span></text:p>
      <text:p text:style-name="P172"><text:span text:style-name="T129"><text:tab/>tags </text:span><text:span text:style-name="T164">=</text:span><text:span text:style-name="T129"> projectObj.tags.</text:span><text:span text:style-name="T164">all</text:span><text:span text:style-name="T192">()</text:span></text:p>
      <text:p text:style-name="P172"><text:span text:style-name="T115"><text:tab/>return</text:span><text:span text:style-name="T129"> </text:span><text:span text:style-name="T164">render</text:span><text:span text:style-name="T192">(</text:span><text:span text:style-name="T129">request</text:span><text:span text:style-name="T192">,</text:span><text:span text:style-name="T129"> </text:span><text:span text:style-name="T237">'projects/single-project.html'</text:span><text:span text:style-name="T192">,</text:span><text:span text:style-name="T129"> </text:span><text:span text:style-name="T192">{</text:span></text:p>
      <text:p text:style-name="P172"><text:span text:style-name="T237"><text:tab/><text:tab/><text:tab/>"project"</text:span><text:span text:style-name="T192">:</text:span><text:span text:style-name="T129"> projectObj</text:span><text:span text:style-name="T192">,</text:span></text:p>
      <text:p text:style-name="P183"><text:span text:style-name="T237"><text:tab/><text:tab/><text:tab/>"tags"</text:span><text:span text:style-name="T192">:</text:span><text:span text:style-name="T129"> tags</text:span><text:span text:style-name="T192">,</text:span></text:p>
      <text:p text:style-name="P183"><text:span text:style-name="T192"><text:tab/><text:tab/>})</text:span><text:span text:style-name="T129"> </text:span><text:span text:style-name="T192">- </text:span><text:span text:style-name="T207">returns project wth requested pk/id </text:span><text:span text:style-name="T208">that’s <text:tab/><text:tab/><text:tab/><text:tab/> passed in url </text:span><text:span text:style-name="T209">and tags </text:span><text:span text:style-name="T210">connected to that <text:tab/><text:tab/><text:tab/><text:tab/><text:tab/> project</text:span><text:span text:style-name="T209"> of that project</text:span></text:p>
      <text:p text:style-name="P449"/>
      <text:p text:style-name="P518">single-project.html:</text:p>
      <text:p text:style-name="P184"><text:span text:style-name="T267">{% </text:span><text:span text:style-name="T115">extends</text:span><text:span text:style-name="T267"> </text:span><text:span text:style-name="T237">'main.html'</text:span><text:span text:style-name="T267"> %} </text:span></text:p>
      <text:p text:style-name="P172"><text:span text:style-name="T267">{% </text:span><text:span text:style-name="T115">block</text:span><text:span text:style-name="T267"> </text:span><text:span text:style-name="T129">content</text:span><text:span text:style-name="T267"> %}</text:span></text:p>
      <text:p text:style-name="P192"/>
      <text:p text:style-name="P172"><text:span text:style-name="T129"><text:tab/>&lt;</text:span><text:span text:style-name="T164">h1</text:span><text:span text:style-name="T129">&gt;</text:span><text:span text:style-name="T267">{{</text:span><text:span text:style-name="T129">project</text:span><text:span text:style-name="T267">.</text:span><text:span text:style-name="T129">title</text:span><text:span text:style-name="T267">}}</text:span><text:span text:style-name="T129">&lt;/</text:span><text:span text:style-name="T164">h1</text:span><text:span text:style-name="T129">&gt;</text:span></text:p>
      <text:p text:style-name="P172"><text:span text:style-name="T129"><text:tab/>&lt;</text:span><text:span text:style-name="T164">hr</text:span><text:span text:style-name="T129">&gt;</text:span></text:p>
      <text:p text:style-name="P172"><text:span text:style-name="T267"><text:tab/>{% </text:span><text:span text:style-name="T115">for</text:span><text:span text:style-name="T267"> </text:span><text:span text:style-name="T129">tag</text:span><text:span text:style-name="T267"> </text:span><text:span text:style-name="T115">in</text:span><text:span text:style-name="T267"> </text:span><text:span text:style-name="T129">tags</text:span><text:span text:style-name="T267"> %}</text:span></text:p>
      <text:p text:style-name="P172"><text:span text:style-name="T129"><text:tab/><text:tab/>&lt;</text:span><text:span text:style-name="T164">span</text:span><text:span text:style-name="T267"> </text:span><text:span text:style-name="T115">style</text:span><text:span text:style-name="T267">=</text:span><text:span text:style-name="T237">"border:1px solid grey"</text:span><text:span text:style-name="T129">&gt;</text:span><text:span text:style-name="T267">{{</text:span><text:span text:style-name="T129">tag</text:span><text:span text:style-name="T267">}}</text:span><text:span text:style-name="T129">&lt;/</text:span><text:span text:style-name="T164">span</text:span><text:span text:style-name="T129">&gt;</text:span></text:p>
      <text:p text:style-name="P172"><text:span text:style-name="T267"><text:tab/>% </text:span><text:span text:style-name="T115">endfor</text:span><text:span text:style-name="T267"> %}</text:span></text:p>
      <text:p text:style-name="P172"><text:span text:style-name="T129"><text:tab/>&lt;</text:span><text:span text:style-name="T164">hr</text:span><text:span text:style-name="T129">&gt;</text:span></text:p>
      <text:p text:style-name="P172"><text:span text:style-name="T129"><text:tab/>&lt;</text:span><text:span text:style-name="T164">br</text:span><text:span text:style-name="T129">&gt;</text:span></text:p>
      <text:p text:style-name="P172"><text:span text:style-name="T129"><text:tab/>&lt;</text:span><text:span text:style-name="T164">p</text:span><text:span text:style-name="T129">&gt;</text:span><text:span text:style-name="T267">{{</text:span><text:span text:style-name="T129">project</text:span><text:span text:style-name="T267">.</text:span><text:span text:style-name="T129">description</text:span><text:span text:style-name="T267">}}</text:span><text:span text:style-name="T129">&lt;/</text:span><text:span text:style-name="T164">p</text:span><text:span text:style-name="T129">&gt;</text:span></text:p>
      <text:p text:style-name="P172"><text:span text:style-name="T267">{% </text:span><text:span text:style-name="T115">endblock</text:span><text:span text:style-name="T267"> </text:span><text:span text:style-name="T129">content</text:span><text:span text:style-name="T267"> %}</text:span></text:p>
      <text:p text:style-name="P449"/>
      <text:p text:style-name="P450">Display <text:span text:style-name="T289">passed</text:span> project <text:span text:style-name="T288">info and connected tags.</text:span></text:p>
      <text:h text:style-name="P25" text:outline-level="1">Query from <text:span text:style-name="T290">html Django template:</text:span></text:h>
      <text:p text:style-name="P451"/>
      <text:p text:style-name="P451">Lets get our tags displayed in another way:</text:p>
      <text:p text:style-name="P451">We can remove tags from project view:</text:p>
      <text:p text:style-name="P185"><text:span text:style-name="T164">def</text:span><text:span text:style-name="T129"> </text:span><text:span text:style-name="T115">project</text:span><text:span text:style-name="T192">(</text:span><text:span text:style-name="T129">request, pk</text:span><text:span text:style-name="T192">):</text:span></text:p>
      <text:p text:style-name="P172"><text:span text:style-name="T129"><text:tab/>projectObj </text:span><text:span text:style-name="T164">=</text:span><text:span text:style-name="T129"> Project.objects.</text:span><text:span text:style-name="T164">get</text:span><text:span text:style-name="T192">(</text:span><text:span text:style-name="T129">id</text:span><text:span text:style-name="T164">=</text:span><text:span text:style-name="T129">pk</text:span><text:span text:style-name="T192">)</text:span></text:p>
      <text:p text:style-name="P172"><text:span text:style-name="T115"><text:tab/>return</text:span><text:span text:style-name="T129"> </text:span><text:span text:style-name="T164">render</text:span><text:span text:style-name="T192">(</text:span><text:span text:style-name="T129">request</text:span><text:span text:style-name="T192">,</text:span><text:span text:style-name="T129"> </text:span><text:span text:style-name="T237">'projects/single-project.html'</text:span><text:span text:style-name="T192">,</text:span><text:span text:style-name="T129"> </text:span><text:span text:style-name="T192">{</text:span></text:p>
      <text:p text:style-name="P172"><text:span text:style-name="T237"><text:tab/><text:tab/>"project"</text:span><text:span text:style-name="T192">:</text:span><text:span text:style-name="T129"> projectObj</text:span><text:span text:style-name="T192">,</text:span></text:p>
      <text:p text:style-name="P172"><text:span text:style-name="T192"><text:tab/>})</text:span><text:span text:style-name="T129"> </text:span></text:p>
      <text:p text:style-name="P172"><text:span text:style-name="T129"/></text:p>
      <text:p text:style-name="P451">and instead query for tags inside for loop in html by replacing tag in tags with tag in project.tags.all:</text:p>
      <text:p text:style-name="P451"/>
      <text:p text:style-name="P185"><text:span text:style-name="T267">{% </text:span><text:span text:style-name="T115">for</text:span><text:span text:style-name="T267"> </text:span><text:span text:style-name="T129">tag</text:span><text:span text:style-name="T267"> </text:span><text:span text:style-name="T115">in</text:span><text:span text:style-name="T267"> </text:span><text:span text:style-name="T129">project</text:span><text:span text:style-name="T267">.</text:span><text:span text:style-name="T129">tags</text:span><text:span text:style-name="T267">.</text:span><text:span text:style-name="T129">all</text:span><text:span text:style-name="T267"> %}</text:span></text:p>
      <text:p text:style-name="P172"><text:span text:style-name="T129"><text:tab/>&lt;</text:span><text:span text:style-name="T164">span</text:span><text:span text:style-name="T267"> </text:span><text:span text:style-name="T115">style</text:span><text:span text:style-name="T267">=</text:span><text:span text:style-name="T237">"border:1px solid grey"</text:span><text:span text:style-name="T129">&gt;</text:span><text:span text:style-name="T267">{{</text:span><text:span text:style-name="T129">tag</text:span><text:span text:style-name="T267">}}</text:span><text:span text:style-name="T129">&lt;/</text:span><text:span text:style-name="T164">span</text:span><text:span text:style-name="T129">&gt;</text:span></text:p>
      <text:p text:style-name="P197"><text:span text:style-name="T268">{% </text:span><text:span text:style-name="T116">endfor</text:span><text:span text:style-name="T268"> %}</text:span></text:p>
      <text:p text:style-name="P197"><text:span text:style-name="T268"/></text:p>
      <text:p text:style-name="P451">- this will give us the same result</text:p>
      <text:p text:style-name="P452"/>
      <text:p text:style-name="P453">We can query for all the info about all the projects on ou<text:span text:style-name="T291">r </text:span>projects.html <text:span text:style-name="T292">and display it as a table</text:span>:</text:p>
      <text:p text:style-name="P186"><text:span text:style-name="T267">{% </text:span><text:span text:style-name="T115">extends</text:span><text:span text:style-name="T267"> </text:span><text:span text:style-name="T237">'main.html'</text:span><text:span text:style-name="T267"> %} </text:span></text:p>
      <text:p text:style-name="P197"><text:span text:style-name="T268">{% </text:span><text:span text:style-name="T116">block</text:span><text:span text:style-name="T268"> </text:span><text:span text:style-name="T130">content</text:span><text:span text:style-name="T268"> %}</text:span></text:p>
      <text:p text:style-name="P197"><text:span text:style-name="T268"/></text:p>
      <text:p text:style-name="P197"><text:span text:style-name="T130"><text:tab/>&lt;</text:span><text:span text:style-name="T165">h1</text:span><text:span text:style-name="T130">&gt;</text:span><text:span text:style-name="T268">Projects</text:span><text:span text:style-name="T130">&lt;/</text:span><text:span text:style-name="T165">h1</text:span><text:span text:style-name="T130">&gt;</text:span></text:p>
      <text:p text:style-name="P197"><text:span text:style-name="T130"/></text:p>
      <text:p text:style-name="P172"><text:span text:style-name="T129"><text:tab/>&lt;</text:span><text:span text:style-name="T164">table</text:span><text:span text:style-name="T129">&gt;</text:span></text:p>
      <text:p text:style-name="P172"><text:span text:style-name="T129"><text:tab/>&lt;</text:span><text:span text:style-name="T164">tr</text:span><text:span text:style-name="T129">&gt;</text:span></text:p>
      <text:p text:style-name="P172"><text:span text:style-name="T129"><text:tab/>&lt;</text:span><text:span text:style-name="T164">th</text:span><text:span text:style-name="T129">&gt;</text:span><text:span text:style-name="T267">ID</text:span><text:span text:style-name="T129">&lt;/</text:span><text:span text:style-name="T164">th</text:span><text:span text:style-name="T129">&gt;</text:span></text:p>
      <text:p text:style-name="P172"><text:span text:style-name="T129"><text:tab/>&lt;</text:span><text:span text:style-name="T164">th</text:span><text:span text:style-name="T129">&gt;</text:span><text:span text:style-name="T267">Project</text:span><text:span text:style-name="T129">&lt;/</text:span><text:span text:style-name="T164">th</text:span><text:span text:style-name="T129">&gt;</text:span></text:p>
      <text:p text:style-name="P172"><text:span text:style-name="T129"><text:tab/>&lt;</text:span><text:span text:style-name="T164">th</text:span><text:span text:style-name="T129">&gt;</text:span><text:span text:style-name="T267">Positive Votes</text:span><text:span text:style-name="T129">&lt;/</text:span><text:span text:style-name="T164">th</text:span><text:span text:style-name="T129">&gt;</text:span></text:p>
      <text:p text:style-name="P172"><text:span text:style-name="T129"><text:tab/>&lt;</text:span><text:span text:style-name="T164">th</text:span><text:span text:style-name="T129">&gt;</text:span><text:span text:style-name="T267">Votes</text:span><text:span text:style-name="T129">&lt;/</text:span><text:span text:style-name="T164">th</text:span><text:span text:style-name="T129">&gt;</text:span></text:p>
      <text:p text:style-name="P172"><text:span text:style-name="T129"><text:tab/>&lt;</text:span><text:span text:style-name="T164">th</text:span><text:span text:style-name="T129">&gt;&lt;/</text:span><text:span text:style-name="T164">th</text:span><text:span text:style-name="T129">&gt;</text:span></text:p>
      <text:p text:style-name="P172"><text:span text:style-name="T129"><text:tab/>&lt;/</text:span><text:span text:style-name="T164">tr</text:span><text:span text:style-name="T129">&gt;</text:span></text:p>
      <text:p text:style-name="P172"><text:span text:style-name="T267"><text:tab/>{% </text:span><text:span text:style-name="T115">for</text:span><text:span text:style-name="T267"> </text:span><text:span text:style-name="T129">project</text:span><text:span text:style-name="T267"> </text:span><text:span text:style-name="T115">in</text:span><text:span text:style-name="T267"> </text:span><text:span text:style-name="T129">projects</text:span><text:span text:style-name="T267"> %}</text:span></text:p>
      <text:p text:style-name="P172"><text:span text:style-name="T129"><text:tab/><text:tab/>&lt;</text:span><text:span text:style-name="T164">tr</text:span><text:span text:style-name="T129">&gt;</text:span></text:p>
      <text:p text:style-name="P172"><text:span text:style-name="T129"><text:tab/><text:tab/>&lt;</text:span><text:span text:style-name="T164">td</text:span><text:span text:style-name="T129">&gt;</text:span><text:span text:style-name="T267">{{</text:span><text:span text:style-name="T129">project</text:span><text:span text:style-name="T267">.</text:span><text:span text:style-name="T129">id</text:span><text:span text:style-name="T267">}}</text:span><text:span text:style-name="T129">&lt;/</text:span><text:span text:style-name="T164">td</text:span><text:span text:style-name="T129">&gt;</text:span></text:p>
      <text:p text:style-name="P172"><text:span text:style-name="T129"><text:tab/><text:tab/>&lt;</text:span><text:span text:style-name="T164">td</text:span><text:span text:style-name="T129">&gt;</text:span><text:span text:style-name="T267">{{</text:span><text:span text:style-name="T129">project</text:span><text:span text:style-name="T267">.</text:span><text:span text:style-name="T129">title</text:span><text:span text:style-name="T267">}}</text:span><text:span text:style-name="T129">&lt;/</text:span><text:span text:style-name="T164">td</text:span><text:span text:style-name="T129">&gt;</text:span></text:p>
      <text:p text:style-name="P172"><text:span text:style-name="T129"><text:tab/><text:tab/>&lt;</text:span><text:span text:style-name="T164">td</text:span><text:span text:style-name="T129">&gt;</text:span><text:span text:style-name="T267">{{</text:span><text:span text:style-name="T129">project</text:span><text:span text:style-name="T267">.</text:span><text:span text:style-name="T129">vote_ratio</text:span><text:span text:style-name="T267">}}%</text:span><text:span text:style-name="T129">&lt;/</text:span><text:span text:style-name="T164">td</text:span><text:span text:style-name="T129">&gt;</text:span></text:p>
      <text:p text:style-name="P172"><text:span text:style-name="T129"><text:tab/><text:tab/>&lt;</text:span><text:span text:style-name="T164">td</text:span><text:span text:style-name="T129">&gt;</text:span><text:span text:style-name="T267">{{</text:span><text:span text:style-name="T129">project</text:span><text:span text:style-name="T267">.</text:span><text:span text:style-name="T129">vote_total</text:span><text:span text:style-name="T267">}}</text:span><text:span text:style-name="T129">&lt;/</text:span><text:span text:style-name="T164">td</text:span><text:span text:style-name="T129">&gt;</text:span></text:p>
      <text:p text:style-name="P172"><text:span text:style-name="T129"><text:tab/><text:tab/>&lt;</text:span><text:span text:style-name="T164">td</text:span><text:span text:style-name="T129">&gt;</text:span><text:span text:style-name="T267">{{</text:span><text:span text:style-name="T129">project</text:span><text:span text:style-name="T267">.</text:span><text:span text:style-name="T129">created</text:span><text:span text:style-name="T267">}}</text:span><text:span text:style-name="T129">&lt;/</text:span><text:span text:style-name="T164">td</text:span><text:span text:style-name="T129">&gt;</text:span></text:p>
      <text:p text:style-name="P172"><text:span text:style-name="T129"><text:tab/><text:tab/>&lt;</text:span><text:span text:style-name="T164">td</text:span><text:span text:style-name="T129">&gt;&lt;</text:span><text:span text:style-name="T164">a</text:span><text:span text:style-name="T267"> </text:span><text:span text:style-name="T115">href</text:span><text:span text:style-name="T267">=</text:span><text:span text:style-name="T237">"{% url 'project' project.id <text:tab/><text:tab/><text:tab/><text:tab/><text:tab/><text:tab/>%}"</text:span><text:span text:style-name="T129">&gt;</text:span><text:span text:style-name="T267">View</text:span><text:span text:style-name="T129">&lt;/</text:span><text:span text:style-name="T164">a</text:span><text:span text:style-name="T129">&gt;&lt;/</text:span><text:span text:style-name="T164">td</text:span><text:span text:style-name="T129">&gt;</text:span></text:p>
      <text:p text:style-name="P172"><text:span text:style-name="T129"><text:tab/><text:tab/>&lt;/</text:span><text:span text:style-name="T164">tr</text:span><text:span text:style-name="T129">&gt;</text:span></text:p>
      <text:p text:style-name="P172"><text:span text:style-name="T267"><text:tab/>{% </text:span><text:span text:style-name="T115">endfor</text:span><text:span text:style-name="T267"> %}</text:span></text:p>
      <text:p text:style-name="P172"><text:span text:style-name="T129"><text:tab/>&lt;/</text:span><text:span text:style-name="T164">table</text:span><text:span text:style-name="T129">&gt;</text:span></text:p>
      <text:p text:style-name="P192"/>
      <text:p text:style-name="P172"><text:span text:style-name="T267">{% </text:span><text:span text:style-name="T115">endblock</text:span><text:span text:style-name="T267"> </text:span><text:span text:style-name="T129">content</text:span><text:span text:style-name="T267"> %}</text:span></text:p>
      <text:p text:style-name="P452"/>
      <text:p text:style-name="P414">6. <text:span text:style-name="T309">Django Forms</text:span></text:p>
      <text:p text:style-name="P340"/>
      <text:p text:style-name="P343">When we want to use Forms in django we can either chreate them manually inside our html like we would normally or we can use </text:p>
      <text:p text:style-name="P343">Django-Forms</text:p>
      <text:p text:style-name="P344"/>
      <text:p text:style-name="P343">First lets create new template called single_form.html:</text:p>
      <text:p text:style-name="P343"/>
      <text:p text:style-name="P345"><text:span text:style-name="T267">{% </text:span><text:span text:style-name="T115">extends</text:span><text:span text:style-name="T267"> </text:span><text:span text:style-name="T129">main</text:span><text:span text:style-name="T267">.</text:span><text:span text:style-name="T129">html</text:span><text:span text:style-name="T267"> %}</text:span></text:p>
      <text:p text:style-name="P216"><text:span text:style-name="T267">{% </text:span><text:span text:style-name="T115">block</text:span><text:span text:style-name="T267"> </text:span><text:span text:style-name="T129">content</text:span><text:span text:style-name="T267"> %}</text:span></text:p>
      <text:p text:style-name="P218"/>
      <text:p text:style-name="P216"><text:span text:style-name="T129"><text:tab/>&lt;</text:span><text:span text:style-name="T164">h1</text:span><text:span text:style-name="T129">&gt;</text:span><text:span text:style-name="T267">Project Form</text:span><text:span text:style-name="T129">&lt;/</text:span><text:span text:style-name="T164">h1</text:span><text:span text:style-name="T129">&gt;</text:span></text:p>
      <text:p text:style-name="P218"/>
      <text:p text:style-name="P216"><text:span text:style-name="T129"><text:tab/>&lt;</text:span><text:span text:style-name="T164">form</text:span><text:span text:style-name="T267"> </text:span><text:span text:style-name="T115">method</text:span><text:span text:style-name="T267">=</text:span><text:span text:style-name="T237">"POST"</text:span><text:span text:style-name="T129">&gt;</text:span></text:p>
      <text:p text:style-name="P216"><text:span text:style-name="T267"><text:tab/><text:tab/>{% </text:span><text:span text:style-name="T115">csrf_token</text:span><text:span text:style-name="T267"> %}</text:span></text:p>
      <text:p text:style-name="P218"/>
      <text:p text:style-name="P216"><text:span text:style-name="T129"><text:tab/><text:tab/>&lt;</text:span><text:span text:style-name="T164">input</text:span><text:span text:style-name="T267"> </text:span><text:span text:style-name="T115">type</text:span><text:span text:style-name="T267">=</text:span><text:span text:style-name="T237">"submit"</text:span><text:span text:style-name="T267"> </text:span><text:span text:style-name="T129">&gt;</text:span></text:p>
      <text:p text:style-name="P216"><text:span text:style-name="T129"><text:tab/>&lt;/</text:span><text:span text:style-name="T164">form</text:span><text:span text:style-name="T129">&gt;</text:span></text:p>
      <text:p text:style-name="P218"/>
      <text:p text:style-name="P216"><text:span text:style-name="T267">{% </text:span><text:span text:style-name="T115">endblock</text:span><text:span text:style-name="T267"> %}</text:span></text:p>
      <text:p text:style-name="P343"/>
      <text:p text:style-name="P346">All we need is to specify the <text:span text:style-name="T118">method </text:span>as <text:span text:style-name="T241">"POST"</text:span> since we will be sending data (posting) to our views.py, <text:span text:style-name="T168">input</text:span> field that we will use to submit the form and every django form needs <text:span text:style-name="T118">csrf_token</text:span> which is a security thing <text:span text:style-name="T297">that makes sure data wasnt manipulated</text:span>.</text:p>
      <text:p text:style-name="P346"/>
      <text:p text:style-name="P347">For now lets just create a simple view and url connecting to this page.</text:p>
      <text:p text:style-name="P347"/>
      <text:p text:style-name="P347">views.py:</text:p>
      <text:p text:style-name="P348"><text:span text:style-name="T164">def</text:span><text:span text:style-name="T129"> </text:span><text:span text:style-name="T115">createProject</text:span><text:span text:style-name="T192">(</text:span><text:span text:style-name="T129">request</text:span><text:span text:style-name="T192">):</text:span></text:p>
      <text:p text:style-name="P172"><text:span text:style-name="T129"><text:tab/>context </text:span><text:span text:style-name="T164">=</text:span><text:span text:style-name="T129"> </text:span><text:span text:style-name="T192">{}</text:span></text:p>
      <text:p text:style-name="P172"><text:span text:style-name="T115"><text:tab/>return</text:span><text:span text:style-name="T129"> </text:span><text:span text:style-name="T164">render</text:span><text:span text:style-name="T192">(</text:span><text:span text:style-name="T129">request</text:span><text:span text:style-name="T192">,</text:span><text:span text:style-name="T129"> </text:span><text:span text:style-name="T237">"projects/project_form.html"</text:span><text:span text:style-name="T192">,</text:span><text:span text:style-name="T129"> <text:tab/><text:tab/><text:tab/>context</text:span><text:span text:style-name="T192">)</text:span></text:p>
      <text:p text:style-name="P347"/>
      <text:p text:style-name="P347">urls.py:</text:p>
      <text:p text:style-name="P348"><text:span text:style-name="T164">path</text:span><text:span text:style-name="T192">(</text:span><text:span text:style-name="T237">'create-project/'</text:span><text:span text:style-name="T192">,</text:span><text:span text:style-name="T129"> views.createProject</text:span><text:span text:style-name="T192">,</text:span><text:span text:style-name="T129"> name</text:span><text:span text:style-name="T164">=</text:span><text:span text:style-name="T237">"create-project"</text:span><text:span text:style-name="T192">),</text:span></text:p>
      <text:p text:style-name="P347"/>
      <text:p text:style-name="P347">and lets create a link <text:span text:style-name="T299">to the page </text:span>in our navbar.<text:span text:style-name="T298">html</text:span> template:</text:p>
      <text:p text:style-name="P348"><text:span text:style-name="T129">&lt;</text:span><text:span text:style-name="T164">a</text:span><text:span text:style-name="T267"> </text:span><text:span text:style-name="T115">href</text:span><text:span text:style-name="T267">=</text:span><text:span text:style-name="T237">"{% url 'create-project' %}"</text:span><text:span text:style-name="T129">&gt;</text:span><text:span text:style-name="T267">Add Project</text:span><text:span text:style-name="T129">&lt;/</text:span><text:span text:style-name="T164">a</text:span><text:span text:style-name="T129">&gt;</text:span></text:p>
      <text:p text:style-name="P347"/>
      <text:p text:style-name="P350">- Now we are able to visit the page and see an empty form</text:p>
      <text:p text:style-name="P351">Lets create our django form now:</text:p>
      <text:p text:style-name="P352">- first inside our project folder create a new file forms.py that will</text:p>
      <text:p text:style-name="P352"><text:s text:c="2"/>contain all of our future forms<text:line-break/></text:p>
      <text:p text:style-name="P353">forms.py:</text:p>
      <text:p text:style-name="P349"><text:span text:style-name="T115">from</text:span><text:span text:style-name="T129"> django.forms </text:span><text:span text:style-name="T115">import</text:span><text:span text:style-name="T129"> ModelForm</text:span></text:p>
      <text:p text:style-name="P172"><text:span text:style-name="T115">from</text:span><text:span text:style-name="T129"> .models </text:span><text:span text:style-name="T115">import</text:span><text:span text:style-name="T129"> Project</text:span></text:p>
      <text:p text:style-name="P192"/>
      <text:p text:style-name="P172"><text:span text:style-name="T164">class</text:span><text:span text:style-name="T129"> </text:span><text:span text:style-name="T115">ProjectForm</text:span><text:span text:style-name="T129">(</text:span><text:span text:style-name="T115">ModelForm</text:span><text:span text:style-name="T129">):</text:span></text:p>
      <text:p text:style-name="P172"><text:span text:style-name="T164"><text:tab/>class</text:span><text:span text:style-name="T129"> </text:span><text:span text:style-name="T115">Meta</text:span><text:span text:style-name="T129">:</text:span></text:p>
      <text:p text:style-name="P172"><text:span text:style-name="T129"><text:tab/><text:tab/>model </text:span><text:span text:style-name="T164">=</text:span><text:span text:style-name="T129"> Project</text:span></text:p>
      <text:p text:style-name="P172"><text:span text:style-name="T129"><text:tab/><text:tab/>field</text:span><text:span text:style-name="T134">s</text:span><text:span text:style-name="T129"> </text:span><text:span text:style-name="T164">=</text:span><text:span text:style-name="T129"> </text:span><text:span text:style-name="T237">'__all__'</text:span><text:span text:style-name="T129"> </text:span><text:span text:style-name="T300">#fields = ['title', …]</text:span></text:p>
      <text:p text:style-name="P172"><text:span text:style-name="T300"><text:tab/><text:tab/></text:span><text:span text:style-name="T301"># exclude = [‘field_name’] – we can exclude fields </text:span></text:p>
      <text:p text:style-name="P172"><text:span text:style-name="T300"/></text:p>
      <text:p text:style-name="P354">- <text:span text:style-name="T302">For conventional naming we usualy do ProjectNameForm(), and below we specify which fields we want our form to have either __all__ will inherit all of the model fields </text:span><text:span text:style-name="T303">(except for non editable and auto generated fields </text:span><text:span text:style-name="T304">like id or created </text:span><text:span text:style-name="T305">fields</text:span><text:span text:style-name="T303">) </text:span><text:span text:style-name="T302">or we can specify a list of fields that we want.</text:span></text:p>
      <text:p text:style-name="P354"/>
      <text:p text:style-name="P354">- <text:span text:style-name="T306">Now we import our form inside our views.py </text:span><text:span text:style-name="T307">and add pass form to html trough cre</text:span><text:span text:style-name="T308">ateProject</text:span><text:span text:style-name="T307"> view:</text:span></text:p>
      <text:p text:style-name="P354"/>
      <text:p text:style-name="P355"><text:span text:style-name="T115">from</text:span><text:span text:style-name="T129"> .forms </text:span><text:span text:style-name="T115">import</text:span><text:span text:style-name="T129"> ProjectForm</text:span></text:p>
      <text:p text:style-name="P354"/>
      <text:p text:style-name="P349"><text:span text:style-name="T164">def</text:span><text:span text:style-name="T129"> </text:span><text:span text:style-name="T115">createProject</text:span><text:span text:style-name="T192">(</text:span><text:span text:style-name="T129">request</text:span><text:span text:style-name="T192">):</text:span></text:p>
      <text:p text:style-name="P172"><text:span text:style-name="T129"><text:tab/>form </text:span><text:span text:style-name="T164">=</text:span><text:span text:style-name="T129"> </text:span><text:span text:style-name="T164">ProjectForm</text:span><text:span text:style-name="T192">() </text:span></text:p>
      <text:p text:style-name="P172"><text:span text:style-name="T129"><text:tab/>context </text:span><text:span text:style-name="T164">=</text:span><text:span text:style-name="T129"> </text:span><text:span text:style-name="T192">{</text:span><text:span text:style-name="T237">'form'</text:span><text:span text:style-name="T192">:</text:span><text:span text:style-name="T129"> form</text:span><text:span text:style-name="T192">}</text:span></text:p>
      <text:p text:style-name="P197"><text:span text:style-name="T116"><text:tab/>return</text:span><text:span text:style-name="T130"> </text:span><text:span text:style-name="T165">render</text:span><text:span text:style-name="T193">(</text:span><text:span text:style-name="T130">request</text:span><text:span text:style-name="T193">,</text:span><text:span text:style-name="T130"> </text:span><text:span text:style-name="T238">"projects/project_form.html"</text:span><text:span text:style-name="T193">,</text:span><text:span text:style-name="T130"> <text:tab/><text:tab/><text:tab/>context</text:span><text:span text:style-name="T194">)</text:span></text:p>
      <text:p text:style-name="P197"><text:span text:style-name="T194"/></text:p>
      <text:p text:style-name="P303">- If we visit our /create-project we can see our form with all of the fields now.</text:p>
      <text:p text:style-name="P42"><text:span text:style-name="T194">- </text:span><text:span text:style-name="T195">We can customize our form:</text:span></text:p>
      <text:p text:style-name="P31"><text:span text:style-name="T270">{{</text:span><text:span text:style-name="T151">form</text:span><text:span text:style-name="T270">.</text:span><text:span text:style-name="T151">as_p</text:span><text:span text:style-name="T270">}} – wrap form fields inside </text:span><text:span text:style-name="T151">&lt;</text:span><text:span text:style-name="T180">p</text:span><text:span text:style-name="T151">&gt;&lt;/</text:span><text:span text:style-name="T180">p</text:span><text:span text:style-name="T151">&gt;</text:span><text:span text:style-name="T270"> tags</text:span></text:p>
      <text:p text:style-name="P32"><text:span text:style-name="T267">{{</text:span><text:span text:style-name="T129">form</text:span><text:span text:style-name="T267">.</text:span><text:span text:style-name="T129">title</text:span><text:span text:style-name="T267">}} – form will only contain title field</text:span></text:p>
      <text:p text:style-name="P32"><text:span text:style-name="T267">{{</text:span><text:span text:style-name="T129">form</text:span><text:span text:style-name="T267">.</text:span><text:span text:style-name="T129">title</text:span><text:span text:style-name="T267">.</text:span><text:span text:style-name="T129">label</text:span><text:span text:style-name="T267">}} – </text:span><text:span text:style-name="T271">only label of the field</text:span></text:p>
      <text:p text:style-name="P32"><text:span text:style-name="T271"/></text:p>
      <text:p text:style-name="P32"><text:span text:style-name="T271">{% </text:span><text:span text:style-name="T119">for</text:span><text:span text:style-name="T271"> </text:span><text:span text:style-name="T135">field</text:span><text:span text:style-name="T271"> </text:span><text:span text:style-name="T119">in</text:span><text:span text:style-name="T271"> </text:span><text:span text:style-name="T135">form</text:span><text:span text:style-name="T271"> %} - wrap fields in for loop</text:span></text:p>
      <text:p text:style-name="P29"><text:span text:style-name="T267"><text:tab/>{{</text:span><text:span text:style-name="T129">field</text:span><text:span text:style-name="T267">.</text:span><text:span text:style-name="T129">label</text:span><text:span text:style-name="T267">}}</text:span></text:p>
      <text:p text:style-name="P29"><text:span text:style-name="T267"><text:tab/>{{</text:span><text:span text:style-name="T129">field</text:span><text:span text:style-name="T267">}}</text:span></text:p>
      <text:p text:style-name="P29"><text:span text:style-name="T267">{% </text:span><text:span text:style-name="T115">endfor</text:span><text:span text:style-name="T267"> %} </text:span></text:p>
      <text:p text:style-name="P32"><text:span text:style-name="T271"/></text:p>
      <text:p text:style-name="P394"><text:soft-page-break/>For more detailed form <text:span text:style-name="T461">customization</text:span> check Django documentation <text:span text:style-name="T462">on model forms</text:span>.</text:p>
      <text:p text:style-name="P32"><text:span text:style-name="T267"/></text:p>
      <text:p text:style-name="P412"><text:span text:style-name="T270">6.</text:span><text:span text:style-name="T267">1 Create, Read, Update, Delete (CRUD)</text:span></text:p>
      <text:p text:style-name="P172"><text:span text:style-name="T270"/></text:p>
      <text:p text:style-name="P43"><text:span text:style-name="T195">W</text:span><text:span text:style-name="T193">e already have did Read part by displaying data from database now we will use our form for create and update.</text:span></text:p>
      <text:p text:style-name="P43"><text:span text:style-name="T193"/></text:p>
      <text:p text:style-name="P304">First we will change the fields that user can manipulate inside forms.py:</text:p>
      <text:p text:style-name="P43"><text:span text:style-name="T193"/></text:p>
      <text:p text:style-name="P33"><text:span text:style-name="T129">fields </text:span><text:span text:style-name="T164">=</text:span><text:span text:style-name="T129"> </text:span><text:span text:style-name="T192">[</text:span><text:span text:style-name="T237">'title'</text:span><text:span text:style-name="T192">,</text:span><text:span text:style-name="T129"> </text:span><text:span text:style-name="T237">'description'</text:span><text:span text:style-name="T192">,</text:span><text:span text:style-name="T129"> </text:span><text:span text:style-name="T237">'demo_link'</text:span><text:span text:style-name="T192">,</text:span><text:span text:style-name="T129"> </text:span><text:span text:style-name="T237">'source_link'</text:span><text:span text:style-name="T192">,</text:span><text:span text:style-name="T129"> </text:span><text:span text:style-name="T237">'tags'</text:span><text:span text:style-name="T192">]</text:span></text:p>
      <text:p text:style-name="P43"><text:span text:style-name="T193"/></text:p>
      <text:p text:style-name="P304">We can catch our form POST and print it with request method:</text:p>
      <text:p text:style-name="P43"><text:span text:style-name="T193"/></text:p>
      <text:p text:style-name="P395">views.py:</text:p>
      <text:p text:style-name="P356"><text:span text:style-name="T164">def</text:span><text:span text:style-name="T129"> </text:span><text:span text:style-name="T115">createProject</text:span><text:span text:style-name="T192">(</text:span><text:span text:style-name="T129">request</text:span><text:span text:style-name="T192">):</text:span></text:p>
      <text:p text:style-name="P357"><text:tab/>form = ProjectForm()</text:p>
      <text:p text:style-name="P357"/>
      <text:p text:style-name="P29"><text:span text:style-name="T115"><text:tab/>if</text:span><text:span text:style-name="T129"> request.method </text:span><text:span text:style-name="T192">==</text:span><text:span text:style-name="T129"> </text:span><text:span text:style-name="T237">'POST'</text:span><text:span text:style-name="T192">:</text:span></text:p>
      <text:p text:style-name="P29"><text:span text:style-name="T164"><text:tab/><text:tab/>print</text:span><text:span text:style-name="T192">(</text:span><text:span text:style-name="T129">request.</text:span><text:span text:style-name="T237">POST</text:span><text:span text:style-name="T192">)</text:span></text:p>
      <text:p text:style-name="P390"><text:tab/><text:tab/># form = ProjectForm(request.POST)</text:p>
      <text:p text:style-name="P390"/>
      <text:p text:style-name="P357"><text:tab/>context = {'form': form}<text:line-break/></text:p>
      <text:p text:style-name="P357"><text:tab/>return render(request, "projects/project_form.html", <text:tab/><text:tab/><text:tab/>context)</text:p>
      <text:p text:style-name="P43"><text:span text:style-name="T193"/></text:p>
      <text:p text:style-name="P305">Now to create a new Project with our form:</text:p>
      <text:p text:style-name="P44"><text:span text:style-name="T193"/></text:p>
      <text:p text:style-name="P187"><text:span text:style-name="T115">if</text:span><text:span text:style-name="T129"> request.method </text:span><text:span text:style-name="T192">==</text:span><text:span text:style-name="T129"> </text:span><text:span text:style-name="T237">'POST'</text:span><text:span text:style-name="T192">:</text:span></text:p>
      <text:p text:style-name="P172"><text:span text:style-name="T129"><text:tab/>form </text:span><text:span text:style-name="T164">=</text:span><text:span text:style-name="T129"> </text:span><text:span text:style-name="T164">ProjectForm</text:span><text:span text:style-name="T192">(</text:span><text:span text:style-name="T129">request.</text:span><text:span text:style-name="T237">POST</text:span><text:span text:style-name="T192">)</text:span></text:p>
      <text:p text:style-name="P172"><text:span text:style-name="T115"><text:tab/>if</text:span><text:span text:style-name="T129"> form.</text:span><text:span text:style-name="T164">is_valid</text:span><text:span text:style-name="T192">():</text:span></text:p>
      <text:p text:style-name="P172"><text:span text:style-name="T129"><text:tab/><text:tab/>form.</text:span><text:span text:style-name="T164">save</text:span><text:span text:style-name="T192">()</text:span></text:p>
      <text:p text:style-name="P172"><text:span text:style-name="T115"><text:tab/><text:tab/>return</text:span><text:span text:style-name="T129"> </text:span><text:span text:style-name="T164">redirect</text:span><text:span text:style-name="T192">(</text:span><text:span text:style-name="T237">'projects'</text:span><text:span text:style-name="T192">)</text:span></text:p>
      <text:p text:style-name="P172"><text:span text:style-name="T192"/></text:p>
      <text:p text:style-name="P45"><text:span text:style-name="T193">If we submit the form now it will send field data to our view, our post will catch it, it will check if form is filled propperly with djangos </text:span><text:span text:style-name="T130">.</text:span><text:span text:style-name="T165">is_valid</text:span><text:span text:style-name="T193">() function and it will create tabele object with </text:span><text:span text:style-name="T196">posted data and save it to database with </text:span><text:span text:style-name="T131">.</text:span><text:span text:style-name="T166">save</text:span><text:span text:style-name="T196">() </text:span><text:span text:style-name="T197">and </text:span><text:span text:style-name="T198">redirect user to </text:span><text:span text:style-name="T199">projects</text:span><text:span text:style-name="T198"> page</text:span><text:span text:style-name="T196">.</text:span></text:p>
      <text:p text:style-name="P45"><text:span text:style-name="T196"/></text:p>
      <text:p text:style-name="P45"><text:span text:style-name="T196"/></text:p>
      <text:p text:style-name="P46"><text:span text:style-name="T196">L</text:span><text:span text:style-name="T193">ets create UpdateProject form now that will allow us to change existing project with our form:</text:span></text:p>
      <text:p text:style-name="P47"><text:span text:style-name="T193"/></text:p>
      <text:p text:style-name="P306">updateProject view will be almost the same as createProject:</text:p>
      <text:p text:style-name="P47"><text:span text:style-name="T193"/></text:p>
      <text:p text:style-name="P188"><text:span text:style-name="T164">def</text:span><text:span text:style-name="T129"> </text:span><text:span text:style-name="T115">updateProject</text:span><text:span text:style-name="T192">(</text:span><text:span text:style-name="T129">request, pk</text:span><text:span text:style-name="T192">):</text:span></text:p>
      <text:p text:style-name="P172"><text:span text:style-name="T129"><text:tab/>project </text:span><text:span text:style-name="T164">=</text:span><text:span text:style-name="T129"> Project.objects.</text:span><text:span text:style-name="T164">get</text:span><text:span text:style-name="T192">(</text:span><text:span text:style-name="T129">id</text:span><text:span text:style-name="T164">=</text:span><text:span text:style-name="T129">pk</text:span><text:span text:style-name="T192">)</text:span></text:p>
      <text:p text:style-name="P172"><text:span text:style-name="T129"><text:tab/>form </text:span><text:span text:style-name="T164">=</text:span><text:span text:style-name="T129"> </text:span><text:span text:style-name="T164">ProjectForm</text:span><text:span text:style-name="T192">(</text:span><text:span text:style-name="T129">instance</text:span><text:span text:style-name="T164">=</text:span><text:span text:style-name="T129">project</text:span><text:span text:style-name="T192">)</text:span></text:p>
      <text:p text:style-name="P172"><text:span text:style-name="T115"><text:tab/>if</text:span><text:span text:style-name="T129"> request.method </text:span><text:span text:style-name="T192">==</text:span><text:span text:style-name="T129"> </text:span><text:span text:style-name="T237">'POST'</text:span><text:span text:style-name="T192">:</text:span></text:p>
      <text:p text:style-name="P172"><text:span text:style-name="T129"><text:tab/><text:tab/>form </text:span><text:span text:style-name="T164">=</text:span><text:span text:style-name="T129"> </text:span><text:span text:style-name="T164">ProjectForm</text:span><text:span text:style-name="T192">(</text:span><text:span text:style-name="T129">request.</text:span><text:span text:style-name="T237">POST</text:span><text:span text:style-name="T192">,</text:span><text:span text:style-name="T129"> instance</text:span><text:span text:style-name="T164">=</text:span><text:span text:style-name="T129">project</text:span><text:span text:style-name="T192">)</text:span></text:p>
      <text:p text:style-name="P172"><text:span text:style-name="T115"><text:tab/>if</text:span><text:span text:style-name="T129"> form.</text:span><text:span text:style-name="T164">is_valid</text:span><text:span text:style-name="T192">():</text:span></text:p>
      <text:p text:style-name="P172"><text:span text:style-name="T129"><text:tab/><text:tab/>form.</text:span><text:span text:style-name="T164">save</text:span><text:span text:style-name="T192">()</text:span></text:p>
      <text:p text:style-name="P172"><text:span text:style-name="T115"><text:tab/><text:tab/>return</text:span><text:span text:style-name="T129"> </text:span><text:span text:style-name="T164">redirect</text:span><text:span text:style-name="T192">(</text:span><text:span text:style-name="T237">'projects'</text:span><text:span text:style-name="T192">)</text:span></text:p>
      <text:p text:style-name="P172"><text:span text:style-name="T129"><text:tab/>context </text:span><text:span text:style-name="T164">=</text:span><text:span text:style-name="T129"> </text:span><text:span text:style-name="T192">{</text:span><text:span text:style-name="T237">'form'</text:span><text:span text:style-name="T192">:</text:span><text:span text:style-name="T129"> form</text:span><text:span text:style-name="T192">}</text:span></text:p>
      <text:p text:style-name="P172"><text:span text:style-name="T115"><text:tab/><text:tab/>return</text:span><text:span text:style-name="T129"> </text:span><text:span text:style-name="T164">render</text:span><text:span text:style-name="T192">(</text:span><text:span text:style-name="T129">request</text:span><text:span text:style-name="T192">,</text:span><text:span text:style-name="T129"> </text:span><text:span text:style-name="T237">"projects/project_form.html"</text:span><text:span text:style-name="T192">,</text:span><text:span text:style-name="T129"> <text:tab/><text:tab/><text:tab/>context</text:span><text:span text:style-name="T192">)</text:span></text:p>
      <text:p text:style-name="P211"><text:span text:style-name="T193"/></text:p>
      <text:p text:style-name="P306">Differences:</text:p>
      <text:p text:style-name="P47"><text:span text:style-name="T193">- we need to pass primary key </text:span><text:span text:style-name="T202">of the form we are editing</text:span></text:p>
      <text:p text:style-name="P48"><text:span text:style-name="T193">- we need project variable that will contain </text:span><text:span text:style-name="T200">data of </text:span><text:span text:style-name="T193">the project that</text:span></text:p>
      <text:p text:style-name="P307"><text:s text:c="2"/>we want to edit: </text:p>
      <text:p text:style-name="P48"><text:span text:style-name="T193"><text:s text:c="2"/></text:span><text:span text:style-name="T130">project </text:span><text:span text:style-name="T165">=</text:span><text:span text:style-name="T130"> Project.objects.</text:span><text:span text:style-name="T165">get</text:span><text:span text:style-name="T193">(</text:span><text:span text:style-name="T130">id</text:span><text:span text:style-name="T165">=</text:span><text:span text:style-name="T130">pk</text:span><text:span text:style-name="T193">)</text:span></text:p>
      <text:p text:style-name="P47"><text:span text:style-name="T193">- we pre fill the form with existing </text:span><text:span text:style-name="T200">project</text:span><text:span text:style-name="T193"> data:</text:span></text:p>
      <text:p text:style-name="P47"><text:span text:style-name="T193"><text:s text:c="2"/></text:span><text:span text:style-name="T130">form </text:span><text:span text:style-name="T165">=</text:span><text:span text:style-name="T130"> </text:span><text:span text:style-name="T165">ProjectForm</text:span><text:span text:style-name="T193">(</text:span><text:span text:style-name="T130">instance</text:span><text:span text:style-name="T165">=</text:span><text:span text:style-name="T130">project</text:span><text:span text:style-name="T193">)</text:span></text:p>
      <text:p text:style-name="P49"><text:span text:style-name="T193">- </text:span><text:span text:style-name="T201">when we submit instead of just <text:s/></text:span><text:span text:style-name="T132">request.</text:span><text:span text:style-name="T239">POST</text:span><text:span text:style-name="T201"> we also need to pass:</text:span></text:p>
      <text:p text:style-name="P49"><text:span text:style-name="T132"><text:s text:c="2"/>instance</text:span><text:span text:style-name="T167">=</text:span><text:span text:style-name="T132">project </text:span><text:span text:style-name="T81">to let the django know which form we are editing</text:span></text:p>
      <text:p text:style-name="P49"><text:span text:style-name="T81"/></text:p>
      <text:p text:style-name="P358">Template of update is the same as template of create so we don’t need to create a new form and the page that displays the form is dynamically displaying the wanted form so we don’t need the new page only thing we need to add is a new url for update form:</text:p>
      <text:p text:style-name="P50"><text:span text:style-name="T80"/></text:p>
      <text:p text:style-name="P358">urls.py:</text:p>
      <text:p text:style-name="P34"><text:span text:style-name="T164">path</text:span><text:span text:style-name="T192">(</text:span><text:span text:style-name="T237">'update-project/&lt;str:pk&gt;/'</text:span><text:span text:style-name="T192">,</text:span><text:span text:style-name="T129"> views.createProject</text:span><text:span text:style-name="T192">,</text:span><text:span text:style-name="T129"> name</text:span><text:span text:style-name="T164">=</text:span><text:span text:style-name="T237">"create-<text:tab/>project"</text:span><text:span text:style-name="T192">),</text:span></text:p>
      <text:p text:style-name="P34"><text:span text:style-name="T192"/></text:p>
      <text:p text:style-name="P359">and we can link /update-project to our projects page by adding new link next to view link:</text:p>
      <text:p text:style-name="P51"><text:span text:style-name="T80"/></text:p>
      <text:p text:style-name="P35"><text:span text:style-name="T129">&lt;</text:span><text:span text:style-name="T164">td</text:span><text:span text:style-name="T129">&gt;&lt;</text:span><text:span text:style-name="T164">a</text:span><text:span text:style-name="T267"> </text:span><text:span text:style-name="T115">href</text:span><text:span text:style-name="T267">=</text:span><text:span text:style-name="T237">"{% url 'update-project' project.id %}"</text:span><text:span text:style-name="T129">&gt;</text:span><text:span text:style-name="T267">Edit</text:span><text:span text:style-name="T129">&lt;/</text:span><text:span text:style-name="T164">a</text:span><text:span text:style-name="T129">&gt;&lt;/</text:span><text:span text:style-name="T164">td</text:span><text:span text:style-name="T129">&gt;</text:span></text:p>
      <text:p text:style-name="P51"><text:span text:style-name="T80"/></text:p>
      <text:p text:style-name="P360">Lets create the final part which is DELETE with confirmation page</text:p>
      <text:p text:style-name="P361">(deletion is usually done by javascript only other way to delete is to use a django form):</text:p>
      <text:p text:style-name="P228"><text:span text:style-name="T95"/></text:p>
      <text:p text:style-name="P228"><text:span text:style-name="T95">- first lets create delete_</text:span><text:span text:style-name="T96">template</text:span><text:span text:style-name="T95">.html that will contain the delete/confirm form:</text:span></text:p>
      <text:p text:style-name="P228"><text:span text:style-name="T95"/></text:p>
      <text:p text:style-name="P189"><text:span text:style-name="T129">&lt;</text:span><text:span text:style-name="T164">form</text:span><text:span text:style-name="T267"> </text:span><text:span text:style-name="T115">action</text:span><text:span text:style-name="T267">=</text:span><text:span text:style-name="T237">""</text:span><text:span text:style-name="T267"> </text:span><text:span text:style-name="T115">method</text:span><text:span text:style-name="T267">=</text:span><text:span text:style-name="T237">"POST"</text:span><text:span text:style-name="T129">&gt;</text:span></text:p>
      <text:p text:style-name="P172"><text:span text:style-name="T267"><text:tab/>{% </text:span><text:span text:style-name="T115">csrf_token</text:span><text:span text:style-name="T267"> %}</text:span></text:p>
      <text:p text:style-name="P172"><text:span text:style-name="T129"><text:tab/>&lt;</text:span><text:span text:style-name="T164">p</text:span><text:span text:style-name="T129">&gt;</text:span><text:span text:style-name="T267">Are you sure you want to delete "{{</text:span><text:span text:style-name="T129">object</text:span><text:span text:style-name="T267">}}"?</text:span><text:span text:style-name="T129">&lt;/</text:span><text:span text:style-name="T164">p</text:span><text:span text:style-name="T129">&gt;</text:span></text:p>
      <text:p text:style-name="P172"><text:span text:style-name="T129"><text:tab/>&lt;</text:span><text:span text:style-name="T164">a</text:span><text:span text:style-name="T267"> </text:span><text:span text:style-name="T115">href</text:span><text:span text:style-name="T267">=</text:span><text:span text:style-name="T237">"{% url 'projects' %}"</text:span><text:span text:style-name="T129">&gt;</text:span></text:p>
      <text:p text:style-name="P393"><text:tab/><text:tab/>Go Back</text:p>
      <text:p text:style-name="P172"><text:span text:style-name="T129"><text:tab/>&lt;/</text:span><text:span text:style-name="T164">a</text:span><text:span text:style-name="T129">&gt;</text:span></text:p>
      <text:p text:style-name="P172"><text:span text:style-name="T129"><text:tab/>&lt;</text:span><text:span text:style-name="T164">input</text:span><text:span text:style-name="T267"> </text:span><text:span text:style-name="T115">type</text:span><text:span text:style-name="T267">=</text:span><text:span text:style-name="T237">"submit"</text:span><text:span text:style-name="T267"> </text:span><text:span text:style-name="T115">value</text:span><text:span text:style-name="T267">=</text:span><text:span text:style-name="T237">"Confirm"</text:span><text:span text:style-name="T267"> </text:span><text:span text:style-name="T129">/&gt;</text:span></text:p>
      <text:p text:style-name="P172"><text:span text:style-name="T129">&lt;/</text:span><text:span text:style-name="T164">form</text:span><text:span text:style-name="T129">&gt;</text:span></text:p>
      <text:p text:style-name="P212"><text:span text:style-name="T82"/></text:p>
      <text:p text:style-name="P52"><text:span text:style-name="T82">- </text:span><text:span text:style-name="T83">if user wants to delete they just submit otherwise they can just go back to project</text:span><text:span text:style-name="T84">s page.</text:span></text:p>
      <text:p text:style-name="P52"><text:span text:style-name="T84"/></text:p>
      <text:p text:style-name="P362">- we need to add views.py:</text:p>
      <text:p text:style-name="P52"><text:span text:style-name="T84"/></text:p>
      <text:p text:style-name="P190"><text:span text:style-name="T164">def</text:span><text:span text:style-name="T129"> </text:span><text:span text:style-name="T115">deleteProject</text:span><text:span text:style-name="T192">(</text:span><text:span text:style-name="T129">request, pk</text:span><text:span text:style-name="T192">):</text:span></text:p>
      <text:p text:style-name="P172"><text:span text:style-name="T129"><text:tab/>project </text:span><text:span text:style-name="T164">=</text:span><text:span text:style-name="T129"> Project.objects.</text:span><text:span text:style-name="T164">get</text:span><text:span text:style-name="T192">(</text:span><text:span text:style-name="T129">id</text:span><text:span text:style-name="T164">=</text:span><text:span text:style-name="T129">pk</text:span><text:span text:style-name="T192">)</text:span></text:p>
      <text:p text:style-name="P172"><text:span text:style-name="T115"><text:tab/>if</text:span><text:span text:style-name="T129"> request.method </text:span><text:span text:style-name="T192">==</text:span><text:span text:style-name="T129"> </text:span><text:span text:style-name="T237">'POST'</text:span><text:span text:style-name="T192">:</text:span></text:p>
      <text:p text:style-name="P172"><text:span text:style-name="T129"><text:tab/><text:tab/>project.</text:span><text:span text:style-name="T164">delete</text:span><text:span text:style-name="T192">()</text:span></text:p>
      <text:p text:style-name="P172"><text:span text:style-name="T115"><text:tab/><text:tab/>return</text:span><text:span text:style-name="T129"> </text:span><text:span text:style-name="T164">redirect</text:span><text:span text:style-name="T192">(</text:span><text:span text:style-name="T237">'projects'</text:span><text:span text:style-name="T192">)</text:span></text:p>
      <text:p text:style-name="P172"><text:span text:style-name="T129"><text:tab/>context </text:span><text:span text:style-name="T164">=</text:span><text:span text:style-name="T129"> </text:span><text:span text:style-name="T192">{</text:span><text:span text:style-name="T237">'object'</text:span><text:span text:style-name="T192">:</text:span><text:span text:style-name="T129"> project</text:span><text:span text:style-name="T192">}</text:span></text:p>
      <text:p text:style-name="P172"><text:span text:style-name="T115"><text:tab/>return</text:span><text:span text:style-name="T129"> </text:span><text:span text:style-name="T164">render</text:span><text:span text:style-name="T192">(</text:span><text:span text:style-name="T129">request</text:span><text:span text:style-name="T192">,</text:span><text:span text:style-name="T129"> </text:span><text:span text:style-name="T237">'projects/delete_template.html'</text:span><text:span text:style-name="T192">,</text:span><text:span text:style-name="T129"> <text:tab/><text:tab/><text:tab/>context</text:span><text:span text:style-name="T192">)</text:span></text:p>
      <text:p text:style-name="P29"><text:span text:style-name="T192">- </text:span><text:span text:style-name="T212">we take request, pk, we get Project with the id of pk, and if user posts (clicks on confirm) we delete object from database and return him to projects page. By default if user enters this page with get request we just display the project and go back and confirm buttons.</text:span></text:p>
      <text:p text:style-name="P29"><text:span text:style-name="T212"/></text:p>
      <text:p text:style-name="P29"><text:span text:style-name="T212">- </text:span><text:span text:style-name="T213">lastly we add delete button in projects.html:</text:span></text:p>
      <text:p text:style-name="P29"><text:span text:style-name="T136">&lt;</text:span><text:span text:style-name="T169">td</text:span><text:span text:style-name="T136">&gt;&lt;</text:span><text:span text:style-name="T169">a</text:span><text:span text:style-name="T272"> </text:span><text:span text:style-name="T120">href</text:span><text:span text:style-name="T272">=</text:span><text:span text:style-name="T242">"{% url 'delete-project' project.id %}"</text:span><text:span text:style-name="T136">&gt;</text:span><text:span text:style-name="T272">Delete</text:span><text:span text:style-name="T136">&lt;/</text:span><text:span text:style-name="T169">a</text:span><text:span text:style-name="T136">&gt;&lt;/</text:span><text:span text:style-name="T169">td</text:span><text:span text:style-name="T136">&gt;</text:span></text:p>
      <text:p text:style-name="P36"><text:span text:style-name="T213"/></text:p>
      <text:p text:style-name="P308">- and we add url for delete view:</text:p>
      <text:p text:style-name="P37"><text:span text:style-name="T164">path</text:span><text:span text:style-name="T192">(</text:span><text:span text:style-name="T237">'delete-project/&lt;str:pk&gt;/'</text:span><text:span text:style-name="T192">,</text:span><text:span text:style-name="T129"> views.deleteProject</text:span><text:span text:style-name="T192">,</text:span><text:span text:style-name="T129"> </text:span></text:p>
      <text:p text:style-name="P37"><text:span text:style-name="T129"><text:tab/>name</text:span><text:span text:style-name="T164">=</text:span><text:span text:style-name="T237">"delete-project"</text:span><text:span text:style-name="T192">),</text:span></text:p>
      <text:p text:style-name="P61"/>
      <text:p text:style-name="P363">Now we have the full CRUD for our Project.</text:p>
      <text:p text:style-name="P414">7. Static Files</text:p>
      <text:p text:style-name="P455">create folder static and inside create folder styles js and images</text:p>
      <text:p text:style-name="P455">*image</text:p>
      <text:p text:style-name="P455">create main.css file and write some css</text:p>
      <text:p text:style-name="P455">*image</text:p>
      <text:p text:style-name="P455">Now we need to connect our styles folder with our project:</text:p>
      <text:p text:style-name="P455">go into settings and find STATIC_URL and underneath create:</text:p>
      <text:p text:style-name="P396">STATICFILES_DIRS <text:span text:style-name="T314">=</text:span> [</text:p>
      <text:p text:style-name="P229"><text:span text:style-name="T311">os</text:span><text:span text:style-name="T317">.</text:span><text:span text:style-name="T319">path</text:span><text:span text:style-name="T317">.join</text:span><text:span text:style-name="T311">(BASE_DIR, </text:span><text:span text:style-name="T321">'static'</text:span><text:span text:style-name="T311">)</text:span><text:span text:style-name="T317">,</text:span><text:span text:style-name="T311"> </text:span>#or in newer django: BASE_DIR / 'static'</text:p>
      <text:p text:style-name="P397">]</text:p>
      <text:p text:style-name="P396"><text:span text:style-name="T311"/></text:p>
      <text:p text:style-name="P456">note STATIC_DIRS is not custom variable django tells us to use this in docummentation.</text:p>
      <text:p text:style-name="P457">7.1 load styles</text:p>
      <text:p text:style-name="P456">Now inside main.html we <text:span text:style-name="T325">just</text:span> link our styles and load static files:</text:p>
      <text:p text:style-name="P240"><text:span text:style-name="T312">{% </text:span><text:span text:style-name="T324">load</text:span><text:span text:style-name="T312"> </text:span><text:span text:style-name="T320">static</text:span><text:span text:style-name="T312"> %} - underneath &lt;!DOCTYPE&gt; tag</text:span></text:p>
      <text:p text:style-name="P241"><text:span text:style-name="T312"/></text:p>
      <text:p text:style-name="P398">-Note {% load static %} wont be inherited to extended html files you have to load it in every file that uses static</text:p>
      <text:p text:style-name="P241"><text:span text:style-name="T312"/></text:p>
      <text:p text:style-name="P230"><text:span text:style-name="T311">&lt;</text:span><text:span text:style-name="T322">link</text:span><text:span text:style-name="T311"> </text:span><text:span text:style-name="T317">rel</text:span><text:span text:style-name="T311">=</text:span><text:span text:style-name="T321">"stylesheet"</text:span><text:span text:style-name="T311"> </text:span><text:span text:style-name="T317">type</text:span><text:span text:style-name="T311">=</text:span><text:span text:style-name="T321">"text/css"</text:span><text:span text:style-name="T311"> </text:span><text:span text:style-name="T317">media</text:span><text:span text:style-name="T311">=</text:span><text:span text:style-name="T321">"screen"</text:span><text:span text:style-name="T311"> </text:span><text:span text:style-name="T317">href</text:span><text:span text:style-name="T311">=</text:span><text:span text:style-name="T321">"{% static 'styles/main.css' %}"</text:span><text:span text:style-name="T311">&gt;</text:span></text:p>
      <text:p text:style-name="P456"/>
      <text:p text:style-name="P456">now we can see changed css.</text:p>
      <text:p text:style-name="P456"><text:span text:style-name="T325">7.2</text:span> <text:span text:style-name="T325">load svg:</text:span></text:p>
      <text:p text:style-name="P457">- add some logo svg to images folder</text:p>
      <text:p text:style-name="P457">- <text:span text:style-name="T326">go to navbar.hml</text:span></text:p>
      <text:p text:style-name="P231"><text:span text:style-name="T311">{% </text:span><text:span text:style-name="T323">load</text:span><text:span text:style-name="T311"> </text:span><text:span text:style-name="T319">static</text:span><text:span text:style-name="T311"> %}</text:span></text:p>
      <text:p text:style-name="P111"/>
      <text:p text:style-name="P229"><text:span text:style-name="T311">&lt;</text:span><text:span text:style-name="T322">img</text:span><text:span text:style-name="T311"> </text:span><text:span text:style-name="T317">src</text:span><text:span text:style-name="T311">=</text:span><text:span text:style-name="T321">"{% static 'images/logo.svg' %}"</text:span></text:p>
      <text:p text:style-name="P457"/>
      <text:p text:style-name="P458">7.3 load static image into css as attribute might look like this:</text:p>
      <text:p text:style-name="P242"><text:span text:style-name="T418">background: </text:span><text:span text:style-name="T488">url</text:span><text:span text:style-name="T418">(../images/pattern.jpg);</text:span></text:p>
      <text:p text:style-name="P21">7.3 Loading images from user</text:p>
      <text:p text:style-name="P459">go to models.py and add a field to Project model:</text:p>
      <text:p text:style-name="P232"><text:span text:style-name="T319">featured_image</text:span><text:span text:style-name="T311"> </text:span><text:span text:style-name="T314">=</text:span><text:span text:style-name="T311"> models</text:span><text:span text:style-name="T317">.</text:span><text:span text:style-name="T327">ImageField</text:span><text:span text:style-name="T311">(</text:span>null<text:span text:style-name="T314">=</text:span><text:span text:style-name="T323">True</text:span><text:span text:style-name="T311">, </text:span>blank<text:span text:style-name="T314">=</text:span><text:span text:style-name="T323">True</text:span><text:span text:style-name="T311">, </text:span>default<text:span text:style-name="T314">=</text:span><text:span text:style-name="T321">"default.jpg"</text:span><text:span text:style-name="T311">)</text:span></text:p>
      <text:p text:style-name="P459"/>
      <text:p text:style-name="P459">- Image field that can be left blank and if no image is uploaded it will load default.jpg from <text:span text:style-name="T328">static/</text:span>images folder which will be the filler image <text:span text:style-name="T329">so add some image to that folder.</text:span></text:p>
      <text:p text:style-name="P459">- <text:span text:style-name="T330">Images need image processing library so run:</text:span></text:p>
      <text:p text:style-name="P460">p<text:span text:style-name="T331">ython -m install Pillow</text:span></text:p>
      <text:p text:style-name="P461">By default if we were to add an image to <text:span text:style-name="T333">project trough admin panel </text:span>it would be sent to our root folder which we don’t want so we will redirect it.</text:p>
      <text:p text:style-name="P461">- open settings.py</text:p>
      <text:p text:style-name="P461">- below static link define media link:</text:p>
      <text:p text:style-name="P233"><text:span text:style-name="T313">MEDIA_ROOT </text:span><text:span text:style-name="T316">=</text:span><text:span text:style-name="T313"> </text:span><text:span text:style-name="T311">os</text:span><text:span text:style-name="T317">.</text:span><text:span text:style-name="T319">path</text:span><text:span text:style-name="T317">.join</text:span><text:span text:style-name="T311">(BASE_DIR, </text:span><text:span text:style-name="T321">'static/images'</text:span><text:span text:style-name="T311">)</text:span></text:p>
      <text:p text:style-name="P397"/>
      <text:p text:style-name="P234"/>
      <text:p text:style-name="P462">Render the image:</text:p>
      <text:p text:style-name="P462">go into project/templates/single-page.html and add:</text:p>
      <text:p text:style-name="P235"><text:span text:style-name="T311">&lt;</text:span><text:span text:style-name="T322">img</text:span><text:span text:style-name="T311"> </text:span><text:span text:style-name="T317">src</text:span><text:span text:style-name="T311">=</text:span><text:span text:style-name="T321">"{{ project.featured_image.url }}"</text:span><text:span text:style-name="T311">&gt;</text:span></text:p>
      <text:p text:style-name="P234"/>
      <text:p text:style-name="P462">we don’t want to use static because we are loading variable from Project model: modelName.fieldName.url is the syntax for loading images from database. </text:p>
      <text:p text:style-name="P463">- now we have the url to the image but we don’t have url to MEDIA files. Inside of settings below STATIC_URL we need to add:</text:p>
      <text:p text:style-name="P236"><text:span text:style-name="T311">MEDIA_URL </text:span><text:span text:style-name="T314">=</text:span><text:span text:style-name="T311"> </text:span><text:span text:style-name="T321">'/images/'</text:span></text:p>
      <text:p text:style-name="P234"/>
      <text:p text:style-name="P464"/>
      <text:p text:style-name="P465">now inside project urls.py we need to link the MEDIA url. Add 2 imports and new <text:span text:style-name="T333">urlpatterns that will be appended to original every time new image is uploaded</text:span></text:p>
      <text:p text:style-name="P237"><text:span text:style-name="T311">from django</text:span><text:span text:style-name="T317">.</text:span><text:span text:style-name="T311">contrib import admin</text:span></text:p>
      <text:p text:style-name="P229">from<text:span text:style-name="T311"> django</text:span><text:span text:style-name="T317">.</text:span><text:span text:style-name="T311">urls </text:span>import<text:span text:style-name="T311"> </text:span><text:span text:style-name="T317">path,</text:span><text:span text:style-name="T311"> </text:span><text:span text:style-name="T317">include</text:span></text:p>
      <text:p text:style-name="P111"/>
      <text:p text:style-name="P229">from<text:span text:style-name="T311"> django</text:span><text:span text:style-name="T317">.</text:span><text:span text:style-name="T311">conf </text:span>import<text:span text:style-name="T311"> </text:span><text:span text:style-name="T317">settings</text:span></text:p>
      <text:p text:style-name="P229">from<text:span text:style-name="T311"> django</text:span><text:span text:style-name="T317">.</text:span><text:span text:style-name="T311">conf</text:span><text:span text:style-name="T317">.</text:span><text:span text:style-name="T311">urls</text:span><text:span text:style-name="T317">.</text:span><text:span text:style-name="T311">static </text:span>import<text:span text:style-name="T311"> </text:span><text:span text:style-name="T317">static</text:span></text:p>
      <text:p text:style-name="P111"/>
      <text:p text:style-name="P229"><text:span text:style-name="T317">urlpatterns</text:span><text:span text:style-name="T311"> </text:span><text:span text:style-name="T314">=</text:span><text:span text:style-name="T311"> [</text:span></text:p>
      <text:p text:style-name="P229"><text:span text:style-name="T317">path</text:span><text:span text:style-name="T311">(</text:span><text:span text:style-name="T321">'admin/'</text:span><text:span text:style-name="T311">, admin</text:span><text:span text:style-name="T317">.</text:span><text:span text:style-name="T319">site</text:span><text:span text:style-name="T317">.</text:span><text:span text:style-name="T319">urls</text:span><text:span text:style-name="T311">)</text:span><text:span text:style-name="T317">,</text:span></text:p>
      <text:p text:style-name="P229"><text:span text:style-name="T317">path</text:span><text:span text:style-name="T311">(</text:span><text:span text:style-name="T321">''</text:span><text:span text:style-name="T311">, </text:span><text:span text:style-name="T317">include</text:span><text:span text:style-name="T311">(</text:span><text:span text:style-name="T321">'projects.urls'</text:span><text:span text:style-name="T311">))</text:span></text:p>
      <text:p text:style-name="P397">]</text:p>
      <text:p text:style-name="P111"/>
      <text:p text:style-name="P163"><text:span text:style-name="T318">urlpatterns</text:span><text:span text:style-name="T312"> </text:span><text:span text:style-name="T315">+=</text:span><text:span text:style-name="T312"> </text:span><text:span text:style-name="T318">static</text:span><text:span text:style-name="T312">(</text:span><text:span text:style-name="T318">settings.</text:span><text:span text:style-name="T324">MEDIA_URL</text:span><text:span text:style-name="T312">, </text:span><text:span text:style-name="T332">document_root</text:span><text:span text:style-name="T315">=</text:span><text:span text:style-name="T318">settings.</text:span><text:span text:style-name="T312">py</text:span><text:span text:style-name="T318">.</text:span><text:span text:style-name="T324">MEDIA_ROOT</text:span><text:span text:style-name="T312">)</text:span></text:p>
      <text:p text:style-name="P163"><text:span text:style-name="T312"/></text:p>
      <text:p text:style-name="P466">Lets add image upload to user form:<text:line-break/><text:span text:style-name="T335">1. </text:span>add ‘featured_image’ to forms.py Project form.</text:p>
      <text:p text:style-name="P466"><text:span text:style-name="T335">2. </text:span>change add enctype <text:span text:style-name="T334">to </text:span>project_form.html:</text:p>
      <text:p text:style-name="P238"><text:span text:style-name="T311">&lt;</text:span><text:span text:style-name="T322">form</text:span><text:span text:style-name="T311"> </text:span><text:span text:style-name="T317">action</text:span><text:span text:style-name="T311">=</text:span><text:span text:style-name="T321">""</text:span><text:span text:style-name="T311"> </text:span><text:span text:style-name="T317">method</text:span><text:span text:style-name="T311">=</text:span><text:span text:style-name="T321">"POST"</text:span><text:span text:style-name="T311"> </text:span><text:span text:style-name="T317">enctype</text:span><text:span text:style-name="T311">=</text:span><text:span text:style-name="T321">"multipart/form-data"</text:span><text:span text:style-name="T311">&gt;</text:span></text:p>
      <text:p text:style-name="P466">now when user submits the image image gets <text:span text:style-name="T335">sent to our views</text:span></text:p>
      <text:p text:style-name="P467">3. inside views.py change createProject view so that it accepts files:</text:p>
      <text:p text:style-name="P239"><text:span text:style-name="T317">form</text:span><text:span text:style-name="T311"> </text:span><text:span text:style-name="T314">=</text:span><text:span text:style-name="T311"> </text:span><text:span text:style-name="T327">ProjectForm</text:span><text:span text:style-name="T311">(</text:span>request<text:span text:style-name="T317">.</text:span><text:span text:style-name="T323">POST</text:span><text:span text:style-name="T311">, </text:span>request<text:span text:style-name="T317">.</text:span><text:span text:style-name="T323">FILES</text:span><text:span text:style-name="T311">)</text:span></text:p>
      <text:p text:style-name="P467"/>
      <text:p text:style-name="P468">4. also change updateProject:</text:p>
      <text:p text:style-name="P243"><text:span text:style-name="T336">form</text:span><text:span text:style-name="T337"> = </text:span><text:span text:style-name="T338">ProjectForm</text:span><text:span text:style-name="T337">(</text:span><text:span text:style-name="T336">request</text:span><text:span text:style-name="T337">.POST, </text:span><text:span text:style-name="T336">request</text:span><text:span text:style-name="T337">.FILES, </text:span><text:span text:style-name="T336">instance</text:span><text:span text:style-name="T337">=</text:span><text:span text:style-name="T336">project</text:span><text:span text:style-name="T337">)</text:span></text:p>
      <text:p text:style-name="P468"/>
      <text:p text:style-name="P468">Done users can now upload their images.</text:p>
      <text:p text:style-name="P467"/>
      <text:p text:style-name="P21"><text:span text:style-name="T393">7.4 </text:span>Serving static in production </text:p>
      <text:p text:style-name="P22">(see page xy for more details)</text:p>
      <text:p text:style-name="P412"/>
      <text:p text:style-name="P469">During testing above method will work fine but in production we need to seperate static files with 3<text:span text:style-name="T339">rd</text:span> party library <text:span text:style-name="T343">because django is not built for serving static files in production.</text:span></text:p>
      <text:p text:style-name="P470">To see what happens in production in settings we can change:</text:p>
      <text:p text:style-name="P191"><text:span text:style-name="T243">DEBUG</text:span><text:span text:style-name="T137"> </text:span><text:span text:style-name="T170">=</text:span><text:span text:style-name="T137"> </text:span><text:span text:style-name="T243">True </text:span><text:span text:style-name="T88">to</text:span><text:span text:style-name="T243"> </text:span><text:span text:style-name="T237">DEBUG</text:span><text:span text:style-name="T129"> </text:span><text:span text:style-name="T164">=</text:span><text:span text:style-name="T129"> </text:span><text:span text:style-name="T243">False</text:span></text:p>
      <text:p text:style-name="P62"><text:span text:style-name="T237"/></text:p>
      <text:p text:style-name="P470">Now <text:span text:style-name="T344">we are not able to serve static files from our static folder</text:span></text:p>
      <text:p text:style-name="P471">We need to have STATIC_ROOT which will define the locaiton of our static files in production:</text:p>
      <text:p text:style-name="P244"><text:span text:style-name="T345">STATIC_ROOT</text:span><text:span text:style-name="T348"> </text:span><text:span text:style-name="T351">=</text:span><text:span text:style-name="T348"> os.path.</text:span><text:span text:style-name="T354">join</text:span><text:span text:style-name="T348">(</text:span><text:span text:style-name="T345">BASE_DIR</text:span><text:span text:style-name="T348">, </text:span><text:span text:style-name="T355">'staticfiles'</text:span><text:span text:style-name="T348">)</text:span></text:p>
      <text:p text:style-name="P245"/>
      <text:p text:style-name="P472">One we set up the folder name we need to run:</text:p>
      <text:p text:style-name="P472">python manage.py collectstatic <text:s text:c="60"/></text:p>
      <text:p text:style-name="P473"><text:span text:style-name="T463">this will collect all of the static files boundle them together and create the defined folder with all of the static files. </text:span><text:span text:style-name="T464">We usually do this before deployment of our website. </text:span><text:span text:style-name="T465">Example on deployment at page xy. </text:span><text:span text:style-name="T466">We still need 3</text:span><text:span text:style-name="T340">rd</text:span><text:span text:style-name="T466"> party package to display thease. </text:span><text:span text:style-name="T467">If we try to run the server now it wont work because we set </text:span><text:span text:style-name="T250">DEBUG</text:span><text:span text:style-name="T152"> </text:span><text:span text:style-name="T181">=</text:span><text:span text:style-name="T152"> </text:span><text:span text:style-name="T251">False</text:span><text:span text:style-name="T467"> and now we need to specify domains that are allowed to connect to our website. Example:</text:span></text:p>
      <text:p text:style-name="P246"><text:span text:style-name="T346">ALLOWED_HOSTS</text:span><text:span text:style-name="T349"> </text:span><text:span text:style-name="T352">=</text:span><text:span text:style-name="T349"> [</text:span><text:span text:style-name="T356">'localhost'</text:span><text:span text:style-name="T349">, </text:span><text:span text:style-name="T356">'127.0.0.1'</text:span><text:span text:style-name="T349">, mywebsite.com]</text:span></text:p>
      <text:p text:style-name="P474">- localhost is what we use to run website locally and mywebsite.com is example of our future website <text:span text:style-name="T468">domain</text:span>.</text:p>
      <text:p text:style-name="P475">Now we can run our page but static is not being served. To point django to our staticfiles folder we need to go to urls.py and add:</text:p>
      <text:p text:style-name="P247"><text:span text:style-name="T348">urlpatterns </text:span><text:span text:style-name="T351">+=</text:span><text:span text:style-name="T348"> </text:span><text:span text:style-name="T354">static</text:span><text:span text:style-name="T348">(settings.</text:span><text:span text:style-name="T345">STATIC_URL</text:span><text:span text:style-name="T348">, document_root</text:span><text:span text:style-name="T351">=</text:span><text:span text:style-name="T348">settings.</text:span><text:span text:style-name="T345">STATIC_ROOT</text:span><text:span text:style-name="T348">)</text:span></text:p>
      <text:p text:style-name="P245"/>
      <text:p text:style-name="P476"><text:span text:style-name="T469">Now we need to install 3</text:span><text:span text:style-name="T341">rd</text:span><text:span text:style-name="T469"> party library for python static file serving: </text:span></text:p>
      <text:p text:style-name="P476"><text:span text:style-name="T470">pip</text:span><text:span text:style-name="T296"> </text:span><text:span text:style-name="T470">install</text:span><text:span text:style-name="T296"> </text:span><text:span text:style-name="T470">whitenoise</text:span></text:p>
      <text:p text:style-name="P248"><text:soft-page-break/><text:span text:style-name="T345">MIDDLEWARE</text:span><text:span text:style-name="T348"> </text:span><text:span text:style-name="T351">=</text:span><text:span text:style-name="T348"> [</text:span></text:p>
      <text:p text:style-name="P399">#...</text:p>
      <text:p text:style-name="P248"><text:span text:style-name="T355">'django.middleware.security.SecurityMiddleware'</text:span><text:span text:style-name="T348">,</text:span></text:p>
      <text:p text:style-name="P248"><text:span text:style-name="T355">"whitenoise.middleware.WhiteNoiseMiddleware"</text:span><text:span text:style-name="T348">,</text:span></text:p>
      <text:p text:style-name="P399">#...</text:p>
      <text:p text:style-name="P400">]</text:p>
      <text:p text:style-name="P439"><text:line-break/><text:span text:style-name="T402">Whitenouse wont serve user uploaded content for that we need another 3</text:span><text:span text:style-name="T342">rd</text:span><text:span text:style-name="T402"> party app which we add on page xy.</text:span></text:p>
      <text:p text:style-name="P477"><text:span text:style-name="T402">R</text:span><text:span text:style-name="T403">eturn </text:span><text:span text:style-name="T347">DEBUG</text:span><text:span text:style-name="T350"> </text:span><text:span text:style-name="T353">=</text:span><text:span text:style-name="T350"> </text:span><text:span text:style-name="T359">True </text:span><text:span text:style-name="T403">for now.</text:span></text:p>
      <text:p text:style-name="P416"><text:span text:style-name="T393">8. </text:span><text:span text:style-name="T360">T</text:span>heme installation</text:p>
      <text:p text:style-name="P417"/>
      <text:p text:style-name="P422">I<text:span text:style-name="T471">n case you have a theme (bought or made by designer usually) you will need to install it into the project</text:span>. <text:span text:style-name="T471">Usually theme will have stuff like uikit, html pages, css</text:span></text:p>
      <text:p text:style-name="P424"><text:span text:style-name="T472">E</text:span>xplain ui-kit and designer stuff.</text:p>
      <text:p text:style-name="P425">“<text:span text:style-name="T473">Installing Theme” just means merging its elements with your project:</text:span></text:p>
      <text:p text:style-name="P426">- Put uikit into <text:span text:style-name="T473">your </text:span>static <text:span text:style-name="T473">folder</text:span></text:p>
      <text:p text:style-name="P426">- Put styles into project styles</text:p>
      <text:p text:style-name="P424">To merge html:</text:p>
      <text:p text:style-name="P424">- Usually there is index.html and some pages</text:p>
      <text:p text:style-name="P426">- Take <text:span text:style-name="T474">index.</text:span>html and put it into <text:span text:style-name="T475">project </text:span>templates <text:span text:style-name="T475">folder</text:span></text:p>
      <text:p text:style-name="P427">- <text:span text:style-name="T476">Take index.html head </text:span><text:span text:style-name="T361">tag </text:span><text:span text:style-name="T476">content copy it and replace </text:span><text:span text:style-name="T361">existing</text:span></text:p>
      <text:p text:style-name="P427"><text:span text:style-name="T361"><text:s text:c="2"/></text:span><text:span text:style-name="T476">main.html </text:span><text:span text:style-name="T477">head </text:span><text:span text:style-name="T361">tag</text:span><text:span text:style-name="T476"> with it</text:span></text:p>
      <text:p text:style-name="P423">- <text:span text:style-name="T361">Most likley there will be links to your uikit and styles so replace</text:span></text:p>
      <text:p text:style-name="P428"><text:s text:c="2"/>existing static links with your django dynamic links example:</text:p>
      <text:p text:style-name="P53"><text:span text:style-name="T357">"uikit/styles/uikit.css" → </text:span><text:span text:style-name="T358">{% static 'uikit/styles/uikit.css' %}</text:span></text:p>
      <text:p text:style-name="P53"><text:span text:style-name="T358"/></text:p>
      <text:p text:style-name="P249"><text:span text:style-name="T400">- </text:span><text:span text:style-name="T404">index.html will also have a navbar inside </text:span><text:span text:style-name="T153">&lt;</text:span><text:span text:style-name="T182">header</text:span><text:span text:style-name="T153">&gt; </text:span><text:span text:style-name="T404">so copy that</text:span></text:p>
      <text:p text:style-name="P54"><text:s text:c="2"/>header and replace your navbar.html with it. Again fix the links.</text:p>
      <text:p text:style-name="P249"><text:span text:style-name="T404"/></text:p>
      <text:p text:style-name="P55">- <text:span text:style-name="T361">Now just take pages that you need from theme folder and start replacing your app pages html with theme page html and fixing up the links and adjusting the pages as you see fit.</text:span></text:p>
      <text:p text:style-name="P478"><text:span text:style-name="T405"/></text:p>
      <text:p text:style-name="P479"><text:span text:style-name="T405">- </text:span><text:span text:style-name="T406">To theme form fields take existing form take single field and wrap it in loop and change field label, field</text:span></text:p>
      <text:p text:style-name="P429"><text:span text:style-name="T269">{% </text:span><text:span text:style-name="T368">for</text:span><text:span text:style-name="T269"> </text:span><text:span text:style-name="T363">field</text:span><text:span text:style-name="T269"> </text:span><text:span text:style-name="T368">in</text:span><text:span text:style-name="T269"> </text:span><text:span text:style-name="T363">form</text:span><text:span text:style-name="T269"> %}</text:span></text:p>
      <text:p text:style-name="P38"><text:span text:style-name="T138">&lt;</text:span><text:span text:style-name="T171">div</text:span><text:span text:style-name="T275"> class=</text:span><text:span text:style-name="T244">"form__field"</text:span><text:span text:style-name="T138">&gt;</text:span></text:p>
      <text:p text:style-name="P29"><text:span text:style-name="T129"><text:tab/>&lt;</text:span><text:span text:style-name="T164">label</text:span><text:span text:style-name="T267"> </text:span>for<text:span text:style-name="T267">=</text:span><text:span text:style-name="T237">"formInput#text"</text:span><text:span text:style-name="T129">&gt;</text:span><text:span text:style-name="T267">{{ </text:span><text:span text:style-name="T362">field</text:span><text:span text:style-name="T267">.</text:span><text:span text:style-name="T362">label</text:span><text:span text:style-name="T267"> }} </text:span><text:span text:style-name="T129">&lt;/</text:span><text:span text:style-name="T164">label</text:span><text:span text:style-name="T129">&gt;</text:span></text:p>
      <text:p text:style-name="P29"><text:span text:style-name="T267"><text:tab/>{{ </text:span><text:span text:style-name="T362">field</text:span><text:span text:style-name="T267"> }}</text:span></text:p>
      <text:p text:style-name="P29"><text:span text:style-name="T129">&lt;/</text:span><text:span text:style-name="T164">div</text:span><text:span text:style-name="T129">&gt;</text:span></text:p>
      <text:p text:style-name="P29"><text:span text:style-name="T129"/></text:p>
      <text:p text:style-name="P364">Now to customize a specific field you either have to use javascript to find field names by id and modify that or customize model form and apply class in model form. <text:span text:style-name="T385">So lets edit our form:</text:span></text:p>
      <text:p text:style-name="P364"/>
      <text:p text:style-name="P430"><text:span text:style-name="T478">f</text:span>orms.py:</text:p>
      <text:p text:style-name="P39">from<text:span text:style-name="T129"> django.forms </text:span>import<text:span text:style-name="T129"> ModelForm</text:span></text:p>
      <text:p text:style-name="P29">from<text:span text:style-name="T129"> django </text:span>import<text:span text:style-name="T129"> forms </text:span></text:p>
      <text:p text:style-name="P29">from<text:span text:style-name="T129"> .models </text:span>import<text:span text:style-name="T129"> Project</text:span></text:p>
      <text:p text:style-name="P56"/>
      <text:p text:style-name="P250">class<text:span text:style-name="T129"> </text:span><text:span text:style-name="T115">ProjectForm</text:span><text:span text:style-name="T129">(</text:span><text:span text:style-name="T115">ModelForm</text:span><text:span text:style-name="T129">):</text:span></text:p>
      <text:p text:style-name="P250"><text:tab/>class<text:span text:style-name="T129"> </text:span><text:span text:style-name="T115">Meta</text:span><text:span text:style-name="T129">:</text:span></text:p>
      <text:p text:style-name="P250"><text:span text:style-name="T129"><text:tab/><text:tab/>model </text:span><text:span text:style-name="T164">=</text:span><text:span text:style-name="T129"> Project</text:span></text:p>
      <text:p text:style-name="P250"><text:span text:style-name="T129"><text:tab/><text:tab/>fields </text:span><text:span text:style-name="T164">=</text:span><text:span text:style-name="T129"> </text:span><text:span text:style-name="T386">[</text:span><text:span text:style-name="T365">'title'</text:span><text:span text:style-name="T386">,</text:span><text:span text:style-name="T129"> </text:span><text:span text:style-name="T365">'featured_image'</text:span><text:span text:style-name="T386">,</text:span><text:span text:style-name="T129"> </text:span><text:span text:style-name="T365">'description'</text:span><text:span text:style-name="T386">,</text:span><text:span text:style-name="T129"> <text:tab/><text:tab/><text:tab/><text:tab/><text:tab/><text:tab/><text:tab/><text:tab/><text:tab/> <text:s text:c="3"/></text:span><text:span text:style-name="T365">'demo_link'</text:span><text:span text:style-name="T386">,</text:span><text:span text:style-name="T129"> </text:span><text:span text:style-name="T365">'source_link'</text:span><text:span text:style-name="T386">,</text:span><text:span text:style-name="T129"> </text:span><text:span text:style-name="T365">'tags'</text:span><text:span text:style-name="T386">]</text:span></text:p>
      <text:p text:style-name="P250"><text:span text:style-name="T129"><text:tab/><text:tab/>widgets </text:span><text:span text:style-name="T164">=</text:span><text:span text:style-name="T129"> </text:span><text:span text:style-name="T386">{</text:span></text:p>
      <text:p text:style-name="P250"><text:span text:style-name="T365"><text:tab/><text:tab/><text:tab/>'tags'</text:span><text:span text:style-name="T386">:</text:span><text:span text:style-name="T129"> forms.</text:span><text:span text:style-name="T164">CheckboxSelectMultiple</text:span><text:span text:style-name="T386">(),</text:span></text:p>
      <text:p text:style-name="P401"><text:tab/><text:tab/>}</text:p>
      <text:p text:style-name="P401"><text:tab/><text:tab/>def<text:span text:style-name="T129"> </text:span><text:span text:style-name="T164">__init__</text:span>(<text:span text:style-name="T390">self</text:span><text:span text:style-name="T129">, </text:span>*<text:span text:style-name="T390">args</text:span><text:span text:style-name="T129">, </text:span>**<text:span text:style-name="T390">kwarg</text:span>):</text:p>
      <text:p text:style-name="P251"><text:span text:style-name="T129"><text:tab/><text:tab/><text:tab/>super</text:span><text:span text:style-name="T386">(</text:span><text:span text:style-name="T129">ProjectForm</text:span><text:span text:style-name="T386">,</text:span><text:span text:style-name="T129"> </text:span><text:span text:style-name="T362">self</text:span><text:span text:style-name="T386">)</text:span><text:span text:style-name="T129">.</text:span><text:span text:style-name="T164">__init__</text:span><text:span text:style-name="T386">(*</text:span><text:span text:style-name="T129">args</text:span><text:span text:style-name="T386">,</text:span><text:span text:style-name="T129"> </text:span><text:span text:style-name="T386">**</text:span><text:span text:style-name="T129">kwarg</text:span><text:span text:style-name="T386">)</text:span></text:p>
      <text:p text:style-name="P251"><text:span text:style-name="T362"><text:tab/><text:tab/><text:tab/>self</text:span><text:span text:style-name="T129">.fields</text:span><text:span text:style-name="T386">[</text:span><text:span text:style-name="T365">'title'</text:span><text:span text:style-name="T386">]</text:span><text:span text:style-name="T129">.widget.attrs.</text:span><text:span text:style-name="T164">update</text:span><text:span text:style-name="T386">({</text:span><text:span text:style-name="T365">'class'</text:span><text:span text:style-name="T386">:</text:span><text:span text:style-name="T365">'input'</text:span><text:span text:style-name="T386">})</text:span></text:p>
      <text:p text:style-name="P402"/>
      <text:p text:style-name="P403"/>
      <text:p text:style-name="P431">- <text:span text:style-name="T490">at </text:span><text:span text:style-name="T366">'tags'</text:span><text:span text:style-name="T389">: </text:span>we used widget and turned tags into checkbox field.</text:p>
      <text:p text:style-name="P432"><text:span text:style-name="T478">- </text:span><text:span text:style-name="T479">to add a class to field we wend to field title with __init__ method we selected widgets attributes and updated class attribute by addin</text:span><text:span text:style-name="T489">g</text:span><text:span text:style-name="T479"> input to class attribute. </text:span><text:span text:style-name="T480">We can also loop all fields and apply same attributes to them:</text:span></text:p>
      <text:p text:style-name="P40"><text:span text:style-name="T387">def</text:span><text:span text:style-name="T139"> </text:span><text:span text:style-name="T172">__init__</text:span><text:span text:style-name="T387">(</text:span><text:span text:style-name="T391">self</text:span><text:span text:style-name="T139">, </text:span><text:span text:style-name="T387">*</text:span><text:span text:style-name="T391">args</text:span><text:span text:style-name="T139">, </text:span><text:span text:style-name="T387">**</text:span><text:span text:style-name="T391">kwarg</text:span><text:span text:style-name="T387">):</text:span></text:p>
      <text:p text:style-name="P29"><text:span text:style-name="T129"><text:tab/>super</text:span><text:span text:style-name="T386">(</text:span><text:span text:style-name="T129">ProjectForm</text:span><text:span text:style-name="T386">,</text:span><text:span text:style-name="T129"> </text:span><text:span text:style-name="T362">self</text:span><text:span text:style-name="T386">)</text:span><text:span text:style-name="T129">.</text:span><text:span text:style-name="T164">__init__</text:span><text:span text:style-name="T386">(*</text:span><text:span text:style-name="T129">args</text:span><text:span text:style-name="T386">,</text:span><text:span text:style-name="T129"> </text:span><text:span text:style-name="T386">**</text:span><text:span text:style-name="T129">kwarg</text:span><text:span text:style-name="T386">)</text:span></text:p>
      <text:p text:style-name="P29"><text:span text:style-name="T386"/></text:p>
      <text:p text:style-name="P29"><text:tab/>for<text:span text:style-name="T129"> name</text:span><text:span text:style-name="T386">,</text:span><text:span text:style-name="T129"> field </text:span>in<text:span text:style-name="T129"> </text:span><text:span text:style-name="T362">self</text:span><text:span text:style-name="T129">.fields.</text:span><text:span text:style-name="T164">items</text:span><text:span text:style-name="T386">():</text:span></text:p>
      <text:p text:style-name="P29"><text:span text:style-name="T129"><text:tab/><text:tab/>field.widget.attributes.</text:span><text:span text:style-name="T164">update</text:span><text:span text:style-name="T386">({</text:span><text:span text:style-name="T365">'class'</text:span><text:span text:style-name="T386">:</text:span><text:span text:style-name="T365">'input'</text:span><text:span text:style-name="T386">})</text:span></text:p>
      <text:p text:style-name="P63"><text:span text:style-name="T387"/></text:p>
      <text:p text:style-name="P432"/>
      <text:p text:style-name="P414"><text:span text:style-name="T393">9. </text:span>Add more apps</text:p>
      <text:p text:style-name="P111"><draw:frame draw:style-name="fr4" draw:name="Image22" text:anchor-type="char" svg:x="0.048in" svg:y="0.0209in" svg:width="6.6453in" svg:height="4.6772in" draw:z-index="21"><draw:image xlink:href="Pictures/1000000000000565000003C3960720B9.png" xlink:type="simple" xlink:show="embed" xlink:actuate="onLoad" draw:mime-type="image/png"/></draw:frame></text:p>
      <text:p text:style-name="P254">Lets split our project into 2 apps Projects App and User App.</text:p>
      <text:p text:style-name="P255">python manage.py startapp <text:span text:style-name="T394">users</text:span> <text:s text:c="2"/></text:p>
      <text:p text:style-name="P256">Now we have created a new app (see page xy for new app layout).</text:p>
      <text:p text:style-name="P257">Quick rundown (see page xy for detailed setup): </text:p>
      <text:p text:style-name="P255">- <text:span text:style-name="T395">link app in settings</text:span></text:p>
      <text:p text:style-name="P64"><text:span text:style-name="T365">'users.apps.UsersConfig'</text:span><text:span text:style-name="T386">,</text:span></text:p>
      <text:p text:style-name="P255">- <text:span text:style-name="T395">create templates folder and inside another folder with app name</text:span></text:p>
      <text:p text:style-name="P255">- <text:span text:style-name="T396">create profiles.html that will exted on main.html:</text:span></text:p>
      <text:p text:style-name="P64"><text:span text:style-name="T267">{% </text:span>extends<text:span text:style-name="T267"> </text:span><text:span text:style-name="T365">'main.html'</text:span><text:span text:style-name="T267"> %} {% </text:span>block<text:span text:style-name="T267"> </text:span><text:span text:style-name="T362">content</text:span><text:span text:style-name="T267"> %} {% </text:span>endblock<text:span text:style-name="T267"> </text:span><text:span text:style-name="T362">content</text:span><text:span text:style-name="T267"> %}</text:span></text:p>
      <text:p text:style-name="P65">- in views.py link html:</text:p>
      <text:p text:style-name="P64">def<text:span text:style-name="T129"> </text:span><text:span text:style-name="T115">profiles</text:span><text:span text:style-name="T386">(</text:span><text:span text:style-name="T390">request</text:span><text:span text:style-name="T386">):</text:span><text:span text:style-name="T129"> </text:span></text:p>
      <text:p text:style-name="P57"><text:tab/>return<text:span text:style-name="T129"> </text:span><text:span text:style-name="T164">render</text:span><text:span text:style-name="T386">(</text:span><text:span text:style-name="T129">request</text:span><text:span text:style-name="T386">,</text:span><text:span text:style-name="T129"> </text:span><text:span text:style-name="T365">'users/profiles.html'</text:span><text:span text:style-name="T386">)</text:span></text:p>
      <text:p text:style-name="P255">- <text:span text:style-name="T396">create and link urls.py inside app:</text:span></text:p>
      <text:p text:style-name="P64">from<text:span text:style-name="T129"> django.urls </text:span>import<text:span text:style-name="T129"> path</text:span></text:p>
      <text:p text:style-name="P57">from<text:span text:style-name="T129"> . </text:span>import<text:span text:style-name="T129"> views</text:span></text:p>
      <text:p text:style-name="P111"/>
      <text:p text:style-name="P57"><text:span text:style-name="T129">urlpatterns </text:span><text:span text:style-name="T164">=</text:span><text:span text:style-name="T129"> </text:span><text:span text:style-name="T386">[</text:span></text:p>
      <text:p text:style-name="P57"><text:span text:style-name="T164"><text:tab/>path</text:span><text:span text:style-name="T386">(</text:span><text:span text:style-name="T365">''</text:span><text:span text:style-name="T386">,</text:span><text:span text:style-name="T129"> views.profiles</text:span><text:span text:style-name="T386">,</text:span><text:span text:style-name="T129"> </text:span><text:span text:style-name="T390">name</text:span><text:span text:style-name="T164">=</text:span><text:span text:style-name="T365">"profiles"</text:span><text:span text:style-name="T386">),</text:span></text:p>
      <text:p text:style-name="P404">]</text:p>
      <text:p text:style-name="P255"><text:soft-page-break/>- <text:span text:style-name="T396">in project urls.py link the app urls.py so that every time someone visits users/ project connects to users.urls:</text:span></text:p>
      <text:p text:style-name="P64"><text:span text:style-name="T164">path</text:span><text:span text:style-name="T386">(</text:span><text:span text:style-name="T365">'users/'</text:span><text:span text:style-name="T386">,</text:span><text:span text:style-name="T129"> </text:span><text:span text:style-name="T164">include</text:span><text:span text:style-name="T386">(</text:span><text:span text:style-name="T365">'users.urls'</text:span><text:span text:style-name="T386">)),</text:span></text:p>
      <text:p text:style-name="P66"><text:span text:style-name="T397">or we can set users as home page with </text:span><text:span text:style-name="T365">'/'</text:span><text:span text:style-name="T397"> and move projects to </text:span><text:span text:style-name="T365">'projects/'</text:span><text:span text:style-name="T78"> </text:span><text:span text:style-name="T89">django dynamic names will sort paths in templates</text:span></text:p>
      <text:p text:style-name="P67"/>
      <text:p text:style-name="P22">9.1 User model</text:p>
      <text:p text:style-name="P22"><text:s/><draw:frame draw:style-name="fr1" draw:name="Image23" text:anchor-type="char" svg:x="0.0189in" svg:y="0.0516in" svg:width="5.1575in" svg:height="4.6492in" draw:z-index="22"><draw:image xlink:href="Pictures/100000000000026B0000022E82756392.png" xlink:type="simple" xlink:show="embed" xlink:actuate="onLoad" draw:mime-type="image/png"/></draw:frame></text:p>
      <text:p text:style-name="P68"/>
      <text:p text:style-name="P255"/>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Its good to create 2 tables User will handle user authentication and there is already one made by django by default (how we create superuser and other users) so we will have User handling the authenticatin and Profile to store the user information. <text:span text:style-name="T398">Some fileds such as username name and username are taken from User. These tables have a one to one relation. </text:span><text:span text:style-name="T399">The reason we do this is because it can get hard to modify the User tabe.</text:span></text:p>
      <text:p text:style-name="P259">So inside users/models.py create Profile model and make one to one relationship with djangos User model <text:span text:style-name="T408">(check django user model docummentation for details </text:span><text:span text:style-name="T409">on this default User model).</text:span></text:p>
      <text:p text:style-name="P260">- <text:span text:style-name="T410">Lets create fields from table image above, important fields to look at are user which establishes one to one relationship </text:span><text:span text:style-name="T411">and</text:span><text:span text:style-name="T410"> </text:span><text:span text:style-name="T411">profile_image that links to images/profiles folder that will store profile pictures:</text:span></text:p>
      <text:p text:style-name="P260"/>
      <text:p text:style-name="P69">from<text:span text:style-name="T129"> django.db </text:span>import<text:span text:style-name="T129"> models</text:span></text:p>
      <text:p text:style-name="P57">from<text:span text:style-name="T129"> django.contrib.auth.models </text:span>import<text:span text:style-name="T129"> User</text:span></text:p>
      <text:p text:style-name="P163"><text:span text:style-name="T367">import</text:span><text:span text:style-name="T130"> uuid</text:span></text:p>
      <text:p text:style-name="P260"/>
      <text:p text:style-name="P252"><text:span text:style-name="T386">class</text:span><text:span text:style-name="T129"> </text:span><text:span text:style-name="T115">Profile</text:span><text:span text:style-name="T129">(</text:span><text:span text:style-name="T115">models</text:span><text:span text:style-name="T129">.</text:span><text:span text:style-name="T115">Model</text:span><text:span text:style-name="T129">):</text:span></text:p>
      <text:p text:style-name="P250"><text:span text:style-name="T129"><text:tab/>user </text:span><text:span text:style-name="T164">=</text:span><text:span text:style-name="T129"> models.</text:span><text:span text:style-name="T164">OneToOneField</text:span><text:span text:style-name="T386">(</text:span><text:span text:style-name="T129">User</text:span><text:span text:style-name="T386">,</text:span><text:span text:style-name="T129"> </text:span><text:span text:style-name="T390">on_delete</text:span><text:span text:style-name="T164">=</text:span><text:span text:style-name="T129">models.</text:span><text:span text:style-name="T237">CASCADE</text:span><text:span text:style-name="T386">,</text:span><text:span text:style-name="T129"> <text:tab/><text:tab/><text:tab/><text:tab/><text:tab/></text:span><text:span text:style-name="T390">null</text:span><text:span text:style-name="T164">=</text:span><text:span text:style-name="T237">True</text:span><text:span text:style-name="T386">,</text:span><text:span text:style-name="T129"> </text:span><text:span text:style-name="T390">blank</text:span><text:span text:style-name="T164">=</text:span><text:span text:style-name="T237">True</text:span><text:span text:style-name="T386">)</text:span></text:p>
      <text:p text:style-name="P250"><text:span text:style-name="T129"><text:tab/>name </text:span><text:span text:style-name="T164">=</text:span><text:span text:style-name="T129"> models.</text:span><text:span text:style-name="T164">CharField</text:span><text:span text:style-name="T386">(</text:span><text:span text:style-name="T390">max_length</text:span><text:span text:style-name="T164">=</text:span><text:span text:style-name="T129">200</text:span><text:span text:style-name="T386">,</text:span><text:span text:style-name="T129"> </text:span><text:span text:style-name="T390">blank</text:span><text:span text:style-name="T164">=</text:span><text:span text:style-name="T237">True</text:span><text:span text:style-name="T386">,</text:span><text:span text:style-name="T129"> </text:span><text:span text:style-name="T390">null</text:span><text:span text:style-name="T164">=</text:span><text:span text:style-name="T237">True</text:span><text:span text:style-name="T386">)</text:span></text:p>
      <text:p text:style-name="P250"><text:span text:style-name="T386"><text:tab/></text:span><text:span text:style-name="T129">username</text:span><text:span text:style-name="T164">=</text:span><text:span text:style-name="T129"> models.</text:span><text:span text:style-name="T164">CharField</text:span><text:span text:style-name="T386">(</text:span><text:span text:style-name="T390">max_length</text:span><text:span text:style-name="T164">=</text:span><text:span text:style-name="T129">200</text:span><text:span text:style-name="T386">,</text:span><text:span text:style-name="T129"> </text:span><text:span text:style-name="T390">blank</text:span><text:span text:style-name="T164">=</text:span><text:span text:style-name="T237">True</text:span><text:span text:style-name="T386">,</text:span><text:span text:style-name="T129"> </text:span><text:span text:style-name="T390">null</text:span><text:span text:style-name="T164">=</text:span><text:span text:style-name="T237">True</text:span><text:span text:style-name="T386">)</text:span></text:p>
      <text:p text:style-name="P250"><text:span text:style-name="T129"><text:tab/>email </text:span><text:span text:style-name="T164">=</text:span><text:span text:style-name="T129"> models.</text:span><text:span text:style-name="T164">EmailField</text:span><text:span text:style-name="T386">(</text:span><text:span text:style-name="T390">max_length</text:span><text:span text:style-name="T164">=</text:span><text:span text:style-name="T129">500</text:span><text:span text:style-name="T386">,</text:span><text:span text:style-name="T129"> </text:span><text:span text:style-name="T390">blank</text:span><text:span text:style-name="T164">=</text:span><text:span text:style-name="T237">True</text:span><text:span text:style-name="T386">,</text:span><text:span text:style-name="T129"> </text:span><text:span text:style-name="T390">null</text:span><text:span text:style-name="T164">=</text:span><text:span text:style-name="T237">True</text:span><text:span text:style-name="T386">)</text:span></text:p>
      <text:p text:style-name="P250"><text:span text:style-name="T386"><text:tab/></text:span><text:span text:style-name="T129">location </text:span><text:span text:style-name="T164">=</text:span><text:span text:style-name="T129"> models.</text:span><text:span text:style-name="T164">CharField</text:span><text:span text:style-name="T192">(</text:span><text:span text:style-name="T129">max_length</text:span><text:span text:style-name="T164">=</text:span><text:span text:style-name="T129">200</text:span><text:span text:style-name="T192">,</text:span><text:span text:style-name="T129"> blank</text:span><text:span text:style-name="T164">=</text:span><text:span text:style-name="T237">True</text:span><text:span text:style-name="T192">,</text:span><text:span text:style-name="T129"> <text:tab/><text:tab/><text:tab/><text:tab/><text:tab/>null</text:span><text:span text:style-name="T164">=</text:span><text:span text:style-name="T237">True</text:span><text:span text:style-name="T192">)</text:span></text:p>
      <text:p text:style-name="P250"><text:span text:style-name="T129"><text:tab/>short_intro </text:span><text:span text:style-name="T164">=</text:span><text:span text:style-name="T129"> models.</text:span><text:span text:style-name="T164">CharField</text:span><text:span text:style-name="T386">(</text:span><text:span text:style-name="T390">max_length</text:span><text:span text:style-name="T164">=</text:span><text:span text:style-name="T129">200</text:span><text:span text:style-name="T386">,</text:span><text:span text:style-name="T129"> </text:span><text:span text:style-name="T390">blank</text:span><text:span text:style-name="T164">=</text:span><text:span text:style-name="T237">True</text:span><text:span text:style-name="T386">,</text:span><text:span text:style-name="T129"> <text:tab/><text:tab/><text:tab/><text:tab/><text:tab/></text:span><text:span text:style-name="T390">null</text:span><text:span text:style-name="T164">=</text:span><text:span text:style-name="T237">True</text:span><text:span text:style-name="T386">)</text:span></text:p>
      <text:p text:style-name="P250"><text:span text:style-name="T129"><text:tab/>bio </text:span><text:span text:style-name="T164">=</text:span><text:span text:style-name="T129"> models.</text:span><text:span text:style-name="T164">TextField</text:span><text:span text:style-name="T386">(</text:span><text:span text:style-name="T390">blank</text:span><text:span text:style-name="T164">=</text:span><text:span text:style-name="T237">True</text:span><text:span text:style-name="T386">,</text:span><text:span text:style-name="T129"> </text:span><text:span text:style-name="T390">null</text:span><text:span text:style-name="T164">=</text:span><text:span text:style-name="T237">True</text:span><text:span text:style-name="T386">)</text:span></text:p>
      <text:p text:style-name="P250"><text:span text:style-name="T129"><text:tab/>profile_image </text:span><text:span text:style-name="T164">=</text:span><text:span text:style-name="T129"> models.</text:span><text:span text:style-name="T164">ImageField</text:span><text:span text:style-name="T386">(</text:span><text:span text:style-name="T390">null</text:span><text:span text:style-name="T164">=</text:span><text:span text:style-name="T237">True</text:span><text:span text:style-name="T386">,</text:span><text:span text:style-name="T129"> </text:span><text:span text:style-name="T390">blank</text:span><text:span text:style-name="T164">=</text:span><text:span text:style-name="T237">True</text:span><text:span text:style-name="T386">,</text:span><text:span text:style-name="T129"> <text:tab/><text:tab/><text:tab/><text:tab/></text:span><text:span text:style-name="T390">upload_to</text:span><text:span text:style-name="T164">=</text:span><text:span text:style-name="T365">'profiles/'</text:span><text:span text:style-name="T386">,</text:span><text:span text:style-name="T129"> </text:span><text:span text:style-name="T390">default</text:span><text:span text:style-name="T164">=</text:span><text:span text:style-name="T365">"profiles/user-default.png"</text:span><text:span text:style-name="T386">)</text:span></text:p>
      <text:p text:style-name="P250"><text:span text:style-name="T129"><text:tab/>social_github </text:span><text:span text:style-name="T164">=</text:span><text:span text:style-name="T129"> models.</text:span><text:span text:style-name="T164">CharField</text:span><text:span text:style-name="T386">(</text:span><text:span text:style-name="T390">max_length</text:span><text:span text:style-name="T164">=</text:span><text:span text:style-name="T129">200</text:span><text:span text:style-name="T386">,</text:span><text:span text:style-name="T129"> </text:span><text:span text:style-name="T390">blank</text:span><text:span text:style-name="T164">=</text:span><text:span text:style-name="T237">True</text:span><text:span text:style-name="T386">,</text:span><text:span text:style-name="T129"> <text:tab/><text:tab/><text:tab/><text:tab/></text:span><text:span text:style-name="T390">null</text:span><text:span text:style-name="T164">=</text:span><text:span text:style-name="T237">True</text:span><text:span text:style-name="T386">)</text:span></text:p>
      <text:p text:style-name="P250"><text:span text:style-name="T129"><text:tab/>social_twitter </text:span><text:span text:style-name="T164">=</text:span><text:span text:style-name="T129"> models.</text:span><text:span text:style-name="T164">CharField</text:span><text:span text:style-name="T386">(</text:span><text:span text:style-name="T390">max_length</text:span><text:span text:style-name="T164">=</text:span><text:span text:style-name="T129">200</text:span><text:span text:style-name="T386">,</text:span><text:span text:style-name="T129"> </text:span><text:span text:style-name="T390">blank</text:span><text:span text:style-name="T164">=</text:span><text:span text:style-name="T237">True</text:span><text:span text:style-name="T386">,</text:span><text:span text:style-name="T129"> <text:tab/><text:tab/><text:tab/><text:tab/></text:span><text:span text:style-name="T390">null</text:span><text:span text:style-name="T164">=</text:span><text:span text:style-name="T237">True</text:span><text:span text:style-name="T386">)</text:span></text:p>
      <text:p text:style-name="P250"><text:span text:style-name="T129"><text:tab/>social_linkedin </text:span><text:span text:style-name="T164">=</text:span><text:span text:style-name="T129"> models.</text:span><text:span text:style-name="T164">CharField</text:span><text:span text:style-name="T386">(</text:span><text:span text:style-name="T390">max_length</text:span><text:span text:style-name="T164">=</text:span><text:span text:style-name="T129">200</text:span><text:span text:style-name="T386">,</text:span><text:span text:style-name="T129"> </text:span><text:span text:style-name="T390">blank</text:span><text:span text:style-name="T164">=</text:span><text:span text:style-name="T237">True</text:span><text:span text:style-name="T386">,</text:span><text:span text:style-name="T129"> <text:tab/><text:tab/><text:tab/><text:tab/></text:span><text:span text:style-name="T390">null</text:span><text:span text:style-name="T164">=</text:span><text:span text:style-name="T237">True</text:span><text:span text:style-name="T386">)</text:span></text:p>
      <text:p text:style-name="P250"><text:span text:style-name="T129"><text:tab/>social_youtube </text:span><text:span text:style-name="T164">=</text:span><text:span text:style-name="T129"> models.</text:span><text:span text:style-name="T164">CharField</text:span><text:span text:style-name="T386">(</text:span><text:span text:style-name="T390">max_length</text:span><text:span text:style-name="T164">=</text:span><text:span text:style-name="T129">200</text:span><text:span text:style-name="T386">,</text:span><text:span text:style-name="T129"> </text:span><text:span text:style-name="T390">blank</text:span><text:span text:style-name="T164">=</text:span><text:span text:style-name="T237">True</text:span><text:span text:style-name="T386">,</text:span><text:span text:style-name="T129"> <text:tab/><text:tab/><text:tab/><text:tab/></text:span><text:span text:style-name="T390">null</text:span><text:span text:style-name="T164">=</text:span><text:span text:style-name="T237">True</text:span><text:span text:style-name="T386">)</text:span></text:p>
      <text:p text:style-name="P250"><text:span text:style-name="T129"><text:tab/>social_website </text:span><text:span text:style-name="T164">=</text:span><text:span text:style-name="T129"> models.</text:span><text:span text:style-name="T164">CharField</text:span><text:span text:style-name="T386">(</text:span><text:span text:style-name="T390">max_length</text:span><text:span text:style-name="T164">=</text:span><text:span text:style-name="T129">200</text:span><text:span text:style-name="T386">,</text:span><text:span text:style-name="T129"> </text:span><text:span text:style-name="T390">blank</text:span><text:span text:style-name="T164">=</text:span><text:span text:style-name="T237">True</text:span><text:span text:style-name="T386">,</text:span><text:span text:style-name="T129"> <text:tab/><text:tab/><text:tab/><text:tab/></text:span><text:span text:style-name="T390">null</text:span><text:span text:style-name="T164">=</text:span><text:span text:style-name="T237">True</text:span><text:span text:style-name="T386">)</text:span></text:p>
      <text:p text:style-name="P250"><text:span text:style-name="T129"><text:tab/>created </text:span><text:span text:style-name="T164">=</text:span><text:span text:style-name="T129"> models.</text:span><text:span text:style-name="T164">DateTimeField</text:span><text:span text:style-name="T386">(</text:span><text:span text:style-name="T390">auto_now_add</text:span><text:span text:style-name="T164">=</text:span><text:span text:style-name="T237">True</text:span><text:span text:style-name="T386">)</text:span></text:p>
      <text:p text:style-name="P250"><text:span text:style-name="T164"><text:tab/>id</text:span><text:span text:style-name="T129"> </text:span><text:span text:style-name="T164">=</text:span><text:span text:style-name="T129"> models.</text:span><text:span text:style-name="T164">UUIDField</text:span><text:span text:style-name="T386">(</text:span><text:span text:style-name="T390">default</text:span><text:span text:style-name="T164">=</text:span><text:span text:style-name="T129">uuid.uuid4</text:span><text:span text:style-name="T386">,</text:span><text:span text:style-name="T129"> </text:span><text:span text:style-name="T390">unique</text:span><text:span text:style-name="T164">=</text:span><text:span text:style-name="T237">True</text:span><text:span text:style-name="T386">,</text:span><text:span text:style-name="T129"> <text:tab/><text:tab/><text:tab/><text:tab/><text:tab/></text:span><text:span text:style-name="T390">primary_key</text:span><text:span text:style-name="T164">=</text:span><text:span text:style-name="T237">True</text:span><text:span text:style-name="T386">,</text:span><text:span text:style-name="T129"> </text:span><text:span text:style-name="T390">editable</text:span><text:span text:style-name="T164">=</text:span><text:span text:style-name="T237">False</text:span><text:span text:style-name="T386">)</text:span></text:p>
      <text:p text:style-name="P253"/>
      <text:p text:style-name="P250"><text:tab/>def<text:span text:style-name="T129"> </text:span><text:span text:style-name="T164">__str__</text:span><text:span text:style-name="T386">(</text:span><text:span text:style-name="T390">self</text:span><text:span text:style-name="T386">):</text:span></text:p>
      <text:p text:style-name="P250"><text:tab/><text:tab/>return<text:span text:style-name="T129"> str</text:span><text:span text:style-name="T386">(</text:span><text:span text:style-name="T362">self</text:span><text:span text:style-name="T129">.user.username</text:span><text:span text:style-name="T386">)</text:span></text:p>
      <text:p text:style-name="P70"><text:span text:style-name="T386"/></text:p>
      <text:p text:style-name="P260">- <text:span text:style-name="T411">create profiles folder inside static/images </text:span><text:span text:style-name="T412">and add user-default.png that will serve as default profile picture</text:span></text:p>
      <text:p text:style-name="P260">- <text:span text:style-name="T413">imports are importing models, default User model and uuid </text:span><text:span text:style-name="T414">for our id field.</text:span></text:p>
      <text:p text:style-name="P260">- <text:span text:style-name="T414">link Profile in admin.py of users app.</text:span></text:p>
      <text:p text:style-name="P261">Now lets connect Profile to Projects with one to many relationship by editing Projects model.</text:p>
      <text:p text:style-name="P262"/>
      <text:p text:style-name="P262">Import Profile model:</text:p>
      <text:p text:style-name="P262"/>
      <text:p text:style-name="P71">from<text:span text:style-name="T129"> users.models </text:span>import<text:span text:style-name="T129"> Profile</text:span></text:p>
      <text:p text:style-name="P262"/>
      <text:p text:style-name="P262">Add one to many relationship field to Projects model:</text:p>
      <text:p text:style-name="P262"/>
      <text:p text:style-name="P71">class<text:span text:style-name="T129"> </text:span><text:span text:style-name="T115">Project</text:span><text:span text:style-name="T129">(</text:span><text:span text:style-name="T115">models</text:span><text:span text:style-name="T129">.</text:span><text:span text:style-name="T115">Model</text:span><text:span text:style-name="T129">):</text:span></text:p>
      <text:p text:style-name="P163"><text:span text:style-name="T130"><text:tab/>owner</text:span><text:span text:style-name="T165">=</text:span><text:span text:style-name="T130"> models.</text:span><text:span text:style-name="T165">ForeignKey</text:span><text:span text:style-name="T388">(</text:span><text:span text:style-name="T130">Profile</text:span><text:span text:style-name="T388">,</text:span><text:span text:style-name="T130"> </text:span><text:span text:style-name="T392">null</text:span><text:span text:style-name="T165">=</text:span><text:span text:style-name="T238">True</text:span><text:span text:style-name="T388">,</text:span><text:span text:style-name="T130"> </text:span><text:span text:style-name="T392">blan</text:span><text:span text:style-name="T165">=</text:span><text:span text:style-name="T130">true</text:span><text:span text:style-name="T388">,</text:span><text:span text:style-name="T130"> <text:tab/><text:tab/><text:tab/><text:tab/></text:span><text:span text:style-name="T392">on_delete</text:span><text:span text:style-name="T165">=</text:span><text:span text:style-name="T130">models.</text:span><text:span text:style-name="T238">SET_NULL</text:span><text:span text:style-name="T388">)</text:span></text:p>
      <text:p text:style-name="P163"><text:span text:style-name="T388"/></text:p>
      <text:p text:style-name="P365"><text:span text:style-name="T367">Now just display owner </text:span><text:span text:style-name="T372">username</text:span><text:span text:style-name="T367"> on </text:span><text:span text:style-name="T371">a projects page</text:span><text:span text:style-name="T367"> </text:span><text:span text:style-name="T373">project </text:span><text:span text:style-name="T367">(</text:span><text:span text:style-name="T369">page xy Rendering Data To template) </text:span><text:span text:style-name="T370">for details. </text:span><text:span text:style-name="T374">You can do it by reverse searching Profile trough Project:</text:span></text:p>
      <text:p text:style-name="P365"><text:span text:style-name="T374"/></text:p>
      <text:p text:style-name="P366"><text:span text:style-name="T417">{{ </text:span><text:span text:style-name="T420">project</text:span><text:span text:style-name="T417">.</text:span><text:span text:style-name="T420">owner</text:span><text:span text:style-name="T417">.</text:span><text:span text:style-name="T420">name</text:span><text:span text:style-name="T417"> }}</text:span></text:p>
      <text:p text:style-name="P365"><text:span text:style-name="T374"/></text:p>
      <text:p text:style-name="P367"><text:span text:style-name="T369"/></text:p>
      <text:p text:style-name="P21"><text:span text:style-name="T369">9.</text:span><text:span text:style-name="T367">2 Add User Profile</text:span><text:span text:style-name="T374">s</text:span><text:span text:style-name="T367"> Page</text:span></text:p>
      <text:p text:style-name="P480"><text:span text:style-name="T367"/></text:p>
      <text:p text:style-name="P480"><text:span text:style-name="T367">- </text:span><text:span text:style-name="T375">create profiles.html page that will display all profiles</text:span></text:p>
      <text:p text:style-name="P481">- link it in your navbar</text:p>
      <text:p text:style-name="P481">- in views.py pass profiles to your html page:</text:p>
      <text:p text:style-name="P72"><text:span text:style-name="T214">def</text:span><text:span text:style-name="T140"> </text:span><text:span text:style-name="T121">profiles</text:span><text:span text:style-name="T214">(</text:span><text:span text:style-name="T140">request</text:span><text:span text:style-name="T214">):</text:span><text:span text:style-name="T140"> </text:span></text:p>
      <text:p text:style-name="P57"><text:span text:style-name="T129"><text:tab/>profiles </text:span><text:span text:style-name="T164">=</text:span><text:span text:style-name="T129"> Profile.objects.</text:span><text:span text:style-name="T164">all</text:span><text:span text:style-name="T192">()</text:span></text:p>
      <text:p text:style-name="P57"><text:span text:style-name="T129"><text:tab/>context </text:span><text:span text:style-name="T164">=</text:span><text:span text:style-name="T129"> </text:span><text:span text:style-name="T192">{</text:span><text:span text:style-name="T237">'profiles'</text:span><text:span text:style-name="T192">:</text:span><text:span text:style-name="T129"> profiles</text:span><text:span text:style-name="T192">}</text:span></text:p>
      <text:p text:style-name="P57"><text:tab/>return<text:span text:style-name="T129"> </text:span><text:span text:style-name="T164">render</text:span><text:span text:style-name="T192">(</text:span><text:span text:style-name="T129">request</text:span><text:span text:style-name="T192">,</text:span><text:span text:style-name="T129"> </text:span><text:span text:style-name="T237">'users/profiles.html'</text:span><text:span text:style-name="T192">,</text:span><text:span text:style-name="T129"> context</text:span><text:span text:style-name="T192">)</text:span></text:p>
      <text:p text:style-name="P263"/>
      <text:p text:style-name="P482">- on profiles page make some kind of card that will display user profile information</text:p>
      <text:p text:style-name="P482">- loop trough profiles and repeat card for each profile:</text:p>
      <text:p text:style-name="P73"><text:span text:style-name="T267">{% </text:span>for<text:span text:style-name="T267"> </text:span><text:span text:style-name="T129">profile</text:span><text:span text:style-name="T267"> </text:span>in<text:span text:style-name="T267"> </text:span><text:span text:style-name="T129">profiles</text:span><text:span text:style-name="T267"> %}</text:span></text:p>
      <text:p text:style-name="P73"><text:span text:style-name="T129"><text:tab/>&lt;</text:span><text:span text:style-name="T164">div</text:span><text:span text:style-name="T267"> </text:span>class<text:span text:style-name="T267">=</text:span><text:span text:style-name="T237">"column card"</text:span><text:span text:style-name="T129">&gt;</text:span></text:p>
      <text:p text:style-name="P74"><text:span text:style-name="T415"><text:tab/><text:tab/></text:span><text:span text:style-name="T129">&lt;</text:span><text:span text:style-name="T164">img</text:span></text:p>
      <text:p text:style-name="P57"><text:tab/><text:tab/> <text:s/>class<text:span text:style-name="T267">=</text:span><text:span text:style-name="T237">"avatar avatar--md"</text:span></text:p>
      <text:p text:style-name="P57"><text:tab/><text:tab/> <text:s/>src<text:span text:style-name="T267">=</text:span><text:span text:style-name="T237">"{{ profile.profile_image.url }}"</text:span></text:p>
      <text:p text:style-name="P57"><text:tab/><text:tab/> <text:s/>alt<text:span text:style-name="T267">=</text:span><text:span text:style-name="T237">"image"</text:span></text:p>
      <text:p text:style-name="P405"><text:tab/><text:tab/>/&gt;</text:p>
      <text:p text:style-name="P74"><text:span text:style-name="T140"><text:tab/><text:tab/></text:span><text:span text:style-name="T141">&lt;</text:span><text:span text:style-name="T173">h3</text:span><text:span text:style-name="T141">&gt;</text:span><text:span text:style-name="T276">{{ </text:span><text:span text:style-name="T141">profile</text:span><text:span text:style-name="T276">.</text:span><text:span text:style-name="T141">name</text:span><text:span text:style-name="T276"> }}</text:span><text:span text:style-name="T141">&lt;/</text:span><text:span text:style-name="T173">h3</text:span><text:span text:style-name="T141">&gt;</text:span></text:p>
      <text:p text:style-name="P57"><text:span text:style-name="T129"><text:tab/><text:tab/>&lt;</text:span><text:span text:style-name="T164">h5</text:span><text:span text:style-name="T129">&gt;</text:span><text:span text:style-name="T267">{{</text:span><text:span text:style-name="T129">profile</text:span><text:span text:style-name="T267">.</text:span><text:span text:style-name="T129">short_intro</text:span><text:span text:style-name="T267">|</text:span><text:span text:style-name="T129">slice</text:span><text:span text:style-name="T267">:</text:span><text:span text:style-name="T237">"60"</text:span><text:span text:style-name="T267">}}</text:span><text:span text:style-name="T129">&lt;/</text:span><text:span text:style-name="T164">h5</text:span><text:span text:style-name="T129">&gt;</text:span></text:p>
      <text:p text:style-name="P406"><text:tab/>...</text:p>
      <text:p text:style-name="P264"><text:span text:style-name="T268">{% </text:span><text:span text:style-name="T367">endfor</text:span><text:span text:style-name="T268"> %}</text:span></text:p>
      <text:p text:style-name="P264"><text:span text:style-name="T268"/></text:p>
      <text:p text:style-name="P483"/>
      <text:p text:style-name="P484">9.3 Add user profile page:</text:p>
      <text:p text:style-name="P483">This will be similar to view project on (page xy)</text:p>
      <text:p text:style-name="P483">- create user-profile.html that extends main page</text:p>
      <text:p text:style-name="P483">- add url that takes user id as argument:</text:p>
      <text:p text:style-name="P75"><text:span text:style-name="T164">path</text:span><text:span text:style-name="T192">(</text:span><text:span text:style-name="T237">'profile/&lt;str:pk&gt;/'</text:span><text:span text:style-name="T192">,</text:span><text:span text:style-name="T129"> views.userProfile</text:span><text:span text:style-name="T192">,</text:span><text:span text:style-name="T129"> name</text:span><text:span text:style-name="T164">=</text:span><text:span text:style-name="T237">"user-profile"</text:span><text:span text:style-name="T192">),</text:span></text:p>
      <text:p text:style-name="P75"><text:span text:style-name="T192"/></text:p>
      <text:p text:style-name="P483">- add views.py function that takes the passed primary key:</text:p>
      <text:p text:style-name="P76"><text:span text:style-name="T192">def</text:span><text:span text:style-name="T129"> </text:span><text:span text:style-name="T115">userProfile</text:span><text:span text:style-name="T192">(</text:span><text:span text:style-name="T129">request, pk</text:span><text:span text:style-name="T192">):</text:span></text:p>
      <text:p text:style-name="P57"><text:span text:style-name="T129"><text:tab/>profile </text:span><text:span text:style-name="T164">=</text:span><text:span text:style-name="T129"> Profile.objects.</text:span><text:span text:style-name="T164">get</text:span><text:span text:style-name="T192">(</text:span><text:span text:style-name="T129">id</text:span><text:span text:style-name="T164">=</text:span><text:span text:style-name="T129">pk</text:span><text:span text:style-name="T192">)</text:span></text:p>
      <text:p text:style-name="P57"><text:span text:style-name="T129"><text:tab/>context </text:span><text:span text:style-name="T164">=</text:span><text:span text:style-name="T129"> </text:span><text:span text:style-name="T192">{</text:span><text:span text:style-name="T237">'profiles'</text:span><text:span text:style-name="T192">:</text:span><text:span text:style-name="T129"> profiles</text:span><text:span text:style-name="T192">}</text:span></text:p>
      <text:p text:style-name="P57"><text:tab/>return<text:span text:style-name="T129"> </text:span><text:span text:style-name="T164">render</text:span><text:span text:style-name="T192">(</text:span><text:span text:style-name="T129">request</text:span><text:span text:style-name="T192">,</text:span><text:span text:style-name="T129"> </text:span><text:span text:style-name="T237">'users/user-profile.html'</text:span><text:span text:style-name="T192">,</text:span><text:span text:style-name="T129"> context</text:span><text:span text:style-name="T192">)</text:span></text:p>
      <text:p text:style-name="P57"><text:span text:style-name="T192"/></text:p>
      <text:p text:style-name="P57"><text:span text:style-name="T192">- </text:span><text:span text:style-name="T215">in profiles.html wrap card </text:span><text:span text:style-name="T216">body</text:span><text:span text:style-name="T215"> in link tag and make it so that if one of the profile </text:span><text:span text:style-name="T217">cards</text:span><text:span text:style-name="T215"> is clicked url is passed with id of clicked profile </text:span><text:span text:style-name="T218">and user is redirected to user-profile:</text:span></text:p>
      <text:p text:style-name="P57"><text:span text:style-name="T218"/></text:p>
      <text:p text:style-name="P57"><text:span text:style-name="T142">&lt;</text:span><text:span text:style-name="T174">a</text:span><text:span text:style-name="T277"> </text:span><text:span text:style-name="T215">href</text:span><text:span text:style-name="T277">=</text:span><text:span text:style-name="T245">"{% url 'user-profile' profile.id %}"&gt;</text:span></text:p>
      <text:p text:style-name="P76"><text:span text:style-name="T192"/></text:p>
      <text:p text:style-name="P433">- <text:span text:style-name="T424">edit the user-profile.</text:span><text:span text:style-name="T428">html</text:span><text:span text:style-name="T424"> </text:span><text:span text:style-name="T426">or install theme onto it </text:span><text:span text:style-name="T428">and start</text:span><text:span text:style-name="T424"> displaying user information </text:span><text:span text:style-name="T428">on the page</text:span><text:span text:style-name="T424"> (dynamic django templates page xy, </text:span><text:span text:style-name="T427">install theme page xy</text:span><text:span text:style-name="T425">)</text:span></text:p>
      <text:p text:style-name="P21">9.<text:span text:style-name="T423">4</text:span> Skill model:</text:p>
      <text:p text:style-name="P439"/>
      <text:p text:style-name="P485">lets add 3<text:span text:style-name="T339">rd</text:span> model that will be connected to Profile model:</text:p>
      <text:p text:style-name="P77">class<text:span text:style-name="T129"> </text:span><text:span text:style-name="T115">Skill</text:span><text:span text:style-name="T129">(</text:span><text:span text:style-name="T115">models</text:span><text:span text:style-name="T129">.</text:span><text:span text:style-name="T115">Model</text:span><text:span text:style-name="T129">):</text:span></text:p>
      <text:p text:style-name="P57"><text:span text:style-name="T129"><text:tab/>owner </text:span><text:span text:style-name="T164">=</text:span><text:span text:style-name="T129"> models.</text:span><text:span text:style-name="T164">ForeignKey</text:span><text:span text:style-name="T192">(</text:span><text:span text:style-name="T129">Profile</text:span><text:span text:style-name="T192">,</text:span><text:span text:style-name="T129"> on_delete</text:span><text:span text:style-name="T164">=</text:span><text:span text:style-name="T129">models.</text:span><text:span text:style-name="T237">CASCADE</text:span><text:span text:style-name="T192">,</text:span><text:span text:style-name="T129"> <text:tab/><text:tab/><text:tab/>null</text:span><text:span text:style-name="T164">=</text:span><text:span text:style-name="T237">True</text:span><text:span text:style-name="T192">,</text:span><text:span text:style-name="T129"> blank</text:span><text:span text:style-name="T164">=</text:span><text:span text:style-name="T237">True</text:span><text:span text:style-name="T192">)</text:span></text:p>
      <text:p text:style-name="P57"><text:span text:style-name="T129"><text:tab/>name </text:span><text:span text:style-name="T164">=</text:span><text:span text:style-name="T129"> models.</text:span><text:span text:style-name="T164">CharField</text:span><text:span text:style-name="T192">(</text:span><text:span text:style-name="T129">max_length</text:span><text:span text:style-name="T164">=</text:span><text:span text:style-name="T129">200</text:span><text:span text:style-name="T192">,</text:span><text:span text:style-name="T129"> blank</text:span><text:span text:style-name="T164">=</text:span><text:span text:style-name="T237">True</text:span><text:span text:style-name="T192">,</text:span><text:span text:style-name="T129"> null</text:span><text:span text:style-name="T164">=</text:span><text:span text:style-name="T237">True</text:span><text:span text:style-name="T192">)</text:span></text:p>
      <text:p text:style-name="P57"><text:span text:style-name="T129"><text:tab/>description </text:span><text:span text:style-name="T164">=</text:span><text:span text:style-name="T129"> models.</text:span><text:span text:style-name="T164">TextField</text:span><text:span text:style-name="T192">(</text:span><text:span text:style-name="T129">null</text:span><text:span text:style-name="T164">=</text:span><text:span text:style-name="T237">True</text:span><text:span text:style-name="T192">,</text:span><text:span text:style-name="T129"> blank</text:span><text:span text:style-name="T164">=</text:span><text:span text:style-name="T237">True</text:span><text:span text:style-name="T192">)</text:span></text:p>
      <text:p text:style-name="P57"><text:span text:style-name="T129"><text:tab/><text:tab/>created </text:span><text:span text:style-name="T164">=</text:span><text:span text:style-name="T129"> models.</text:span><text:span text:style-name="T164">DateTimeField</text:span><text:span text:style-name="T192">(</text:span><text:span text:style-name="T129">auto_now_add</text:span><text:span text:style-name="T164">=</text:span><text:span text:style-name="T237">True</text:span><text:span text:style-name="T192">)</text:span></text:p>
      <text:p text:style-name="P57"><text:span text:style-name="T164"><text:tab/>id</text:span><text:span text:style-name="T129"> </text:span><text:span text:style-name="T164">=</text:span><text:span text:style-name="T129"> models.</text:span><text:span text:style-name="T164">UUIDField</text:span><text:span text:style-name="T192">(</text:span><text:span text:style-name="T129">default</text:span><text:span text:style-name="T164">=</text:span><text:span text:style-name="T129">uuid.uuid4</text:span><text:span text:style-name="T192">,</text:span><text:span text:style-name="T129"> unique</text:span><text:span text:style-name="T164">=</text:span><text:span text:style-name="T237">True</text:span><text:span text:style-name="T192">,</text:span><text:span text:style-name="T129"> <text:tab/><text:tab/><text:tab/><text:tab/><text:tab/>primary_key</text:span><text:span text:style-name="T164">=</text:span><text:span text:style-name="T237">True</text:span><text:span text:style-name="T192">,</text:span><text:span text:style-name="T129"> editable</text:span><text:span text:style-name="T164">=</text:span><text:span text:style-name="T237">False</text:span><text:span text:style-name="T192">)</text:span></text:p>
      <text:p text:style-name="P57"><text:tab/>def<text:span text:style-name="T129"> </text:span><text:span text:style-name="T164">__str__</text:span><text:span text:style-name="T192">(</text:span><text:span text:style-name="T129">self</text:span><text:span text:style-name="T192">):</text:span></text:p>
      <text:p text:style-name="P57"><text:tab/><text:tab/>return<text:span text:style-name="T129"> str</text:span><text:span text:style-name="T192">(</text:span><text:span text:style-name="T129">self.name</text:span><text:span text:style-name="T192">)</text:span></text:p>
      <text:p text:style-name="P485"/>
      <text:p text:style-name="P486">- <text:span text:style-name="T421">This will track all the skills of a developer and description of those skills.</text:span></text:p>
      <text:p text:style-name="P486">- <text:span text:style-name="T421">Lets say on our profiles page inside our cards we want to display those skills</text:span></text:p>
      <text:p text:style-name="P486">- <text:span text:style-name="T421">Skills is a child of Profile model. We can query for a Child element trough Profile like this:</text:span></text:p>
      <text:p text:style-name="P78"><text:span text:style-name="T267">{% </text:span>for<text:span text:style-name="T267"> </text:span><text:span text:style-name="T129">skill</text:span><text:span text:style-name="T267"> </text:span>in<text:span text:style-name="T267"> </text:span><text:span text:style-name="T129">profile</text:span><text:span text:style-name="T267">.</text:span><text:span text:style-name="T129">skil_set</text:span><text:span text:style-name="T267">.</text:span><text:span text:style-name="T129">all</text:span><text:span text:style-name="T267"> %}</text:span></text:p>
      <text:p text:style-name="P57"><text:span text:style-name="T129"><text:tab/>&lt;</text:span><text:span text:style-name="T164">span</text:span><text:span text:style-name="T267"> </text:span>class<text:span text:style-name="T267">=</text:span><text:span text:style-name="T237">"tag tag--pill tag--main"</text:span><text:span text:style-name="T129">&gt;</text:span></text:p>
      <text:p text:style-name="P57"><text:span text:style-name="T129"><text:tab/><text:tab/>&lt;</text:span><text:span text:style-name="T164">small</text:span><text:span text:style-name="T129">&gt;</text:span><text:span text:style-name="T267">{{</text:span><text:span text:style-name="T129">skill</text:span><text:span text:style-name="T267">}}</text:span><text:span text:style-name="T129">&lt;/</text:span><text:span text:style-name="T164">small</text:span><text:span text:style-name="T129">&gt;</text:span></text:p>
      <text:p text:style-name="P57"><text:span text:style-name="T129"><text:tab/>&lt;/</text:span><text:span text:style-name="T164">span</text:span><text:span text:style-name="T129">&gt;</text:span></text:p>
      <text:p text:style-name="P57"><text:span text:style-name="T267">{% </text:span>endfor<text:span text:style-name="T267"> %}</text:span></text:p>
      <text:p text:style-name="P486"/>
      <text:p text:style-name="P486">- <text:span text:style-name="T423">so syntax for ch</text:span><text:span text:style-name="T429">i</text:span><text:span text:style-name="T423">ld query is: </text:span><text:span text:style-name="T422">parent.child_set.all</text:span></text:p>
      <text:p text:style-name="P414">10. Django Signals</text:p>
      <text:p text:style-name="P439"/>
      <text:p text:style-name="P487">Before we talk about user registration lets talk about django signals.</text:p>
      <text:p text:style-name="P488">Lets say we want ot register someone user fills form and submits and we want to send user the imal leting them know they have an account now with welcome message. This is where signals come into play. So signals are just a way for us to listen to user actions performed in our aplication and they can fire off certain events. In this case we would add singal to submit action and wait until new user was added to the database and fire a signal. <text:span text:style-name="T430">Signals are conprised of senders and recievers in this case sender would be that action or that instence of that user being crteation and reciever would be the function that hears that action and than fires off a different action. </text:span></text:p>
      <text:p text:style-name="P488"><draw:frame draw:style-name="fr3" draw:name="Image24" text:anchor-type="char" svg:width="6.9252in" svg:height="3.6209in" draw:z-index="23"><draw:image xlink:href="Pictures/10000000000005B9000002FE0D3F4529.png" xlink:type="simple" xlink:show="embed" xlink:actuate="onLoad" draw:mime-type="image/png"/></draw:frame></text:p>
      <text:p text:style-name="P79"/>
      <text:p text:style-name="P80">Lets update user/models.py with signals</text:p>
      <text:p text:style-name="P79"/>
      <text:p text:style-name="P79">from<text:span text:style-name="T129"> django.db.models.signals </text:span>import<text:span text:style-name="T129"> post_save</text:span></text:p>
      <text:p text:style-name="P79"/>
      <text:p text:style-name="P79">def<text:span text:style-name="T129"> </text:span><text:span text:style-name="T115">profileUpdated</text:span><text:span text:style-name="T192">(</text:span><text:span text:style-name="T129">sender, instanc, created, </text:span><text:span text:style-name="T192">**</text:span><text:span text:style-name="T129">kwargs</text:span><text:span text:style-name="T192">):</text:span></text:p>
      <text:p text:style-name="P57"><text:span text:style-name="T164"><text:tab/>print</text:span><text:span text:style-name="T192">(</text:span><text:span text:style-name="T237">"Profile Saved"</text:span><text:span text:style-name="T192">)</text:span></text:p>
      <text:p text:style-name="P111"/>
      <text:p text:style-name="P57"><text:span text:style-name="T129">post_save.</text:span><text:span text:style-name="T164">connect</text:span><text:span text:style-name="T192">(</text:span><text:span text:style-name="T129">profileUpdated</text:span><text:span text:style-name="T192">,</text:span><text:span text:style-name="T129"> sender</text:span><text:span text:style-name="T164">=</text:span><text:span text:style-name="T129">Profile</text:span><text:span text:style-name="T192">)</text:span></text:p>
      <text:p text:style-name="P488"/>
      <text:p text:style-name="P489">- <text:span text:style-name="T432">import post_save signal</text:span></text:p>
      <text:p text:style-name="P489"><text:span text:style-name="T431">- </text:span><text:span text:style-name="T367">every time save method is called on a profile </text:span><text:span text:style-name="T376">model </text:span><text:span text:style-name="T367">after </text:span><text:span text:style-name="T376">save method</text:span><text:span text:style-name="T367"> is completed </text:span><text:span text:style-name="T376">trigger profileUpdated method</text:span></text:p>
      <text:p text:style-name="P489"><text:span text:style-name="T376">- </text:span><text:span text:style-name="T377">now if we go into admin panel go to some Profile and save it we will print “Profile Saved” in console.</text:span></text:p>
      <text:p text:style-name="P81"><text:span text:style-name="T175">print</text:span><text:span text:style-name="T219">(</text:span><text:span text:style-name="T246">"Instance:"</text:span><text:span text:style-name="T219">,</text:span><text:span text:style-name="T143"> instance</text:span><text:span text:style-name="T219">)</text:span></text:p>
      <text:p text:style-name="P57"><text:span text:style-name="T164">print</text:span><text:span text:style-name="T192">(</text:span><text:span text:style-name="T237">"Created:"</text:span><text:span text:style-name="T192">,</text:span><text:span text:style-name="T129"> created</text:span><text:span text:style-name="T192">)</text:span></text:p>
      <text:p text:style-name="P489"><text:span text:style-name="T377"/></text:p>
      <text:p text:style-name="P489"><text:span text:style-name="T377">- we can also print stuff like who was save performd on and was the saved Profile just created or</text:span><text:span text:style-name="T378"> did it already exist.</text:span></text:p>
      <text:p text:style-name="P489"><text:span text:style-name="T378">- </text:span><text:span text:style-name="T379">if new profile is created it will print Created: True </text:span><text:span text:style-name="T380">as expected</text:span></text:p>
      <text:p text:style-name="P489"><text:span text:style-name="T380">- </text:span><text:span text:style-name="T381">Now lets try the delete user signal that will notify us when we delete a Profile.</text:span></text:p>
      <text:p text:style-name="P81"><text:span text:style-name="T433">from</text:span><text:span text:style-name="T144"> django.db.models.signals </text:span><text:span text:style-name="T433">import</text:span><text:span text:style-name="T144"> post_save</text:span><text:span text:style-name="T220">,</text:span><text:span text:style-name="T144"> post_delete</text:span></text:p>
      <text:p text:style-name="P489"><text:span text:style-name="T381"/></text:p>
      <text:p text:style-name="P81"><text:span text:style-name="T433">def</text:span><text:span text:style-name="T144"> </text:span><text:span text:style-name="T122">deleteUser</text:span><text:span text:style-name="T220">(</text:span><text:span text:style-name="T144">sender, instance, </text:span><text:span text:style-name="T220">**</text:span><text:span text:style-name="T144">kwargs</text:span><text:span text:style-name="T220">):</text:span></text:p>
      <text:p text:style-name="P57"><text:span text:style-name="T164"><text:tab/>print</text:span><text:span text:style-name="T192">(</text:span><text:span text:style-name="T237">'Deleting user...'</text:span><text:span text:style-name="T192">)</text:span></text:p>
      <text:p text:style-name="P489"><text:span text:style-name="T381"/></text:p>
      <text:p text:style-name="P81"><text:span text:style-name="T144">post_delete.</text:span><text:span text:style-name="T176">connect</text:span><text:span text:style-name="T220">(</text:span><text:span text:style-name="T144">deleteUser</text:span><text:span text:style-name="T220">,</text:span><text:span text:style-name="T144"> sender</text:span><text:span text:style-name="T176">=</text:span><text:span text:style-name="T144">Profile</text:span><text:span text:style-name="T220">)</text:span></text:p>
      <text:p text:style-name="P489"><text:span text:style-name="T381"/></text:p>
      <text:p text:style-name="P490"><text:span text:style-name="T367">Now it should print Deleting user after Profile deletion. </text:span><text:span text:style-name="T382">We will finish this later to actually delete User connected to delted Profile. </text:span><text:span text:style-name="T383">We already set up profile deleting on user deletion within our models with CASCADE attribute.</text:span></text:p>
      <text:p text:style-name="P491"><text:span text:style-name="T382">(</text:span><text:span text:style-name="T367">page xy)</text:span></text:p>
      <text:p text:style-name="P490"><text:span text:style-name="T367"/></text:p>
      <text:p text:style-name="P490"><text:span text:style-name="T367"/></text:p>
      <text:p text:style-name="P492"><text:span text:style-name="T376">D</text:span><text:span text:style-name="T367">ecorator – instead of using post_(action).connect we can use decorators, its just another way of doing the same thing:</text:span></text:p>
      <text:p text:style-name="P265"/>
      <text:p text:style-name="P82">from<text:span text:style-name="T129"> django.dispatch </text:span>import<text:span text:style-name="T129"> receiver</text:span></text:p>
      <text:p text:style-name="P61"/>
      <text:p text:style-name="P82"><text:span text:style-name="T115">@receiver</text:span><text:span text:style-name="T192">(</text:span><text:span text:style-name="T129">post_save</text:span><text:span text:style-name="T192">,</text:span><text:span text:style-name="T129"> sender</text:span><text:span text:style-name="T164">=</text:span><text:span text:style-name="T129">Profile</text:span><text:span text:style-name="T192">)</text:span></text:p>
      <text:p text:style-name="P57">def<text:span text:style-name="T129"> </text:span><text:span text:style-name="T115">profileUpdated</text:span><text:span text:style-name="T192">(</text:span><text:span text:style-name="T129">sender, instance, created, </text:span><text:span text:style-name="T192">**</text:span><text:span text:style-name="T129">kwargs</text:span><text:span text:style-name="T192">):</text:span></text:p>
      <text:p text:style-name="P57"><text:span text:style-name="T164"><text:tab/>print</text:span><text:span text:style-name="T192">(</text:span><text:span text:style-name="T237">"Profile Saved"</text:span><text:span text:style-name="T192">)</text:span></text:p>
      <text:p text:style-name="P57"><text:span text:style-name="T164"><text:tab/>print</text:span><text:span text:style-name="T192">(</text:span><text:span text:style-name="T237">"Instance:"</text:span><text:span text:style-name="T192">,</text:span><text:span text:style-name="T129"> instance</text:span><text:span text:style-name="T192">)</text:span></text:p>
      <text:p text:style-name="P57"><text:span text:style-name="T164"><text:tab/>print</text:span><text:span text:style-name="T192">(</text:span><text:span text:style-name="T237">"Created:"</text:span><text:span text:style-name="T192">,</text:span><text:span text:style-name="T129"> created</text:span><text:span text:style-name="T192">)</text:span></text:p>
      <text:p text:style-name="P265"/>
      <text:p text:style-name="P407"><text:span text:style-name="T434"># </text:span>post_save.connect(profileUpdated, sender=Profile)</text:p>
      <text:p text:style-name="P407"/>
      <text:p text:style-name="P315">We got same result now but instead of writing the full line of code we just put it inside of a decorator above our function, which one you will use is up to your preference </text:p>
      <text:p text:style-name="P316"/>
      <text:p text:style-name="P317">Now lets create a signal that creates user Profile any time User is created/registred <text:span text:style-name="T435">in our project.</text:span></text:p>
      <text:p text:style-name="P317"/>
      <text:p text:style-name="P318"><text:span text:style-name="T437">First replace</text:span> <text:span text:style-name="T123">profileUpdated</text:span><text:span text:style-name="T436"> method </text:span><text:span text:style-name="T437">we just made</text:span></text:p>
      <text:p text:style-name="P318"/>
      <text:p text:style-name="P319">def<text:span text:style-name="T129"> </text:span><text:span text:style-name="T115">createProfile</text:span><text:span text:style-name="T192">(</text:span><text:span text:style-name="T129">sender, instance, created, </text:span><text:span text:style-name="T192">**</text:span><text:span text:style-name="T129">kwargs</text:span><text:span text:style-name="T192">):</text:span></text:p>
      <text:p text:style-name="P57"><text:tab/>if<text:span text:style-name="T129"> created</text:span><text:span text:style-name="T192">:</text:span></text:p>
      <text:p text:style-name="P57"><text:span text:style-name="T129"><text:tab/><text:tab/>user </text:span><text:span text:style-name="T164">=</text:span><text:span text:style-name="T129"> instance</text:span></text:p>
      <text:p text:style-name="P57"><text:span text:style-name="T129"><text:tab/><text:tab/>profile </text:span><text:span text:style-name="T164">=</text:span><text:span text:style-name="T129"> Profile.objects.</text:span><text:span text:style-name="T164">create </text:span><text:span text:style-name="T192">(</text:span></text:p>
      <text:p text:style-name="P57"><text:span text:style-name="T129"><text:tab/><text:tab/><text:tab/>user</text:span><text:span text:style-name="T164">=</text:span><text:span text:style-name="T129">user</text:span><text:span text:style-name="T192">,</text:span></text:p>
      <text:p text:style-name="P57"><text:span text:style-name="T129"><text:tab/><text:tab/><text:tab/>username</text:span><text:span text:style-name="T164">=</text:span><text:span text:style-name="T129">user.username</text:span><text:span text:style-name="T192">,</text:span></text:p>
      <text:p text:style-name="P57"><text:span text:style-name="T129"><text:tab/><text:tab/><text:tab/>email</text:span><text:span text:style-name="T164">=</text:span><text:span text:style-name="T129">user.email</text:span><text:span text:style-name="T192">,</text:span></text:p>
      <text:p text:style-name="P57"><text:span text:style-name="T129"><text:tab/><text:tab/><text:tab/>name</text:span><text:span text:style-name="T164">=</text:span><text:span text:style-name="T129">user.first_name</text:span><text:span text:style-name="T192">,</text:span></text:p>
      <text:p text:style-name="P299"><text:tab/><text:tab/>)</text:p>
      <text:p text:style-name="P299"><text:span text:style-name="T129">post_save.</text:span><text:span text:style-name="T164">connect</text:span>(<text:span text:style-name="T129">createProfile</text:span>,<text:span text:style-name="T129"> sender</text:span><text:span text:style-name="T164">=</text:span><text:span text:style-name="T129">User</text:span>)</text:p>
      <text:p text:style-name="P299"/>
      <text:p text:style-name="P320"/>
      <text:p text:style-name="P321">Lets finish <text:span text:style-name="T122">deleteUser:</text:span></text:p>
      <text:p text:style-name="P321"><text:span text:style-name="T122">def</text:span><text:span text:style-name="T144"> </text:span><text:span text:style-name="T122">deleteUser</text:span><text:span text:style-name="T220">(</text:span><text:span text:style-name="T144">sender, instance, </text:span><text:span text:style-name="T220">**</text:span><text:span text:style-name="T144">kwargs</text:span><text:span text:style-name="T220">):</text:span></text:p>
      <text:p text:style-name="P57"><text:span text:style-name="T129"><text:tab/>user </text:span><text:span text:style-name="T164">=</text:span><text:span text:style-name="T129"> instance.user</text:span></text:p>
      <text:p text:style-name="P57"><text:span text:style-name="T129"><text:tab/>user.</text:span><text:span text:style-name="T164">delete</text:span><text:span text:style-name="T192">()</text:span></text:p>
      <text:p text:style-name="P57"><text:span text:style-name="T164"><text:tab/>print</text:span><text:span text:style-name="T192">(</text:span><text:span text:style-name="T237">'Deleting user...'</text:span><text:span text:style-name="T192">)</text:span></text:p>
      <text:p text:style-name="P321"><text:span text:style-name="T122"/></text:p>
      <text:p text:style-name="P368"><text:span text:style-name="T433">- </text:span>Now not only is Profile delted on after user is deleted but User is delteted when profile is deleted</text:p>
      <text:p text:style-name="P369">Usually we don’t want to write our signals inside our models.py so lets <text:span text:style-name="T438">create signals.py inside </text:span><text:span text:style-name="T439">users </text:span><text:span text:style-name="T438">app and</text:span> move <text:span text:style-name="T438">our signals there.</text:span></text:p>
      <text:p text:style-name="P370">signals.py:</text:p>
      <text:p text:style-name="P370"/>
      <text:p text:style-name="P370">from<text:span text:style-name="T129"> django.db.models.signals </text:span>import<text:span text:style-name="T129"> post_save</text:span><text:span text:style-name="T192">,</text:span><text:span text:style-name="T129"> post_delete</text:span></text:p>
      <text:p text:style-name="P57">from<text:span text:style-name="T129"> django.dispatch </text:span>import<text:span text:style-name="T129"> receiver</text:span></text:p>
      <text:p text:style-name="P111"/>
      <text:p text:style-name="P57">from<text:span text:style-name="T129"> django.contrib.auth.models </text:span>import<text:span text:style-name="T129"> User</text:span></text:p>
      <text:p text:style-name="P57">from<text:span text:style-name="T129"> .models </text:span>import<text:span text:style-name="T129"> Profile</text:span></text:p>
      <text:p text:style-name="P61"/>
      <text:p text:style-name="P57">def<text:span text:style-name="T129"> </text:span><text:span text:style-name="T115">createProfile</text:span><text:span text:style-name="T192">(</text:span><text:span text:style-name="T129">sender, instance, created, </text:span><text:span text:style-name="T192">**</text:span><text:span text:style-name="T129">kwargs</text:span><text:span text:style-name="T192">):</text:span></text:p>
      <text:p text:style-name="P57"><text:tab/>if<text:span text:style-name="T129"> created</text:span><text:span text:style-name="T192">:</text:span></text:p>
      <text:p text:style-name="P57"><text:span text:style-name="T129"><text:tab/><text:tab/>user </text:span><text:span text:style-name="T164">=</text:span><text:span text:style-name="T129"> instance</text:span></text:p>
      <text:p text:style-name="P57"><text:span text:style-name="T129"><text:tab/><text:tab/>profile </text:span><text:span text:style-name="T164">=</text:span><text:span text:style-name="T129"> Profile.objects.</text:span><text:span text:style-name="T164">create</text:span><text:span text:style-name="T192">(</text:span></text:p>
      <text:p text:style-name="P57"><text:span text:style-name="T129"><text:tab/><text:tab/><text:tab/>user</text:span><text:span text:style-name="T164">=</text:span><text:span text:style-name="T129">user</text:span><text:span text:style-name="T192">,</text:span></text:p>
      <text:p text:style-name="P57"><text:span text:style-name="T129"><text:tab/><text:tab/><text:tab/>username</text:span><text:span text:style-name="T164">=</text:span><text:span text:style-name="T129">user.username</text:span><text:span text:style-name="T192">,</text:span></text:p>
      <text:p text:style-name="P57"><text:span text:style-name="T129"><text:tab/><text:tab/><text:tab/>email</text:span><text:span text:style-name="T164">=</text:span><text:span text:style-name="T129">user.email</text:span><text:span text:style-name="T192">,</text:span></text:p>
      <text:p text:style-name="P57"><text:span text:style-name="T129"><text:tab/><text:tab/><text:tab/>name</text:span><text:span text:style-name="T164">=</text:span><text:span text:style-name="T129">user.first_name</text:span><text:span text:style-name="T192">,</text:span></text:p>
      <text:p text:style-name="P299"><text:tab/><text:tab/>)</text:p>
      <text:p text:style-name="P57">def<text:span text:style-name="T129"> </text:span><text:span text:style-name="T115">deleteUser</text:span><text:span text:style-name="T192">(</text:span><text:span text:style-name="T129">sender, instance, </text:span><text:span text:style-name="T192">**</text:span><text:span text:style-name="T129">kwargs</text:span><text:span text:style-name="T192">):</text:span></text:p>
      <text:p text:style-name="P57"><text:span text:style-name="T129"><text:tab/>user </text:span><text:span text:style-name="T164">=</text:span><text:span text:style-name="T129"> instance.user</text:span></text:p>
      <text:p text:style-name="P57"><text:span text:style-name="T129"><text:tab/>user.</text:span><text:span text:style-name="T164">delete</text:span><text:span text:style-name="T192">()</text:span></text:p>
      <text:p text:style-name="P57"><text:span text:style-name="T164"><text:tab/>print</text:span><text:span text:style-name="T192">(</text:span><text:span text:style-name="T237">'Deleting user...'</text:span><text:span text:style-name="T192">)</text:span></text:p>
      <text:p text:style-name="P111"/>
      <text:p text:style-name="P57"><text:span text:style-name="T129">post_save.</text:span><text:span text:style-name="T164">connect</text:span><text:span text:style-name="T192">(</text:span><text:span text:style-name="T129">createProfile</text:span><text:span text:style-name="T192">,</text:span><text:span text:style-name="T129"> sender</text:span><text:span text:style-name="T164">=</text:span><text:span text:style-name="T129">User</text:span><text:span text:style-name="T192">)</text:span></text:p>
      <text:p text:style-name="P57"><text:span text:style-name="T129">post_delete.</text:span><text:span text:style-name="T164">connect</text:span><text:span text:style-name="T192">(</text:span><text:span text:style-name="T129">deleteUser</text:span><text:span text:style-name="T192">,</text:span><text:span text:style-name="T129"> sender</text:span><text:span text:style-name="T164">=</text:span><text:span text:style-name="T129">Profile</text:span><text:span text:style-name="T192">)</text:span></text:p>
      <text:p text:style-name="P370"/>
      <text:p text:style-name="P371">We also need to link this inside our <text:span text:style-name="T440">users </text:span>apps.py:</text:p>
      <text:p text:style-name="P371">class<text:span text:style-name="T129"> </text:span><text:span text:style-name="T115">UsersConfig</text:span><text:span text:style-name="T129">(</text:span><text:span text:style-name="T115">AppConfig</text:span><text:span text:style-name="T129">):</text:span></text:p>
      <text:p text:style-name="P57"><text:span text:style-name="T129"><text:tab/>default_auto_field </text:span><text:span text:style-name="T164">=</text:span><text:span text:style-name="T129"> </text:span><text:span text:style-name="T237">'django.db.models.BigAutoField'</text:span></text:p>
      <text:p text:style-name="P57"><text:span text:style-name="T129"><text:tab/>name </text:span><text:span text:style-name="T164">=</text:span><text:span text:style-name="T129"> </text:span><text:span text:style-name="T237">'users'</text:span></text:p>
      <text:p text:style-name="P111"/>
      <text:p text:style-name="P57"><text:tab/>def<text:span text:style-name="T129"> </text:span><text:span text:style-name="T115">ready</text:span><text:span text:style-name="T192">(</text:span><text:span text:style-name="T129">self</text:span><text:span text:style-name="T192">):</text:span></text:p>
      <text:p text:style-name="P57"><text:tab/><text:tab/>import<text:span text:style-name="T129"> users.signals</text:span></text:p>
      <text:p text:style-name="P371"/>
      <text:p text:style-name="P372"><text:span text:style-name="T442">W</text:span>e just added def ready... to our UsersConfig <text:span text:style-name="T441">and now signals are connected. </text:span><text:span text:style-name="T443">This is why we register ‘users.apps.UserConfig’ inside our settings instead of just writing ‘users’. </text:span><text:span text:style-name="T444">We want app config registred in our project settings not whole app. </text:span><text:span text:style-name="T445">(page xy)</text:span></text:p>
      <text:p text:style-name="P372"/>
      <text:p text:style-name="P373">Reverse signals that update user when profile form is updated on (page xy – account settings)</text:p>
      <text:p text:style-name="P414">11. Authentication</text:p>
      <text:p text:style-name="P439"/>
      <text:p text:style-name="P493">Authentication vs Authorization</text:p>
      <text:p text:style-name="P493"/>
      <text:p text:style-name="P493"><draw:frame draw:style-name="fr2" draw:name="Image25" text:anchor-type="char" svg:width="6.9252in" svg:height="3.8047in" draw:z-index="24"><draw:image xlink:href="Pictures/10000000000004E4000002B0046F9D87.png" xlink:type="simple" xlink:show="embed" xlink:actuate="onLoad" draw:mime-type="image/png"/></draw:frame>- <text:span text:style-name="T448">Authentication checks if user exists and who is the user</text:span></text:p>
      <text:p text:style-name="P493">- <text:span text:style-name="T448">Authorizatin seperates users and administrators where users can only browse the website and do allowed actions while admins can menage users and website data.</text:span></text:p>
      <text:p text:style-name="P494">*explain sessions(07 Authentication /001 User Login) and cookiesd, add pictures of database and admin panel and admin login that we are replacint etc.</text:p>
      <text:p text:style-name="P495">Lets create login page:</text:p>
      <text:p text:style-name="P496">- in users tempaltes create login_register.html <text:span text:style-name="T482">and some simple login form for now:</text:span></text:p>
      <text:p text:style-name="P83"><text:span text:style-name="T267">{% </text:span>extends<text:span text:style-name="T267"> </text:span><text:span text:style-name="T237">'main.html'</text:span><text:span text:style-name="T267"> %} {% </text:span>block<text:span text:style-name="T267"> </text:span><text:span text:style-name="T129">content</text:span><text:span text:style-name="T267"> %}</text:span></text:p>
      <text:p text:style-name="P111"/>
      <text:p text:style-name="P57"><text:span text:style-name="T129">&lt;</text:span><text:span text:style-name="T164">form</text:span><text:span text:style-name="T267"> </text:span>action<text:span text:style-name="T267">=</text:span><text:span text:style-name="T237">"{% url 'login' %}"</text:span><text:span text:style-name="T267"> </text:span>method<text:span text:style-name="T267">=</text:span><text:span text:style-name="T237">"POST"</text:span><text:span text:style-name="T129">&gt;</text:span></text:p>
      <text:p text:style-name="P57"><text:span text:style-name="T267"><text:tab/>{% </text:span>csrf_token<text:span text:style-name="T267"> %}</text:span></text:p>
      <text:p text:style-name="P57"><text:span text:style-name="T129"><text:tab/>&lt;</text:span><text:span text:style-name="T164">input</text:span><text:span text:style-name="T267"> </text:span>type<text:span text:style-name="T267">=</text:span><text:span text:style-name="T237">"text"</text:span><text:span text:style-name="T267"> </text:span>name<text:span text:style-name="T267">=</text:span><text:span text:style-name="T237">"username"</text:span><text:span text:style-name="T267"> </text:span>placeholder<text:span text:style-name="T267">=</text:span><text:span text:style-name="T237">"Username"</text:span><text:span text:style-name="T267"> </text:span><text:span text:style-name="T129">/&gt;</text:span></text:p>
      <text:p text:style-name="P57"><text:span text:style-name="T129"><text:tab/>&lt;</text:span><text:span text:style-name="T164">input</text:span><text:span text:style-name="T267"> </text:span>type<text:span text:style-name="T267">=</text:span><text:span text:style-name="T237">"password"</text:span><text:span text:style-name="T267"> </text:span>name<text:span text:style-name="T267">=</text:span><text:span text:style-name="T237">"password"</text:span><text:span text:style-name="T267"> </text:span>placeholder<text:span text:style-name="T267">=</text:span><text:span text:style-name="T237">"Enter <text:tab/><text:tab/><text:tab/><text:tab/>password"</text:span><text:span text:style-name="T267"> </text:span><text:span text:style-name="T129">/&gt;</text:span></text:p>
      <text:p text:style-name="P57"><text:span text:style-name="T129"><text:tab/>&lt;</text:span><text:span text:style-name="T164">input</text:span><text:span text:style-name="T267"> </text:span>type<text:span text:style-name="T267">=</text:span><text:span text:style-name="T237">"submit"</text:span><text:span text:style-name="T267"> </text:span>name<text:span text:style-name="T267">=</text:span><text:span text:style-name="T237">"value"</text:span><text:span text:style-name="T267"> </text:span><text:span text:style-name="T129">/&gt;</text:span></text:p>
      <text:p text:style-name="P57"><text:span text:style-name="T129">&lt;/</text:span><text:span text:style-name="T164">form</text:span><text:span text:style-name="T129">&gt;</text:span></text:p>
      <text:p text:style-name="P111"/>
      <text:p text:style-name="P57"><text:span text:style-name="T267">{% </text:span>endblock<text:span text:style-name="T267"> </text:span><text:span text:style-name="T129">content</text:span><text:span text:style-name="T267"> %}</text:span></text:p>
      <text:p text:style-name="P61"/>
      <text:p text:style-name="P497">- in urls.py add login url:</text:p>
      <text:p text:style-name="P84"><text:span text:style-name="T164">path</text:span><text:span text:style-name="T192">(</text:span><text:span text:style-name="T237">'login/'</text:span><text:span text:style-name="T192">,</text:span><text:span text:style-name="T129"> views.login</text:span><text:span text:style-name="T155">User</text:span><text:span text:style-name="T192">,</text:span><text:span text:style-name="T129"> name</text:span><text:span text:style-name="T164">=</text:span><text:span text:style-name="T237">"login"</text:span><text:span text:style-name="T192">),</text:span></text:p>
      <text:p text:style-name="P497"/>
      <text:p text:style-name="P497">- in views.py add <text:span text:style-name="T481">create function for login page</text:span> (don’t name it just login we will be importing login method later):</text:p>
      <text:p text:style-name="P84"><text:span text:style-name="T192">def</text:span><text:span text:style-name="T129"> </text:span><text:span text:style-name="T115">login</text:span><text:span text:style-name="T126">User</text:span><text:span text:style-name="T192">(</text:span><text:span text:style-name="T129">request</text:span><text:span text:style-name="T192">):</text:span></text:p>
      <text:p text:style-name="P57"><text:tab/>if<text:span text:style-name="T129"> request.method </text:span><text:span text:style-name="T192">==</text:span><text:span text:style-name="T129"> </text:span><text:span text:style-name="T237">'POST'</text:span><text:span text:style-name="T192">:</text:span></text:p>
      <text:p text:style-name="P57"><text:span text:style-name="T164"><text:tab/><text:tab/>print</text:span><text:span text:style-name="T192">(</text:span><text:span text:style-name="T129">request.</text:span><text:span text:style-name="T237">POST</text:span><text:span text:style-name="T192">)</text:span></text:p>
      <text:p text:style-name="P57"><text:tab/>return<text:span text:style-name="T129"> </text:span><text:span text:style-name="T164">render</text:span><text:span text:style-name="T192">(</text:span><text:span text:style-name="T129">request</text:span><text:span text:style-name="T192">,</text:span><text:span text:style-name="T129"> </text:span><text:span text:style-name="T237">'users/login_register.html'</text:span><text:span text:style-name="T192">)</text:span></text:p>
      <text:p text:style-name="P266"><text:span text:style-name="T192"/></text:p>
      <text:p text:style-name="P266"><text:span text:style-name="T192">- </text:span><text:span text:style-name="T222">link login to navbar</text:span></text:p>
      <text:p text:style-name="P266"><text:span text:style-name="T222"/></text:p>
      <text:p text:style-name="P309">- Now we can see our login form on our login page if we submit we will print dictionary with csrf_token value, username, password and <text:s/>to our console.</text:p>
      <text:p text:style-name="P310">- We can extract and store username and password from POST request into variables:</text:p>
      <text:p text:style-name="P267"><text:span text:style-name="T192"/></text:p>
      <text:p text:style-name="P85"><text:span text:style-name="T192">def</text:span><text:span text:style-name="T129"> </text:span><text:span text:style-name="T115">loginPage</text:span><text:span text:style-name="T192">(</text:span><text:span text:style-name="T129">request</text:span><text:span text:style-name="T192">):</text:span></text:p>
      <text:p text:style-name="P57"><text:tab/>if<text:span text:style-name="T129"> request.method </text:span><text:span text:style-name="T192">==</text:span><text:span text:style-name="T129"> </text:span><text:span text:style-name="T237">'POST'</text:span><text:span text:style-name="T192">:</text:span></text:p>
      <text:p text:style-name="P57"><text:span text:style-name="T129"><text:tab/><text:tab/>username </text:span><text:span text:style-name="T164">=</text:span><text:span text:style-name="T129"> request.</text:span><text:span text:style-name="T237">POST</text:span><text:span text:style-name="T192">[</text:span><text:span text:style-name="T237">'username'</text:span><text:span text:style-name="T192">]</text:span></text:p>
      <text:p text:style-name="P57"><text:span text:style-name="T129"><text:tab/><text:tab/>password </text:span><text:span text:style-name="T164">=</text:span><text:span text:style-name="T129"> request.</text:span><text:span text:style-name="T237">POST</text:span><text:span text:style-name="T192">[</text:span><text:span text:style-name="T237">'password'</text:span><text:span text:style-name="T192">]</text:span></text:p>
      <text:p text:style-name="P57"><text:tab/>return<text:span text:style-name="T129"> </text:span><text:span text:style-name="T164">render</text:span><text:span text:style-name="T192">(</text:span><text:span text:style-name="T129">request</text:span><text:span text:style-name="T192">,</text:span><text:span text:style-name="T129"> </text:span><text:span text:style-name="T237">'users/login_register.html'</text:span><text:span text:style-name="T192">)</text:span></text:p>
      <text:p text:style-name="P267"><text:span text:style-name="T192"/></text:p>
      <text:p text:style-name="P86"><text:span text:style-name="T192"/></text:p>
      <text:p text:style-name="P268"><text:span text:style-name="T203">C</text:span><text:span text:style-name="T193">heck if user exists:</text:span></text:p>
      <text:p text:style-name="P269"><text:span text:style-name="T203"/></text:p>
      <text:p text:style-name="P269"><text:span text:style-name="T203">from</text:span><text:span text:style-name="T133"> django.contrib.auth.models </text:span><text:span text:style-name="T203">import</text:span><text:span text:style-name="T133"> User</text:span></text:p>
      <text:p text:style-name="P269"><text:span text:style-name="T133"/></text:p>
      <text:p text:style-name="P87"><text:span text:style-name="T222">try:</text:span><text:span text:style-name="T154"> </text:span></text:p>
      <text:p text:style-name="P57"><text:span text:style-name="T129"><text:tab/>user </text:span><text:span text:style-name="T164">=</text:span><text:span text:style-name="T129"> User.objects.</text:span><text:span text:style-name="T164">get</text:span><text:span text:style-name="T192">(</text:span><text:span text:style-name="T129">username</text:span><text:span text:style-name="T164">=</text:span><text:span text:style-name="T129">username</text:span><text:span text:style-name="T192">)</text:span></text:p>
      <text:p text:style-name="P57">except<text:span text:style-name="T192">:</text:span></text:p>
      <text:p text:style-name="P57"><text:span text:style-name="T164"><text:tab/>print</text:span><text:span text:style-name="T192">(</text:span><text:span text:style-name="T237">'Username does not exist'</text:span><text:span text:style-name="T192">)</text:span></text:p>
      <text:p text:style-name="P269"><text:span text:style-name="T222"/></text:p>
      <text:p text:style-name="P269"><text:span text:style-name="T224">I</text:span><text:span text:style-name="T192">n our method we want to add try and except that will check if login user exists in the database (for that we need to import User), </text:span><text:span text:style-name="T223">for now we are just printing that user dosent exsit later we will make a flash message to notify the user.</text:span></text:p>
      <text:p text:style-name="P269"><text:span text:style-name="T192"/></text:p>
      <text:p text:style-name="P311">Loging:</text:p>
      <text:p text:style-name="P268"><text:span text:style-name="T192"/></text:p>
      <text:p text:style-name="P270"><text:span text:style-name="T193">from</text:span><text:span text:style-name="T130"> django.contrib.auth </text:span><text:span text:style-name="T193">import</text:span><text:span text:style-name="T130"> login</text:span><text:span text:style-name="T193">,</text:span><text:span text:style-name="T130"> authenticate</text:span></text:p>
      <text:p text:style-name="P270"><text:span text:style-name="T130"/></text:p>
      <text:p text:style-name="P88"><text:span text:style-name="T129">user </text:span><text:span text:style-name="T164">=</text:span><text:span text:style-name="T129"> </text:span><text:span text:style-name="T164">authenticate</text:span><text:span text:style-name="T192">(</text:span><text:span text:style-name="T129">request</text:span><text:span text:style-name="T192">,</text:span><text:span text:style-name="T129"> username</text:span><text:span text:style-name="T164">=</text:span><text:span text:style-name="T129">username</text:span><text:span text:style-name="T192">,</text:span><text:span text:style-name="T129"> password</text:span><text:span text:style-name="T164">=</text:span><text:span text:style-name="T129">password</text:span><text:span text:style-name="T192">)</text:span></text:p>
      <text:p text:style-name="P88"><text:span text:style-name="T192"/></text:p>
      <text:p text:style-name="P57">if<text:span text:style-name="T129"> user </text:span><text:span text:style-name="T115">is</text:span><text:span text:style-name="T129"> </text:span><text:span text:style-name="T115">not</text:span><text:span text:style-name="T129"> </text:span><text:span text:style-name="T237">None</text:span><text:span text:style-name="T192">:</text:span></text:p>
      <text:p text:style-name="P57"><text:span text:style-name="T164"><text:tab/>login</text:span><text:span text:style-name="T192">(</text:span><text:span text:style-name="T129">request</text:span><text:span text:style-name="T192">,</text:span><text:span text:style-name="T129"> user</text:span><text:span text:style-name="T192">)</text:span></text:p>
      <text:p text:style-name="P57"><text:tab/>return<text:span text:style-name="T129"> </text:span><text:span text:style-name="T164">redirect</text:span><text:span text:style-name="T192">(</text:span><text:span text:style-name="T237">'profiles'</text:span><text:span text:style-name="T192">)</text:span></text:p>
      <text:p text:style-name="P299">else:</text:p>
      <text:p text:style-name="P57"><text:span text:style-name="T164"><text:tab/>print</text:span><text:span text:style-name="T192">(</text:span><text:span text:style-name="T237">'Username OR password is incorrect'</text:span><text:span text:style-name="T192">)</text:span></text:p>
      <text:p text:style-name="P57"><text:span text:style-name="T192"/></text:p>
      <text:p text:style-name="P271"><text:span text:style-name="T130"/></text:p>
      <text:p text:style-name="P88"><text:span text:style-name="T129">user </text:span><text:span text:style-name="T164">=</text:span><text:span text:style-name="T129"> </text:span><text:span text:style-name="T164">authenticate </text:span><text:span text:style-name="T78">will take the username and password and check if they match with database username and password </text:span><text:span text:style-name="T97">and it will either return user instance or None.</text:span></text:p>
      <text:p text:style-name="P88"><text:span text:style-name="T97"/></text:p>
      <text:p text:style-name="P89"><text:span text:style-name="T97">T</text:span><text:span text:style-name="T78">hen we check if user is not None (</text:span><text:span text:style-name="T99">user exists</text:span><text:span text:style-name="T78">) and log in the instance of that user </text:span><text:span text:style-name="T98">(create session </text:span><text:span text:style-name="T100">for user in database and add it to browser cookies)</text:span><text:span text:style-name="T78"> </text:span><text:span text:style-name="T102">and </text:span><text:span text:style-name="T78">we just return user to the </text:span><text:span text:style-name="T101">home page</text:span><text:span text:style-name="T78">. </text:span><text:span text:style-name="T102">Otherwise (user dosent exist) we print a message that username and password don’t match any database users </text:span><text:span text:style-name="T103">later we will also trun this into a flash message to notify the user. </text:span><text:span text:style-name="T104">Also import redirect if you havent already.</text:span></text:p>
      <text:p text:style-name="P89"><text:span text:style-name="T104"/></text:p>
      <text:p text:style-name="P91"><text:span text:style-name="T104">W</text:span><text:span text:style-name="T78">e can log out of our admin panel and try to log in using our new form which should log us in the same way now.</text:span></text:p>
      <text:p text:style-name="P90"><text:span text:style-name="T78"/></text:p>
      <text:p text:style-name="P374"><text:span text:style-name="T367"/></text:p>
      <text:p text:style-name="P375"><text:span text:style-name="T367"/></text:p>
      <text:p text:style-name="P322">Logout:</text:p>
      <text:p text:style-name="P375"><text:span text:style-name="T367"/></text:p>
      <text:p text:style-name="P324">- in our views we want to add logout import on top of our login and authenticate imports:</text:p>
      <text:p text:style-name="P376"><text:span text:style-name="T367"/></text:p>
      <text:p text:style-name="P324">from<text:span text:style-name="T129"> django.contrib.auth </text:span>import<text:span text:style-name="T129"> login</text:span><text:span text:style-name="T192">,</text:span><text:span text:style-name="T129"> authenticate</text:span><text:span text:style-name="T192">,</text:span><text:span text:style-name="T129"> logout</text:span></text:p>
      <text:p text:style-name="P376"><text:span text:style-name="T367"/></text:p>
      <text:p text:style-name="P324">- add simple logout function</text:p>
      <text:p text:style-name="P376"><text:span text:style-name="T367"/></text:p>
      <text:p text:style-name="P324">def<text:span text:style-name="T129"> </text:span><text:span text:style-name="T115">logoutUser</text:span><text:span text:style-name="T192">(</text:span><text:span text:style-name="T129">request</text:span><text:span text:style-name="T192">):</text:span></text:p>
      <text:p text:style-name="P57"><text:span text:style-name="T164"><text:tab/>logout</text:span><text:span text:style-name="T192">(</text:span><text:span text:style-name="T129">request</text:span><text:span text:style-name="T192">)</text:span></text:p>
      <text:p text:style-name="P57"><text:tab/>return<text:span text:style-name="T129"> </text:span><text:span text:style-name="T164">redirect</text:span><text:span text:style-name="T192">(</text:span><text:span text:style-name="T237">'login'</text:span><text:span text:style-name="T192">)</text:span></text:p>
      <text:p text:style-name="P57"><text:span text:style-name="T192"/></text:p>
      <text:p text:style-name="P57"><text:span text:style-name="T192">- </text:span><text:span text:style-name="T225">add logout url</text:span><text:span text:style-name="T226">:</text:span></text:p>
      <text:p text:style-name="P57"><text:span text:style-name="T226"/></text:p>
      <text:p text:style-name="P57"><text:span text:style-name="T164">path</text:span><text:span text:style-name="T192">(</text:span><text:span text:style-name="T237">'logout/'</text:span><text:span text:style-name="T192">,</text:span><text:span text:style-name="T129"> views.logoutUser</text:span><text:span text:style-name="T192">,</text:span><text:span text:style-name="T129"> name</text:span><text:span text:style-name="T164">=</text:span><text:span text:style-name="T237">"logout"</text:span><text:span text:style-name="T192">),</text:span></text:p>
      <text:p text:style-name="P377"><text:span text:style-name="T367"/></text:p>
      <text:p text:style-name="P323">Now we want to make login button in our navbar change to logout button once user is logged in.<text:line-break/></text:p>
      <text:p text:style-name="P323"><text:span text:style-name="T267">{% </text:span>if<text:span text:style-name="T267"> </text:span><text:span text:style-name="T129">request</text:span><text:span text:style-name="T267">.</text:span><text:span text:style-name="T129">user</text:span><text:span text:style-name="T267">.</text:span><text:span text:style-name="T129">is_authenticated</text:span><text:span text:style-name="T267"> %}</text:span></text:p>
      <text:p text:style-name="P92"><text:span text:style-name="T129"><text:tab/>&lt;</text:span><text:span text:style-name="T164">li</text:span><text:span text:style-name="T129">&gt;&lt;</text:span><text:span text:style-name="T164">a</text:span><text:span text:style-name="T267"> </text:span>href<text:span text:style-name="T267">=</text:span><text:span text:style-name="T237">"{% url 'log</text:span><text:span text:style-name="T252">out</text:span><text:span text:style-name="T237">' %}"</text:span><text:span text:style-name="T129">&gt;</text:span><text:span text:style-name="T267">Logout</text:span><text:span text:style-name="T129">&lt;/</text:span><text:span text:style-name="T164">a</text:span><text:span text:style-name="T129">&gt;&lt;/</text:span><text:span text:style-name="T164">li</text:span><text:span text:style-name="T129">&gt;</text:span></text:p>
      <text:p text:style-name="P92"><text:span text:style-name="T267">{% </text:span>else<text:span text:style-name="T267"> %}</text:span></text:p>
      <text:p text:style-name="P92"><text:span text:style-name="T129"><text:tab/>&lt;</text:span><text:span text:style-name="T164">li</text:span><text:span text:style-name="T129">&gt;&lt;</text:span><text:span text:style-name="T164">a</text:span><text:span text:style-name="T267"> </text:span>href<text:span text:style-name="T267">=</text:span><text:span text:style-name="T237">"{% url 'log</text:span><text:span text:style-name="T252">in</text:span><text:span text:style-name="T237">' %}"</text:span><text:span text:style-name="T129">&gt;</text:span><text:span text:style-name="T267">Login/Sign Up</text:span><text:span text:style-name="T129">&lt;/</text:span><text:span text:style-name="T164">a</text:span><text:span text:style-name="T129">&gt;&lt;/</text:span><text:span text:style-name="T164">li</text:span><text:span text:style-name="T129">&gt;</text:span></text:p>
      <text:p text:style-name="P92"><text:span text:style-name="T267">{% </text:span>endif<text:span text:style-name="T267"> %}</text:span></text:p>
      <text:p text:style-name="P378"><text:span text:style-name="T367"/></text:p>
      <text:p text:style-name="P378"><text:span text:style-name="T367"/></text:p>
      <text:p text:style-name="P325">We are using if statement to display buttons depending on users authentication status. Also we should move all of the pages that should be accessible only to users that are logged in like </text:p>
      <text:p text:style-name="P325">(add page form) to this if statement so that they are only visible if user is authenticated.</text:p>
      <text:p text:style-name="P379"><text:span text:style-name="T367"/></text:p>
      <text:p text:style-name="P93"><text:span text:style-name="T267">{% </text:span><text:span text:style-name="T78">if</text:span><text:span text:style-name="T267"> </text:span><text:span text:style-name="T129">request</text:span><text:span text:style-name="T267">.</text:span><text:span text:style-name="T129">user</text:span><text:span text:style-name="T267">.</text:span><text:span text:style-name="T129">is_authenticated</text:span><text:span text:style-name="T267"> %}</text:span></text:p>
      <text:p text:style-name="P92"><text:span text:style-name="T129"><text:tab/>&lt;</text:span><text:span text:style-name="T164">li</text:span><text:span text:style-name="T129">&gt;&lt;</text:span><text:span text:style-name="T164">a</text:span><text:span text:style-name="T267"> </text:span>href<text:span text:style-name="T267">=</text:span><text:span text:style-name="T237">"{% url 'create-project' %}"</text:span><text:span text:style-name="T129">&gt;</text:span><text:span text:style-name="T267">Add project</text:span><text:span text:style-name="T129">&lt;/</text:span><text:span text:style-name="T164">a</text:span><text:span text:style-name="T129">&gt;&lt;/</text:span><text:span text:style-name="T164">li</text:span><text:span text:style-name="T129">&gt;</text:span></text:p>
      <text:p text:style-name="P92"><text:span text:style-name="T129"><text:tab/>&lt;</text:span><text:span text:style-name="T164">li</text:span><text:span text:style-name="T129">&gt;&lt;</text:span><text:span text:style-name="T164">a</text:span><text:span text:style-name="T267"> </text:span>href<text:span text:style-name="T267">=</text:span><text:span text:style-name="T237">"{% url 'logout' %}"</text:span><text:span text:style-name="T129">&gt;</text:span><text:span text:style-name="T267">Logout</text:span><text:span text:style-name="T129">&lt;/</text:span><text:span text:style-name="T164">a</text:span><text:span text:style-name="T129">&gt;&lt;/</text:span><text:span text:style-name="T164">li</text:span><text:span text:style-name="T129">&gt;</text:span></text:p>
      <text:p text:style-name="P92"><text:span text:style-name="T267">{% </text:span>else<text:span text:style-name="T267"> %}</text:span></text:p>
      <text:p text:style-name="P92"><text:span text:style-name="T129"><text:tab/>&lt;</text:span><text:span text:style-name="T164">li</text:span><text:span text:style-name="T129">&gt;&lt;</text:span><text:span text:style-name="T164">a</text:span><text:span text:style-name="T267"> </text:span>href<text:span text:style-name="T267">=</text:span><text:span text:style-name="T237">"{% url 'login' %}"</text:span><text:span text:style-name="T129">&gt;</text:span><text:span text:style-name="T267">Login/Sign Up</text:span><text:span text:style-name="T129">&lt;/</text:span><text:span text:style-name="T164">a</text:span><text:span text:style-name="T129">&gt;&lt;/</text:span><text:span text:style-name="T164">li</text:span><text:span text:style-name="T129">&gt;</text:span></text:p>
      <text:p text:style-name="P92"><text:span text:style-name="T267">{% </text:span>endif<text:span text:style-name="T267"> %}</text:span></text:p>
      <text:p text:style-name="P327"/>
      <text:p text:style-name="P326">Now non logged in user should only see default pages+login page in navbar but he can still acces other pages with url which we will manage inside our views.</text:p>
      <text:p text:style-name="P380"><text:span text:style-name="T367">Page view </text:span><text:span text:style-name="T384">acces</text:span><text:span text:style-name="T367"> based on authentication:</text:span></text:p>
      <text:p text:style-name="P381"><text:span text:style-name="T367"/></text:p>
      <text:p text:style-name="P272"><text:span text:style-name="T86">First lets </text:span><text:span text:style-name="T80">make it so that if authenticated user tries to visit login page to be simply redirected to the home page </text:span><text:span text:style-name="T85">by checking if user is authenticated when accesing loginUser view </text:span><text:span text:style-name="T86">since user that is logged in has no need for login page</text:span><text:span text:style-name="T85">:</text:span></text:p>
      <text:p text:style-name="P95"><text:span text:style-name="T192"/></text:p>
      <text:p text:style-name="P95"><text:span text:style-name="T192">def</text:span><text:span text:style-name="T129"> </text:span><text:span text:style-name="T115">loginUser</text:span><text:span text:style-name="T192">(</text:span><text:span text:style-name="T129">request</text:span><text:span text:style-name="T192">):</text:span></text:p>
      <text:p text:style-name="P111"/>
      <text:p text:style-name="P57"><text:tab/>if<text:span text:style-name="T129"> request.user.is_authenticated</text:span><text:span text:style-name="T192">:</text:span></text:p>
      <text:p text:style-name="P57"><text:tab/><text:tab/>return<text:span text:style-name="T129"> </text:span><text:span text:style-name="T164">redirect</text:span><text:span text:style-name="T192">(</text:span><text:span text:style-name="T237">'profiles'</text:span><text:span text:style-name="T192">)</text:span></text:p>
      <text:p text:style-name="P300">...</text:p>
      <text:p text:style-name="P95"><text:span text:style-name="T192"/></text:p>
      <text:p text:style-name="P96"><text:span text:style-name="T78">And we can make it so that non authenticated users cant visit pages like our Add Project form page </text:span><text:span text:style-name="T110">or logout page that they shouldn’t be able to access</text:span><text:span text:style-name="T78">. </text:span><text:span text:style-name="T105">We can do this in multiple ways: custom middleware with class based views </text:span><text:span text:style-name="T106">(class based views page xy)</text:span><text:span text:style-name="T105">, mixins, </text:span><text:span text:style-name="T110">etc. </text:span><text:span text:style-name="T105">but we will just import decorators for now since we have function based views.</text:span><text:span text:style-name="T106"> </text:span><text:span text:style-name="T110">You can also try making your custom decorators but that is up to you to research and outside of scope of this book.</text:span></text:p>
      <text:p text:style-name="P97"><text:span text:style-name="T107"/></text:p>
      <text:p text:style-name="P97"><text:span text:style-name="T107">from</text:span><text:span text:style-name="T156"> django.contrib.auth.decorators </text:span><text:span text:style-name="T107">import</text:span><text:span text:style-name="T156"> login_required</text:span></text:p>
      <text:p text:style-name="P97"><text:span text:style-name="T78"><text:line-break/></text:span><text:span text:style-name="T111">So we</text:span><text:span text:style-name="T107"> </text:span><text:span text:style-name="T111">need to import</text:span><text:span text:style-name="T107"> login_required decorator in </text:span><text:span text:style-name="T109">all of our</text:span><text:span text:style-name="T107"> view.</text:span><text:span text:style-name="T111">py files</text:span><text:span text:style-name="T107"> </text:span><text:span text:style-name="T111">and it</text:span><text:span text:style-name="T108"> will sit on top of every function view that should be accesible to authenticated users only </text:span></text:p>
      <text:p text:style-name="P97"><text:span text:style-name="T108"/></text:p>
      <text:p text:style-name="P94"><text:span text:style-name="T108">e</text:span><text:span text:style-name="T78">xample</text:span><text:span text:style-name="T111">s</text:span><text:span text:style-name="T78">:</text:span></text:p>
      <text:p text:style-name="P97"><text:span text:style-name="T108"/></text:p>
      <text:p text:style-name="P98"><text:span text:style-name="T108">p</text:span><text:span text:style-name="T78">rojects/views.py:</text:span></text:p>
      <text:p text:style-name="P97"><text:span text:style-name="T108"/></text:p>
      <text:p text:style-name="P97"><text:span text:style-name="T115">@login_required</text:span><text:span text:style-name="T192">(</text:span><text:span text:style-name="T129">login_url</text:span><text:span text:style-name="T164">=</text:span><text:span text:style-name="T237">"login"</text:span><text:span text:style-name="T192">)</text:span></text:p>
      <text:p text:style-name="P97">def<text:span text:style-name="T129"> </text:span><text:span text:style-name="T115">createProject</text:span><text:span text:style-name="T192">(</text:span><text:span text:style-name="T129">request</text:span><text:span text:style-name="T192">):</text:span></text:p>
      <text:p text:style-name="P97"><text:tab/>...</text:p>
      <text:p text:style-name="P97"><text:span text:style-name="T108"/></text:p>
      <text:p text:style-name="P94"><text:span text:style-name="T108">W</text:span><text:span text:style-name="T78">e should put this decorator on top of every view that requires login and we can also specify </text:span><text:span text:style-name="T157">login_url</text:span><text:span text:style-name="T183">= </text:span><text:span text:style-name="T78">that represents page that user vill be redirected to if he tries to acces </text:span><text:span text:style-name="T127">@login_required</text:span><text:span text:style-name="T78"> page view. </text:span></text:p>
      <text:p text:style-name="P99"><text:span text:style-name="T78"/></text:p>
      <text:p text:style-name="P328">Django flash messages:</text:p>
      <text:p text:style-name="P100"><text:span text:style-name="T78"/></text:p>
      <text:p text:style-name="P329">- Explain what django flash messages are:</text:p>
      <text:p text:style-name="P330"><text:span text:style-name="T267">- </text:span><text:span text:style-name="T279">give basic django message syntax</text:span></text:p>
      <text:p text:style-name="P330"><text:span text:style-name="T279"/></text:p>
      <text:p text:style-name="P101"><text:span text:style-name="T279">For now if user fails to log in nothing happens no error message nothing. We want to make it so that message flashes once user is logged in/fails to log in. </text:span><text:span text:style-name="T280">To use django messages we can just replace our console error messages we used so far like </text:span><text:span text:style-name="T184">print</text:span><text:span text:style-name="T227">(</text:span><text:span text:style-name="T253">'Username does not exist'</text:span><text:span text:style-name="T227">)</text:span></text:p>
      <text:p text:style-name="P102"><text:span text:style-name="T280">with </text:span><text:span text:style-name="T129">messages.</text:span><text:span text:style-name="T164">error</text:span><text:span text:style-name="T192">(</text:span><text:span text:style-name="T129">request</text:span><text:span text:style-name="T192">,</text:span><text:span text:style-name="T129"> </text:span><text:span text:style-name="T237">'Username does not exist'</text:span><text:span text:style-name="T227">). </text:span><text:span text:style-name="T228">This will pass message to our </text:span><text:span text:style-name="T229">html. Now to render thease messages inside our main.html we can just put:</text:span></text:p>
      <text:p text:style-name="P102"><text:span text:style-name="T229"/></text:p>
      <text:p text:style-name="P103"><text:span text:style-name="T267">{% </text:span><text:span text:style-name="T192">if</text:span><text:span text:style-name="T267"> </text:span><text:span text:style-name="T129">messages</text:span><text:span text:style-name="T267"> %}</text:span></text:p>
      <text:p text:style-name="P57"><text:span text:style-name="T129"><text:tab/>&lt;</text:span><text:span text:style-name="T164">ul</text:span><text:span text:style-name="T267"> </text:span>class<text:span text:style-name="T267">=</text:span><text:span text:style-name="T237">"messages"</text:span><text:span text:style-name="T129">&gt;</text:span></text:p>
      <text:p text:style-name="P57"><text:span text:style-name="T267"><text:tab/>{% </text:span>for<text:span text:style-name="T267"> </text:span><text:span text:style-name="T129">message</text:span><text:span text:style-name="T267"> </text:span>in<text:span text:style-name="T267"> </text:span><text:span text:style-name="T129">messages</text:span><text:span text:style-name="T267"> %}</text:span></text:p>
      <text:p text:style-name="P104"><text:span text:style-name="T129"><text:tab/>&lt;</text:span><text:span text:style-name="T164">li</text:span><text:span text:style-name="T267"> </text:span>{%<text:span text:style-name="T267"> </text:span>if<text:span text:style-name="T267"> </text:span>message.tags<text:span text:style-name="T267"> </text:span>%}<text:span text:style-name="T267"> </text:span>class<text:span text:style-name="T267">=</text:span><text:span text:style-name="T237">"{{ message.tags }}"</text:span>{%<text:span text:style-name="T267"> </text:span>endif<text:span text:style-name="T267"> <text:tab/><text:tab/></text:span>%}<text:span text:style-name="T129">&gt;</text:span><text:span text:style-name="T267">{{ <text:tab/></text:span><text:span text:style-name="T129">message</text:span><text:span text:style-name="T267"> }}</text:span><text:span text:style-name="T129">&lt;/</text:span><text:span text:style-name="T164">li</text:span><text:span text:style-name="T129">&gt;</text:span></text:p>
      <text:p text:style-name="P57"><text:span text:style-name="T267"><text:tab/>{% </text:span>endfor<text:span text:style-name="T267"> %}</text:span></text:p>
      <text:p text:style-name="P57"><text:span text:style-name="T129"><text:tab/>&lt;/</text:span><text:span text:style-name="T164">ul</text:span><text:span text:style-name="T129">&gt;</text:span></text:p>
      <text:p text:style-name="P57"><text:span text:style-name="T267">{% </text:span>endif<text:span text:style-name="T267"> %}</text:span></text:p>
      <text:p text:style-name="P103"><text:span text:style-name="T229"/></text:p>
      <text:p text:style-name="P301">Since every page extends main.html messages will be displayed no matter which view is sending them.</text:p>
      <text:p text:style-name="P414">12 User Registration</text:p>
      <text:p text:style-name="P439"/>
      <text:p text:style-name="P498">- create register views.py with same html page as login we will render this page conditionaly to be either register or login</text:p>
      <text:p text:style-name="P57">def<text:span text:style-name="T129"> </text:span><text:span text:style-name="T115">registerUser</text:span><text:span text:style-name="T192">(</text:span><text:span text:style-name="T129">request</text:span><text:span text:style-name="T192">):</text:span></text:p>
      <text:p text:style-name="P57"><text:span text:style-name="T129">page </text:span><text:span text:style-name="T164">=</text:span><text:span text:style-name="T129"> </text:span><text:span text:style-name="T237">'register'</text:span></text:p>
      <text:p text:style-name="P57"><text:span text:style-name="T129">context </text:span><text:span text:style-name="T164">=</text:span><text:span text:style-name="T129"> </text:span><text:span text:style-name="T192">[]</text:span></text:p>
      <text:p text:style-name="P57">return<text:span text:style-name="T129"> </text:span><text:span text:style-name="T164">render</text:span><text:span text:style-name="T192">(</text:span><text:span text:style-name="T129">request</text:span><text:span text:style-name="T192">,</text:span><text:span text:style-name="T129"> </text:span><text:span text:style-name="T237">'users/login_register.html'</text:span><text:span text:style-name="T192">,</text:span><text:span text:style-name="T129"> context</text:span><text:span text:style-name="T192">)</text:span></text:p>
      <text:p text:style-name="P439"/>
      <text:p text:style-name="P500"><text:span text:style-name="T483">- add </text:span><text:span text:style-name="T130">page </text:span><text:span text:style-name="T165">=</text:span><text:span text:style-name="T130"> </text:span><text:span text:style-name="T238">'login' </text:span><text:span text:style-name="T87">to </text:span><text:span text:style-name="T117">loginUser</text:span></text:p>
      <text:p text:style-name="P500"><text:span text:style-name="T117"/></text:p>
      <text:p text:style-name="P498">- add url path:</text:p>
      <text:p text:style-name="P57"><text:span text:style-name="T164">path</text:span><text:span text:style-name="T192">(</text:span><text:span text:style-name="T237">'register/'</text:span><text:span text:style-name="T192">,</text:span><text:span text:style-name="T129"> views.registerUser</text:span><text:span text:style-name="T192">,</text:span><text:span text:style-name="T129"> name</text:span><text:span text:style-name="T164">=</text:span><text:span text:style-name="T237">"register"</text:span><text:span text:style-name="T192">),</text:span></text:p>
      <text:p text:style-name="P499"/>
      <text:p text:style-name="P501">- wrap our login_register page <text:span text:style-name="T484">into conditional if statement that checks the passed page value.</text:span></text:p>
      <text:p text:style-name="P105"><text:span text:style-name="T267">{% </text:span>if<text:span text:style-name="T267"> </text:span><text:span text:style-name="T129">page</text:span><text:span text:style-name="T267"> </text:span><text:span text:style-name="T192">==</text:span><text:span text:style-name="T267"> </text:span><text:span text:style-name="T237">'register'</text:span><text:span text:style-name="T267"> %}</text:span></text:p>
      <text:p text:style-name="P57"><text:span text:style-name="T129">&lt;</text:span><text:span text:style-name="T185">form</text:span><text:span text:style-name="T129">&gt;</text:span><text:span text:style-name="T267">Register User </text:span><text:span text:style-name="T282">Form</text:span><text:span text:style-name="T129">&lt;/</text:span><text:span text:style-name="T185">form</text:span><text:span text:style-name="T129">&gt;</text:span></text:p>
      <text:p text:style-name="P106"><text:span text:style-name="T129">&lt;</text:span><text:span text:style-name="T164">p</text:span><text:span text:style-name="T129">&gt;</text:span><text:span text:style-name="T112">H</text:span><text:span text:style-name="T78">a</text:span><text:span text:style-name="T267">ve an account</text:span><text:span text:style-name="T129">&lt;</text:span><text:span text:style-name="T164">a</text:span><text:span text:style-name="T267"> </text:span><text:span text:style-name="T129">href</text:span><text:span text:style-name="T267">=</text:span><text:span text:style-name="T237">"{% url '</text:span><text:span text:style-name="T254">login</text:span><text:span text:style-name="T237">' %}"</text:span><text:span text:style-name="T129">&gt;</text:span><text:span text:style-name="T267">Sign </text:span><text:span text:style-name="T283">In</text:span><text:span text:style-name="T129">&lt;/</text:span><text:span text:style-name="T164">a</text:span><text:span text:style-name="T129">&gt;&lt;/</text:span><text:span text:style-name="T164">p</text:span><text:span text:style-name="T129">&gt;</text:span></text:p>
      <text:p text:style-name="P106"><text:span text:style-name="T129"/></text:p>
      <text:p text:style-name="P57"><text:span text:style-name="T267">{% </text:span>else<text:span text:style-name="T267"> %}</text:span></text:p>
      <text:p text:style-name="P57"><text:span text:style-name="T267"/></text:p>
      <text:p text:style-name="P57"><text:span text:style-name="T129">&lt;</text:span><text:span text:style-name="T164">form</text:span><text:span text:style-name="T267"> </text:span><text:span text:style-name="T129">&gt;</text:span></text:p>
      <text:p text:style-name="P107"><text:span text:style-name="T281"><text:s/>Login </text:span><text:span text:style-name="T267">User </text:span><text:span text:style-name="T282">Form</text:span></text:p>
      <text:p text:style-name="P57"><text:span text:style-name="T129"><text:s/>&lt;</text:span><text:span text:style-name="T164">p</text:span><text:span text:style-name="T129">&gt;</text:span><text:span text:style-name="T267">Dont have an account</text:span><text:span text:style-name="T129">&lt;</text:span><text:span text:style-name="T164">a</text:span><text:span text:style-name="T267"> </text:span>href<text:span text:style-name="T267">=</text:span><text:span text:style-name="T237">"{% url 'register' %}"</text:span><text:span text:style-name="T129">&gt;</text:span><text:span text:style-name="T267">Sign Up</text:span><text:span text:style-name="T129">&lt;/</text:span><text:span text:style-name="T164">a</text:span><text:span text:style-name="T129">&gt;&lt;/</text:span><text:span text:style-name="T164">p</text:span><text:span text:style-name="T129">&gt;</text:span></text:p>
      <text:p text:style-name="P57"><text:span text:style-name="T129">&lt;/</text:span><text:span text:style-name="T164">form</text:span><text:span text:style-name="T129">&gt;</text:span></text:p>
      <text:p text:style-name="P57"><text:span text:style-name="T267">{% </text:span>endif<text:span text:style-name="T267"> %}</text:span></text:p>
      <text:p text:style-name="P502"/>
      <text:p text:style-name="P502">- if page is accessed with register view function it will display register form otherwise it will display login form and both forms link to each other.</text:p>
      <text:p text:style-name="P108">from<text:span text:style-name="T129"> django.contrib.auth.forms </text:span>import<text:span text:style-name="T129"> UserCreationForm</text:span></text:p>
      <text:p text:style-name="P502"/>
      <text:p text:style-name="P109">def<text:span text:style-name="T129"> </text:span><text:span text:style-name="T115">registerUser</text:span><text:span text:style-name="T192">(</text:span><text:span text:style-name="T129">request</text:span><text:span text:style-name="T192">):</text:span></text:p>
      <text:p text:style-name="P57"><text:span text:style-name="T129"><text:tab/>page </text:span><text:span text:style-name="T164">=</text:span><text:span text:style-name="T129"> </text:span><text:span text:style-name="T237">'register'</text:span></text:p>
      <text:p text:style-name="P57"><text:span text:style-name="T129"><text:tab/>form </text:span><text:span text:style-name="T164">=</text:span><text:span text:style-name="T129"> </text:span><text:span text:style-name="T164">UserCreationForm</text:span><text:span text:style-name="T192">()</text:span></text:p>
      <text:p text:style-name="P57"><text:span text:style-name="T192"/></text:p>
      <text:p text:style-name="P57"><text:tab/>if<text:span text:style-name="T129"> request.method </text:span><text:span text:style-name="T192">==</text:span><text:span text:style-name="T129"> </text:span><text:span text:style-name="T237">'POST'</text:span><text:span text:style-name="T192">:</text:span></text:p>
      <text:p text:style-name="P57"><text:span text:style-name="T129"><text:tab/><text:tab/>form </text:span><text:span text:style-name="T164">=</text:span><text:span text:style-name="T129"> </text:span><text:span text:style-name="T164">UserCreationForm</text:span><text:span text:style-name="T192">(</text:span><text:span text:style-name="T129">request.</text:span><text:span text:style-name="T237">POST</text:span><text:span text:style-name="T192">)</text:span></text:p>
      <text:p text:style-name="P57"><text:tab/><text:tab/>if<text:span text:style-name="T129"> form.</text:span><text:span text:style-name="T164">is_valid</text:span><text:span text:style-name="T192">():</text:span></text:p>
      <text:p text:style-name="P57"><text:span text:style-name="T129"><text:tab/><text:tab/><text:tab/>user </text:span><text:span text:style-name="T164">=</text:span><text:span text:style-name="T129"> form.</text:span><text:span text:style-name="T164">save</text:span><text:span text:style-name="T192">(</text:span><text:span text:style-name="T129">commit</text:span><text:span text:style-name="T164">=</text:span><text:span text:style-name="T237">False</text:span><text:span text:style-name="T192">)</text:span></text:p>
      <text:p text:style-name="P57"><text:span text:style-name="T129"><text:tab/><text:tab/><text:tab/>user.username </text:span><text:span text:style-name="T164">=</text:span><text:span text:style-name="T129"> user.username.</text:span><text:span text:style-name="T164">lower</text:span><text:span text:style-name="T192">()</text:span></text:p>
      <text:p text:style-name="P57"><text:span text:style-name="T129"><text:tab/><text:tab/><text:tab/>user.</text:span><text:span text:style-name="T164">save</text:span><text:span text:style-name="T192">()</text:span></text:p>
      <text:p text:style-name="P57"><text:span text:style-name="T192"/></text:p>
      <text:p text:style-name="P57"><text:span text:style-name="T192"><text:tab/><text:tab/><text:tab/></text:span><text:span text:style-name="T129">messages.</text:span><text:span text:style-name="T164">success</text:span><text:span text:style-name="T192">(</text:span><text:span text:style-name="T129">request</text:span><text:span text:style-name="T192">,</text:span><text:span text:style-name="T129"> </text:span><text:span text:style-name="T237">'User was sucessfully <text:tab/><text:tab/><text:tab/><text:tab/><text:tab/><text:tab/>created'</text:span><text:span text:style-name="T192">)</text:span></text:p>
      <text:p text:style-name="P57"><text:span text:style-name="T192"/></text:p>
      <text:p text:style-name="P57"><text:span text:style-name="T164"><text:tab/><text:tab/><text:tab/>login</text:span><text:span text:style-name="T129"> </text:span><text:span text:style-name="T192">(</text:span><text:span text:style-name="T129">request</text:span><text:span text:style-name="T192">,</text:span><text:span text:style-name="T129"> user</text:span><text:span text:style-name="T192">)</text:span></text:p>
      <text:p text:style-name="P57"><text:tab/><text:tab/><text:tab/>return<text:span text:style-name="T129"> </text:span><text:span text:style-name="T164">redirect</text:span><text:span text:style-name="T192">(</text:span><text:span text:style-name="T237">'profiles'</text:span><text:span text:style-name="T192">)</text:span></text:p>
      <text:p text:style-name="P299"><text:tab/><text:tab/>else:</text:p>
      <text:p text:style-name="P57"><text:span text:style-name="T129"><text:tab/><text:tab/><text:tab/>messages.</text:span><text:span text:style-name="T164">error</text:span><text:span text:style-name="T192">(</text:span><text:span text:style-name="T129">request</text:span><text:span text:style-name="T192">,</text:span><text:span text:style-name="T129"> </text:span><text:span text:style-name="T237">'</text:span><text:span text:style-name="T255">Registration failed</text:span><text:span text:style-name="T237">'</text:span><text:span text:style-name="T192">)</text:span></text:p>
      <text:p text:style-name="P299"><text:tab/><text:tab/><text:tab/><text:tab/></text:p>
      <text:p text:style-name="P299"><text:tab/></text:p>
      <text:p text:style-name="P57"><text:span text:style-name="T129"><text:tab/>context </text:span><text:span text:style-name="T164">=</text:span><text:span text:style-name="T129"> </text:span><text:span text:style-name="T192">{</text:span><text:span text:style-name="T237">'page'</text:span><text:span text:style-name="T192">:</text:span><text:span text:style-name="T129"> page</text:span><text:span text:style-name="T192">,</text:span><text:span text:style-name="T129"> </text:span><text:span text:style-name="T237">'form'</text:span><text:span text:style-name="T192">:</text:span><text:span text:style-name="T129"> form</text:span><text:span text:style-name="T192">,</text:span><text:span text:style-name="T129"> </text:span><text:span text:style-name="T192">}</text:span></text:p>
      <text:p text:style-name="P57"><text:tab/>return<text:span text:style-name="T129"> </text:span><text:span text:style-name="T164">render</text:span><text:span text:style-name="T192">(</text:span><text:span text:style-name="T129">request</text:span><text:span text:style-name="T192">,</text:span><text:span text:style-name="T129"> </text:span><text:span text:style-name="T237">'users/login_register.html'</text:span><text:span text:style-name="T192">,</text:span><text:span text:style-name="T129"> context</text:span><text:span text:style-name="T192">)</text:span></text:p>
      <text:p text:style-name="P502"/>
      <text:p text:style-name="P503">Using default django user creation form and passing it to html.</text:p>
      <text:p text:style-name="P503">form equals to dictionary passed by user register</text:p>
      <text:p text:style-name="P503">if form is valis take form dictionary and put it into user without saving to database (this is usually done if we want to further manipulate the data before saving it) </text:p>
      <text:p text:style-name="P503">convert username to lowercase we don’t want case sensitive usernames </text:p>
      <text:p text:style-name="P503">save to database <text:span text:style-name="T485">and flash a message</text:span></text:p>
      <text:p text:style-name="P504">use login method to login auser after creation (this is a good use for creating user with <text:span text:style-name="T130">commit</text:span><text:span text:style-name="T165">=</text:span><text:span text:style-name="T238">False</text:span>) and redirect to main page.</text:p>
      <text:p text:style-name="P505">Otherwise flash the message that register failed.</text:p>
      <text:p text:style-name="P21">12.1 User Register form</text:p>
      <text:p text:style-name="P506"/>
      <text:p text:style-name="P506">In users app create forms.py: </text:p>
      <text:p text:style-name="P273">class<text:span text:style-name="T129"> </text:span><text:span text:style-name="T115">CustomUserCreationForm</text:span><text:span text:style-name="T129">(</text:span><text:span text:style-name="T115">UserCreationForm</text:span><text:span text:style-name="T129">):</text:span></text:p>
      <text:p text:style-name="P274"><text:tab/>class<text:span text:style-name="T129"> </text:span><text:span text:style-name="T115">Meta</text:span><text:span text:style-name="T129">:</text:span></text:p>
      <text:p text:style-name="P274"><text:span text:style-name="T129"><text:tab/><text:tab/>model </text:span><text:span text:style-name="T164">=</text:span><text:span text:style-name="T129"> User</text:span></text:p>
      <text:p text:style-name="P274"><text:span text:style-name="T129"><text:tab/><text:tab/>fields </text:span><text:span text:style-name="T164">=</text:span><text:span text:style-name="T129"> </text:span><text:span text:style-name="T192">[</text:span><text:span text:style-name="T237">'first_name'</text:span><text:span text:style-name="T192">,</text:span><text:span text:style-name="T129"> </text:span><text:span text:style-name="T237">'email'</text:span><text:span text:style-name="T192">,</text:span><text:span text:style-name="T129"> </text:span><text:span text:style-name="T237">'username'</text:span><text:span text:style-name="T192">,</text:span><text:span text:style-name="T129"> </text:span><text:span text:style-name="T237">'password1'</text:span><text:span text:style-name="T192">,</text:span><text:span text:style-name="T129"> </text:span><text:span text:style-name="T237">'password2'</text:span><text:span text:style-name="T192">]</text:span></text:p>
      <text:p text:style-name="P299"><text:tab/></text:p>
      <text:p text:style-name="P110">Defualt user creation form first field is called password1 and second password2 you can check this in django documentation</text:p>
      <text:p text:style-name="P506"/>
      <text:p text:style-name="P506">You can remove UserCreationFrom import from views and replace it with new <text:span text:style-name="T486">custom form</text:span>:</text:p>
      <text:p text:style-name="P110">from<text:span text:style-name="T129"> .forms </text:span>import<text:span text:style-name="T129"> CustomUserCreationForm</text:span></text:p>
      <text:p text:style-name="P61"/>
      <text:p text:style-name="P507">also replace thease 2 fields:</text:p>
      <text:p text:style-name="P275"><text:span text:style-name="T158">form </text:span><text:span text:style-name="T186">=</text:span><text:span text:style-name="T158"> </text:span><text:span text:style-name="T186">UserCreationForm</text:span><text:span text:style-name="T230">() → </text:span><text:span text:style-name="T129">form </text:span><text:span text:style-name="T164">=</text:span><text:span text:style-name="T129"> </text:span><text:span text:style-name="T164">CustomUserCr2eationForm</text:span><text:span text:style-name="T192">()</text:span></text:p>
      <text:p text:style-name="P276"><text:span text:style-name="T192"/></text:p>
      <text:p text:style-name="P275"><text:span text:style-name="T158">form </text:span><text:span text:style-name="T186">=</text:span><text:span text:style-name="T158"> </text:span><text:span text:style-name="T186">UserCreationForm</text:span><text:span text:style-name="T230">(</text:span><text:span text:style-name="T158">request.</text:span><text:span text:style-name="T256">POST</text:span><text:span text:style-name="T230">) </text:span></text:p>
      <text:p text:style-name="P275"><text:span text:style-name="T230">→ </text:span><text:span text:style-name="T129">form </text:span><text:span text:style-name="T164">=</text:span><text:span text:style-name="T129"> </text:span><text:span text:style-name="T164">CustomUserCreationForm</text:span><text:span text:style-name="T192">(</text:span><text:span text:style-name="T129">request.</text:span><text:span text:style-name="T237">POST</text:span><text:span text:style-name="T192">)</text:span></text:p>
      <text:p text:style-name="P276"><text:span text:style-name="T192"/></text:p>
      <text:p text:style-name="P508">Now just theme/style login/register forms. <text:span text:style-name="T487">Form styling (page xy), </text:span><text:span text:style-name="T491">them</text:span><text:span text:style-name="T492">e the fields</text:span><text:span text:style-name="T491"> (Section: theme isntallation)</text:span></text:p>
      <text:p text:style-name="P439"><text:span text:style-name="T493">Forgot password </text:span><text:span text:style-name="T487">link (</text:span><text:span text:style-name="T493">page xy</text:span><text:span text:style-name="T487">)</text:span></text:p>
      <text:p text:style-name="P439"/>
      <text:p text:style-name="P57"><text:span text:style-name="T285">{% </text:span><text:span text:style-name="T419">for</text:span><text:span text:style-name="T285"> </text:span><text:span text:style-name="T364">error</text:span><text:span text:style-name="T285"> </text:span><text:span text:style-name="T419">in</text:span><text:span text:style-name="T285"> </text:span><text:span text:style-name="T364">field</text:span><text:span text:style-name="T285">.</text:span><text:span text:style-name="T364">errors</text:span><text:span text:style-name="T285"> %}</text:span></text:p>
      <text:p text:style-name="P57"><text:span text:style-name="T129"><text:tab/>&lt;</text:span><text:span text:style-name="T164">p</text:span><text:span text:style-name="T267"> </text:span>style<text:span text:style-name="T267">=</text:span><text:span text:style-name="T237">"color:red"</text:span><text:span text:style-name="T129">&gt;</text:span><text:span text:style-name="T267">{{</text:span><text:span text:style-name="T362">error</text:span><text:span text:style-name="T267">}}</text:span><text:span text:style-name="T129">&lt;/</text:span><text:span text:style-name="T164">p</text:span><text:span text:style-name="T129">&gt;</text:span></text:p>
      <text:p text:style-name="P57"><text:span text:style-name="T267">{% </text:span>endfor<text:span text:style-name="T267"> %}</text:span></text:p>
      <text:p text:style-name="P439"/>
      <text:p text:style-name="P509"><text:span text:style-name="T487">I</text:span>f form has error arguments (password too short etc.) we can display it after incorrect submision with this loop. Check doccummentation for more info on default form fields.</text:p>
      <text:p text:style-name="P510">12.2 Customize flash messages:</text:p>
      <text:p text:style-name="P511"/>
      <text:p text:style-name="P511">For now we have flash messages that pop on correct and incorrect form submision. They work by django creating new flash message element inside a cache of page that is removed after page refresh.</text:p>
      <text:p text:style-name="P512">So far we had this in our main.html:</text:p>
      <text:p text:style-name="P28"><text:span text:style-name="T267">{% </text:span><text:span text:style-name="T416">if</text:span><text:span text:style-name="T267"> </text:span><text:span text:style-name="T362">messages</text:span><text:span text:style-name="T267"> %}</text:span></text:p>
      <text:p text:style-name="P29"><text:span text:style-name="T129">&lt;</text:span><text:span text:style-name="T164">ul</text:span><text:span text:style-name="T267"> </text:span>class<text:span text:style-name="T267">=</text:span><text:span text:style-name="T237">"messages"</text:span><text:span text:style-name="T129">&gt;</text:span></text:p>
      <text:p text:style-name="P29"><text:span text:style-name="T267">{% </text:span>for<text:span text:style-name="T267"> </text:span><text:span text:style-name="T362">message</text:span><text:span text:style-name="T267"> </text:span>in<text:span text:style-name="T267"> </text:span><text:span text:style-name="T362">messages</text:span><text:span text:style-name="T267"> %}</text:span></text:p>
      <text:p text:style-name="P29"><text:span text:style-name="T129">&lt;</text:span><text:span text:style-name="T164">li</text:span><text:span text:style-name="T267"> </text:span>{%<text:span text:style-name="T267"> </text:span>if<text:span text:style-name="T267"> </text:span>message.tags<text:span text:style-name="T267"> </text:span>%}<text:span text:style-name="T267"> </text:span>class<text:span text:style-name="T267">=</text:span><text:span text:style-name="T237">"{{ message.tags }}"</text:span><text:span text:style-name="T267"> </text:span>{%<text:span text:style-name="T267"> </text:span>endif<text:span text:style-name="T267"> </text:span>%}<text:span text:style-name="T129">&gt;</text:span></text:p>
      <text:p text:style-name="P29"><text:span text:style-name="T267">{{ </text:span><text:span text:style-name="T362">message</text:span><text:span text:style-name="T267"> }}</text:span></text:p>
      <text:p text:style-name="P29"><text:span text:style-name="T129">&lt;/</text:span><text:span text:style-name="T164">li</text:span><text:span text:style-name="T129">&gt;</text:span></text:p>
      <text:p text:style-name="P29"><text:span text:style-name="T267">{% </text:span>endfor<text:span text:style-name="T267"> %}</text:span></text:p>
      <text:p text:style-name="P29"><text:span text:style-name="T129">&lt;/</text:span><text:span text:style-name="T164">ul</text:span><text:span text:style-name="T129">&gt;</text:span></text:p>
      <text:p text:style-name="P29"><text:span text:style-name="T267">{% </text:span>endif<text:span text:style-name="T267"> %}</text:span></text:p>
      <text:p text:style-name="P41"><text:span text:style-name="T416"/></text:p>
      <text:p text:style-name="P420"/>
      <text:p text:style-name="P30"><text:span text:style-name="T267">{% </text:span><text:span text:style-name="T416">if</text:span><text:span text:style-name="T267"> </text:span><text:span text:style-name="T362">messages</text:span><text:span text:style-name="T267"> %}</text:span></text:p>
      <text:p text:style-name="P29"><text:span text:style-name="T267">{% </text:span>for<text:span text:style-name="T267"> </text:span><text:span text:style-name="T362">message</text:span><text:span text:style-name="T267"> </text:span>in<text:span text:style-name="T267"> </text:span><text:span text:style-name="T362">messages</text:span><text:span text:style-name="T267"> %}</text:span></text:p>
      <text:p text:style-name="P29"><text:span text:style-name="T129">&lt;</text:span><text:span text:style-name="T164">div</text:span><text:span text:style-name="T267"> </text:span>class<text:span text:style-name="T267">=</text:span><text:span text:style-name="T237">"alert alert--{{message.tags}}"</text:span><text:span text:style-name="T129">&gt;</text:span></text:p>
      <text:p text:style-name="P29"><text:span text:style-name="T129">&lt;</text:span><text:span text:style-name="T164">p</text:span><text:span text:style-name="T267"> </text:span>class<text:span text:style-name="T267">=</text:span><text:span text:style-name="T237">"alert__message"</text:span><text:span text:style-name="T129">&gt;</text:span><text:span text:style-name="T267">{{</text:span><text:span text:style-name="T362">message</text:span><text:span text:style-name="T267">}}</text:span><text:span text:style-name="T129">&lt;/</text:span><text:span text:style-name="T164">p</text:span><text:span text:style-name="T129">&gt;</text:span></text:p>
      <text:p text:style-name="P29"><text:span text:style-name="T129">&lt;</text:span><text:span text:style-name="T164">button</text:span><text:span text:style-name="T267"> </text:span>class<text:span text:style-name="T267">=</text:span><text:span text:style-name="T237">"alert__close"</text:span><text:span text:style-name="T129">&gt;</text:span><text:span text:style-name="T267">⨯</text:span><text:span text:style-name="T129">&lt;/</text:span><text:span text:style-name="T164">button</text:span><text:span text:style-name="T129">&gt;</text:span></text:p>
      <text:p text:style-name="P29"><text:span text:style-name="T129">&lt;/</text:span><text:span text:style-name="T164">div</text:span><text:span text:style-name="T129">&gt;</text:span></text:p>
      <text:p text:style-name="P29"><text:span text:style-name="T267">{% </text:span>endfor<text:span text:style-name="T267"> %}</text:span></text:p>
      <text:p text:style-name="P163"><text:span text:style-name="T284">{% </text:span><text:span text:style-name="T407">endif</text:span><text:span text:style-name="T284"> %}</text:span></text:p>
      <text:p text:style-name="P511"/>
      <text:p text:style-name="P511">- <text:span text:style-name="T494">if messages exist loop trough them and display each one.</text:span></text:p>
      <text:p text:style-name="P513">- alert alert—{{message.tags}} first class is just some styling for alret message but the oter one specifes which type of alert message we are working with by taking message.tags from our views.py:</text:p>
      <text:p text:style-name="P26"><text:span text:style-name="T129">messages.</text:span><text:span text:style-name="T164">error</text:span><text:span text:style-name="T386">()</text:span></text:p>
      <text:p text:style-name="P27"/>
      <text:p text:style-name="P512">in this case its error message. </text:p>
      <text:p text:style-name="P514">For all message types check the django flash message documentation.</text:p>
      <text:p text:style-name="P414">13. <text:span text:style-name="T541">Account Settings</text:span></text:p>
      <text:p text:style-name="P439"><text:line-break/><text:span text:style-name="T550">*TAKE PICTURE OF FINISHED ACCOUNT SETTINGS AND DRAW PARTS THAT YOU ARE WORKING ON… </text:span><text:span text:style-name="T551">THIS SECTION CAN BE USED AS QUICK RECAP SINCE ALMOST EVERYTHING ABOVE IS BEING REPEATED! </text:span><text:span text:style-name="T552">Part 08</text:span></text:p>
      <text:p text:style-name="P517">======================================</text:p>
      <text:p text:style-name="P515"><text:span text:style-name="T495">L</text:span>ets imagine we have a page for customizing profile. We need to display same stuff as on profile and add edit and delete button next to elements and later add CRUD functionality to those buttons. Thats pretty much it so:</text:p>
      <text:p text:style-name="P516">1. Basic display:</text:p>
      <text:p text:style-name="P112">Create account <text:span text:style-name="T522">settings html page</text:span></text:p>
      <text:p text:style-name="P112">link url and create views <text:span text:style-name="T522">for it (must be login required page obv)</text:span></text:p>
      <text:p text:style-name="P113">trough views pass stuff like currenttly logged user as profile, skills and projects table. </text:p>
      <text:p text:style-name="P113">Display all of the necessary information that you passed.</text:p>
      <text:p text:style-name="P113">Add edit and delete buttons.</text:p>
      <text:p text:style-name="P113"/>
      <text:p text:style-name="P113">2. Create edit account</text:p>
      <text:p text:style-name="P113"/>
      <text:p text:style-name="P113">create edit account html page</text:p>
      <text:p text:style-name="P113">create urls and views with login required</text:p>
      <text:p text:style-name="P114">create <text:span text:style-name="T524">profile edit form</text:span><text:span text:style-name="T525">s.py </text:span><text:span text:style-name="T526">model:<text:line-break/></text:span></text:p>
      <text:p text:style-name="P115">from<text:span text:style-name="T527"> .models </text:span>import<text:span text:style-name="T527"> Profile</text:span></text:p>
      <text:p text:style-name="P277"><text:span text:style-name="T523"><text:line-break/></text:span><text:span text:style-name="T540">class</text:span><text:span text:style-name="T528"> </text:span><text:span text:style-name="T532">ProfileForm</text:span><text:span text:style-name="T528">(</text:span><text:span text:style-name="T534">ModelForm</text:span><text:span text:style-name="T528">):</text:span></text:p>
      <text:p text:style-name="P117">class<text:span text:style-name="T527"> </text:span><text:span text:style-name="T531">Meta</text:span><text:span text:style-name="T527">:</text:span></text:p>
      <text:p text:style-name="P117"><text:span text:style-name="T527">model </text:span><text:span text:style-name="T535">=</text:span><text:span text:style-name="T527"> Profile</text:span></text:p>
      <text:p text:style-name="P117"><text:span text:style-name="T527">fields </text:span><text:span text:style-name="T535">=</text:span><text:span text:style-name="T527"> </text:span><text:span text:style-name="T538">'__all__'</text:span></text:p>
      <text:p text:style-name="P114"/>
      <text:p text:style-name="P131">pass form on edit account view and render it to the html</text:p>
      <text:p text:style-name="P131"/>
      <text:p text:style-name="P131"/>
      <text:p text:style-name="P132">3. Create signals</text:p>
      <text:p text:style-name="P132"/>
      <text:p text:style-name="P132">Now we can create singlas that will update user when profile is updated. – <text:span text:style-name="T542">no idea whats going on further explanation needed</text:span></text:p>
      <text:p text:style-name="P133">if statement is to avoid infinite loop?</text:p>
      <text:p text:style-name="P133"><draw:frame draw:style-name="fr1" draw:name="Image26" text:anchor-type="char" svg:x="0.1602in" svg:y="0.1307in" svg:width="6.4791in" svg:height="9.0417in" draw:z-index="25"><draw:image xlink:href="Pictures/100000000000026E00000364D83F9338.png" xlink:type="simple" xlink:show="embed" xlink:actuate="onLoad" draw:mime-type="image/png"/></draw:frame><text:soft-page-break/></text:p>
      <text:p text:style-name="P134"><text:soft-page-break/>4. Update form:</text:p>
      <text:p text:style-name="P134"/>
      <text:p text:style-name="P134"/>
      <text:p text:style-name="P134">edit-form.html</text:p>
      <text:p text:style-name="P116"><text:span text:style-name="T527">&lt;</text:span><text:span text:style-name="T544">form</text:span><text:span text:style-name="T527"> </text:span>method<text:span text:style-name="T527">=</text:span><text:span text:style-name="T538">"POST"</text:span><text:span text:style-name="T527"> </text:span>action<text:span text:style-name="T527">=</text:span><text:span text:style-name="T538">"{% url 'edit-account' %}"</text:span>,<text:span text:style-name="T527"> </text:span>enctype<text:span text:style-name="T527">=</text:span><text:span text:style-name="T538">"multipart/form-data"</text:span><text:span text:style-name="T527">&gt;</text:span></text:p>
      <text:p text:style-name="P117"><text:span text:style-name="T533">{%</text:span><text:span text:style-name="T527"> </text:span>csrf_token<text:span text:style-name="T527"> </text:span><text:span text:style-name="T533">%}</text:span></text:p>
      <text:p text:style-name="P117"><text:span text:style-name="T533">{{</text:span><text:span text:style-name="T527"> form.as_p </text:span><text:span text:style-name="T533">}}</text:span></text:p>
      <text:p text:style-name="P117"><text:span text:style-name="T527">&lt;</text:span><text:span text:style-name="T544">input</text:span><text:span text:style-name="T527"> </text:span>type<text:span text:style-name="T527">=</text:span><text:span text:style-name="T538">"submit"</text:span><text:span text:style-name="T527"> </text:span>value<text:span text:style-name="T527">=</text:span><text:span text:style-name="T538">"Submit"</text:span><text:span text:style-name="T527"> /&gt;</text:span></text:p>
      <text:p text:style-name="P117"><text:span text:style-name="T527">&lt;/</text:span><text:span text:style-name="T544">form</text:span><text:span text:style-name="T527">&gt;</text:span></text:p>
      <text:p text:style-name="P134"/>
      <text:p text:style-name="P134"/>
      <text:p text:style-name="P134">views.py:</text:p>
      <text:p text:style-name="P116"><text:span text:style-name="T543">@login_required</text:span><text:span text:style-name="T527">(</text:span><text:span text:style-name="T531">login_url</text:span><text:span text:style-name="T535">=</text:span><text:span text:style-name="T538">'login'</text:span><text:span text:style-name="T527">)</text:span></text:p>
      <text:p text:style-name="P117">def<text:span text:style-name="T527"> </text:span><text:span text:style-name="T543">editAccount</text:span><text:span text:style-name="T527">(request):</text:span></text:p>
      <text:p text:style-name="P117"><text:span text:style-name="T527">profile </text:span><text:span text:style-name="T535">=</text:span><text:span text:style-name="T527"> request.user.profile</text:span></text:p>
      <text:p text:style-name="P117"><text:span text:style-name="T527">form </text:span><text:span text:style-name="T535">=</text:span><text:span text:style-name="T527"> ProfileForm(</text:span><text:span text:style-name="T531">instance</text:span><text:span text:style-name="T535">=</text:span><text:span text:style-name="T527">profile)</text:span></text:p>
      <text:p text:style-name="P117">if<text:span text:style-name="T527"> request.method </text:span><text:span text:style-name="T535">==</text:span><text:span text:style-name="T527"> </text:span><text:span text:style-name="T538">'POST'</text:span><text:span text:style-name="T527">:</text:span></text:p>
      <text:p text:style-name="P117"><text:span text:style-name="T527">form </text:span><text:span text:style-name="T535">=</text:span><text:span text:style-name="T527"> ProfileForm(request.</text:span><text:span text:style-name="T533">POST</text:span><text:span text:style-name="T527">, request.</text:span><text:span text:style-name="T533">FILES</text:span><text:span text:style-name="T527">, </text:span><text:span text:style-name="T531">instance</text:span><text:span text:style-name="T535">=</text:span><text:span text:style-name="T527">profile.profile)</text:span></text:p>
      <text:p text:style-name="P117">if<text:span text:style-name="T527"> form.is_valid():</text:span></text:p>
      <text:p text:style-name="P410">form.save()</text:p>
      <text:p text:style-name="P117"><text:span text:style-name="T527">messages.success(request, </text:span><text:span text:style-name="T538">'Profile was updated!'</text:span><text:span text:style-name="T527">)</text:span></text:p>
      <text:p text:style-name="P117">return<text:span text:style-name="T527"> redirect(</text:span><text:span text:style-name="T538">'account'</text:span><text:span text:style-name="T527">)</text:span></text:p>
      <text:p text:style-name="P117"><text:span text:style-name="T527">context </text:span><text:span text:style-name="T535">=</text:span><text:span text:style-name="T527"> {</text:span><text:span text:style-name="T538">'form'</text:span><text:span text:style-name="T527">: form, }</text:span></text:p>
      <text:p text:style-name="P118">return<text:span text:style-name="T527"> render(request, </text:span><text:span text:style-name="T538">'users/profile_form.html'</text:span><text:span text:style-name="T527">, context)</text:span></text:p>
      <text:p text:style-name="P134"/>
      <text:p text:style-name="P135">1.</text:p>
      <text:p text:style-name="P278">Retrieve User Profile: The function starts by retrieving the profile of the currently logged-in user with <text:span text:style-name="T545">profile = request.user.profile</text:span>. This assumes that the <text:span text:style-name="T545">User</text:span> model has a one-to-one relationship with a <text:span text:style-name="T545">Profile</text:span> model, accessible via the <text:span text:style-name="T545">profile</text:span> attribute.</text:p>
      <text:p text:style-name="P279">2.</text:p>
      <text:p text:style-name="P278">Initialize Profile Form: A <text:span text:style-name="T545">ProfileForm</text:span> instance is created and initialized with the user's profile data using <text:span text:style-name="T545">form = ProfileForm(instance=profile)</text:span>. This form is likely a Django ModelForm designed to handle the input fields for the <text:span text:style-name="T545">Profile</text:span> model.</text:p>
      <text:p text:style-name="P279">3.</text:p>
      <text:p text:style-name="P278">Handle POST Request: The function checks if the current request method is <text:span text:style-name="T545">POST</text:span>, which indicates that the form has been submitted. If so, it re-initializes the <text:span text:style-name="T545">ProfileForm</text:span> with the submitted data (<text:span text:style-name="T545">request.POST</text:span>) and files (<text:span text:style-name="T545">request.FILES</text:span>), along with the instance of the profile to be updated (<text:span text:style-name="T545">instance=profile.profile</text:span>). This line seems to contain an error; it should probably be <text:span text:style-name="T545">instance=profile</text:span> instead of <text:span text:style-name="T545">instance=profile.profile</text:span>, assuming that <text:span text:style-name="T545">profile</text:span> is the instance to be updated.</text:p>
      <text:p text:style-name="P279"><text:soft-page-break/>4.</text:p>
      <text:p text:style-name="P278">Form Validation and Save: If the form is valid (<text:span text:style-name="T545">form.is_valid()</text:span>), it is saved with <text:span text:style-name="T545">form.save()</text:span>. This updates the user's profile with the submitted data.</text:p>
      <text:p text:style-name="P279">5.</text:p>
      <text:p text:style-name="P278">Success Message and Redirect: Upon successfully saving the form, a success message is added using <text:span text:style-name="T545">messages.success(request, 'Profile was updated!')</text:span>, and the user is redirected to the 'account' page with <text:span text:style-name="T545">return redirect('account')</text:span>.</text:p>
      <text:p text:style-name="P279">6.</text:p>
      <text:p text:style-name="P278">Context and Template Rendering: If the request method is not <text:span text:style-name="T545">POST</text:span> or if the form is not valid, the function prepares the context dictionary with the form (<text:span text:style-name="T545">{'form': form, }</text:span>) and renders the <text:span text:style-name="T545">users/profile_form.html</text:span> template. This template is expected to display the profile form, allowing the user to edit their profile information.</text:p>
      <text:p text:style-name="P134"/>
      <text:p text:style-name="P134"/>
      <text:p text:style-name="P134">urls.py</text:p>
      <text:p text:style-name="P116"><text:span text:style-name="T527">path(</text:span><text:span text:style-name="T538">'edit-account/'</text:span><text:span text:style-name="T527">, views.editAccount, </text:span><text:span text:style-name="T531">name</text:span><text:span text:style-name="T535">=</text:span><text:span text:style-name="T538">"edit-account"</text:span><text:span text:style-name="T527">),</text:span></text:p>
      <text:p text:style-name="P134"/>
      <text:p text:style-name="P134"/>
      <text:p text:style-name="P134">forms.py:</text:p>
      <text:p text:style-name="P116">class<text:span text:style-name="T527"> </text:span><text:span text:style-name="T531">ProfileForm</text:span><text:span text:style-name="T527">(</text:span><text:span text:style-name="T533">ModelForm</text:span><text:span text:style-name="T527">):</text:span></text:p>
      <text:p text:style-name="P117">class<text:span text:style-name="T527"> </text:span><text:span text:style-name="T531">Meta</text:span><text:span text:style-name="T527">:</text:span></text:p>
      <text:p text:style-name="P117"><text:span text:style-name="T527">model </text:span><text:span text:style-name="T535">=</text:span><text:span text:style-name="T527"> Profile</text:span></text:p>
      <text:p text:style-name="P117"><text:span text:style-name="T527">fields </text:span><text:span text:style-name="T535">=</text:span><text:span text:style-name="T527"> [</text:span><text:span text:style-name="T538">'name'</text:span><text:span text:style-name="T527">, </text:span><text:span text:style-name="T538">'email'</text:span><text:span text:style-name="T527">, </text:span><text:span text:style-name="T538">'username'</text:span><text:span text:style-name="T527">, </text:span><text:span text:style-name="T538">'location'</text:span><text:span text:style-name="T527">, </text:span><text:span text:style-name="T538">'bio'</text:span><text:span text:style-name="T527">, </text:span></text:p>
      <text:p text:style-name="P117"><text:span text:style-name="T538">'short_intro'</text:span><text:span text:style-name="T527">, </text:span><text:span text:style-name="T538">'profile_image'</text:span><text:span text:style-name="T527">, </text:span><text:span text:style-name="T538">'social_github'</text:span><text:span text:style-name="T527">, </text:span></text:p>
      <text:p text:style-name="P117"><text:span text:style-name="T538">'social_linkedin'</text:span><text:span text:style-name="T527">, </text:span><text:span text:style-name="T538">'social_twitter'</text:span><text:span text:style-name="T527">, </text:span><text:span text:style-name="T538">'social_youtube'</text:span><text:span text:style-name="T527">, </text:span></text:p>
      <text:p text:style-name="P117"><text:span text:style-name="T538">'social_website'</text:span><text:span text:style-name="T527">, ]</text:span></text:p>
      <text:p text:style-name="P134"/>
      <text:p text:style-name="P136">We create form on our html page pre fill it with all profile info edit it submit and return user to their profile page.</text:p>
      <text:p text:style-name="P136"/>
      <text:p text:style-name="P280">Theme your form</text:p>
      <text:p text:style-name="P281">5. Give users CRUD on their projects:</text:p>
      <text:p text:style-name="P280"/>
      <text:p text:style-name="P119"><text:span text:style-name="T527">&lt;</text:span><text:span text:style-name="T544">a</text:span><text:span text:style-name="T527"> </text:span>href<text:span text:style-name="T527">=</text:span><text:span text:style-name="T538">"{% url 'create-project' %}"</text:span><text:span text:style-name="T527">&gt;&lt;</text:span><text:span text:style-name="T544">i</text:span><text:span text:style-name="T527"> </text:span>class<text:span text:style-name="T527">=</text:span><text:span text:style-name="T538">"la la-plus"</text:span><text:span text:style-name="T527">&gt;&lt;/</text:span><text:span text:style-name="T544">i</text:span><text:span text:style-name="T527">&gt; Add Project&lt;/</text:span><text:span text:style-name="T544">a</text:span><text:span text:style-name="T527">&gt;</text:span></text:p>
      <text:p text:style-name="P280"/>
      <text:p text:style-name="P282">Create link to create project page where user can add a project. <text:span text:style-name="T546">Before creating project we need to have that new project connected to user that added it. As of now project will just be added to database but no user will be connected to it. </text:span><text:span text:style-name="T547">We need to edit our createProject function in projects app views.py:</text:span></text:p>
      <text:p text:style-name="P282"/>
      <text:p text:style-name="P120"><text:span text:style-name="T527">profile </text:span><text:span text:style-name="T535">=</text:span><text:span text:style-name="T527"> request.user.profile – </text:span><text:span text:style-name="T529">this will take currently logged user</text:span></text:p>
      <text:p text:style-name="P120"><text:span text:style-name="T527">project </text:span><text:span text:style-name="T535">=</text:span><text:span text:style-name="T527"> form.save(</text:span><text:span text:style-name="T531">commit</text:span><text:span text:style-name="T535">=</text:span><text:span text:style-name="T533">False</text:span><text:span text:style-name="T527">) – </text:span><text:span text:style-name="T529">create instance of project</text:span></text:p>
      <text:p text:style-name="P120"><text:span text:style-name="T529">project.owner </text:span><text:span text:style-name="T536">=</text:span><text:span text:style-name="T529"> profile – set owner of project to current user</text:span></text:p>
      <text:p text:style-name="P411"><text:span text:style-name="T529">project.save() - </text:span><text:span text:style-name="T548">save to database</text:span></text:p>
      <text:p text:style-name="P120"><text:span text:style-name="T529"/></text:p>
      <text:p text:style-name="P282"/>
      <text:p text:style-name="P283">Updated createProject function:</text:p>
      <text:p text:style-name="P121"><text:span text:style-name="T543">@login_required</text:span><text:span text:style-name="T527">(</text:span><text:span text:style-name="T531">login_url</text:span><text:span text:style-name="T535">=</text:span><text:span text:style-name="T538">"login"</text:span><text:span text:style-name="T527">)</text:span></text:p>
      <text:p text:style-name="P117">def<text:span text:style-name="T527"> </text:span><text:span text:style-name="T543">createProject</text:span><text:span text:style-name="T527">(request):</text:span></text:p>
      <text:p text:style-name="P117"><text:span text:style-name="T527">profile </text:span><text:span text:style-name="T535">=</text:span><text:span text:style-name="T527"> request.user.profile</text:span></text:p>
      <text:p text:style-name="P117"><text:span text:style-name="T527">form </text:span><text:span text:style-name="T535">=</text:span><text:span text:style-name="T527"> ProjectForm()</text:span></text:p>
      <text:p text:style-name="P117">if<text:span text:style-name="T527"> request.method </text:span><text:span text:style-name="T535">==</text:span><text:span text:style-name="T527"> </text:span><text:span text:style-name="T538">'POST'</text:span><text:span text:style-name="T527">:</text:span></text:p>
      <text:p text:style-name="P117"><text:span text:style-name="T527">form </text:span><text:span text:style-name="T535">=</text:span><text:span text:style-name="T527"> ProjectForm(request.</text:span><text:span text:style-name="T533">POST</text:span><text:span text:style-name="T527">, request.</text:span><text:span text:style-name="T533">FILES</text:span><text:span text:style-name="T527">)</text:span></text:p>
      <text:p text:style-name="P117">if<text:span text:style-name="T527"> form.is_valid():</text:span></text:p>
      <text:p text:style-name="P117"><text:span text:style-name="T527">project </text:span><text:span text:style-name="T535">=</text:span><text:span text:style-name="T527"> form.save(</text:span><text:span text:style-name="T531">commit</text:span><text:span text:style-name="T535">=</text:span><text:span text:style-name="T533">False</text:span><text:span text:style-name="T527">)</text:span></text:p>
      <text:p text:style-name="P117"><text:span text:style-name="T527">project.owner </text:span><text:span text:style-name="T535">=</text:span><text:span text:style-name="T527"> profile</text:span></text:p>
      <text:p text:style-name="P410">project.save()</text:p>
      <text:p text:style-name="P117">return<text:span text:style-name="T527"> redirect(</text:span><text:span text:style-name="T538">'projects'</text:span><text:span text:style-name="T527">)</text:span></text:p>
      <text:p text:style-name="P117"><text:span text:style-name="T527">context </text:span><text:span text:style-name="T535">=</text:span><text:span text:style-name="T527"> {</text:span><text:span text:style-name="T538">'form'</text:span><text:span text:style-name="T527">: form}</text:span></text:p>
      <text:p text:style-name="P117">return<text:span text:style-name="T527"> render(request, </text:span><text:span text:style-name="T538">"projects/project_form.html"</text:span><text:span text:style-name="T527">, context)</text:span></text:p>
      <text:p text:style-name="P121"><text:span text:style-name="T527"/></text:p>
      <text:p text:style-name="P382"/>
      <text:p text:style-name="P284">6. Prevent other users from editing our project by pasting pasting project id in url we need to change updateProfile function:</text:p>
      <text:p text:style-name="P284"/>
      <text:p text:style-name="P128"><text:span text:style-name="T527">def </text:span><text:span text:style-name="T543">updateProject</text:span><text:span text:style-name="T527">(request, pk):</text:span></text:p>
      <text:p text:style-name="P117"><text:span text:style-name="T527">profile </text:span><text:span text:style-name="T535">=</text:span><text:span text:style-name="T527"> request.user.profile - </text:span><text:span text:style-name="T530">+added this</text:span></text:p>
      <text:p text:style-name="P117"><text:span text:style-name="T527">project </text:span><text:span text:style-name="T535">=</text:span><text:span text:style-name="T527"> Project.objects.get(</text:span><text:span text:style-name="T531">id</text:span><text:span text:style-name="T535">=</text:span><text:span text:style-name="T527">pk) → project </text:span><text:span text:style-name="T535">=</text:span><text:span text:style-name="T527"> profile.project_set.get(</text:span><text:span text:style-name="T531">id</text:span><text:span text:style-name="T535">=</text:span><text:span text:style-name="T527">pk) – </text:span><text:span text:style-name="T530">change this</text:span></text:p>
      <text:p text:style-name="P128"><text:span text:style-name="T527"/></text:p>
      <text:p text:style-name="P284">we take currently logged user</text:p>
      <text:p text:style-name="P284">we return only the projects of the logged user instead of all</text:p>
      <text:p text:style-name="P284"/>
      <text:p text:style-name="P284">- <text:span text:style-name="T549">do the same for deleteProject function.</text:span></text:p>
      <text:p text:style-name="P285">7. <text:span text:style-name="T555">CRUD skill</text:span></text:p>
      <text:p text:style-name="P286"/>
      <text:p text:style-name="P286">add views</text:p>
      <text:p text:style-name="P122"><text:span text:style-name="T543">@login_required</text:span><text:span text:style-name="T527">(</text:span><text:span text:style-name="T531">login_url</text:span><text:span text:style-name="T535">=</text:span><text:span text:style-name="T538">'login'</text:span><text:span text:style-name="T527">)</text:span></text:p>
      <text:p text:style-name="P117">def<text:span text:style-name="T527"> </text:span><text:span text:style-name="T543">createSkill</text:span><text:span text:style-name="T527">(request):</text:span></text:p>
      <text:p text:style-name="P117"><text:span text:style-name="T527">context </text:span><text:span text:style-name="T535">=</text:span><text:span text:style-name="T527"> {}</text:span></text:p>
      <text:p text:style-name="P117">return<text:span text:style-name="T527"> render(request, </text:span><text:span text:style-name="T538">'users/skill_form.html'</text:span><text:span text:style-name="T527">, context)</text:span></text:p>
      <text:p text:style-name="P286"/>
      <text:p text:style-name="P286">add path</text:p>
      <text:p text:style-name="P122"><text:span text:style-name="T527">path(</text:span><text:span text:style-name="T538">'create-skill/'</text:span><text:span text:style-name="T527">, views.createSkill, </text:span><text:span text:style-name="T531">name</text:span><text:span text:style-name="T535">=</text:span><text:span text:style-name="T538">"create-skill"</text:span><text:span text:style-name="T527">),</text:span></text:p>
      <text:p text:style-name="P286"/>
      <text:p text:style-name="P286">link from account page</text:p>
      <text:p text:style-name="P122">href<text:span text:style-name="T527">=</text:span><text:span text:style-name="T538">"{% url 'create-skill' %}</text:span></text:p>
      <text:p text:style-name="P286"/>
      <text:p text:style-name="P287">skill_form.html page:</text:p>
      <text:p text:style-name="P123"><text:span text:style-name="T527">&lt;</text:span><text:span text:style-name="T544">form</text:span><text:span text:style-name="T527"> </text:span>method<text:span text:style-name="T527">=</text:span><text:span text:style-name="T538">"POST"</text:span><text:span text:style-name="T527"> </text:span>action<text:span text:style-name="T527">=</text:span><text:span text:style-name="T538">"#"</text:span><text:span text:style-name="T527">&gt;</text:span></text:p>
      <text:p text:style-name="P117"><text:span text:style-name="T533">{%</text:span><text:span text:style-name="T527"> </text:span>csrf_token<text:span text:style-name="T527"> </text:span><text:span text:style-name="T533">%}</text:span></text:p>
      <text:p text:style-name="P117"><text:span text:style-name="T527">&lt;</text:span><text:span text:style-name="T544">input</text:span><text:span text:style-name="T527"> </text:span>type<text:span text:style-name="T527">=</text:span><text:span text:style-name="T538">"submit"</text:span><text:span text:style-name="T527"> </text:span>value<text:span text:style-name="T527">=</text:span><text:span text:style-name="T538">"Submit"</text:span><text:span text:style-name="T527"> /&gt;</text:span></text:p>
      <text:p text:style-name="P117"><text:span text:style-name="T527">&lt;/</text:span><text:span text:style-name="T544">form</text:span><text:span text:style-name="T527">&gt;</text:span></text:p>
      <text:p text:style-name="P287"/>
      <text:p text:style-name="P287">forms.py add:</text:p>
      <text:p text:style-name="P117">class<text:span text:style-name="T527"> </text:span><text:span text:style-name="T531">SkillForm</text:span><text:span text:style-name="T527">(</text:span><text:span text:style-name="T533">ModelForm</text:span><text:span text:style-name="T527">):</text:span></text:p>
      <text:p text:style-name="P117">class<text:span text:style-name="T527"> </text:span><text:span text:style-name="T531">Meta</text:span><text:span text:style-name="T527">:</text:span></text:p>
      <text:p text:style-name="P117"><text:span text:style-name="T527">model </text:span><text:span text:style-name="T535">=</text:span><text:span text:style-name="T527"> Skill</text:span></text:p>
      <text:p text:style-name="P117"><text:span text:style-name="T527">fields </text:span><text:span text:style-name="T535">=</text:span><text:span text:style-name="T527"> </text:span><text:span text:style-name="T538">'__all__'</text:span></text:p>
      <text:p text:style-name="P117"><text:span text:style-name="T527">exclude </text:span><text:span text:style-name="T535">=</text:span><text:span text:style-name="T527"> [</text:span><text:span text:style-name="T538">'owner'</text:span><text:span text:style-name="T527">]</text:span></text:p>
      <text:p text:style-name="P287"/>
      <text:p text:style-name="P288">update skill_form.html:</text:p>
      <text:p text:style-name="P124"><text:span text:style-name="T527">&lt;</text:span><text:span text:style-name="T544">form</text:span><text:span text:style-name="T527"> </text:span>method<text:span text:style-name="T527">=</text:span><text:span text:style-name="T538">"POST"</text:span><text:span text:style-name="T527"> </text:span>action<text:span text:style-name="T527">=</text:span><text:span text:style-name="T538">"#"</text:span><text:span text:style-name="T527">&gt;</text:span></text:p>
      <text:p text:style-name="P117"><text:span text:style-name="T533">{%</text:span><text:span text:style-name="T527"> </text:span>csrf_token<text:span text:style-name="T527"> </text:span><text:span text:style-name="T533">%}</text:span></text:p>
      <text:p text:style-name="P117"><text:span text:style-name="T533">{%</text:span><text:span text:style-name="T527"> </text:span>for<text:span text:style-name="T527"> field </text:span>in<text:span text:style-name="T527"> form </text:span><text:span text:style-name="T533">%}</text:span></text:p>
      <text:p text:style-name="P117"><text:span text:style-name="T533">{{</text:span><text:span text:style-name="T527"> field.label </text:span><text:span text:style-name="T533">}}</text:span></text:p>
      <text:p text:style-name="P117"><text:span text:style-name="T533">{{</text:span><text:span text:style-name="T527"> field </text:span><text:span text:style-name="T533">}}</text:span></text:p>
      <text:p text:style-name="P117"><text:span text:style-name="T533">{%</text:span><text:span text:style-name="T527"> </text:span>endfor<text:span text:style-name="T527"> </text:span><text:span text:style-name="T533">%}</text:span></text:p>
      <text:p text:style-name="P117"><text:span text:style-name="T527">&lt;</text:span><text:span text:style-name="T544">input</text:span><text:span text:style-name="T527"> </text:span>type<text:span text:style-name="T527">=</text:span><text:span text:style-name="T538">"submit"</text:span><text:span text:style-name="T527"> </text:span>value<text:span text:style-name="T527">=</text:span><text:span text:style-name="T538">"Submit"</text:span><text:span text:style-name="T527"> /&gt;</text:span></text:p>
      <text:p text:style-name="P117"><text:span text:style-name="T527">&lt;/</text:span><text:span text:style-name="T544">form</text:span><text:span text:style-name="T527">&gt;</text:span></text:p>
      <text:p text:style-name="P288"/>
      <text:p text:style-name="P289"/>
      <text:p text:style-name="P289"/>
      <text:p text:style-name="P289"/>
      <text:p text:style-name="P289"/>
      <text:p text:style-name="P289"/>
      <text:p text:style-name="P289"/>
      <text:p text:style-name="P289"/>
      <text:p text:style-name="P289"/>
      <text:p text:style-name="P289"/>
      <text:p text:style-name="P289"><text:soft-page-break/>update views.py:</text:p>
      <text:p text:style-name="P289"/>
      <text:p text:style-name="P125"><text:span text:style-name="T543">@login_required</text:span><text:span text:style-name="T527">(</text:span><text:span text:style-name="T531">login_url</text:span><text:span text:style-name="T535">=</text:span><text:span text:style-name="T538">'login'</text:span><text:span text:style-name="T527">)</text:span></text:p>
      <text:p text:style-name="P117">def<text:span text:style-name="T527"> </text:span><text:span text:style-name="T543">createSkill</text:span><text:span text:style-name="T527">(request):</text:span></text:p>
      <text:p text:style-name="P117"><text:span text:style-name="T527">form </text:span><text:span text:style-name="T535">=</text:span><text:span text:style-name="T527"> SkillForm()</text:span></text:p>
      <text:p text:style-name="P117">if<text:span text:style-name="T527"> request.method </text:span><text:span text:style-name="T535">==</text:span><text:span text:style-name="T527"> </text:span><text:span text:style-name="T538">'POST'</text:span><text:span text:style-name="T527">:</text:span></text:p>
      <text:p text:style-name="P117"><text:span text:style-name="T527">profile </text:span><text:span text:style-name="T535">=</text:span><text:span text:style-name="T527"> request.user.profile</text:span></text:p>
      <text:p text:style-name="P117"><text:span text:style-name="T527">form </text:span><text:span text:style-name="T535">=</text:span><text:span text:style-name="T527"> SkillForm(request.</text:span><text:span text:style-name="T533">POST</text:span><text:span text:style-name="T527">)</text:span></text:p>
      <text:p text:style-name="P117">if<text:span text:style-name="T527"> form.is_valid():</text:span></text:p>
      <text:p text:style-name="P117"><text:span text:style-name="T527">skill </text:span><text:span text:style-name="T535">=</text:span><text:span text:style-name="T527"> form.save(</text:span><text:span text:style-name="T531">commit</text:span><text:span text:style-name="T535">=</text:span><text:span text:style-name="T533">False</text:span><text:span text:style-name="T527">)</text:span></text:p>
      <text:p text:style-name="P117"><text:span text:style-name="T527">skill.owner </text:span><text:span text:style-name="T535">=</text:span><text:span text:style-name="T527"> profile</text:span></text:p>
      <text:p text:style-name="P410">skill.save()</text:p>
      <text:p text:style-name="P117"><text:span text:style-name="T527">messages.success(request, </text:span><text:span text:style-name="T538">'Skill was created!'</text:span><text:span text:style-name="T527">)</text:span></text:p>
      <text:p text:style-name="P117">return<text:span text:style-name="T527"> redirect(</text:span><text:span text:style-name="T538">'account'</text:span><text:span text:style-name="T527">)</text:span></text:p>
      <text:p text:style-name="P117"><text:span text:style-name="T527">context </text:span><text:span text:style-name="T535">=</text:span><text:span text:style-name="T527"> {</text:span><text:span text:style-name="T538">'form'</text:span><text:span text:style-name="T527">:form, }</text:span></text:p>
      <text:p text:style-name="P117">return<text:span text:style-name="T527"> render(request, </text:span><text:span text:style-name="T538">'users/skill_form.html'</text:span><text:span text:style-name="T527">, context)</text:span></text:p>
      <text:p text:style-name="P289"/>
      <text:p text:style-name="P289">- all above is repetition <text:span text:style-name="T553">write it down as one more repetition </text:span><text:span text:style-name="T554">or remove it</text:span></text:p>
      <text:p text:style-name="P289"/>
      <text:p text:style-name="P290"/>
      <text:p text:style-name="P291">7.2 update skill:</text:p>
      <text:p text:style-name="P290"><draw:frame draw:style-name="fr1" draw:name="Image27" text:anchor-type="char" svg:x="-0.0228in" svg:y="0.0374in" svg:width="6.9547in" svg:height="1.8957in" draw:z-index="26"><draw:image xlink:href="Pictures/10000000000003810000010532B8D3F8.png" xlink:type="simple" xlink:show="embed" xlink:actuate="onLoad" draw:mime-type="image/png"/></draw:frame></text:p>
      <text:p text:style-name="P290">url <text:span text:style-name="T556">(similar to create but with pk)</text:span></text:p>
      <text:p text:style-name="P290"><text:span text:style-name="T528">path(</text:span><text:span text:style-name="T539">'update-skill/&lt;str:pk&gt;/'</text:span><text:span text:style-name="T528">, views.updateSkill, </text:span><text:span text:style-name="T532">name</text:span><text:span text:style-name="T537">=</text:span><text:span text:style-name="T539">"update-skill"</text:span><text:span text:style-name="T528">),</text:span></text:p>
      <text:p text:style-name="P290"/>
      <text:p text:style-name="P290">view – similar to create except with pk as argument (same form)</text:p>
      <text:p text:style-name="P126"><text:span text:style-name="T543">@login_required</text:span><text:span text:style-name="T527">(</text:span><text:span text:style-name="T531">login_url</text:span><text:span text:style-name="T535">=</text:span><text:span text:style-name="T538">'login'</text:span><text:span text:style-name="T527">)</text:span></text:p>
      <text:p text:style-name="P117">def<text:span text:style-name="T527"> </text:span><text:span text:style-name="T543">updateSkill</text:span><text:span text:style-name="T527">(request, pk):</text:span></text:p>
      <text:p text:style-name="P117"><text:span text:style-name="T527">profile </text:span><text:span text:style-name="T535">=</text:span><text:span text:style-name="T527"> request.user.profile</text:span></text:p>
      <text:p text:style-name="P117"><text:span text:style-name="T527">skill </text:span><text:span text:style-name="T535">=</text:span><text:span text:style-name="T527"> profile.skill_set.get(</text:span><text:span text:style-name="T531">id</text:span><text:span text:style-name="T535">=</text:span><text:span text:style-name="T527">pk) </text:span># get the skill from our skills that we want to edit</text:p>
      <text:p text:style-name="P117"><text:span text:style-name="T527">form </text:span><text:span text:style-name="T535">=</text:span><text:span text:style-name="T527"> SkillForm(</text:span><text:span text:style-name="T531">instance</text:span><text:span text:style-name="T535">=</text:span><text:span text:style-name="T527">skill)</text:span></text:p>
      <text:p text:style-name="P117">if<text:span text:style-name="T527"> request.method </text:span><text:span text:style-name="T535">==</text:span><text:span text:style-name="T527"> </text:span><text:span text:style-name="T538">'POST'</text:span><text:span text:style-name="T527">:</text:span></text:p>
      <text:p text:style-name="P117"><text:span text:style-name="T527">form </text:span><text:span text:style-name="T535">=</text:span><text:span text:style-name="T527"> SkillForm(request.</text:span><text:span text:style-name="T533">POST</text:span><text:span text:style-name="T527">, </text:span><text:span text:style-name="T531">instance</text:span><text:span text:style-name="T535">=</text:span><text:span text:style-name="T527">skill)</text:span></text:p>
      <text:p text:style-name="P117">if<text:span text:style-name="T527"> form.is_valid():</text:span></text:p>
      <text:p text:style-name="P410">form.save()</text:p>
      <text:p text:style-name="P117"><text:span text:style-name="T527">messages.success(request, </text:span><text:span text:style-name="T538">'Skill was created!'</text:span><text:span text:style-name="T527">)</text:span></text:p>
      <text:p text:style-name="P117">return<text:span text:style-name="T527"> redirect(</text:span><text:span text:style-name="T538">'account'</text:span><text:span text:style-name="T527">)</text:span></text:p>
      <text:p text:style-name="P117"><text:span text:style-name="T527">context </text:span><text:span text:style-name="T535">=</text:span><text:span text:style-name="T527"> {</text:span><text:span text:style-name="T538">'form'</text:span><text:span text:style-name="T527">:form, }</text:span></text:p>
      <text:p text:style-name="P117">return<text:span text:style-name="T527"> render(request, </text:span><text:span text:style-name="T538">'users/skill_form.html'</text:span><text:span text:style-name="T527">, context)</text:span></text:p>
      <text:p text:style-name="P290"/>
      <text:p text:style-name="P290">html: <text:span text:style-name="T557">(same as create)</text:span></text:p>
      <text:p text:style-name="P127"><text:span text:style-name="T527">&lt;</text:span><text:span text:style-name="T544">form</text:span><text:span text:style-name="T527"> method=</text:span><text:span text:style-name="T538">"POST"</text:span><text:span text:style-name="T527"> action=</text:span><text:span text:style-name="T538">""</text:span><text:span text:style-name="T527">&gt;</text:span></text:p>
      <text:p text:style-name="P117"><text:span text:style-name="T533">{%</text:span><text:span text:style-name="T527"> </text:span>csrf_token<text:span text:style-name="T527"> </text:span><text:span text:style-name="T533">%}</text:span></text:p>
      <text:p text:style-name="P117"><text:span text:style-name="T533">{%</text:span><text:span text:style-name="T527"> </text:span>for<text:span text:style-name="T527"> field </text:span>in<text:span text:style-name="T527"> form </text:span><text:span text:style-name="T533">%}</text:span></text:p>
      <text:p text:style-name="P117"><text:span text:style-name="T527">&lt;</text:span><text:span text:style-name="T544">div</text:span><text:span text:style-name="T527"> </text:span>class<text:span text:style-name="T527">=</text:span><text:span text:style-name="T538">"form__field"</text:span><text:span text:style-name="T527">&gt;</text:span></text:p>
      <text:p text:style-name="P117"><text:span text:style-name="T527">&lt;</text:span><text:span text:style-name="T544">label</text:span><text:span text:style-name="T527"> </text:span>for<text:span text:style-name="T527">=</text:span><text:span text:style-name="T538">"formInput#text"</text:span><text:span text:style-name="T527">&gt;</text:span><text:span text:style-name="T533">{{</text:span><text:span text:style-name="T527">field.label</text:span><text:span text:style-name="T533">}}</text:span><text:span text:style-name="T527">&lt;/</text:span><text:span text:style-name="T544">label</text:span><text:span text:style-name="T527">&gt;</text:span></text:p>
      <text:p text:style-name="P117"><text:span text:style-name="T533">{{</text:span><text:span text:style-name="T527">field</text:span><text:span text:style-name="T533">}}</text:span></text:p>
      <text:p text:style-name="P117"><text:span text:style-name="T527">&lt;/</text:span><text:span text:style-name="T544">div</text:span><text:span text:style-name="T527">&gt;</text:span></text:p>
      <text:p text:style-name="P117"><text:span text:style-name="T533">{%</text:span><text:span text:style-name="T527"> </text:span>endfor<text:span text:style-name="T527"> </text:span><text:span text:style-name="T533">%}</text:span></text:p>
      <text:p text:style-name="P117"><text:span text:style-name="T527">&lt;</text:span><text:span text:style-name="T544">input </text:span>type<text:span text:style-name="T527">=</text:span><text:span text:style-name="T538">"submit" </text:span>value<text:span text:style-name="T527">=</text:span><text:span text:style-name="T538">"Submit" </text:span><text:span text:style-name="T527">/&gt;</text:span></text:p>
      <text:p text:style-name="P117"><text:span text:style-name="T527">&lt;/</text:span><text:span text:style-name="T544">form</text:span><text:span text:style-name="T527">&gt;</text:span></text:p>
      <text:p text:style-name="P290"/>
      <text:p text:style-name="P292">7.3 Delete Skill</text:p>
      <text:p text:style-name="P293"/>
      <text:p text:style-name="P293">take delete_template.html from projects/templates and move it to main project templates folder because we will be using this page in 2 apps.</text:p>
      <text:p text:style-name="P293"/>
      <text:p text:style-name="P293">Update all projects views that use this tempalte.</text:p>
      <text:p text:style-name="P293"/>
      <text:p text:style-name="P294"><text:span text:style-name="T558">Views:</text:span></text:p>
      <text:p text:style-name="P129">def<text:span text:style-name="T527"> </text:span><text:span text:style-name="T543">deleteSkill</text:span><text:span text:style-name="T527">(request, pk):</text:span></text:p>
      <text:p text:style-name="P408"><text:span text:style-name="T527">profile </text:span><text:span text:style-name="T535">=</text:span><text:span text:style-name="T527"> request.user.profile</text:span></text:p>
      <text:p text:style-name="P408"><text:span text:style-name="T527">skill </text:span><text:span text:style-name="T535">=</text:span><text:span text:style-name="T527"> profile.skill_set.get(</text:span><text:span text:style-name="T531">id</text:span><text:span text:style-name="T535">=</text:span><text:span text:style-name="T527">pk)</text:span></text:p>
      <text:p text:style-name="P408">if<text:span text:style-name="T527"> request.method </text:span><text:span text:style-name="T535">==</text:span><text:span text:style-name="T527"> </text:span><text:span text:style-name="T538">'POST'</text:span><text:span text:style-name="T527">:</text:span></text:p>
      <text:p text:style-name="P409">skill.delete()</text:p>
      <text:p text:style-name="P408"><text:span text:style-name="T527">messages.success(request, </text:span><text:span text:style-name="T538">'Skill was deleted!'</text:span><text:span text:style-name="T527">)</text:span></text:p>
      <text:p text:style-name="P408">return<text:span text:style-name="T527"> redirect(</text:span><text:span text:style-name="T538">'account'</text:span><text:span text:style-name="T527">)</text:span></text:p>
      <text:p text:style-name="P408"><text:span text:style-name="T527">context </text:span><text:span text:style-name="T535">=</text:span><text:span text:style-name="T527"> {</text:span><text:span text:style-name="T538">'object'</text:span><text:span text:style-name="T527">: skill}</text:span></text:p>
      <text:p text:style-name="P408">return<text:span text:style-name="T527"> render(request, </text:span><text:span text:style-name="T538">'delete_template.html'</text:span><text:span text:style-name="T527">, context)</text:span></text:p>
      <text:p text:style-name="P294"/>
      <text:p text:style-name="P294"><text:span text:style-name="T558">url:</text:span></text:p>
      <text:p text:style-name="P129"><text:span text:style-name="T527">path(</text:span><text:span text:style-name="T538">'delete-skill/&lt;str:pk&gt;/'</text:span><text:span text:style-name="T527">, views.deleteSkill, </text:span><text:span text:style-name="T531">name</text:span><text:span text:style-name="T535">=</text:span><text:span text:style-name="T538">"delete-skill"</text:span><text:span text:style-name="T527">),</text:span></text:p>
      <text:p text:style-name="P294"/>
      <text:p text:style-name="P294"><text:span text:style-name="T558">delete_template.html – one we moved from projects:</text:span></text:p>
      <text:p text:style-name="P129"><text:span text:style-name="T527">&lt;</text:span><text:span text:style-name="T544">form</text:span><text:span text:style-name="T527"> </text:span>action<text:span text:style-name="T527">=</text:span><text:span text:style-name="T538">""</text:span><text:span text:style-name="T527"> </text:span>method<text:span text:style-name="T527">=</text:span><text:span text:style-name="T538">"POST"</text:span><text:span text:style-name="T527">&gt;</text:span></text:p>
      <text:p text:style-name="P408"><text:span text:style-name="T533">{%</text:span><text:span text:style-name="T527"> </text:span>csrf_token<text:span text:style-name="T527"> </text:span><text:span text:style-name="T533">%}</text:span></text:p>
      <text:p text:style-name="P408"><text:span text:style-name="T527">&lt;</text:span><text:span text:style-name="T544">p</text:span><text:span text:style-name="T527">&gt;Are you sure you want to delete "</text:span><text:span text:style-name="T533">{{</text:span><text:span text:style-name="T527">object</text:span><text:span text:style-name="T533">}}</text:span><text:span text:style-name="T527">"?&lt;/</text:span><text:span text:style-name="T544">p</text:span><text:span text:style-name="T527">&gt;</text:span></text:p>
      <text:p text:style-name="P408"><text:span text:style-name="T527">&lt;</text:span><text:span text:style-name="T544">a</text:span><text:span text:style-name="T527"> </text:span>href<text:span text:style-name="T527">=</text:span><text:span text:style-name="T538">"{% url 'projects' %}"</text:span><text:span text:style-name="T527">&gt;</text:span></text:p>
      <text:p text:style-name="P409">Go Back</text:p>
      <text:p text:style-name="P408"><text:span text:style-name="T527">&lt;/</text:span><text:span text:style-name="T544">a</text:span><text:span text:style-name="T527">&gt;</text:span></text:p>
      <text:p text:style-name="P408"><text:span text:style-name="T527">&lt;</text:span><text:span text:style-name="T544">input</text:span><text:span text:style-name="T527"> </text:span>type<text:span text:style-name="T527">=</text:span><text:span text:style-name="T538">"submit"</text:span><text:span text:style-name="T527"> </text:span>value<text:span text:style-name="T527">=</text:span><text:span text:style-name="T538">"Confirm"</text:span><text:span text:style-name="T527"> /&gt;</text:span></text:p>
      <text:p text:style-name="P408"><text:span text:style-name="T527">&lt;/</text:span><text:span text:style-name="T544">form</text:span><text:span text:style-name="T527">&gt;</text:span></text:p>
      <text:p text:style-name="P294"><text:line-break/><text:span text:style-name="T558">views are similar as above only difference os that we pass skill as object in context since ur template renders {{object}}. When we click delete we are asked if we want to confirm when we press yes POST request is sent and if we catch it we delete the skill with id that was posted.</text:span> </text:p>
      <text:p text:style-name="P294"/>
      <text:p text:style-name="P295"/>
      <text:p text:style-name="P296">8. Dynamic link:</text:p>
      <text:p text:style-name="P295"/>
      <text:p text:style-name="P295">page 1</text:p>
      <text:p text:style-name="P130">href<text:span text:style-name="T527">=</text:span><text:span text:style-name="T538">"{% url 'delete-skill' skill.id %}?next=/account"</text:span></text:p>
      <text:p text:style-name="P295">page2</text:p>
      <text:p text:style-name="P130">href<text:span text:style-name="T527">=</text:span><text:span text:style-name="T538">"{{request.GET.next}}"</text:span></text:p>
      <text:p text:style-name="P295"/>
      <text:p text:style-name="P297">click page 1 send next value (attack url to it) and when you click link on page 2 it will follow the attacked next value link</text:p>
      <text:p text:style-name="P295"/>
      <text:p text:style-name="P295">Append thease links to any page with go back butto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059" svg:font-family="C059" style:font-pitch="variable"/>
    <style:font-face style:name="CaskaydiaCove Nerd Font" svg:font-family="'CaskaydiaCove Nerd Font'" style:font-pitch="fixed"/>
    <style:font-face style:name="D050000L" svg:font-family="D050000L" style:font-pitch="variable"/>
    <style:font-face style:name="F" svg:font-family=""/>
    <style:font-face style:name="JetBrainsMono NF" svg:font-family="'JetBrainsMono NF'"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HK" svg:font-family="'Noto Sans CJK HK'"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ans CJK HK"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HK"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5.2366in" fo:text-indent="-0.1209in" fo:margin-left="5.2366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officeooo:paragraph-rsid="01293d21"/>
    </style:style>
    <style:page-layout style:name="Mpm1" style:page-usage="mirrored">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1"/><text:bookmark-start text:name="PageNumWizard_FOOTER_Default Page Style7"/><text:page-number text:select-page="current">69</text:page-number><text:bookmark-end text:name="PageNumWizard_FOOTER_Default Page Style1"/><text:s/>/ <text:page-count>71</text:page-count><text:bookmark-end text:name="PageNumWizard_FOOTER_Default Page Style7"/></text:p>
      </style:footer>
      <style:footer-left>
        <text:p text:style-name="Footer"/>
      </style:footer-left>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09T00:16:59.039332008</meta:creation-date>
    <dc:date>2024-04-28T02:07:06.278256830</dc:date>
    <meta:editing-duration>P2DT11H35M11S</meta:editing-duration>
    <meta:editing-cycles>489</meta:editing-cycles>
    <meta:generator>LibreOffice/24.2.2.2$Linux_X86_64 LibreOffice_project/420$Build-2</meta:generator>
    <meta:document-statistic meta:table-count="0" meta:image-count="27" meta:object-count="0" meta:page-count="71" meta:paragraph-count="1219" meta:word-count="9377" meta:character-count="64264" meta:non-whitespace-character-count="55141"/>
  </office:meta>
</office:document-meta>
</file>